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alibri Light" svg:font-family="'Calibri Light'"/>
    <style:font-face style:name="Century Gothic" svg:font-family="'Century Gothic'"/>
    <style:font-face style:name="Liberation Sans1" svg:font-family="'Liberation Sans1'"/>
    <style:font-face style:name="Arial" svg:font-family="Arial" style:font-family-generic="swiss"/>
    <style:font-face style:name="Century Gothic1" svg:font-family="'Century Gothic'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7.117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12cm"/>
    </style:style>
    <style:style style:name="co11" style:family="table-column">
      <style:table-column-properties fo:break-before="auto" style:column-width="9.181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1.958cm"/>
    </style:style>
    <style:style style:name="co18" style:family="table-column">
      <style:table-column-properties fo:break-before="auto" style:column-width="1.868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2.91cm"/>
    </style:style>
    <style:style style:name="co23" style:family="table-column">
      <style:table-column-properties fo:break-before="auto" style:column-width="9.79cm"/>
    </style:style>
    <style:style style:name="co24" style:family="table-column">
      <style:table-column-properties fo:break-before="auto" style:column-width="1.005cm"/>
    </style:style>
    <style:style style:name="co25" style:family="table-column">
      <style:table-column-properties fo:break-before="auto" style:column-width="3.307cm"/>
    </style:style>
    <style:style style:name="co26" style:family="table-column">
      <style:table-column-properties fo:break-before="auto" style:column-width="3.254cm"/>
    </style:style>
    <style:style style:name="co27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3.228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487cm"/>
    </style:style>
    <style:style style:name="co31" style:family="table-column">
      <style:table-column-properties fo:break-before="auto" style:column-width="2.884cm"/>
    </style:style>
    <style:style style:name="co32" style:family="table-column">
      <style:table-column-properties fo:break-before="auto" style:column-width="9.551cm"/>
    </style:style>
    <style:style style:name="co33" style:family="table-column">
      <style:table-column-properties fo:break-before="auto" style:column-width="4.048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2.09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34.872cm"/>
    </style:style>
    <style:style style:name="co41" style:family="table-column">
      <style:table-column-properties fo:break-before="auto" style:column-width="4.657cm"/>
    </style:style>
    <style:style style:name="co42" style:family="table-column">
      <style:table-column-properties fo:break-before="auto" style:column-width="11.113cm"/>
    </style:style>
    <style:style style:name="co43" style:family="table-column">
      <style:table-column-properties fo:break-before="auto" style:column-width="3.149cm"/>
    </style:style>
    <style:style style:name="co44" style:family="table-column">
      <style:table-column-properties fo:break-before="auto" style:column-width="3.757cm"/>
    </style:style>
    <style:style style:name="co45" style:family="table-column">
      <style:table-column-properties fo:break-before="auto" style:column-width="3.598cm"/>
    </style:style>
    <style:style style:name="co46" style:family="table-column">
      <style:table-column-properties fo:break-before="auto" style:column-width="0.926cm"/>
    </style:style>
    <style:style style:name="co47" style:family="table-column">
      <style:table-column-properties fo:break-before="auto" style:column-width="1.746cm"/>
    </style:style>
    <style:style style:name="co48" style:family="table-column">
      <style:table-column-properties fo:break-before="auto" style:column-width="2.302cm"/>
    </style:style>
    <style:style style:name="co49" style:family="table-column">
      <style:table-column-properties fo:break-before="auto" style:column-width="0.979cm"/>
    </style:style>
    <style:style style:name="co50" style:family="table-column">
      <style:table-column-properties fo:break-before="auto" style:column-width="1.164cm"/>
    </style:style>
    <style:style style:name="co51" style:family="table-column">
      <style:table-column-properties fo:break-before="auto" style:column-width="1.402cm"/>
    </style:style>
    <style:style style:name="co52" style:family="table-column">
      <style:table-column-properties fo:break-before="auto" style:column-width="1.984cm"/>
    </style:style>
    <style:style style:name="co53" style:family="table-column">
      <style:table-column-properties fo:break-before="auto" style:column-width="3.651cm"/>
    </style:style>
    <style:style style:name="co54" style:family="table-column">
      <style:table-column-properties fo:break-before="auto" style:column-width="3.889cm"/>
    </style:style>
    <style:style style:name="co55" style:family="table-column">
      <style:table-column-properties fo:break-before="auto" style:column-width="1.217cm"/>
    </style:style>
    <style:style style:name="co56" style:family="table-column">
      <style:table-column-properties fo:break-before="auto" style:column-width="1.56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6.35cm"/>
    </style:style>
    <style:style style:name="co59" style:family="table-column">
      <style:table-column-properties fo:break-before="auto" style:column-width="25.956cm"/>
    </style:style>
    <style:style style:name="co60" style:family="table-column">
      <style:table-column-properties fo:break-before="auto" style:column-width="4.763cm"/>
    </style:style>
    <style:style style:name="co61" style:family="table-column">
      <style:table-column-properties fo:break-before="auto" style:column-width="1.879cm"/>
    </style:style>
    <style:style style:name="co62" style:family="table-column">
      <style:table-column-properties fo:break-before="auto" style:column-width="1.667cm"/>
    </style:style>
    <style:style style:name="co63" style:family="table-column">
      <style:table-column-properties fo:break-before="auto" style:column-width="7.461cm"/>
    </style:style>
    <style:style style:name="co64" style:family="table-column">
      <style:table-column-properties fo:break-before="auto" style:column-width="24.262cm"/>
    </style:style>
    <style:style style:name="co65" style:family="table-column">
      <style:table-column-properties fo:break-before="auto" style:column-width="25.90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9" style:family="table-cell" style:parent-style-name="Default" style:data-style-name="N0">
      <style:table-cell-properties fo:background-color="#ffffff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11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44" style:family="table-cell" style:parent-style-name="Default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4" style:family="table-cell" style:parent-style-name="Default" style:data-style-name="N115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fo:wrap-option="wrap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  <style:style style:name="ce45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 style:data-style-name="N115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able-cell-properties fo:border-bottom="none" fo:background-color="#ffffff" fo:border-left="0.06pt solid #000000" fo:border-right="none" fo:border-top="0.06pt solid #000000"/>
    </style:style>
    <style:style style:name="ce83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.353cm"/>
    </style:style>
    <style:style style:name="ce87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0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8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08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">
      <style:table-cell-properties fo:border-bottom="none" fo:background-color="#ffffff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6" style:family="table-cell" style:parent-style-name="Comma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3">
      <style:table-cell-properties fo:background-color="#ffffff"/>
    </style:style>
    <style:style style:name="ce6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3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3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1" style:family="table-cell" style:parent-style-name="Millares" style:data-style-name="N119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3" style:family="table-cell" style:parent-style-name="Millares" style:data-style-name="N119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5" style:family="table-cell" style:parent-style-name="Millares" style:data-style-name="N119">
      <style:table-cell-properties fo:border-bottom="0.06pt solid #000000" fo:background-color="#ffffff" fo:border-left="none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7" style:family="table-cell" style:parent-style-name="Millares" style:data-style-name="N119">
      <style:table-cell-properties fo:border-bottom="none" fo:background-color="#ffffff" fo:border-left="none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1" style:family="table-cell" style:parent-style-name="Millares" style:data-style-name="N119">
      <style:table-cell-properties fo:border-bottom="none" fo:background-color="#ffffff" fo:border-left="none" fo:border-right="0.06pt solid #000000" fo:border-top="0.06pt solid #000000"/>
    </style:style>
    <style:style style:name="ce84" style:family="table-cell" style:parent-style-name="Millares" style:data-style-name="N119">
      <style:table-cell-properties fo:border-bottom="none" fo:background-color="#ffffff" fo:border-left="none" fo:border-right="0.06pt solid #000000" fo:border-top="none"/>
    </style:style>
    <style:style style:name="ce90" style:family="table-cell" style:parent-style-name="Millares" style:data-style-name="N119">
      <style:table-cell-properties fo:border-bottom="0.06pt solid #000000" fo:background-color="#ffffff" fo:border-left="none" fo:border-right="0.06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0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3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2" style:family="table-cell" style:parent-style-name="Millares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4" style:family="table-cell" style:parent-style-name="Millares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Millares" style:data-style-name="N119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Millares" style:data-style-name="N119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2" style:family="table-cell" style:parent-style-name="Millares" style:data-style-name="N119">
      <style:table-cell-properties fo:border-bottom="none" fo:background-color="#ffffff" fo:border-left="0.06pt solid #000000" fo:border-right="0.06pt solid #000000" fo:border-top="0.06pt solid #000000"/>
    </style:style>
    <style:style style:name="ce85" style:family="table-cell" style:parent-style-name="Millares" style:data-style-name="N119">
      <style:table-cell-properties fo:border-bottom="none" fo:background-color="#ffffff" fo:border-left="0.06pt solid #000000" fo:border-right="0.06pt solid #000000" fo:border-top="none"/>
    </style:style>
    <style:style style:name="ce91" style:family="table-cell" style:parent-style-name="Millares" style:data-style-name="N119">
      <style:table-cell-properties fo:background-color="#ff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8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8" style:family="table-cell" style:parent-style-name="Default" style:data-style-name="N11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1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1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ce1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0">
      <style:table-cell-properties fo:background-color="#ffffff" fo:border="0.06pt solid #000000"/>
    </style:style>
    <style:style style:name="ce20" style:family="table-cell" style:parent-style-name="Default" style:data-style-name="N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3" fo:font-size="10pt" style:font-name-asian="Arial3" style:font-size-asian="10pt" style:font-name-complex="Arial3" style:font-size-complex="10pt"/>
    </style:style>
    <style:style style:name="ce108" style:family="table-cell" style:parent-style-name="Excel_20_Built-in_20_Comma" style:data-style-name="N11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Excel_20_Built-in_20_Comma" style:data-style-name="N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9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Excel_20_Built-in_20_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style:font-name-asian="Arial1" style:font-size-asian="10pt" style:font-name-complex="Arial1" style:font-size-complex="10pt"/>
    </style:style>
    <style:style style:name="ce94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87" style:family="table-cell" style:parent-style-name="Default" style:data-style-name="N0">
      <style:table-cell-properties fo:background-color="#ffffff" style:vertical-align="middle"/>
    </style:style>
    <style:style style:name="ce1" style:family="table-cell" style:parent-style-name="Default" style:data-style-name="N0"/>
    <style:style style:name="ce110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1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121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#ffffff" fo:border="0.06pt solid #000000"/>
    </style:style>
    <style:style style:name="ce13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1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129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32" style:family="table-cell" style:parent-style-name="Normal_20_2" style:data-style-name="N0">
      <style:table-cell-properties fo:background-color="#ffffff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26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12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40" style:family="table-cell" style:parent-style-name="Default" style:data-style-name="N0">
      <style:table-cell-properties fo:background-color="#ffffff" style:text-align-source="fix" style:repeat-content="false" fo:border="0.06pt solid #000000" style:rotation-angle="9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107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30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3" style:family="table-cell" style:parent-style-name="Default" style:data-style-name="N3">
      <style:table-cell-properties fo:background-color="#ffffff" fo:border="0.06pt solid #000000"/>
    </style:style>
    <style:style style:name="ce12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31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113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1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13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9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7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8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135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14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 style:data-style-name="N0"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46" style:family="table-cell" style:parent-style-name="Default" style:data-style-name="N0">
      <style:table-cell-properties fo:border="0.06pt solid #000000"/>
    </style:style>
    <style:style style:name="ce1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5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9" style:family="table-cell" style:parent-style-name="Comma" style:data-style-name="N3">
      <style:table-cell-properties fo:border-bottom="none" fo:background-color="transparent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157" style:family="table-cell" style:parent-style-name="Comma" style:data-style-name="N3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50" style:family="table-cell" style:parent-style-name="Comma" style:data-style-name="N3">
      <style:table-cell-properties fo:border-bottom="none" fo:background-color="#ffff00" fo:border-left="0.06pt solid #000000" fo:border-right="0.06pt solid #000000" fo:border-top="none" style:vertical-align="automatic"/>
      <style:text-properties fo:font-size="9pt" style:font-size-asian="9pt" style:font-size-complex="9pt"/>
    </style:style>
    <style:style style:name="ce158" style:family="table-cell" style:parent-style-name="Comma" style:data-style-name="N3">
      <style:table-cell-properties fo:background-color="#ffff00" fo:border="0.06pt solid #000000" style:vertical-align="automatic"/>
      <style:text-properties fo:font-size="9pt" style:font-size-asian="9pt" style:font-size-complex="9pt"/>
    </style:style>
    <style:style style:name="ce1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1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5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55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52" style:family="table-cell" style:parent-style-name="Default" style:data-style-name="N3">
      <style:table-cell-properties fo:border-bottom="none" fo:background-color="#ffff00" fo:border-left="0.06pt solid #000000" fo:border-right="0.06pt solid #000000" fo:border-top="none"/>
    </style:style>
    <style:style style:name="ce156" style:family="table-cell" style:parent-style-name="Default" style:data-style-name="N3">
      <style:table-cell-properties fo:border-bottom="0.06pt solid #000000" fo:background-color="#ffff00" fo:border-left="0.06pt solid #000000" fo:border-right="0.06pt solid #000000" fo:border-top="none"/>
    </style:style>
    <style:style style:name="ce162" style:family="table-cell" style:parent-style-name="Pivot_20_Table_20_Field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166" style:family="table-cell" style:parent-style-name="Pivot_20_Table_20_Field" style:data-style-name="N0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169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72" style:family="table-cell" style:parent-style-name="Pivot_20_Table_20_Title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Pivot_20_Table_20_Field" style:data-style-name="N0">
      <style:table-cell-properties fo:background-color="transparent" style:vertical-align="automatic"/>
    </style:style>
    <style:style style:name="ce164" style:family="table-cell" style:parent-style-name="Pivot_20_Table_20_Category" style:data-style-name="N4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7" style:family="table-cell" style:parent-style-name="Pivot_20_Table_20_Category" style:data-style-name="N4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Pivot_20_Table_20_Value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173" style:family="table-cell" style:parent-style-name="Pivot_20_Table_20_Result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fo:font-weight="bold" style:font-weight-asian="bold" style:font-weight-complex="bold"/>
    </style:style>
    <style:style style:name="ce165" style:family="table-cell" style:parent-style-name="Default" style:data-style-name="N4"/>
    <style:style style:name="ce16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7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74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176" style:family="table-cell" style:parent-style-name="Default" style:data-style-name="N0">
      <style:text-properties style:font-name="Century Gothic1" fo:font-size="10pt" style:font-name-asian="Century Gothic" style:font-size-asian="10pt" style:font-name-complex="Century Gothic" style:font-size-complex="10pt"/>
    </style:style>
    <style:style style:name="ce17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T1" style:family="text">
      <style:text-properties style:font-style-complex="normal" style:font-name="" fo:font-size="10pt" fo:font-weight="normal" style:text-underline-style="none" style:text-underline-color="font-color" style:text-line-through-type="none" fo:font-style="normal" style:text-outline="false" fo:color="#000000" style:font-name-asian="Arial" style:font-name-complex="Arial" style:font-size-asian="10pt" style:font-size-complex="10pt" style:font-weight-asian="normal" style:font-weight-complex="normal" style:font-style-asian="normal" fo:text-shadow="none"/>
    </style:style>
    <style:style style:name="T2" style:family="text">
      <style:text-properties style:font-style-complex="normal" style:font-name="" fo:font-size="10pt" fo:font-weight="normal" style:text-underline-style="none" style:text-underline-color="font-color" style:text-line-through-type="none" fo:font-style="normal" style:text-outline="false" style:font-name-asian="Arial" style:font-name-complex="Arial" style:font-size-asian="10pt" style:font-size-complex="10pt" style:font-weight-asian="normal" style:font-weight-complex="normal" style:font-style-asian="normal" fo:text-shadow="none" fo:color="#ff0000"/>
    </style:style>
    <style:style style:name="T3" style:family="text">
      <style:text-properties style:font-style-complex="normal" style:font-name="" fo:font-size="10pt" style:text-underline-style="none" style:text-underline-color="font-color" style:text-line-through-type="none" fo:font-style="normal" style:text-outline="false" style:font-name-asian="Arial" style:font-name-complex="Arial" style:font-size-asian="10pt" style:font-size-complex="10pt" style:font-style-asian="normal" fo:text-shadow="none" fo:color="#ff0000" fo:font-weight="bold" style:font-weight-asian="bold" style:font-weight-complex="bold"/>
    </style:style>
    <style:style style:name="T4" style:family="text">
      <style:text-properties style:font-style-complex="normal" style:font-name="" fo:font-size="10pt" style:text-underline-style="none" style:text-underline-color="font-color" style:text-line-through-type="none" fo:font-style="normal" style:text-outline="false" style:font-name-asian="Arial" style:font-name-complex="Arial" style:font-size-asian="10pt" style:font-size-complex="10pt" style:font-style-asian="normal" fo:text-shadow="none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1" table:number-columns-repeated="4" table:default-cell-style-name="ce179"/>
        <table:table-column table:style-name="co4" table:default-cell-style-name="ce179"/>
        <table:table-column table:style-name="co5" table:default-cell-style-name="ce179"/>
        <table:table-column table:style-name="co6" table:default-cell-style-name="ce179"/>
        <table:table-column table:style-name="co7" table:default-cell-style-name="ce179"/>
        <table:table-column table:style-name="co8" table:number-columns-repeated="1004" table:default-cell-style-name="ce179"/>
        <table:table-column table:style-name="co1" table:default-cell-style-name="ce179"/>
        <table:table-column table:style-name="co9" table:number-columns-repeated="8" table:default-cell-style-name="ce179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6"/>
          <table:table-cell table:style-name="ce3" office:value-type="string" calcext:value-type="string">
            <text:p>P/T:</text:p>
          </table:table-cell>
          <table:table-cell table:style-name="ce100" office:value-type="float" office:value="7120" calcext:value-type="float" table:number-columns-spanned="2" table:number-rows-spanned="1">
            <text:p>7120</text:p>
          </table:table-cell>
          <table:covered-table-cell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101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3" office:value-type="string" calcext:value-type="string">
            <text:p>Preparado por:</text:p>
          </table:table-cell>
          <table:table-cell table:style-name="ce102" office:value-type="string" calcext:value-type="string" table:number-columns-spanned="2" table:number-rows-spanned="1">
            <text:p>Dara Macias</text:p>
          </table:table-cell>
          <table:covered-table-cell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101" office:value-type="string" calcext:value-type="string" table:number-columns-spanned="7" table:number-rows-spanned="1">
            <text:p>Ingresos por Ventas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103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101" office:value-type="string" calcext:value-type="string" table:number-columns-spanned="7" table:number-rows-spanned="1">
            <text:p>Cedula resumen de Ventas</text:p>
          </table:table-cell>
          <table:covered-table-cell table:number-columns-repeated="6"/>
          <table:table-cell table:style-name="ce3" office:value-type="string" calcext:value-type="string">
            <text:p>Revisado por:</text:p>
          </table:table-cell>
          <table:table-cell table:style-name="ce10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101" office:value-type="string" calcext:value-type="string" table:number-columns-spanned="7" table:number-rows-spanned="1">
            <text:p>Al 31 de Diciembre del 2020</text:p>
          </table:table-cell>
          <table:covered-table-cell table:number-columns-repeated="6"/>
          <table:table-cell table:style-name="ce3" office:value-type="string" calcext:value-type="string">
            <text:p>Fecha:</text:p>
          </table:table-cell>
          <table:table-cell table:style-name="ce104" table:number-columns-spanned="2" table:number-rows-spanned="1"/>
          <table:covered-table-cell/>
          <table:table-cell table:style-name="ce4" table:number-columns-repeated="45"/>
          <table:table-cell table:number-columns-repeated="968"/>
        </table:table-row>
        <table:table-row table:style-name="ro2">
          <table:table-cell table:number-columns-repeated="1024"/>
        </table:table-row>
        <table:table-row table:style-name="ro3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06" office:value-type="string" calcext:value-type="string" table:number-columns-spanned="1" table:number-rows-spanned="2">
            <text:p>Cuenta</text:p>
          </table:table-cell>
          <table:table-cell table:style-name="ce106" office:value-type="string" calcext:value-type="string" table:number-columns-spanned="1" table:number-rows-spanned="2">
            <text:p>Referencia</text:p>
          </table:table-cell>
          <table:table-cell table:style-name="ce7" office:value-type="string" calcext:value-type="string">
            <text:p>Saldos contables al</text:p>
          </table:table-cell>
          <table:table-cell table:style-name="ce107" office:value-type="string" calcext:value-type="string" table:number-columns-spanned="2" table:number-rows-spanned="1">
            <text:p>Movimientos</text:p>
          </table:table-cell>
          <table:covered-table-cell/>
          <table:table-cell table:style-name="ce7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06" office:value-type="string" calcext:value-type="string" table:number-columns-spanned="1" table:number-rows-spanned="2">
            <text:p>Cuenta</text:p>
          </table:table-cell>
          <table:table-cell table:style-name="ce7" office:value-type="string" calcext:value-type="string">
            <text:p>Saldos auditados al</text:p>
          </table:table-cell>
          <table:table-cell table:style-name="ce108" office:value-type="string" office:string-value="Variacion" calcext:value-type="string" table:number-columns-spanned="1" table:number-rows-spanned="2">
            <text:p>Variacion </text:p>
          </table:table-cell>
          <table:table-cell table:style-name="ce8" table:number-columns-repeated="45"/>
          <table:table-cell table:number-columns-repeated="968"/>
        </table:table-row>
        <table:table-row table:style-name="ro2">
          <table:covered-table-cell table:number-columns-repeated="3"/>
          <table:table-cell table:style-name="ce9" office:value-type="date" office:date-value="2020-10-31" calcext:value-type="date">
            <text:p>31-oct-20</text:p>
          </table:table-cell>
          <table:table-cell table:style-name="ce10" office:value-type="string" calcext:value-type="string">
            <text:p>Débitos</text:p>
          </table:table-cell>
          <table:table-cell table:style-name="ce11" office:value-type="string" calcext:value-type="string">
            <text:p>Créditos</text:p>
          </table:table-cell>
          <table:table-cell table:style-name="ce9" office:value-type="date" office:date-value="2020-12-31" calcext:value-type="date">
            <text:p>31-dic-20</text:p>
          </table:table-cell>
          <table:covered-table-cell table:number-columns-repeated="2"/>
          <table:table-cell table:style-name="ce9" office:value-type="date" office:date-value="2019-12-31" calcext:value-type="date">
            <text:p>31-dic-19</text:p>
          </table:table-cell>
          <table:covered-table-cell/>
          <table:table-cell table:style-name="ce8" table:number-columns-repeated="45"/>
          <table:table-cell table:number-columns-repeated="968"/>
        </table:table-row>
        <table:table-row table:style-name="ro2"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/>
          <table:table-cell table:style-name="ce23" office:value-type="string" calcext:value-type="string">
            <text:p>Ingresos por Actividades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2"/>
          <table:table-cell table:style-name="ce29" office:value-type="string" office:string-value="Ingresos por Actividades" calcext:value-type="string">
            <text:p>Ingresos por Actividades </text:p>
          </table:table-cell>
          <table:table-cell table:style-name="ce30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4">
          <table:table-cell table:style-name="ce22" office:value-type="string" office:string-value="4.1.2.1" calcext:value-type="string">
            <text:p>4.1.2.1 </text:p>
          </table:table-cell>
          <table:table-cell table:style-name="ce195" office:value-type="string" calcext:value-type="string">
            <text:p>Servicios de Publicidad</text:p>
          </table:table-cell>
          <table:table-cell table:style-name="ce109" office:value-type="string" calcext:value-type="string" table:number-columns-spanned="1" table:number-rows-spanned="2">
            <text:p>Prueba de Ventas</text:p>
          </table:table-cell>
          <table:table-cell table:style-name="ce33" office:value-type="float" office:value="922308.48" calcext:value-type="float">
            <text:p>922,308</text:p>
          </table:table-cell>
          <table:table-cell table:style-name="ce34" office:value-type="float" office:value="1306.2" calcext:value-type="float">
            <text:p>1,306</text:p>
          </table:table-cell>
          <table:table-cell table:style-name="ce33" office:value-type="float" office:value="217627.59" calcext:value-type="float">
            <text:p>217,628</text:p>
          </table:table-cell>
          <table:table-cell table:style-name="ce35" table:formula="of:=[.D11]-[.E11]+[.F11]" office:value-type="float" office:value="1138629.87" calcext:value-type="float">
            <text:p>1,138,630</text:p>
          </table:table-cell>
          <table:table-cell table:style-name="ce22" office:value-type="string" office:string-value="4.1.2.1" calcext:value-type="string">
            <text:p>4.1.2.1 </text:p>
          </table:table-cell>
          <table:table-cell table:style-name="ce36" office:value-type="string" office:string-value="Servicios de Publicidad" calcext:value-type="string">
            <text:p>Servicios de Publicidad </text:p>
          </table:table-cell>
          <table:table-cell table:style-name="ce33" office:value-type="float" office:value="1086471" calcext:value-type="float">
            <text:p>1,086,471</text:p>
          </table:table-cell>
          <table:table-cell table:style-name="ce279" table:formula="of:=[.G11]-[.J11]" office:value-type="float" office:value="52158.8700000001" calcext:value-type="float">
            <text:p>52,159</text:p>
          </table:table-cell>
          <table:table-cell table:style-name="ce4" table:number-columns-repeated="45"/>
          <table:table-cell table:style-name="ce287" table:number-columns-repeated="968"/>
        </table:table-row>
        <table:table-row table:style-name="ro2">
          <table:table-cell table:style-name="ce22" office:value-type="string" office:string-value="4.1.2.2" calcext:value-type="string">
            <text:p>4.1.2.2 </text:p>
          </table:table-cell>
          <table:table-cell table:style-name="ce32" office:value-type="string" calcext:value-type="string">
            <text:p>Comisión de Agencia</text:p>
          </table:table-cell>
          <table:covered-table-cell/>
          <table:table-cell table:style-name="ce33" office:value-type="float" office:value="91407.57" calcext:value-type="float">
            <text:p>91,408</text:p>
          </table:table-cell>
          <table:table-cell table:style-name="ce34" office:value-type="float" office:value="130.62" calcext:value-type="float">
            <text:p>131</text:p>
          </table:table-cell>
          <table:table-cell table:style-name="ce33" office:value-type="float" office:value="22342.39" calcext:value-type="float">
            <text:p>22,342</text:p>
          </table:table-cell>
          <table:table-cell table:style-name="ce35" table:formula="of:=[.D12]-[.E12]+[.F12]" office:value-type="float" office:value="113619.34" calcext:value-type="float">
            <text:p>113,619</text:p>
          </table:table-cell>
          <table:table-cell table:style-name="ce22" office:value-type="string" office:string-value="4.1.2.2" calcext:value-type="string">
            <text:p>4.1.2.2 </text:p>
          </table:table-cell>
          <table:table-cell table:style-name="ce36" office:value-type="string" office:string-value="Comisión de Agencia" calcext:value-type="string">
            <text:p>Comisión de Agencia </text:p>
          </table:table-cell>
          <table:table-cell table:style-name="ce33" office:value-type="float" office:value="91131" calcext:value-type="float">
            <text:p>91,131</text:p>
          </table:table-cell>
          <table:table-cell table:style-name="ce31" table:formula="of:=[.G12]-[.J12]" office:value-type="float" office:value="22488.34" calcext:value-type="float">
            <text:p>22,488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 office:value-type="string" office:string-value="4.1.2.3" calcext:value-type="string">
            <text:p>4.1.2.3 </text:p>
          </table:table-cell>
          <table:table-cell table:style-name="ce32" office:value-type="string" calcext:value-type="string">
            <text:p>Eventos, Tickets T.H.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13]-[.E13]+[.F13]" office:value-type="float" office:value="0" calcext:value-type="float">
            <text:p>0</text:p>
          </table:table-cell>
          <table:table-cell table:style-name="ce22" office:value-type="string" office:string-value="4.1.2.3" calcext:value-type="string">
            <text:p>4.1.2.3 </text:p>
          </table:table-cell>
          <table:table-cell table:style-name="ce36" office:value-type="string" office:string-value="Eventos, Tickets T.H." calcext:value-type="string">
            <text:p>Eventos, Tickets T.H. </text:p>
          </table:table-cell>
          <table:table-cell table:style-name="ce33" office:value-type="float" office:value="60560" calcext:value-type="float">
            <text:p>60,560</text:p>
          </table:table-cell>
          <table:table-cell table:style-name="ce31" table:formula="of:=[.G13]-[.J13]" office:value-type="float" office:value="-60560" calcext:value-type="float">
            <text:p>-60,560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 office:value-type="string" office:string-value="4.1.2.4" calcext:value-type="string">
            <text:p>4.1.2.4 </text:p>
          </table:table-cell>
          <table:table-cell table:style-name="ce32" office:value-type="string" calcext:value-type="string">
            <text:p>Auspicios T.H.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14]-[.E14]+[.F14]" office:value-type="float" office:value="0" calcext:value-type="float">
            <text:p>0</text:p>
          </table:table-cell>
          <table:table-cell table:style-name="ce22" office:value-type="string" office:string-value="4.1.2.4" calcext:value-type="string">
            <text:p>4.1.2.4 </text:p>
          </table:table-cell>
          <table:table-cell table:style-name="ce36" office:value-type="string" office:string-value="Auspicios T.H." calcext:value-type="string">
            <text:p>Auspicios T.H. </text:p>
          </table:table-cell>
          <table:table-cell table:style-name="ce33" office:value-type="float" office:value="33500" calcext:value-type="float">
            <text:p>33,500</text:p>
          </table:table-cell>
          <table:table-cell table:style-name="ce31" table:formula="of:=[.G14]-[.J14]" office:value-type="float" office:value="-33500" calcext:value-type="float">
            <text:p>-33,500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 office:value-type="string" office:string-value="4.1.4" calcext:value-type="string">
            <text:p>4.1.4 </text:p>
          </table:table-cell>
          <table:table-cell table:style-name="ce32" office:value-type="string" calcext:value-type="string">
            <text:p>Rebajas y/o Descuentos sobre Venta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15]-[.E15]+[.F15]" office:value-type="float" office:value="0" calcext:value-type="float">
            <text:p>0</text:p>
          </table:table-cell>
          <table:table-cell table:style-name="ce22" office:value-type="string" office:string-value="4.1.4" calcext:value-type="string">
            <text:p>4.1.4 </text:p>
          </table:table-cell>
          <table:table-cell table:style-name="ce36" office:value-type="string" office:string-value="Rebajas y/o Descuentos sobre Ventas" calcext:value-type="string">
            <text:p>Rebajas y/o Descuentos sobre Ventas </text:p>
          </table:table-cell>
          <table:table-cell table:style-name="ce33" office:value-type="float" office:value="-10508" calcext:value-type="float">
            <text:p>-10,508</text:p>
          </table:table-cell>
          <table:table-cell table:style-name="ce31" table:formula="of:=[.G15]-[.J15]" office:value-type="float" office:value="10508" calcext:value-type="float">
            <text:p>10,508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/>
          <table:table-cell table:style-name="ce37" office:value-type="string" calcext:value-type="string">
            <text:p>Otros Ingresos por Actividade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29" office:value-type="string" office:string-value="Otros Ingresos por Actividades" calcext:value-type="string">
            <text:p>Otros Ingresos por Actividade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 office:value-type="string" office:string-value="4.2.1" calcext:value-type="string">
            <text:p>4.2.1 </text:p>
          </table:table-cell>
          <table:table-cell table:style-name="ce32" office:value-type="string" calcext:value-type="string">
            <text:p>Otros Ingreso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 office:value-type="float" office:value="0.01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table:formula="of:=[.D18]-[.E18]+[.F18]" office:value-type="float" office:value="-0.01" calcext:value-type="float">
            <text:p>0</text:p>
          </table:table-cell>
          <table:table-cell table:style-name="ce22" office:value-type="string" office:string-value="4.2.1" calcext:value-type="string">
            <text:p>4.2.1 </text:p>
          </table:table-cell>
          <table:table-cell table:style-name="ce36" office:value-type="string" office:string-value="Otros Ingresos" calcext:value-type="string">
            <text:p>Otros Ingresos </text:p>
          </table:table-cell>
          <table:table-cell table:style-name="ce33" office:value-type="float" office:value="169" calcext:value-type="float">
            <text:p>169</text:p>
          </table:table-cell>
          <table:table-cell table:style-name="ce31" table:formula="of:=[.G18]-[.J18]" office:value-type="float" office:value="-169.01" calcext:value-type="float">
            <text:p>-169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/>
          <table:table-cell table:style-name="ce37" office:value-type="string" calcext:value-type="string">
            <text:p>Ingresos Financiero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29" office:value-type="string" office:string-value="Ingresos Financieros" calcext:value-type="string">
            <text:p>Ingresos Financiero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 office:value-type="string" office:string-value="4.3.2" calcext:value-type="string">
            <text:p>4.3.2 </text:p>
          </table:table-cell>
          <table:table-cell table:style-name="ce32" office:value-type="string" calcext:value-type="string">
            <text:p>Intereses Ganados cuenta Ahorro</text:p>
          </table:table-cell>
          <table:table-cell table:style-name="ce32"/>
          <table:table-cell table:style-name="ce33" office:value-type="float" office:value="23.32" calcext:value-type="float">
            <text:p>23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22.05" calcext:value-type="float">
            <text:p>22</text:p>
          </table:table-cell>
          <table:table-cell table:style-name="ce35" table:formula="of:=[.D21]-[.E21]+[.F21]" office:value-type="float" office:value="45.37" calcext:value-type="float">
            <text:p>45</text:p>
          </table:table-cell>
          <table:table-cell table:style-name="ce22" office:value-type="string" office:string-value="4.3.2" calcext:value-type="string">
            <text:p>4.3.2 </text:p>
          </table:table-cell>
          <table:table-cell table:style-name="ce36" office:value-type="string" office:string-value="Intereses Ganados cuenta Ahorro" calcext:value-type="string">
            <text:p>Intereses Ganados cuenta Ahorro </text:p>
          </table:table-cell>
          <table:table-cell table:style-name="ce33" office:value-type="float" office:value="20" calcext:value-type="float">
            <text:p>20</text:p>
          </table:table-cell>
          <table:table-cell table:style-name="ce31" table:formula="of:=[.G21]-[.J21]" office:value-type="float" office:value="25.37" calcext:value-type="float">
            <text:p>25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/>
          <table:table-cell table:style-name="ce32" table:number-columns-repeated="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36"/>
          <table:table-cell table:style-name="ce33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5">
          <table:table-cell table:style-name="ce22"/>
          <table:table-cell table:style-name="ce38" office:value-type="string" calcext:value-type="string">
            <text:p>Ingresos de Actividades no Ordinarias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22"/>
          <table:table-cell table:style-name="ce29" office:value-type="string" office:string-value="Ingresos de Actividades no Ordinarias" calcext:value-type="string">
            <text:p>Ingresos de Actividades no Ordinarias </text:p>
          </table:table-cell>
          <table:table-cell table:style-name="ce33"/>
          <table:table-cell table:style-name="ce31"/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22" office:value-type="string" office:string-value="4.4.3" calcext:value-type="string">
            <text:p>4.4.3 </text:p>
          </table:table-cell>
          <table:table-cell table:style-name="ce32" office:value-type="string" calcext:value-type="string">
            <text:p>Otros Ingresos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4"/>
          <table:table-cell table:style-name="ce33"/>
          <table:table-cell table:style-name="ce35" table:formula="of:=[.D24]-[.E24]+[.F24]" office:value-type="float" office:value="0" calcext:value-type="float">
            <text:p>0</text:p>
          </table:table-cell>
          <table:table-cell table:style-name="ce22" office:value-type="string" office:string-value="4.4.3" calcext:value-type="string">
            <text:p>4.4.3 </text:p>
          </table:table-cell>
          <table:table-cell table:style-name="ce36" office:value-type="string" office:string-value="Otros Ingresos" calcext:value-type="string">
            <text:p>Otros Ingresos </text:p>
          </table:table-cell>
          <table:table-cell table:style-name="ce33" office:value-type="float" office:value="17946" calcext:value-type="float">
            <text:p>17,946</text:p>
          </table:table-cell>
          <table:table-cell table:style-name="ce31" table:formula="of:=[.G24]-[.J24]" office:value-type="float" office:value="-17946" calcext:value-type="float">
            <text:p>-17,946</text:p>
          </table:table-cell>
          <table:table-cell table:style-name="ce4" table:number-columns-repeated="45"/>
          <table:table-cell table:number-columns-repeated="968"/>
        </table:table-row>
        <table:table-row table:style-name="ro2">
          <table:table-cell table:style-name="ce39"/>
          <table:table-cell table:style-name="ce40" table:number-columns-repeated="2"/>
          <table:table-cell table:style-name="ce41" table:number-columns-repeated="4"/>
          <table:table-cell table:style-name="ce42" table:number-columns-repeated="2"/>
          <table:table-cell table:style-name="ce41"/>
          <table:table-cell table:style-name="ce43"/>
          <table:table-cell table:style-name="ce4" table:number-columns-repeated="45"/>
          <table:table-cell table:number-columns-repeated="968"/>
        </table:table-row>
        <table:table-row table:style-name="ro6"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18"/>
          <table:table-cell table:style-name="ce51"/>
          <table:table-cell table:style-name="ce52"/>
          <table:table-cell table:style-name="ce53"/>
          <table:table-cell table:style-name="ce4" table:number-columns-repeated="45"/>
          <table:table-cell table:number-columns-repeated="968"/>
        </table:table-row>
        <table:table-row table:style-name="ro7">
          <table:table-cell table:style-name="ce54"/>
          <table:table-cell table:style-name="ce55" office:value-type="string" office:string-value="Total" calcext:value-type="string">
            <text:p>Total </text:p>
          </table:table-cell>
          <table:table-cell table:style-name="ce55"/>
          <table:table-cell table:style-name="ce56" table:formula="of:=SUM([.D9:.D25])" office:value-type="float" office:value="1013739.37" calcext:value-type="float">
            <text:p>1,013,739</text:p>
          </table:table-cell>
          <table:table-cell table:style-name="ce56" table:formula="of:=SUM([.E9:.E25])" office:value-type="float" office:value="1436.83" calcext:value-type="float">
            <text:p>1,437</text:p>
          </table:table-cell>
          <table:table-cell table:style-name="ce56" table:formula="of:=SUM([.F9:.F25])" office:value-type="float" office:value="239992.03" calcext:value-type="float">
            <text:p>239,992</text:p>
          </table:table-cell>
          <table:table-cell table:style-name="ce56" table:formula="of:=SUM([.G9:.G25])" office:value-type="float" office:value="1252294.57" calcext:value-type="float">
            <text:p>1,252,295</text:p>
          </table:table-cell>
          <table:table-cell table:style-name="ce54" table:number-columns-repeated="2"/>
          <table:table-cell table:style-name="ce56" table:formula="of:=SUM([.J9:.J25])" office:value-type="float" office:value="1279289" calcext:value-type="float">
            <text:p>1,279,289</text:p>
          </table:table-cell>
          <table:table-cell table:style-name="ce56" table:formula="of:=SUM([.K9:.K11])" office:value-type="float" office:value="52158.8700000001" calcext:value-type="float">
            <text:p>52,159</text:p>
          </table:table-cell>
          <table:table-cell table:style-name="ce57" table:number-columns-repeated="1013"/>
        </table:table-row>
        <table:table-row table:style-name="ro2">
          <table:table-cell table:number-columns-repeated="3"/>
          <table:table-cell table:style-name="ce58" table:number-columns-repeated="4"/>
          <table:table-cell table:number-columns-repeated="1017"/>
        </table:table-row>
        <table:table-row table:style-name="ro2">
          <table:table-cell/>
          <table:table-cell table:style-name="ce59"/>
          <table:table-cell table:style-name="ce106" office:value-type="string" calcext:value-type="string" table:number-columns-spanned="1" table:number-rows-spanned="2">
            <text:p>Referencia</text:p>
          </table:table-cell>
          <table:table-cell table:style-name="ce60" office:value-type="string" calcext:value-type="string">
            <text:p>Saldo al</text:p>
          </table:table-cell>
          <table:table-cell table:style-name="ce61" office:value-type="string" calcext:value-type="string">
            <text:p>Saldo al</text:p>
          </table:table-cell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2" office:value-type="string" calcext:value-type="string">
            <text:p>Nota a los estados financieros:</text:p>
          </table:table-cell>
          <table:covered-table-cell/>
          <table:table-cell table:style-name="ce63" office:value-type="date" office:date-value="2020-12-31" calcext:value-type="date">
            <text:p>31/12/20</text:p>
          </table:table-cell>
          <table:table-cell table:style-name="ce64" office:value-type="date" office:date-value="2019-12-31" calcext:value-type="date">
            <text:p>31/12/19</text:p>
          </table:table-cell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Ventas de Servicios</text:p>
          </table:table-cell>
          <table:table-cell table:style-name="ce70"/>
          <table:table-cell table:style-name="ce71" table:formula="of:=[.G11]" office:value-type="float" office:value="1138629.87" calcext:value-type="float">
            <text:p><text:s/>1138630 </text:p>
          </table:table-cell>
          <table:table-cell table:style-name="ce72" table:formula="of:=[.J11]" office:value-type="float" office:value="1086471" calcext:value-type="float">
            <text:p><text:s/>1086471 </text:p>
          </table:table-cell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Comisiones Ganadas</text:p>
          </table:table-cell>
          <table:table-cell table:style-name="ce70"/>
          <table:table-cell table:style-name="ce73" table:formula="of:=[.G12]" office:value-type="float" office:value="113619.34" calcext:value-type="float">
            <text:p><text:s/>113619 </text:p>
          </table:table-cell>
          <table:table-cell table:style-name="ce74" table:formula="of:=[.J12]" office:value-type="float" office:value="91131" calcext:value-type="float">
            <text:p><text:s/>91131 </text:p>
          </table:table-cell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9" office:value-type="string" calcext:value-type="string">
            <text:p>Ingresos por Eventos Propios</text:p>
          </table:table-cell>
          <table:table-cell table:style-name="ce70"/>
          <table:table-cell table:style-name="ce73" table:formula="of:=SUM([.G13:.G18])" office:value-type="float" office:value="-0.01" calcext:value-type="float">
            <text:p>-0 </text:p>
          </table:table-cell>
          <table:table-cell table:style-name="ce74" table:formula="of:=SUM([.J13:.J18])" office:value-type="float" office:value="83721" calcext:value-type="float">
            <text:p><text:s/>83721 </text:p>
          </table:table-cell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9"/>
          <table:table-cell table:style-name="ce70"/>
          <table:table-cell table:style-name="ce75"/>
          <table:table-cell table:style-name="ce76"/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>
            <text:p>Total</text:p>
          </table:table-cell>
          <table:table-cell table:style-name="ce23"/>
          <table:table-cell table:style-name="ce77" table:formula="of:=+SUM([.D32:.D35])" office:value-type="float" office:value="1252249.2" calcext:value-type="float">
            <text:p><text:s/>1252249 </text:p>
          </table:table-cell>
          <table:table-cell table:style-name="ce78" table:formula="of:=SUM([.E32:.E35])" office:value-type="float" office:value="1261323" calcext:value-type="float">
            <text:p><text:s/>1261323 </text:p>
          </table:table-cell>
          <table:table-cell table:style-name="ce58" table:number-columns-repeated="2"/>
          <table:table-cell table:number-columns-repeated="1017"/>
        </table:table-row>
        <table:table-row table:style-name="ro2">
          <table:table-cell/>
          <table:table-cell table:style-name="ce79"/>
          <table:table-cell table:style-name="ce80"/>
          <table:table-cell table:style-name="ce81"/>
          <table:table-cell table:style-name="ce82"/>
          <table:table-cell table:number-columns-repeated="51"/>
          <table:table-cell table:style-name="ce1" table:number-columns-repeated="968"/>
        </table:table-row>
        <table:table-row table:style-name="ro2">
          <table:table-cell/>
          <table:table-cell table:style-name="ce83" office:value-type="string" calcext:value-type="string">
            <text:p>Otros Ingresos</text:p>
          </table:table-cell>
          <table:table-cell table:style-name="ce80"/>
          <table:table-cell table:style-name="ce84"/>
          <table:table-cell table:style-name="ce85"/>
          <table:table-cell table:number-columns-repeated="51"/>
          <table:table-cell table:style-name="ce1" table:number-columns-repeated="968"/>
        </table:table-row>
        <table:table-row table:style-name="ro2">
          <table:table-cell/>
          <table:table-cell table:style-name="ce86" office:value-type="string" calcext:value-type="string">
            <text:p>Ingresos Financieros</text:p>
          </table:table-cell>
          <table:table-cell table:style-name="ce80"/>
          <table:table-cell table:style-name="ce84" table:formula="of:=[.G21]" office:value-type="float" office:value="45.37" calcext:value-type="float">
            <text:p><text:s/>45 </text:p>
          </table:table-cell>
          <table:table-cell table:style-name="ce85" table:formula="of:=[.J21]" office:value-type="float" office:value="20" calcext:value-type="float">
            <text:p><text:s/>20 </text:p>
          </table:table-cell>
          <table:table-cell table:number-columns-repeated="51"/>
          <table:table-cell table:style-name="ce1" table:number-columns-repeated="968"/>
        </table:table-row>
        <table:table-row table:style-name="ro2">
          <table:table-cell/>
          <table:table-cell table:style-name="ce86" office:value-type="string" calcext:value-type="string">
            <text:p>Ingresos por actividades no ordinarias</text:p>
          </table:table-cell>
          <table:table-cell table:style-name="ce80"/>
          <table:table-cell table:style-name="ce84" table:formula="of:=[.G24]" office:value-type="float" office:value="0" calcext:value-type="float">
            <text:p>-00 </text:p>
          </table:table-cell>
          <table:table-cell table:style-name="ce85" table:formula="of:=[.J24]" office:value-type="float" office:value="17946" calcext:value-type="float">
            <text:p><text:s/>17946 </text:p>
          </table:table-cell>
          <table:table-cell table:number-columns-repeated="51"/>
          <table:table-cell table:style-name="ce1" table:number-columns-repeated="968"/>
        </table:table-row>
        <table:table-row table:style-name="ro2">
          <table:table-cell/>
          <table:table-cell table:style-name="ce87"/>
          <table:table-cell table:style-name="ce80"/>
          <table:table-cell table:style-name="ce84"/>
          <table:table-cell table:style-name="ce85"/>
          <table:table-cell table:number-columns-repeated="51"/>
          <table:table-cell table:style-name="ce1" table:number-columns-repeated="968"/>
        </table:table-row>
        <table:table-row table:style-name="ro2">
          <table:table-cell/>
          <table:table-cell table:style-name="ce88" office:value-type="string" calcext:value-type="string">
            <text:p>Total</text:p>
          </table:table-cell>
          <table:table-cell table:style-name="ce89"/>
          <table:table-cell table:style-name="ce90" table:formula="of:=SUM([.D36:.D40])" office:value-type="float" office:value="1252294.57" calcext:value-type="float">
            <text:p><text:s/>1252295 </text:p>
          </table:table-cell>
          <table:table-cell table:style-name="ce91" table:formula="of:=SUM([.E36:.E40])" office:value-type="float" office:value="1279289" calcext:value-type="float">
            <text:p><text:s/>1279289 </text:p>
          </table:table-cell>
          <table:table-cell table:number-columns-repeated="51"/>
          <table:table-cell table:style-name="ce1" table:number-columns-repeated="968"/>
        </table:table-row>
        <table:table-row table:style-name="ro2" table:number-rows-repeated="2">
          <table:table-cell table:number-columns-repeated="56"/>
          <table:table-cell table:style-name="ce1" table:number-columns-repeated="968"/>
        </table:table-row>
        <table:table-row table:style-name="ro2">
          <table:table-cell table:style-name="ce92" office:value-type="string" calcext:value-type="string">
            <text:p>Fuente:</text:p>
          </table:table-cell>
          <table:table-cell table:style-name="ce93" table:number-columns-repeated="9"/>
          <table:table-cell table:style-name="ce94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 office:value-type="string" calcext:value-type="string">
            <text:p>Estados Financieros de la compañía proporcionado por el cliente y mayores generales, para el anio corriente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 office:value-type="string" calcext:value-type="string">
            <text:p>Nuestros papeles de trabajo y balance de comprobación del 2019 para el anio anterior.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/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7" office:value-type="string" calcext:value-type="string">
            <text:p>Objetivos: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 office:value-type="string" calcext:value-type="string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 office:value-type="string" calcext:value-type="string">
            <text:p>Identificar posibles variaciones significativas no analizadas en nuestra revision analitica y que ameriten un examen mas detallado.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/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8" office:value-type="string" calcext:value-type="string">
            <text:p>Explicacion del trabajo realizado: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 office:value-type="string" calcext:value-type="string">
            <text:p><text:span text:style-name="T1">- Ver el</text:span><text:span text:style-name="T2"> </text:span><text:span text:style-name="T3">PT 4003 </text:span><text:span text:style-name="T4">en el cual se encuentra el programa de auditoria de cada area y detallan los procedimientos a aplicar</text:span>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 table:number-rows-repeated="2">
          <table:table-cell table:style-name="ce98"/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5"/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>
          <table:table-cell table:style-name="ce97" office:value-type="string" calcext:value-type="string">
            <text:p>Conclusiones (A ser completado por el Auditor a cargo del compromiso):</text:p>
          </table:table-cell>
          <table:table-cell table:number-columns-repeated="9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 table:number-rows-repeated="3">
          <table:table-cell table:number-columns-repeated="10"/>
          <table:table-cell table:style-name="ce96"/>
          <table:table-cell table:number-columns-repeated="45"/>
          <table:table-cell table:style-name="ce1" table:number-columns-repeated="96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_de_Ventas" table:style-name="ta2">
        <table:table-column table:style-name="co10" table:default-cell-style-name="ce179"/>
        <table:table-column table:style-name="co1" table:default-cell-style-name="ce179"/>
        <table:table-column table:style-name="co11" table:default-cell-style-name="ce179"/>
        <table:table-column table:style-name="co12" table:number-columns-repeated="2" table:default-cell-style-name="ce179"/>
        <table:table-column table:style-name="co13" table:number-columns-repeated="2" table:default-cell-style-name="ce179"/>
        <table:table-column table:style-name="co14" table:default-cell-style-name="ce179"/>
        <table:table-column table:style-name="co9" table:number-columns-repeated="56" table:default-cell-style-name="ce179"/>
        <table:table-row table:style-name="ro2">
          <table:table-cell table:style-name="ce110"/>
          <table:table-cell table:style-name="ce2" office:value-type="string" calcext:value-type="string">
            <text:p>Cliente:</text:p>
          </table:table-cell>
          <table:table-cell table:style-name="ce111" office:value-type="string" calcext:value-type="string">
            <text:p>VISACOM S.A</text:p>
          </table:table-cell>
          <table:table-cell table:style-name="ce112" table:number-columns-repeated="3"/>
          <table:table-cell table:style-name="ce113"/>
          <table:table-cell table:style-name="ce114" office:value-type="string" calcext:value-type="string">
            <text:p>P/T:</text:p>
          </table:table-cell>
          <table:table-cell table:style-name="ce104" table:number-columns-spanned="2" table:number-rows-spanned="1"/>
          <table:covered-table-cell/>
          <table:table-cell table:style-name="ce110" table:number-columns-repeated="54"/>
        </table:table-row>
        <table:table-row table:style-name="ro8">
          <table:table-cell table:style-name="ce110"/>
          <table:table-cell table:style-name="ce2" office:value-type="string" calcext:value-type="string">
            <text:p>Sección:</text:p>
          </table:table-cell>
          <table:table-cell table:style-name="ce111" office:value-type="string" calcext:value-type="string">
            <text:p>Fase 2 – Ejecución</text:p>
          </table:table-cell>
          <table:table-cell table:style-name="ce112" table:number-columns-repeated="3"/>
          <table:table-cell table:style-name="ce115"/>
          <table:table-cell table:style-name="ce114" office:value-type="string" calcext:value-type="string">
            <text:p>Preparado por:</text:p>
          </table:table-cell>
          <table:table-cell table:style-name="ce138" office:value-type="string" calcext:value-type="string" table:number-columns-spanned="2" table:number-rows-spanned="1">
            <text:p>Dara Macias</text:p>
          </table:table-cell>
          <table:covered-table-cell/>
          <table:table-cell table:style-name="ce110" table:number-columns-repeated="54"/>
        </table:table-row>
        <table:table-row table:style-name="ro8">
          <table:table-cell table:style-name="ce110"/>
          <table:table-cell table:style-name="ce2" office:value-type="string" calcext:value-type="string">
            <text:p>Area:</text:p>
          </table:table-cell>
          <table:table-cell table:style-name="ce111" office:value-type="string" calcext:value-type="string">
            <text:p>Ingresos por ventas y Comisiones</text:p>
          </table:table-cell>
          <table:table-cell table:style-name="ce112" table:number-columns-repeated="3"/>
          <table:table-cell table:style-name="ce115"/>
          <table:table-cell table:style-name="ce114" office:value-type="string" calcext:value-type="string">
            <text:p>Fecha:</text:p>
          </table:table-cell>
          <table:table-cell table:style-name="ce139" office:value-type="date" office:date-value="2020-10-30" calcext:value-type="date" table:number-columns-spanned="2" table:number-rows-spanned="1">
            <text:p>30/10/2020</text:p>
          </table:table-cell>
          <table:covered-table-cell/>
          <table:table-cell table:style-name="ce110" table:number-columns-repeated="54"/>
        </table:table-row>
        <table:table-row table:style-name="ro8">
          <table:table-cell table:style-name="ce110"/>
          <table:table-cell table:style-name="ce2" office:value-type="string" calcext:value-type="string">
            <text:p>Prueba:</text:p>
          </table:table-cell>
          <table:table-cell table:style-name="ce111" office:value-type="string" calcext:value-type="string">
            <text:p>Prueba de ventas</text:p>
          </table:table-cell>
          <table:table-cell table:style-name="ce112" table:number-columns-repeated="3"/>
          <table:table-cell table:style-name="ce115"/>
          <table:table-cell table:style-name="ce114" office:value-type="string" calcext:value-type="string">
            <text:p>Revisado por:</text:p>
          </table:table-cell>
          <table:table-cell table:style-name="ce138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10" table:number-columns-repeated="54"/>
        </table:table-row>
        <table:table-row table:style-name="ro2">
          <table:table-cell table:style-name="ce110"/>
          <table:table-cell table:style-name="ce2" office:value-type="string" calcext:value-type="string">
            <text:p>Con corte al:</text:p>
          </table:table-cell>
          <table:table-cell table:style-name="ce111" office:value-type="string" calcext:value-type="string">
            <text:p>Al 31 de diciembre del 2020</text:p>
          </table:table-cell>
          <table:table-cell table:style-name="ce112" table:number-columns-repeated="3"/>
          <table:table-cell table:style-name="ce115"/>
          <table:table-cell table:style-name="ce114" office:value-type="string" calcext:value-type="string">
            <text:p>Fecha:</text:p>
          </table:table-cell>
          <table:table-cell table:style-name="ce104" table:number-columns-spanned="2" table:number-rows-spanned="1"/>
          <table:covered-table-cell/>
          <table:table-cell table:style-name="ce110" table:number-columns-repeated="54"/>
        </table:table-row>
        <table:table-row table:style-name="ro2">
          <table:table-cell table:style-name="ce110"/>
          <table:table-cell table:style-name="ce116"/>
          <table:table-cell table:style-name="ce110" table:number-columns-repeated="4"/>
          <table:table-cell table:style-name="ce117" table:number-columns-repeated="2"/>
          <table:table-cell table:number-columns-repeated="2"/>
          <table:table-cell table:style-name="ce110" table:number-columns-repeated="54"/>
        </table:table-row>
        <table:table-row table:style-name="ro2">
          <table:table-cell/>
          <table:table-cell table:style-name="ce118"/>
          <table:table-cell table:style-name="ce119"/>
          <table:table-cell table:style-name="ce120"/>
          <table:table-cell table:style-name="ce119"/>
          <table:table-cell table:style-name="ce118" office:value-type="string" calcext:value-type="string">
            <text:p>Ventas de</text:p>
          </table:table-cell>
          <table:table-cell table:style-name="ce119"/>
          <table:table-cell table:style-name="ce93" table:number-columns-repeated="2"/>
          <table:table-cell table:style-name="ce94"/>
          <table:table-cell table:number-columns-repeated="54"/>
        </table:table-row>
        <table:table-row table:style-name="ro9">
          <table:table-cell/>
          <table:table-cell table:style-name="ce121"/>
          <table:table-cell table:style-name="ce122" office:value-type="string" calcext:value-type="string">
            <text:p>Ventas por Cliente</text:p>
          </table:table-cell>
          <table:table-cell table:style-name="ce123" office:value-type="string" calcext:value-type="string">
            <text:p>Referencia</text:p>
          </table:table-cell>
          <table:table-cell table:style-name="ce124" office:value-type="date" office:date-value="2020-10-01" calcext:value-type="date">
            <text:p>oct-20</text:p>
          </table:table-cell>
          <table:table-cell table:style-name="ce125" office:value-type="string" calcext:value-type="string">
            <text:p>nov a dic.</text:p>
          </table:table-cell>
          <table:table-cell table:style-name="ce124" office:value-type="date" office:date-value="2020-12-01" calcext:value-type="date">
            <text:p>dic-20</text:p>
          </table:table-cell>
          <table:table-cell table:style-name="ce126"/>
          <table:table-cell table:style-name="ce127" office:value-type="string" calcext:value-type="string">
            <text:p>Comentarios</text:p>
          </table:table-cell>
          <table:table-cell table:style-name="ce128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DINADEC S.A.</text:p>
          </table:table-cell>
          <table:table-cell table:style-name="ce140" office:value-type="string" calcext:value-type="string" table:number-columns-spanned="1" table:number-rows-spanned="15">
            <text:p>Ventas x Cliente</text:p>
          </table:table-cell>
          <table:table-cell table:style-name="ce130" office:value-type="float" office:value="738115.53" calcext:value-type="float">
            <text:p>738,116</text:p>
          </table:table-cell>
          <table:table-cell table:style-name="ce131" office:value-type="float" office:value="17124.72" calcext:value-type="float">
            <text:p>17,125</text:p>
          </table:table-cell>
          <table:table-cell table:style-name="ce131" table:formula="of:=[.E9]+[.F9]" office:value-type="float" office:value="755240.25" calcext:value-type="float">
            <text:p>755,240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LA FABRIL</text:p>
          </table:table-cell>
          <table:covered-table-cell/>
          <table:table-cell table:style-name="ce130" office:value-type="float" office:value="89560.47" calcext:value-type="float">
            <text:p>89,560</text:p>
          </table:table-cell>
          <table:table-cell table:style-name="ce131" office:value-type="float" office:value="20867.49" calcext:value-type="float">
            <text:p>20,867</text:p>
          </table:table-cell>
          <table:table-cell table:style-name="ce131" table:formula="of:=[.E10]+[.F10]" office:value-type="float" office:value="110427.96" calcext:value-type="float">
            <text:p>110,428</text:p>
          </table:table-cell>
          <table:table-cell office:value-type="string" calcext:value-type="string">
            <text:p>Tiene una nota de credito por $ 1436</text:p>
          </table:table-cell>
          <table:table-cell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OTELO &amp; FABELL S.A.</text:p>
          </table:table-cell>
          <table:covered-table-cell/>
          <table:table-cell table:style-name="ce130" office:value-type="float" office:value="63254.34" calcext:value-type="float">
            <text:p>63,254</text:p>
          </table:table-cell>
          <table:table-cell table:style-name="ce131"/>
          <table:table-cell table:style-name="ce131" table:formula="of:=[.E11]+[.F11]" office:value-type="float" office:value="63254.34" calcext:value-type="float">
            <text:p>63,254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BANCO GUAYAQUIL S.A.</text:p>
          </table:table-cell>
          <table:covered-table-cell/>
          <table:table-cell table:style-name="ce130" office:value-type="float" office:value="53471.23" calcext:value-type="float">
            <text:p>53,471</text:p>
          </table:table-cell>
          <table:table-cell table:style-name="ce131" office:value-type="float" office:value="165626.16" calcext:value-type="float">
            <text:p>165,626</text:p>
          </table:table-cell>
          <table:table-cell table:style-name="ce131" table:formula="of:=[.E12]+[.F12]" office:value-type="float" office:value="219097.39" calcext:value-type="float">
            <text:p>219,097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UNILEVER ANDINA ECUADOR S.A.</text:p>
          </table:table-cell>
          <table:covered-table-cell/>
          <table:table-cell table:style-name="ce130" office:value-type="float" office:value="33243.65" calcext:value-type="float">
            <text:p>33,244</text:p>
          </table:table-cell>
          <table:table-cell table:style-name="ce131" office:value-type="float" office:value="9009.33" calcext:value-type="float">
            <text:p>9,009</text:p>
          </table:table-cell>
          <table:table-cell table:style-name="ce131" table:formula="of:=[.E13]+[.F13]" office:value-type="float" office:value="42252.98" calcext:value-type="float">
            <text:p>42,253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CERVECERIA NACIONAL CN S.A.</text:p>
          </table:table-cell>
          <table:covered-table-cell/>
          <table:table-cell table:style-name="ce130" office:value-type="float" office:value="21226.7" calcext:value-type="float">
            <text:p>21,227</text:p>
          </table:table-cell>
          <table:table-cell table:style-name="ce131"/>
          <table:table-cell table:style-name="ce131" table:formula="of:=[.E14]+[.F14]" office:value-type="float" office:value="21226.7" calcext:value-type="float">
            <text:p>21,227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JENNY ALVEAR CUCALON</text:p>
          </table:table-cell>
          <table:covered-table-cell/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3218.96" calcext:value-type="float">
            <text:p>3,219</text:p>
          </table:table-cell>
          <table:table-cell table:style-name="ce131" table:formula="of:=[.E15]+[.F15]" office:value-type="float" office:value="3218.96" calcext:value-type="float">
            <text:p>3,219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BENEMERITO CUERPO DE BOMBEROS DE GUAYAQUIL</text:p>
          </table:table-cell>
          <table:covered-table-cell/>
          <table:table-cell table:style-name="ce130" office:value-type="float" office:value="7844" calcext:value-type="float">
            <text:p>7,844</text:p>
          </table:table-cell>
          <table:table-cell table:style-name="ce131"/>
          <table:table-cell table:style-name="ce131" table:formula="of:=[.E16]+[.F16]" office:value-type="float" office:value="7844" calcext:value-type="float">
            <text:p>7,844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DENDA</text:p>
          </table:table-cell>
          <table:covered-table-cell/>
          <table:table-cell table:style-name="ce130" office:value-type="float" office:value="0" calcext:value-type="float">
            <text:p>0</text:p>
          </table:table-cell>
          <table:table-cell table:style-name="ce131" office:value-type="float" office:value="22343" calcext:value-type="float">
            <text:p>22,343</text:p>
          </table:table-cell>
          <table:table-cell table:style-name="ce131" table:formula="of:=[.E17]+[.F17]" office:value-type="float" office:value="22343" calcext:value-type="float">
            <text:p>22,343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PRODUCTOS TISSUE DEL ECUADOR S.A.</text:p>
          </table:table-cell>
          <table:covered-table-cell/>
          <table:table-cell table:style-name="ce130" office:value-type="float" office:value="2707.04" calcext:value-type="float">
            <text:p>2,707</text:p>
          </table:table-cell>
          <table:table-cell table:style-name="ce131"/>
          <table:table-cell table:style-name="ce131" table:formula="of:=[.E18]+[.F18]" office:value-type="float" office:value="2707.04" calcext:value-type="float">
            <text:p>2,707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MC CANN ERICKSON ECUADOR PUBLICIDAD S.A.</text:p>
          </table:table-cell>
          <table:covered-table-cell/>
          <table:table-cell table:style-name="ce130" office:value-type="float" office:value="1705.76" calcext:value-type="float">
            <text:p>1,706</text:p>
          </table:table-cell>
          <table:table-cell table:style-name="ce131"/>
          <table:table-cell table:style-name="ce131" table:formula="of:=[.E19]+[.F19]" office:value-type="float" office:value="1705.76" calcext:value-type="float">
            <text:p>1,706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PREDIOS BONAFIDE S.A.</text:p>
          </table:table-cell>
          <table:covered-table-cell/>
          <table:table-cell table:style-name="ce130" office:value-type="float" office:value="1456.48" calcext:value-type="float">
            <text:p>1,456</text:p>
          </table:table-cell>
          <table:table-cell table:style-name="ce131" office:value-type="float" office:value="343.5" calcext:value-type="float">
            <text:p>344</text:p>
          </table:table-cell>
          <table:table-cell table:style-name="ce131" table:formula="of:=[.E20]+[.F20]" office:value-type="float" office:value="1799.98" calcext:value-type="float">
            <text:p>1,800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CHUBB SEGUROS ECUADOR S.A.</text:p>
          </table:table-cell>
          <table:covered-table-cell/>
          <table:table-cell table:style-name="ce130" office:value-type="float" office:value="924" calcext:value-type="float">
            <text:p>924</text:p>
          </table:table-cell>
          <table:table-cell table:style-name="ce131"/>
          <table:table-cell table:style-name="ce131" table:formula="of:=[.E21]+[.F21]" office:value-type="float" office:value="924" calcext:value-type="float">
            <text:p>924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LEVEL PRINT S.A.</text:p>
          </table:table-cell>
          <table:covered-table-cell/>
          <table:table-cell table:style-name="ce130" office:value-type="float" office:value="161.85" calcext:value-type="float">
            <text:p>162</text:p>
          </table:table-cell>
          <table:table-cell table:style-name="ce131"/>
          <table:table-cell table:style-name="ce131" table:formula="of:=[.E22]+[.F22]" office:value-type="float" office:value="161.85" calcext:value-type="float">
            <text:p>162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80"/>
          <table:table-cell table:style-name="ce129" office:value-type="string" calcext:value-type="string">
            <text:p>BADITH YAMIL HANNA CONTRERAS</text:p>
          </table:table-cell>
          <table:covered-table-cell/>
          <table:table-cell table:style-name="ce130" office:value-type="float" office:value="45" calcext:value-type="float">
            <text:p>45</text:p>
          </table:table-cell>
          <table:table-cell table:style-name="ce131"/>
          <table:table-cell table:style-name="ce131" table:formula="of:=[.E23]+[.F23]" office:value-type="float" office:value="45" calcext:value-type="float">
            <text:p>45</text:p>
          </table:table-cell>
          <table:table-cell table:number-columns-repeated="2"/>
          <table:table-cell table:style-name="ce96"/>
          <table:table-cell table:number-columns-repeated="54"/>
        </table:table-row>
        <table:table-row table:style-name="ro2">
          <table:table-cell/>
          <table:table-cell table:style-name="ce6"/>
          <table:table-cell table:style-name="ce132" office:value-type="string" calcext:value-type="string">
            <text:p>SUMAN</text:p>
          </table:table-cell>
          <table:table-cell table:style-name="ce6"/>
          <table:table-cell table:style-name="ce133" table:formula="of:=SUM([.E9:.E23])" office:value-type="float" office:value="1013716.05" calcext:value-type="float">
            <text:p>1,013,716</text:p>
          </table:table-cell>
          <table:table-cell table:style-name="ce133" table:formula="of:=SUM([.F9:.F23])" office:value-type="float" office:value="238533.16" calcext:value-type="float">
            <text:p>238,533</text:p>
          </table:table-cell>
          <table:table-cell table:style-name="ce133" table:formula="of:=SUM([.G9:.G23])" office:value-type="float" office:value="1252249.21" calcext:value-type="float">
            <text:p>1,252,249</text:p>
          </table:table-cell>
          <table:table-cell table:style-name="ce134" table:number-columns-repeated="2"/>
          <table:table-cell table:style-name="ce135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6" office:value-type="string" calcext:value-type="string">
            <text:p>Fuente:</text:p>
          </table:table-cell>
          <table:table-cell table:style-name="ce93" table:number-columns-repeated="7"/>
          <table:table-cell table:style-name="ce94"/>
          <table:table-cell table:number-columns-repeated="54"/>
        </table:table-row>
        <table:table-row table:style-name="ro2">
          <table:table-cell/>
          <table:table-cell table:style-name="ce95" office:value-type="string" calcext:value-type="string">
            <text:p>Importes tomados de los estados financieros, mayor general e información suplementaria proporcionada por la empresa</text:p>
          </table:table-cell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95"/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98" office:value-type="string" calcext:value-type="string">
            <text:p>Objetivo:</text:p>
          </table:table-cell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9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95" office:value-type="string" calcext:value-type="string">
            <text:p>Identificar las principales variaciones de los saldos.</text:p>
          </table:table-cell>
          <table:table-cell table:number-columns-repeated="7"/>
          <table:table-cell table:style-name="ce96"/>
          <table:table-cell table:number-columns-repeated="54"/>
        </table:table-row>
        <table:table-row table:style-name="ro2" table:number-rows-repeated="2">
          <table:table-cell/>
          <table:table-cell table:style-name="ce95"/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98" office:value-type="string" calcext:value-type="string">
            <text:p>Conclusiones:</text:p>
          </table:table-cell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87" office:value-type="string" calcext:value-type="string">
            <text:p>Todas las transacciones aquí presentadas, son antes del IVA, y de las Retenciones.</text:p>
          </table:table-cell>
          <table:table-cell table:number-columns-repeated="7"/>
          <table:table-cell table:style-name="ce96"/>
          <table:table-cell table:number-columns-repeated="54"/>
        </table:table-row>
        <table:table-row table:style-name="ro2">
          <table:table-cell/>
          <table:table-cell table:style-name="ce137"/>
          <table:table-cell table:style-name="ce126" table:number-columns-repeated="7"/>
          <table:table-cell table:style-name="ce128"/>
          <table:table-cell table:number-columns-repeated="54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ntas_MxM" table:style-name="ta1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9" table:default-cell-style-name="ce1"/>
        <table:table-column table:style-name="co21" table:default-cell-style-name="ce1"/>
        <table:table-column table:style-name="co9" table:number-columns-repeated="51" table:default-cell-style-name="ce1"/>
        <table:table-row table:style-name="ro2">
          <table:table-cell table:style-name="ce141" office:value-type="string" calcext:value-type="string">
            <text:p>VISACOM S.A.</text:p>
          </table:table-cell>
          <table:table-cell table:number-columns-repeated="63"/>
        </table:table-row>
        <table:table-row table:style-name="ro2">
          <table:table-cell table:style-name="ce142" office:value-type="string" calcext:value-type="string">
            <text:p>PRUEBA DE INGRESOS OPERACIONALES</text:p>
          </table:table-cell>
          <table:table-cell table:number-columns-repeated="63"/>
        </table:table-row>
        <table:table-row table:style-name="ro2">
          <table:table-cell table:style-name="ce142" office:value-type="string" calcext:value-type="string">
            <text:p>Al 31 de diciembre del 2020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table:style-name="ce159" office:value-type="string" calcext:value-type="string" table:number-columns-spanned="2" table:number-rows-spanned="1">
            <text:p>Servicios prestados</text:p>
          </table:table-cell>
          <table:covered-table-cell/>
          <table:table-cell table:style-name="ce160" office:value-type="string" calcext:value-type="string" table:number-columns-spanned="1" table:number-rows-spanned="2">
            <text:p>Suman</text:p>
          </table:table-cell>
          <table:table-cell table:style-name="ce160" office:value-type="string" calcext:value-type="string" table:number-columns-spanned="1" table:number-rows-spanned="2">
            <text:p>IVA</text:p>
          </table:table-cell>
          <table:table-cell table:style-name="ce160" office:value-type="string" calcext:value-type="string" table:number-columns-spanned="1" table:number-rows-spanned="2">
            <text:p>Suman</text:p>
          </table:table-cell>
          <table:table-cell table:style-name="ce161" office:value-type="string" calcext:value-type="string" table:number-columns-spanned="3" table:number-rows-spanned="1">
            <text:p>Retenciones</text:p>
          </table:table-cell>
          <table:covered-table-cell table:number-columns-repeated="2"/>
          <table:table-cell table:number-columns-repeated="53"/>
        </table:table-row>
        <table:table-row table:style-name="ro10">
          <table:table-cell table:number-columns-repeated="2"/>
          <table:table-cell table:style-name="ce143" office:value-type="string" calcext:value-type="string">
            <text:p>Referencia</text:p>
          </table:table-cell>
          <table:table-cell table:style-name="ce144" office:value-type="string" calcext:value-type="string">
            <text:p>Publicidad</text:p>
          </table:table-cell>
          <table:table-cell table:style-name="ce145" office:value-type="string" calcext:value-type="string">
            <text:p>Comisiones</text:p>
          </table:table-cell>
          <table:covered-table-cell table:number-columns-repeated="3"/>
          <table:table-cell table:style-name="ce145" office:value-type="string" calcext:value-type="string">
            <text:p>Ret. IVA</text:p>
          </table:table-cell>
          <table:table-cell table:style-name="ce145" office:value-type="string" calcext:value-type="string">
            <text:p>Ret. Fuente</text:p>
          </table:table-cell>
          <table:table-cell table:style-name="ce145" office:value-type="string" calcext:value-type="string">
            <text:p>Total de Retencion</text:p>
          </table:table-cell>
          <table:table-cell table:style-name="ce146"/>
          <table:table-cell table:style-name="ce145" office:value-type="string" calcext:value-type="string">
            <text:p>Total de Ingreso</text:p>
          </table:table-cell>
          <table:table-cell table:number-columns-repeated="51"/>
        </table:table-row>
        <table:table-row table:style-name="ro2">
          <table:table-cell/>
          <table:table-cell table:style-name="ce147" office:value-type="string" calcext:value-type="string">
            <text:p>Enero</text:p>
          </table:table-cell>
          <table:table-cell table:style-name="ce148" office:value-type="string" calcext:value-type="string">
            <text:p>0120</text:p>
          </table:table-cell>
          <table:table-cell table:style-name="ce149" table:formula="of:=['0120'.M21]" office:value-type="float" office:value="234283.74" calcext:value-type="float">
            <text:p>234,284</text:p>
          </table:table-cell>
          <table:table-cell table:style-name="ce149"/>
          <table:table-cell table:style-name="ce149" table:formula="of:=[.D7]+[.E7]" office:value-type="float" office:value="234283.74" calcext:value-type="float">
            <text:p>234,284</text:p>
          </table:table-cell>
          <table:table-cell table:style-name="ce149" table:formula="of:=['0120'.N21]" office:value-type="float" office:value="28114.04" calcext:value-type="float">
            <text:p>28,114</text:p>
          </table:table-cell>
          <table:table-cell table:style-name="ce150" table:formula="of:=[.F7]+[.G7]" office:value-type="float" office:value="262397.78" calcext:value-type="float">
            <text:p>262,398</text:p>
          </table:table-cell>
          <table:table-cell table:style-name="ce151" table:formula="of:=['0120'.X21]" office:value-type="float" office:value="20384.69" calcext:value-type="float">
            <text:p>20,385</text:p>
          </table:table-cell>
          <table:table-cell table:style-name="ce151" table:formula="of:=['0120'.AR21]" office:value-type="float" office:value="2644.13" calcext:value-type="float">
            <text:p>2,644</text:p>
          </table:table-cell>
          <table:table-cell table:style-name="ce152" table:formula="of:=[.I7]+[.J7]" office:value-type="float" office:value="23028.82" calcext:value-type="float">
            <text:p>23,029</text:p>
          </table:table-cell>
          <table:table-cell table:style-name="ce153"/>
          <table:table-cell table:style-name="ce152" table:formula="of:=[.H7]-[.K7]" office:value-type="float" office:value="239368.96" calcext:value-type="float">
            <text:p>239,369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Febrero</text:p>
          </table:table-cell>
          <table:table-cell table:style-name="ce148" office:value-type="string" calcext:value-type="string">
            <text:p>0220</text:p>
          </table:table-cell>
          <table:table-cell table:style-name="ce149" table:formula="of:=['0220'.M33]" office:value-type="float" office:value="388306.33" calcext:value-type="float">
            <text:p>388,306</text:p>
          </table:table-cell>
          <table:table-cell table:style-name="ce149"/>
          <table:table-cell table:style-name="ce149" table:formula="of:=[.D8]+[.E8]" office:value-type="float" office:value="388306.33" calcext:value-type="float">
            <text:p>388,306</text:p>
          </table:table-cell>
          <table:table-cell table:style-name="ce149" table:formula="of:=['0220'.N33]" office:value-type="float" office:value="46596.76" calcext:value-type="float">
            <text:p>46,597</text:p>
          </table:table-cell>
          <table:table-cell table:style-name="ce150" table:formula="of:=[.F8]+[.G8]" office:value-type="float" office:value="434903.09" calcext:value-type="float">
            <text:p>434,903</text:p>
          </table:table-cell>
          <table:table-cell table:style-name="ce153" table:formula="of:=['0220'.X33]" office:value-type="float" office:value="31449.46" calcext:value-type="float">
            <text:p>31,449</text:p>
          </table:table-cell>
          <table:table-cell table:style-name="ce153" table:formula="of:=['0220'.AR33]" office:value-type="float" office:value="4189.83" calcext:value-type="float">
            <text:p>4,190</text:p>
          </table:table-cell>
          <table:table-cell table:style-name="ce152" table:formula="of:=[.I8]+[.J8]" office:value-type="float" office:value="35639.29" calcext:value-type="float">
            <text:p>35,639</text:p>
          </table:table-cell>
          <table:table-cell table:style-name="ce153"/>
          <table:table-cell table:style-name="ce152" table:formula="of:=[.H8]-[.K8]" office:value-type="float" office:value="399263.8" calcext:value-type="float">
            <text:p>399,264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Marzo</text:p>
          </table:table-cell>
          <table:table-cell table:style-name="ce148" office:value-type="string" calcext:value-type="string">
            <text:p>0320</text:p>
          </table:table-cell>
          <table:table-cell table:style-name="ce149" table:formula="of:=['0320'.M28]" office:value-type="float" office:value="209959.25" calcext:value-type="float">
            <text:p>209,959</text:p>
          </table:table-cell>
          <table:table-cell table:style-name="ce149"/>
          <table:table-cell table:style-name="ce149" table:formula="of:=[.D9]+[.E9]" office:value-type="float" office:value="209959.25" calcext:value-type="float">
            <text:p>209,959</text:p>
          </table:table-cell>
          <table:table-cell table:style-name="ce149" table:formula="of:=['0320'.N28]" office:value-type="float" office:value="25195.13" calcext:value-type="float">
            <text:p>25,195</text:p>
          </table:table-cell>
          <table:table-cell table:style-name="ce150" table:formula="of:=[.F9]+[.G9]" office:value-type="float" office:value="235154.38" calcext:value-type="float">
            <text:p>235,154</text:p>
          </table:table-cell>
          <table:table-cell table:style-name="ce153" table:formula="of:=['0320'.X28]" office:value-type="float" office:value="17134.14" calcext:value-type="float">
            <text:p>17,134</text:p>
          </table:table-cell>
          <table:table-cell table:style-name="ce153" table:formula="of:=['0320'.AR28]" office:value-type="float" office:value="2271.13" calcext:value-type="float">
            <text:p>2,271</text:p>
          </table:table-cell>
          <table:table-cell table:style-name="ce152" table:formula="of:=[.I9]+[.J9]" office:value-type="float" office:value="19405.27" calcext:value-type="float">
            <text:p>19,405</text:p>
          </table:table-cell>
          <table:table-cell table:style-name="ce153"/>
          <table:table-cell table:style-name="ce152" table:formula="of:=[.H9]-[.K9]" office:value-type="float" office:value="215749.11" calcext:value-type="float">
            <text:p>215,749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Abril</text:p>
          </table:table-cell>
          <table:table-cell table:style-name="ce148" office:value-type="string" calcext:value-type="string">
            <text:p>0420</text:p>
          </table:table-cell>
          <table:table-cell table:style-name="ce149" table:formula="of:=['0420'.M8]" office:value-type="float" office:value="4141.85" calcext:value-type="float">
            <text:p>4,142</text:p>
          </table:table-cell>
          <table:table-cell table:style-name="ce149"/>
          <table:table-cell table:style-name="ce149" table:formula="of:=[.D10]+[.E10]" office:value-type="float" office:value="4141.85" calcext:value-type="float">
            <text:p>4,142</text:p>
          </table:table-cell>
          <table:table-cell table:style-name="ce149" table:formula="of:=['0420'.N8]" office:value-type="float" office:value="497.02" calcext:value-type="float">
            <text:p>497</text:p>
          </table:table-cell>
          <table:table-cell table:style-name="ce150" table:formula="of:=[.F10]+[.G10]" office:value-type="float" office:value="4638.87" calcext:value-type="float">
            <text:p>4,639</text:p>
          </table:table-cell>
          <table:table-cell table:style-name="ce153" table:formula="of:=['0420'.X8]" office:value-type="float" office:value="1851.22" calcext:value-type="float">
            <text:p>1,851</text:p>
          </table:table-cell>
          <table:table-cell table:style-name="ce153" table:formula="of:=['0420'.AR8]" office:value-type="float" office:value="577.95" calcext:value-type="float">
            <text:p>578</text:p>
          </table:table-cell>
          <table:table-cell table:style-name="ce152" table:formula="of:=[.I10]+[.J10]" office:value-type="float" office:value="2429.17" calcext:value-type="float">
            <text:p>2,429</text:p>
          </table:table-cell>
          <table:table-cell table:style-name="ce153"/>
          <table:table-cell table:style-name="ce152" table:formula="of:=[.H10]-[.K10]" office:value-type="float" office:value="2209.7" calcext:value-type="float">
            <text:p>2,210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Mayo</text:p>
          </table:table-cell>
          <table:table-cell table:style-name="ce148" office:value-type="string" calcext:value-type="string">
            <text:p>0520</text:p>
          </table:table-cell>
          <table:table-cell table:style-name="ce149" table:formula="of:=['0520'.M19]" office:value-type="float" office:value="46781.12" calcext:value-type="float">
            <text:p>46,781</text:p>
          </table:table-cell>
          <table:table-cell table:style-name="ce149"/>
          <table:table-cell table:style-name="ce149" table:formula="of:=[.D11]+[.E11]" office:value-type="float" office:value="46781.12" calcext:value-type="float">
            <text:p>46,781</text:p>
          </table:table-cell>
          <table:table-cell table:style-name="ce149" table:formula="of:=['0520'.N19]" office:value-type="float" office:value="5613.73" calcext:value-type="float">
            <text:p>5,614</text:p>
          </table:table-cell>
          <table:table-cell table:style-name="ce150" table:formula="of:=[.F11]+[.G11]" office:value-type="float" office:value="52394.85" calcext:value-type="float">
            <text:p>52,395</text:p>
          </table:table-cell>
          <table:table-cell table:style-name="ce153" table:formula="of:=['0520'.X19]" office:value-type="float" office:value="3431.87" calcext:value-type="float">
            <text:p>3,432</text:p>
          </table:table-cell>
          <table:table-cell table:style-name="ce153" table:formula="of:=['0520'.AR19]" office:value-type="float" office:value="984.32" calcext:value-type="float">
            <text:p>984</text:p>
          </table:table-cell>
          <table:table-cell table:style-name="ce152" table:formula="of:=[.I11]+[.J11]" office:value-type="float" office:value="4416.19" calcext:value-type="float">
            <text:p>4,416</text:p>
          </table:table-cell>
          <table:table-cell table:style-name="ce153"/>
          <table:table-cell table:style-name="ce152" table:formula="of:=[.H11]-[.K11]" office:value-type="float" office:value="47978.66" calcext:value-type="float">
            <text:p>47,979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Junio</text:p>
          </table:table-cell>
          <table:table-cell table:style-name="ce148" office:value-type="string" calcext:value-type="string">
            <text:p>0620</text:p>
          </table:table-cell>
          <table:table-cell table:style-name="ce149" table:formula="of:=['0620'.M8]" office:value-type="float" office:value="3379.56" calcext:value-type="float">
            <text:p>3,380</text:p>
          </table:table-cell>
          <table:table-cell table:style-name="ce149"/>
          <table:table-cell table:style-name="ce149" table:formula="of:=[.D12]+[.E12]" office:value-type="float" office:value="3379.56" calcext:value-type="float">
            <text:p>3,380</text:p>
          </table:table-cell>
          <table:table-cell table:style-name="ce149" table:formula="of:=['0620'.N8]" office:value-type="float" office:value="405.55" calcext:value-type="float">
            <text:p>406</text:p>
          </table:table-cell>
          <table:table-cell table:style-name="ce150" table:formula="of:=[.F12]+[.G12]" office:value-type="float" office:value="3785.11" calcext:value-type="float">
            <text:p>3,785</text:p>
          </table:table-cell>
          <table:table-cell table:style-name="ce153" table:formula="of:=['0620'.X8]" office:value-type="float" office:value="236.07" calcext:value-type="float">
            <text:p>236</text:p>
          </table:table-cell>
          <table:table-cell table:style-name="ce153" table:formula="of:=['0620'.AR8]" office:value-type="float" office:value="77.29" calcext:value-type="float">
            <text:p>77</text:p>
          </table:table-cell>
          <table:table-cell table:style-name="ce152" table:formula="of:=[.I12]+[.J12]" office:value-type="float" office:value="313.36" calcext:value-type="float">
            <text:p>313</text:p>
          </table:table-cell>
          <table:table-cell table:style-name="ce153"/>
          <table:table-cell table:style-name="ce152" table:formula="of:=[.H12]-[.K12]" office:value-type="float" office:value="3471.75" calcext:value-type="float">
            <text:p>3,472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Julio</text:p>
          </table:table-cell>
          <table:table-cell table:style-name="ce148" office:value-type="string" calcext:value-type="string">
            <text:p>0720</text:p>
          </table:table-cell>
          <table:table-cell table:style-name="ce149" table:formula="of:=['0720'.M14]" office:value-type="float" office:value="9469.86" calcext:value-type="float">
            <text:p>9,470</text:p>
          </table:table-cell>
          <table:table-cell table:style-name="ce149"/>
          <table:table-cell table:style-name="ce149" table:formula="of:=[.D13]+[.E13]" office:value-type="float" office:value="9469.86" calcext:value-type="float">
            <text:p>9,470</text:p>
          </table:table-cell>
          <table:table-cell table:style-name="ce149" table:formula="of:=['0720'.N14]" office:value-type="float" office:value="1136.37" calcext:value-type="float">
            <text:p>1,136</text:p>
          </table:table-cell>
          <table:table-cell table:style-name="ce150" table:formula="of:=[.F13]+[.G13]" office:value-type="float" office:value="10606.23" calcext:value-type="float">
            <text:p>10,606</text:p>
          </table:table-cell>
          <table:table-cell table:style-name="ce153" table:formula="of:=['0720'.X14]" office:value-type="float" office:value="1337.68" calcext:value-type="float">
            <text:p>1,338</text:p>
          </table:table-cell>
          <table:table-cell table:style-name="ce153" table:formula="of:=['0720'.AR14]" office:value-type="float" office:value="317.86" calcext:value-type="float">
            <text:p>318</text:p>
          </table:table-cell>
          <table:table-cell table:style-name="ce152" table:formula="of:=[.I13]+[.J13]" office:value-type="float" office:value="1655.54" calcext:value-type="float">
            <text:p>1,656</text:p>
          </table:table-cell>
          <table:table-cell table:style-name="ce153"/>
          <table:table-cell table:style-name="ce152" table:formula="of:=[.H13]-[.K13]" office:value-type="float" office:value="8950.69" calcext:value-type="float">
            <text:p>8,951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Agosto</text:p>
          </table:table-cell>
          <table:table-cell table:style-name="ce148" office:value-type="string" calcext:value-type="string">
            <text:p>0820</text:p>
          </table:table-cell>
          <table:table-cell table:style-name="ce149" table:formula="of:=['0820'.M25]" office:value-type="float" office:value="54117.9" calcext:value-type="float">
            <text:p>54,118</text:p>
          </table:table-cell>
          <table:table-cell table:style-name="ce149"/>
          <table:table-cell table:style-name="ce149" table:formula="of:=[.D14]+[.E14]" office:value-type="float" office:value="54117.9" calcext:value-type="float">
            <text:p>54,118</text:p>
          </table:table-cell>
          <table:table-cell table:style-name="ce149" table:formula="of:=['0820'.N25]" office:value-type="float" office:value="6494.14" calcext:value-type="float">
            <text:p>6,494</text:p>
          </table:table-cell>
          <table:table-cell table:style-name="ce150" table:formula="of:=[.F14]+[.G14]" office:value-type="float" office:value="60612.04" calcext:value-type="float">
            <text:p>60,612</text:p>
          </table:table-cell>
          <table:table-cell table:style-name="ce153" table:formula="of:=['0820'.X25]" office:value-type="float" office:value="4699.18" calcext:value-type="float">
            <text:p>4,699</text:p>
          </table:table-cell>
          <table:table-cell table:style-name="ce153" table:formula="of:=['0820'.AR25]" office:value-type="float" office:value="1212.54" calcext:value-type="float">
            <text:p>1,213</text:p>
          </table:table-cell>
          <table:table-cell table:style-name="ce152" table:formula="of:=[.I14]+[.J14]" office:value-type="float" office:value="5911.72" calcext:value-type="float">
            <text:p>5,912</text:p>
          </table:table-cell>
          <table:table-cell table:style-name="ce153"/>
          <table:table-cell table:style-name="ce152" table:formula="of:=[.H14]-[.K14]" office:value-type="float" office:value="54700.32" calcext:value-type="float">
            <text:p>54,700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Septiembre</text:p>
          </table:table-cell>
          <table:table-cell table:style-name="ce148" office:value-type="string" calcext:value-type="string">
            <text:p>0920</text:p>
          </table:table-cell>
          <table:table-cell table:style-name="ce149" table:formula="of:=['0920'.M24]" office:value-type="float" office:value="43131.32" calcext:value-type="float">
            <text:p>43,131</text:p>
          </table:table-cell>
          <table:table-cell table:style-name="ce149"/>
          <table:table-cell table:style-name="ce149" table:formula="of:=[.D15]+[.E15]" office:value-type="float" office:value="43131.32" calcext:value-type="float">
            <text:p>43,131</text:p>
          </table:table-cell>
          <table:table-cell table:style-name="ce149" table:formula="of:=['0920'.N24]" office:value-type="float" office:value="5175.75" calcext:value-type="float">
            <text:p>5,176</text:p>
          </table:table-cell>
          <table:table-cell table:style-name="ce150" table:formula="of:=[.F15]+[.G15]" office:value-type="float" office:value="48307.07" calcext:value-type="float">
            <text:p>48,307</text:p>
          </table:table-cell>
          <table:table-cell table:style-name="ce153" table:formula="of:=['0920'.X24]" office:value-type="float" office:value="3259.74" calcext:value-type="float">
            <text:p>3,260</text:p>
          </table:table-cell>
          <table:table-cell table:style-name="ce153" table:formula="of:=['0920'.AR24]" office:value-type="float" office:value="795" calcext:value-type="float">
            <text:p>795</text:p>
          </table:table-cell>
          <table:table-cell table:style-name="ce152" table:formula="of:=[.I15]+[.J15]" office:value-type="float" office:value="4054.74" calcext:value-type="float">
            <text:p>4,055</text:p>
          </table:table-cell>
          <table:table-cell table:style-name="ce153"/>
          <table:table-cell table:style-name="ce152" table:formula="of:=[.H15]-[.K15]" office:value-type="float" office:value="44252.33" calcext:value-type="float">
            <text:p>44,252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Octubre</text:p>
          </table:table-cell>
          <table:table-cell table:style-name="ce148" office:value-type="float" office:value="1020" calcext:value-type="float">
            <text:p>1020</text:p>
          </table:table-cell>
          <table:table-cell table:style-name="ce149" table:formula="of:=['1020'.M25]" office:value-type="float" office:value="20145.12" calcext:value-type="float">
            <text:p>20,145</text:p>
          </table:table-cell>
          <table:table-cell table:style-name="ce149"/>
          <table:table-cell table:style-name="ce149" table:formula="of:=[.D16]+[.E16]" office:value-type="float" office:value="20145.12" calcext:value-type="float">
            <text:p>20,145</text:p>
          </table:table-cell>
          <table:table-cell table:style-name="ce149" table:formula="of:=['1020'.N25]" office:value-type="float" office:value="2417.42" calcext:value-type="float">
            <text:p>2,417</text:p>
          </table:table-cell>
          <table:table-cell table:style-name="ce150" table:formula="of:=[.F16]+[.G16]" office:value-type="float" office:value="22562.54" calcext:value-type="float">
            <text:p>22,563</text:p>
          </table:table-cell>
          <table:table-cell table:style-name="ce153" table:formula="of:=['1020'.X25]" office:value-type="float" office:value="1495.33" calcext:value-type="float">
            <text:p>1,495</text:p>
          </table:table-cell>
          <table:table-cell table:style-name="ce153" table:formula="of:=['1020'.AR25]" office:value-type="float" office:value="436.49" calcext:value-type="float">
            <text:p>436</text:p>
          </table:table-cell>
          <table:table-cell table:style-name="ce152" table:formula="of:=[.I16]+[.J16]" office:value-type="float" office:value="1931.82" calcext:value-type="float">
            <text:p>1,932</text:p>
          </table:table-cell>
          <table:table-cell table:style-name="ce153"/>
          <table:table-cell table:style-name="ce152" table:formula="of:=[.H16]-[.K16]" office:value-type="float" office:value="20630.72" calcext:value-type="float">
            <text:p>20,631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Noviembre</text:p>
          </table:table-cell>
          <table:table-cell table:style-name="ce148" office:value-type="float" office:value="1120" calcext:value-type="float">
            <text:p>1120</text:p>
          </table:table-cell>
          <table:table-cell table:style-name="ce149" table:formula="of:=['1120'.M35]" office:value-type="float" office:value="173645.95" calcext:value-type="float">
            <text:p>173,646</text:p>
          </table:table-cell>
          <table:table-cell table:style-name="ce149"/>
          <table:table-cell table:style-name="ce149" table:formula="of:=[.D17]+[.E17]" office:value-type="float" office:value="173645.95" calcext:value-type="float">
            <text:p>173,646</text:p>
          </table:table-cell>
          <table:table-cell table:style-name="ce149" table:formula="of:=['1120'.N35]" office:value-type="float" office:value="20837.51" calcext:value-type="float">
            <text:p>20,838</text:p>
          </table:table-cell>
          <table:table-cell table:style-name="ce150" table:formula="of:=[.F17]+[.G17]" office:value-type="float" office:value="194483.46" calcext:value-type="float">
            <text:p>194,483</text:p>
          </table:table-cell>
          <table:table-cell table:style-name="ce153" table:formula="of:=['1120'.X35]" office:value-type="float" office:value="4642.93" calcext:value-type="float">
            <text:p>4,643</text:p>
          </table:table-cell>
          <table:table-cell table:style-name="ce153" table:formula="of:=['1120'.AR35]" office:value-type="float" office:value="1198.12" calcext:value-type="float">
            <text:p>1,198</text:p>
          </table:table-cell>
          <table:table-cell table:style-name="ce152" table:formula="of:=[.I17]+[.J17]" office:value-type="float" office:value="5841.05" calcext:value-type="float">
            <text:p>5,841</text:p>
          </table:table-cell>
          <table:table-cell table:style-name="ce153"/>
          <table:table-cell table:style-name="ce152" table:formula="of:=[.H17]-[.K17]" office:value-type="float" office:value="188642.41" calcext:value-type="float">
            <text:p>188,642</text:p>
          </table:table-cell>
          <table:table-cell table:number-columns-repeated="51"/>
        </table:table-row>
        <table:table-row table:style-name="ro2">
          <table:table-cell/>
          <table:table-cell table:style-name="ce154" office:value-type="string" calcext:value-type="string">
            <text:p>Diciembre</text:p>
          </table:table-cell>
          <table:table-cell table:style-name="ce148" office:value-type="float" office:value="1220" calcext:value-type="float">
            <text:p>1220</text:p>
          </table:table-cell>
          <table:table-cell table:style-name="ce149" table:formula="of:=['1220'.M33]" office:value-type="float" office:value="64887.21" calcext:value-type="float">
            <text:p>64,887</text:p>
          </table:table-cell>
          <table:table-cell table:style-name="ce149"/>
          <table:table-cell table:style-name="ce149" table:formula="of:=[.D18]+[.E18]" office:value-type="float" office:value="64887.21" calcext:value-type="float">
            <text:p>64,887</text:p>
          </table:table-cell>
          <table:table-cell table:style-name="ce149" table:formula="of:=['1220'.N33]" office:value-type="float" office:value="7786.46" calcext:value-type="float">
            <text:p>7,786</text:p>
          </table:table-cell>
          <table:table-cell table:style-name="ce150" table:formula="of:=[.F18]+[.G18]" office:value-type="float" office:value="72673.67" calcext:value-type="float">
            <text:p>72,674</text:p>
          </table:table-cell>
          <table:table-cell table:style-name="ce155" table:formula="of:=['1220'.X33]" office:value-type="float" office:value="15494.41" calcext:value-type="float">
            <text:p>15,494</text:p>
          </table:table-cell>
          <table:table-cell table:style-name="ce155" table:formula="of:=['1220'.AR33]" office:value-type="float" office:value="4999.77" calcext:value-type="float">
            <text:p>5,000</text:p>
          </table:table-cell>
          <table:table-cell table:style-name="ce156" table:formula="of:=[.I18]+[.J18]" office:value-type="float" office:value="20494.18" calcext:value-type="float">
            <text:p>20,494</text:p>
          </table:table-cell>
          <table:table-cell table:style-name="ce155"/>
          <table:table-cell table:style-name="ce152" table:formula="of:=[.H18]-[.K18]" office:value-type="float" office:value="52179.49" calcext:value-type="float">
            <text:p>52,179</text:p>
          </table:table-cell>
          <table:table-cell table:number-columns-repeated="51"/>
        </table:table-row>
        <table:table-row table:style-name="ro2">
          <table:table-cell/>
          <table:table-cell table:style-name="ce146" office:value-type="string" calcext:value-type="string">
            <text:p>TOTAL</text:p>
          </table:table-cell>
          <table:table-cell table:style-name="ce146"/>
          <table:table-cell table:style-name="ce157" table:formula="of:=SUM([.D7:.D18])" office:value-type="float" office:value="1252249.21" calcext:value-type="float">
            <text:p>1,252,249</text:p>
          </table:table-cell>
          <table:table-cell table:style-name="ce157" table:formula="of:=SUM([.E7:.E18])" office:value-type="float" office:value="0" calcext:value-type="float">
            <text:p>0</text:p>
          </table:table-cell>
          <table:table-cell table:style-name="ce157" table:formula="of:=SUM([.F7:.F18])" office:value-type="float" office:value="1252249.21" calcext:value-type="float">
            <text:p>1,252,249</text:p>
          </table:table-cell>
          <table:table-cell table:style-name="ce157" table:formula="of:=SUM([.G7:.G18])" office:value-type="float" office:value="150269.88" calcext:value-type="float">
            <text:p>150,270</text:p>
          </table:table-cell>
          <table:table-cell table:style-name="ce158" table:formula="of:=SUM([.H7:.H18])" office:value-type="float" office:value="1402519.09" calcext:value-type="float">
            <text:p>1,402,519</text:p>
          </table:table-cell>
          <table:table-cell table:style-name="ce157" table:formula="of:=SUM([.I7:.I18])" office:value-type="float" office:value="105416.72" calcext:value-type="float">
            <text:p>105,417</text:p>
          </table:table-cell>
          <table:table-cell table:style-name="ce157" table:formula="of:=SUM([.J7:.J18])" office:value-type="float" office:value="19704.43" calcext:value-type="float">
            <text:p>19,704</text:p>
          </table:table-cell>
          <table:table-cell table:style-name="ce158" table:formula="of:=SUM([.K7:.K18])" office:value-type="float" office:value="125121.15" calcext:value-type="float">
            <text:p>125,121</text:p>
          </table:table-cell>
          <table:table-cell table:style-name="ce157"/>
          <table:table-cell table:style-name="ce158" table:formula="of:=SUM([.M7:.M18])" office:value-type="float" office:value="1277397.94" calcext:value-type="float">
            <text:p>1,277,398</text:p>
          </table:table-cell>
          <table:table-cell table:number-columns-repeated="51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ntas_x_Clien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65"/>
        <table:table-column table:style-name="co1" table:default-cell-style-name="ce165"/>
        <table:table-column table:style-name="co13" table:default-cell-style-name="ce165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8" table:number-columns-repeated="54" table:default-cell-style-name="ce1"/>
        <table:table-row table:style-name="ro2">
          <table:table-cell table:style-name="ce162" office:value-type="string" calcext:value-type="string">
            <text:p>Resumen de Ventas por Cliente, de Enero a Diciembre</text:p>
          </table:table-cell>
          <table:table-cell table:style-name="ce163" table:number-columns-repeated="2"/>
          <table:table-cell table:style-name="ce164" table:number-columns-repeated="6"/>
          <table:table-cell table:number-columns-repeated="55"/>
        </table:table-row>
        <table:table-row table:style-name="ro2">
          <table:table-cell table:style-name="ce166" office:value-type="string" calcext:value-type="string">
            <text:p>RUC</text:p>
          </table:table-cell>
          <table:table-cell table:style-name="ce166" office:value-type="string" calcext:value-type="string">
            <text:p>Razón Social</text:p>
          </table:table-cell>
          <table:table-cell table:style-name="ce166" office:value-type="string" calcext:value-type="string">
            <text:p>tipo</text:p>
          </table:table-cell>
          <table:table-cell table:style-name="ce167" office:value-type="string" calcext:value-type="string">
            <text:p>Subtotal</text:p>
          </table:table-cell>
          <table:table-cell table:style-name="ce167" office:value-type="string" calcext:value-type="string">
            <text:p>IVA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RET. IVA</text:p>
          </table:table-cell>
          <table:table-cell table:style-name="ce167" office:value-type="string" calcext:value-type="string">
            <text:p>RET. FT.</text:p>
          </table:table-cell>
          <table:table-cell table:style-name="ce167" office:value-type="string" calcext:value-type="string">
            <text:p>Total Retenciones</text:p>
          </table:table-cell>
          <table:table-cell table:style-name="ce168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05907895001</text:p>
          </table:table-cell>
          <table:table-cell table:style-name="ce169" office:value-type="string" calcext:value-type="string">
            <text:p>JENNY VERONICA ALVEAR CUCALON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3218.96" calcext:value-type="float">
            <text:p>3,218.96</text:p>
          </table:table-cell>
          <table:table-cell table:style-name="ce170" office:value-type="float" office:value="386.27" calcext:value-type="float">
            <text:p>386.27</text:p>
          </table:table-cell>
          <table:table-cell table:style-name="ce170" office:value-type="float" office:value="3605.23" calcext:value-type="float">
            <text:p>3,605.23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3]-[.I3]" office:value-type="float" office:value="3605.23" calcext:value-type="float">
            <text:p>3,605.23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10966407001</text:p>
          </table:table-cell>
          <table:table-cell table:style-name="ce169" office:value-type="string" calcext:value-type="string">
            <text:p>BADITH YAMIL HANNA CONTRERAS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45" calcext:value-type="float">
            <text:p>45.00</text:p>
          </table:table-cell>
          <table:table-cell table:style-name="ce170" office:value-type="float" office:value="5.4" calcext:value-type="float">
            <text:p>5.40</text:p>
          </table:table-cell>
          <table:table-cell table:style-name="ce170" office:value-type="float" office:value="50.4" calcext:value-type="float">
            <text:p>50.40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1.24" calcext:value-type="float">
            <text:p>1.24</text:p>
          </table:table-cell>
          <table:table-cell table:style-name="ce171" table:formula="of:=[.F4]-[.I4]" office:value-type="float" office:value="49.16" calcext:value-type="float">
            <text:p>49.16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68514210001</text:p>
          </table:table-cell>
          <table:table-cell table:style-name="ce169" office:value-type="string" calcext:value-type="string">
            <text:p>BENEMERITO CUERPO DE BOMBEROS DE GUAYAQUIL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7844" calcext:value-type="float">
            <text:p>7,844.00</text:p>
          </table:table-cell>
          <table:table-cell table:style-name="ce170" office:value-type="float" office:value="941.28" calcext:value-type="float">
            <text:p>941.28</text:p>
          </table:table-cell>
          <table:table-cell table:style-name="ce170" office:value-type="float" office:value="8785.28" calcext:value-type="float">
            <text:p>8,785.28</text:p>
          </table:table-cell>
          <table:table-cell table:style-name="ce170" office:value-type="float" office:value="658.9" calcext:value-type="float">
            <text:p>658.90</text:p>
          </table:table-cell>
          <table:table-cell table:style-name="ce170" office:value-type="float" office:value="156.88" calcext:value-type="float">
            <text:p>156.88</text:p>
          </table:table-cell>
          <table:table-cell table:style-name="ce170" office:value-type="float" office:value="815.78" calcext:value-type="float">
            <text:p>815.78</text:p>
          </table:table-cell>
          <table:table-cell table:style-name="ce171" table:formula="of:=[.F5]-[.I5]" office:value-type="float" office:value="7969.5" calcext:value-type="float">
            <text:p>7,969.50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23549001</text:p>
          </table:table-cell>
          <table:table-cell table:style-name="ce169" office:value-type="string" calcext:value-type="string">
            <text:p>CERVECERIA NACIONAL CN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1226.7" calcext:value-type="float">
            <text:p>21,226.70</text:p>
          </table:table-cell>
          <table:table-cell table:style-name="ce170" office:value-type="float" office:value="2547.2" calcext:value-type="float">
            <text:p>2,547.20</text:p>
          </table:table-cell>
          <table:table-cell table:style-name="ce170" office:value-type="float" office:value="23773.9" calcext:value-type="float">
            <text:p>23,773.90</text:p>
          </table:table-cell>
          <table:table-cell table:style-name="ce170" office:value-type="float" office:value="1783.04" calcext:value-type="float">
            <text:p>1,783.04</text:p>
          </table:table-cell>
          <table:table-cell table:style-name="ce170" office:value-type="float" office:value="371.47" calcext:value-type="float">
            <text:p>371.47</text:p>
          </table:table-cell>
          <table:table-cell table:style-name="ce170" office:value-type="float" office:value="2154.51" calcext:value-type="float">
            <text:p>2,154.51</text:p>
          </table:table-cell>
          <table:table-cell table:style-name="ce171" table:formula="of:=[.F6]-[.I6]" office:value-type="float" office:value="21619.39" calcext:value-type="float">
            <text:p>21,619.39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49459001</text:p>
          </table:table-cell>
          <table:table-cell table:style-name="ce169" office:value-type="string" calcext:value-type="string">
            <text:p>BANCO GUAYAQUI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30597.83" calcext:value-type="float">
            <text:p>230,597.83</text:p>
          </table:table-cell>
          <table:table-cell table:style-name="ce170" office:value-type="float" office:value="27671.73" calcext:value-type="float">
            <text:p>27,671.73</text:p>
          </table:table-cell>
          <table:table-cell table:style-name="ce170" office:value-type="float" office:value="258269.56" calcext:value-type="float">
            <text:p>258,269.56</text:p>
          </table:table-cell>
          <table:table-cell table:style-name="ce170" office:value-type="float" office:value="19254.28" calcext:value-type="float">
            <text:p>19,254.28</text:p>
          </table:table-cell>
          <table:table-cell table:style-name="ce170" office:value-type="float" office:value="6018.72" calcext:value-type="float">
            <text:p>6,018.72</text:p>
          </table:table-cell>
          <table:table-cell table:style-name="ce170" office:value-type="float" office:value="25273" calcext:value-type="float">
            <text:p>25,273.00</text:p>
          </table:table-cell>
          <table:table-cell table:style-name="ce171" table:formula="of:=[.F7]-[.I7]" office:value-type="float" office:value="232996.56" calcext:value-type="float">
            <text:p>232,996.56</text:p>
          </table:table-cell>
          <table:table-cell table:number-columns-repeated="54"/>
        </table:table-row>
        <table:table-row table:style-name="ro2">
          <table:table-cell table:style-name="ce169" table:number-columns-repeated="2"/>
          <table:table-cell table:style-name="ce169" office:value-type="string" calcext:value-type="string">
            <text:p>NCT</text:p>
          </table:table-cell>
          <table:table-cell table:style-name="ce170" office:value-type="float" office:value="-11500.44" calcext:value-type="float">
            <text:p>-11,500.44</text:p>
          </table:table-cell>
          <table:table-cell table:style-name="ce170" office:value-type="float" office:value="-1380.06" calcext:value-type="float">
            <text:p>-1,380.06</text:p>
          </table:table-cell>
          <table:table-cell table:style-name="ce170" office:value-type="float" office:value="-12880.5" calcext:value-type="float">
            <text:p>-12,880.50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8]-[.I8]" office:value-type="float" office:value="-12880.5" calcext:value-type="float">
            <text:p>-12,880.50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67279001</text:p>
          </table:table-cell>
          <table:table-cell table:style-name="ce169" office:value-type="string" calcext:value-type="string">
            <text:p>MC CANN ERICKSON ECUADOR PUBLICIDAD S.A. <text:s text:c="4"/>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705.76" calcext:value-type="float">
            <text:p>1,705.76</text:p>
          </table:table-cell>
          <table:table-cell table:style-name="ce170" office:value-type="float" office:value="204.69" calcext:value-type="float">
            <text:p>204.69</text:p>
          </table:table-cell>
          <table:table-cell table:style-name="ce170" office:value-type="float" office:value="1910.45" calcext:value-type="float">
            <text:p>1,910.45</text:p>
          </table:table-cell>
          <table:table-cell table:style-name="ce170" office:value-type="float" office:value="143.28" calcext:value-type="float">
            <text:p>143.28</text:p>
          </table:table-cell>
          <table:table-cell table:style-name="ce170" office:value-type="float" office:value="34.12" calcext:value-type="float">
            <text:p>34.12</text:p>
          </table:table-cell>
          <table:table-cell table:style-name="ce170" office:value-type="float" office:value="177.4" calcext:value-type="float">
            <text:p>177.40</text:p>
          </table:table-cell>
          <table:table-cell table:style-name="ce171" table:formula="of:=[.F9]-[.I9]" office:value-type="float" office:value="1733.05" calcext:value-type="float">
            <text:p>1,733.05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800707001</text:p>
          </table:table-cell>
          <table:table-cell table:style-name="ce169" office:value-type="string" calcext:value-type="string">
            <text:p>PREDIOS BONAFIDE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799.98" calcext:value-type="float">
            <text:p>1,799.98</text:p>
          </table:table-cell>
          <table:table-cell table:style-name="ce170" office:value-type="float" office:value="216" calcext:value-type="float">
            <text:p>216.00</text:p>
          </table:table-cell>
          <table:table-cell table:style-name="ce170" office:value-type="float" office:value="2015.98" calcext:value-type="float">
            <text:p>2,015.98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29.13" calcext:value-type="float">
            <text:p>29.13</text:p>
          </table:table-cell>
          <table:table-cell table:style-name="ce171" table:formula="of:=[.F10]-[.I10]" office:value-type="float" office:value="1986.85" calcext:value-type="float">
            <text:p>1,986.85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1047808001</text:p>
          </table:table-cell>
          <table:table-cell table:style-name="ce169" office:value-type="string" calcext:value-type="string">
            <text:p>OTELO &amp; FABEL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63254.34" calcext:value-type="float">
            <text:p>63,254.34</text:p>
          </table:table-cell>
          <table:table-cell table:style-name="ce170" office:value-type="float" office:value="7590.53" calcext:value-type="float">
            <text:p>7,590.53</text:p>
          </table:table-cell>
          <table:table-cell table:style-name="ce170" office:value-type="float" office:value="70844.87" calcext:value-type="float">
            <text:p>70,844.87</text:p>
          </table:table-cell>
          <table:table-cell table:style-name="ce170" office:value-type="float" office:value="5130.04" calcext:value-type="float">
            <text:p>5,130.04</text:p>
          </table:table-cell>
          <table:table-cell table:style-name="ce170" office:value-type="float" office:value="815.25" calcext:value-type="float">
            <text:p>815.25</text:p>
          </table:table-cell>
          <table:table-cell table:style-name="ce170" office:value-type="float" office:value="5945.29" calcext:value-type="float">
            <text:p>5,945.29</text:p>
          </table:table-cell>
          <table:table-cell table:style-name="ce171" table:formula="of:=[.F11]-[.I11]" office:value-type="float" office:value="64899.58" calcext:value-type="float">
            <text:p>64,899.58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2526742001</text:p>
          </table:table-cell>
          <table:table-cell table:style-name="ce169" office:value-type="string" calcext:value-type="string">
            <text:p>DINADEC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755240.25" calcext:value-type="float">
            <text:p>755,240.25</text:p>
          </table:table-cell>
          <table:table-cell table:style-name="ce170" office:value-type="float" office:value="90628.84" calcext:value-type="float">
            <text:p>90,628.84</text:p>
          </table:table-cell>
          <table:table-cell table:style-name="ce170" office:value-type="float" office:value="845869.09" calcext:value-type="float">
            <text:p>845,869.09</text:p>
          </table:table-cell>
          <table:table-cell table:style-name="ce170" office:value-type="float" office:value="63440.18" calcext:value-type="float">
            <text:p>63,440.18</text:p>
          </table:table-cell>
          <table:table-cell table:style-name="ce170" office:value-type="float" office:value="8062.42" calcext:value-type="float">
            <text:p>8,062.42</text:p>
          </table:table-cell>
          <table:table-cell table:style-name="ce170" office:value-type="float" office:value="71502.6" calcext:value-type="float">
            <text:p>71,502.60</text:p>
          </table:table-cell>
          <table:table-cell table:style-name="ce171" table:formula="of:=[.F12]-[.I12]" office:value-type="float" office:value="774366.49" calcext:value-type="float">
            <text:p>774,366.49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2565152001</text:p>
          </table:table-cell>
          <table:table-cell table:style-name="ce169" office:value-type="string" calcext:value-type="string">
            <text:p>LEVEL PRINT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61.85" calcext:value-type="float">
            <text:p>161.85</text:p>
          </table:table-cell>
          <table:table-cell table:style-name="ce170" office:value-type="float" office:value="19.42" calcext:value-type="float">
            <text:p>19.42</text:p>
          </table:table-cell>
          <table:table-cell table:style-name="ce170" office:value-type="float" office:value="181.27" calcext:value-type="float">
            <text:p>181.27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4.45" calcext:value-type="float">
            <text:p>4.45</text:p>
          </table:table-cell>
          <table:table-cell table:style-name="ce171" table:formula="of:=[.F13]-[.I13]" office:value-type="float" office:value="176.82" calcext:value-type="float">
            <text:p>176.82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3106704001</text:p>
          </table:table-cell>
          <table:table-cell table:style-name="ce169" office:value-type="string" calcext:value-type="string">
            <text:p>DENDA TIENDA DETIEN CIA. LTD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2343" calcext:value-type="float">
            <text:p>22,343.00</text:p>
          </table:table-cell>
          <table:table-cell table:style-name="ce170" office:value-type="float" office:value="2681.16" calcext:value-type="float">
            <text:p>2,681.16</text:p>
          </table:table-cell>
          <table:table-cell table:style-name="ce170" office:value-type="float" office:value="25024.16" calcext:value-type="float">
            <text:p>25,024.16</text:p>
          </table:table-cell>
          <table:table-cell table:style-name="ce170" office:value-type="float" office:value="1876.81" calcext:value-type="float">
            <text:p>1,876.81</text:p>
          </table:table-cell>
          <table:table-cell table:style-name="ce170" office:value-type="float" office:value="391" calcext:value-type="float">
            <text:p>391.00</text:p>
          </table:table-cell>
          <table:table-cell table:style-name="ce170" office:value-type="float" office:value="2267.81" calcext:value-type="float">
            <text:p>2,267.81</text:p>
          </table:table-cell>
          <table:table-cell table:style-name="ce171" table:formula="of:=[.F14]-[.I14]" office:value-type="float" office:value="22756.35" calcext:value-type="float">
            <text:p>22,756.35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390012949001</text:p>
          </table:table-cell>
          <table:table-cell table:style-name="ce169" office:value-type="string" calcext:value-type="string">
            <text:p>LA FABRI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11864.78" calcext:value-type="float">
            <text:p>111,864.78</text:p>
          </table:table-cell>
          <table:table-cell table:style-name="ce170" office:value-type="float" office:value="13423.76" calcext:value-type="float">
            <text:p>13,423.76</text:p>
          </table:table-cell>
          <table:table-cell table:style-name="ce170" office:value-type="float" office:value="125288.54" calcext:value-type="float">
            <text:p>125,288.54</text:p>
          </table:table-cell>
          <table:table-cell table:style-name="ce170" office:value-type="float" office:value="9275.93" calcext:value-type="float">
            <text:p>9,275.93</text:p>
          </table:table-cell>
          <table:table-cell table:style-name="ce170" office:value-type="float" office:value="2822.9" calcext:value-type="float">
            <text:p>2,822.90</text:p>
          </table:table-cell>
          <table:table-cell table:style-name="ce170" office:value-type="float" office:value="12098.83" calcext:value-type="float">
            <text:p>12,098.83</text:p>
          </table:table-cell>
          <table:table-cell table:style-name="ce171" table:formula="of:=[.F15]-[.I15]" office:value-type="float" office:value="113189.71" calcext:value-type="float">
            <text:p>113,189.71</text:p>
          </table:table-cell>
          <table:table-cell table:number-columns-repeated="54"/>
        </table:table-row>
        <table:table-row table:style-name="ro2">
          <table:table-cell table:style-name="ce169" table:number-columns-repeated="2"/>
          <table:table-cell table:style-name="ce169" office:value-type="string" calcext:value-type="string">
            <text:p>NCT</text:p>
          </table:table-cell>
          <table:table-cell table:style-name="ce170" office:value-type="float" office:value="-1436.82" calcext:value-type="float">
            <text:p>-1,436.82</text:p>
          </table:table-cell>
          <table:table-cell table:style-name="ce170" office:value-type="float" office:value="-172.42" calcext:value-type="float">
            <text:p>-172.42</text:p>
          </table:table-cell>
          <table:table-cell table:style-name="ce170" office:value-type="float" office:value="-1609.24" calcext:value-type="float">
            <text:p>-1,609.24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16]-[.I16]" office:value-type="float" office:value="-1609.24" calcext:value-type="float">
            <text:p>-1,609.24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0516008001</text:p>
          </table:table-cell>
          <table:table-cell table:style-name="ce169" office:value-type="string" calcext:value-type="string">
            <text:p>CHUBB SEGUROS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924" calcext:value-type="float">
            <text:p>924.00</text:p>
          </table:table-cell>
          <table:table-cell table:style-name="ce170" office:value-type="float" office:value="110.88" calcext:value-type="float">
            <text:p>110.88</text:p>
          </table:table-cell>
          <table:table-cell table:style-name="ce170" office:value-type="float" office:value="1034.88" calcext:value-type="float">
            <text:p>1,034.88</text:p>
          </table:table-cell>
          <table:table-cell table:style-name="ce170" office:value-type="float" office:value="77.62" calcext:value-type="float">
            <text:p>77.62</text:p>
          </table:table-cell>
          <table:table-cell table:style-name="ce170" office:value-type="float" office:value="9.24" calcext:value-type="float">
            <text:p>9.24</text:p>
          </table:table-cell>
          <table:table-cell table:style-name="ce170" office:value-type="float" office:value="86.86" calcext:value-type="float">
            <text:p>86.86</text:p>
          </table:table-cell>
          <table:table-cell table:style-name="ce171" table:formula="of:=[.F17]-[.I17]" office:value-type="float" office:value="948.02" calcext:value-type="float">
            <text:p>948.02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1321596001</text:p>
          </table:table-cell>
          <table:table-cell table:style-name="ce169" office:value-type="string" calcext:value-type="string">
            <text:p>UNILEVER ANDINA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42252.98" calcext:value-type="float">
            <text:p>42,252.98</text:p>
          </table:table-cell>
          <table:table-cell table:style-name="ce170" office:value-type="float" office:value="5070.36" calcext:value-type="float">
            <text:p>5,070.36</text:p>
          </table:table-cell>
          <table:table-cell table:style-name="ce170" office:value-type="float" office:value="47323.34" calcext:value-type="float">
            <text:p>47,323.34</text:p>
          </table:table-cell>
          <table:table-cell table:style-name="ce170" office:value-type="float" office:value="3549.26" calcext:value-type="float">
            <text:p>3,549.26</text:p>
          </table:table-cell>
          <table:table-cell table:style-name="ce170" office:value-type="float" office:value="913.17" calcext:value-type="float">
            <text:p>913.17</text:p>
          </table:table-cell>
          <table:table-cell table:style-name="ce170" office:value-type="float" office:value="4462.43" calcext:value-type="float">
            <text:p>4,462.43</text:p>
          </table:table-cell>
          <table:table-cell table:style-name="ce171" table:formula="of:=[.F18]-[.I18]" office:value-type="float" office:value="42860.91" calcext:value-type="float">
            <text:p>42,860.91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2083354001</text:p>
          </table:table-cell>
          <table:table-cell table:style-name="ce169" office:value-type="string" calcext:value-type="string">
            <text:p>PRODUCTOS TISSUE DEL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707.04" calcext:value-type="float">
            <text:p>2,707.04</text:p>
          </table:table-cell>
          <table:table-cell table:style-name="ce170" office:value-type="float" office:value="324.84" calcext:value-type="float">
            <text:p>324.84</text:p>
          </table:table-cell>
          <table:table-cell table:style-name="ce170" office:value-type="float" office:value="3031.88" calcext:value-type="float">
            <text:p>3,031.88</text:p>
          </table:table-cell>
          <table:table-cell table:style-name="ce170" office:value-type="float" office:value="227.38" calcext:value-type="float">
            <text:p>227.38</text:p>
          </table:table-cell>
          <table:table-cell table:style-name="ce170" office:value-type="float" office:value="74.44" calcext:value-type="float">
            <text:p>74.44</text:p>
          </table:table-cell>
          <table:table-cell table:style-name="ce170" office:value-type="float" office:value="301.82" calcext:value-type="float">
            <text:p>301.82</text:p>
          </table:table-cell>
          <table:table-cell table:style-name="ce171" table:formula="of:=[.F19]-[.I19]" office:value-type="float" office:value="2730.06" calcext:value-type="float">
            <text:p>2,730.06</text:p>
          </table:table-cell>
          <table:table-cell table:number-columns-repeated="54"/>
        </table:table-row>
        <table:table-row table:style-name="ro2">
          <table:table-cell table:style-name="ce172" office:value-type="string" calcext:value-type="string">
            <text:p>Total Resultado</text:p>
          </table:table-cell>
          <table:table-cell table:style-name="ce172" table:number-columns-repeated="2"/>
          <table:table-cell table:style-name="ce173" office:value-type="float" office:value="1252249.21" calcext:value-type="float">
            <text:p>1,252,249.21</text:p>
          </table:table-cell>
          <table:table-cell table:style-name="ce173" office:value-type="float" office:value="150269.88" calcext:value-type="float">
            <text:p>150,269.88</text:p>
          </table:table-cell>
          <table:table-cell table:style-name="ce173" office:value-type="float" office:value="1402519.09" calcext:value-type="float">
            <text:p>1,402,519.09</text:p>
          </table:table-cell>
          <table:table-cell table:style-name="ce173" office:value-type="float" office:value="105416.72" calcext:value-type="float">
            <text:p>105,416.72</text:p>
          </table:table-cell>
          <table:table-cell table:style-name="ce173" office:value-type="float" office:value="19704.43" calcext:value-type="float">
            <text:p>19,704.43</text:p>
          </table:table-cell>
          <table:table-cell table:style-name="ce173" office:value-type="float" office:value="125121.15" calcext:value-type="float">
            <text:p>125,121.15</text:p>
          </table:table-cell>
          <table:table-cell table:style-name="ce174" table:formula="of:=[.F20]-[.I20]" office:value-type="float" office:value="1277397.94" calcext:value-type="float">
            <text:p>1,277,397.94</text:p>
          </table:table-cell>
          <table:table-cell table:style-name="ce142" table:number-columns-repeated="5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162" office:value-type="string" calcext:value-type="string">
            <text:p>Resumen de Ventas por Cliente, de Noviembre a Diciembre</text:p>
          </table:table-cell>
          <table:table-cell table:number-columns-repeated="63"/>
        </table:table-row>
        <table:table-row table:style-name="ro2">
          <table:table-cell table:style-name="ce166" office:value-type="string" calcext:value-type="string">
            <text:p>RUC</text:p>
          </table:table-cell>
          <table:table-cell table:style-name="ce166" office:value-type="string" calcext:value-type="string">
            <text:p>Razón Social</text:p>
          </table:table-cell>
          <table:table-cell table:style-name="ce166" office:value-type="string" calcext:value-type="string">
            <text:p>tipo</text:p>
          </table:table-cell>
          <table:table-cell table:style-name="ce167" office:value-type="string" calcext:value-type="string">
            <text:p>Subtotal</text:p>
          </table:table-cell>
          <table:table-cell table:style-name="ce167" office:value-type="string" calcext:value-type="string">
            <text:p>IVA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RET. IVA</text:p>
          </table:table-cell>
          <table:table-cell table:style-name="ce167" office:value-type="string" calcext:value-type="string">
            <text:p>RET. FT.</text:p>
          </table:table-cell>
          <table:table-cell table:style-name="ce167" office:value-type="string" calcext:value-type="string">
            <text:p>Total Retenciones</text:p>
          </table:table-cell>
          <table:table-cell table:style-name="ce168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05907895001</text:p>
          </table:table-cell>
          <table:table-cell table:style-name="ce169" office:value-type="string" calcext:value-type="string">
            <text:p>JENNY VERONICA ALVEAR CUCALON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3218.96" calcext:value-type="float">
            <text:p>3,218.96</text:p>
          </table:table-cell>
          <table:table-cell table:style-name="ce170" office:value-type="float" office:value="386.27" calcext:value-type="float">
            <text:p>386.27</text:p>
          </table:table-cell>
          <table:table-cell table:style-name="ce170" office:value-type="float" office:value="3605.23" calcext:value-type="float">
            <text:p>3,605.23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27]-[.I27]" office:value-type="float" office:value="3605.23" calcext:value-type="float">
            <text:p>3,605.23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49459001</text:p>
          </table:table-cell>
          <table:table-cell table:style-name="ce169" office:value-type="string" calcext:value-type="string">
            <text:p>BANCO GUAYAQUI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65626.16" calcext:value-type="float">
            <text:p>165,626.16</text:p>
          </table:table-cell>
          <table:table-cell table:style-name="ce170" office:value-type="float" office:value="19875.14" calcext:value-type="float">
            <text:p>19,875.14</text:p>
          </table:table-cell>
          <table:table-cell table:style-name="ce170" office:value-type="float" office:value="185501.3" calcext:value-type="float">
            <text:p>185,501.30</text:p>
          </table:table-cell>
          <table:table-cell table:style-name="ce170" office:value-type="float" office:value="13912.6" calcext:value-type="float">
            <text:p>13,912.60</text:p>
          </table:table-cell>
          <table:table-cell table:style-name="ce170" office:value-type="float" office:value="4554.72" calcext:value-type="float">
            <text:p>4,554.72</text:p>
          </table:table-cell>
          <table:table-cell table:style-name="ce170" office:value-type="float" office:value="18467.32" calcext:value-type="float">
            <text:p>18,467.32</text:p>
          </table:table-cell>
          <table:table-cell table:style-name="ce171" table:formula="of:=[.F28]-[.I28]" office:value-type="float" office:value="167033.98" calcext:value-type="float">
            <text:p>167,033.98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800707001</text:p>
          </table:table-cell>
          <table:table-cell table:style-name="ce169" office:value-type="string" calcext:value-type="string">
            <text:p>PREDIOS BONAFIDE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343.5" calcext:value-type="float">
            <text:p>343.50</text:p>
          </table:table-cell>
          <table:table-cell table:style-name="ce170" office:value-type="float" office:value="41.22" calcext:value-type="float">
            <text:p>41.22</text:p>
          </table:table-cell>
          <table:table-cell table:style-name="ce170" office:value-type="float" office:value="384.72" calcext:value-type="float">
            <text:p>384.72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29]-[.I29]" office:value-type="float" office:value="384.72" calcext:value-type="float">
            <text:p>384.72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2526742001</text:p>
          </table:table-cell>
          <table:table-cell table:style-name="ce169" office:value-type="string" calcext:value-type="string">
            <text:p>DINADEC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7124.72" calcext:value-type="float">
            <text:p>17,124.72</text:p>
          </table:table-cell>
          <table:table-cell table:style-name="ce170" office:value-type="float" office:value="2054.97" calcext:value-type="float">
            <text:p>2,054.97</text:p>
          </table:table-cell>
          <table:table-cell table:style-name="ce170" office:value-type="float" office:value="19179.69" calcext:value-type="float">
            <text:p>19,179.69</text:p>
          </table:table-cell>
          <table:table-cell table:style-name="ce170" office:value-type="float" office:value="1438.47" calcext:value-type="float">
            <text:p>1,438.47</text:p>
          </table:table-cell>
          <table:table-cell table:style-name="ce170" office:value-type="float" office:value="299.68" calcext:value-type="float">
            <text:p>299.68</text:p>
          </table:table-cell>
          <table:table-cell table:style-name="ce170" office:value-type="float" office:value="1738.15" calcext:value-type="float">
            <text:p>1,738.15</text:p>
          </table:table-cell>
          <table:table-cell table:style-name="ce171" table:formula="of:=[.F30]-[.I30]" office:value-type="float" office:value="17441.54" calcext:value-type="float">
            <text:p>17,441.54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3106704001</text:p>
          </table:table-cell>
          <table:table-cell table:style-name="ce169" office:value-type="string" calcext:value-type="string">
            <text:p>DENDA TIENDA DETIEN CIA. LTD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2343" calcext:value-type="float">
            <text:p>22,343.00</text:p>
          </table:table-cell>
          <table:table-cell table:style-name="ce170" office:value-type="float" office:value="2681.16" calcext:value-type="float">
            <text:p>2,681.16</text:p>
          </table:table-cell>
          <table:table-cell table:style-name="ce170" office:value-type="float" office:value="25024.16" calcext:value-type="float">
            <text:p>25,024.16</text:p>
          </table:table-cell>
          <table:table-cell table:style-name="ce170" office:value-type="float" office:value="1876.81" calcext:value-type="float">
            <text:p>1,876.81</text:p>
          </table:table-cell>
          <table:table-cell table:style-name="ce170" office:value-type="float" office:value="391" calcext:value-type="float">
            <text:p>391.00</text:p>
          </table:table-cell>
          <table:table-cell table:style-name="ce170" office:value-type="float" office:value="2267.81" calcext:value-type="float">
            <text:p>2,267.81</text:p>
          </table:table-cell>
          <table:table-cell table:style-name="ce171" table:formula="of:=[.F31]-[.I31]" office:value-type="float" office:value="22756.35" calcext:value-type="float">
            <text:p>22,756.35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390012949001</text:p>
          </table:table-cell>
          <table:table-cell table:style-name="ce169" office:value-type="string" calcext:value-type="string">
            <text:p>LA FABRI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2304.31" calcext:value-type="float">
            <text:p>22,304.31</text:p>
          </table:table-cell>
          <table:table-cell table:style-name="ce170" office:value-type="float" office:value="2676.51" calcext:value-type="float">
            <text:p>2,676.51</text:p>
          </table:table-cell>
          <table:table-cell table:style-name="ce170" office:value-type="float" office:value="24980.82" calcext:value-type="float">
            <text:p>24,980.82</text:p>
          </table:table-cell>
          <table:table-cell table:style-name="ce170" office:value-type="float" office:value="1873.55" calcext:value-type="float">
            <text:p>1,873.55</text:p>
          </table:table-cell>
          <table:table-cell table:style-name="ce170" office:value-type="float" office:value="613.34" calcext:value-type="float">
            <text:p>613.34</text:p>
          </table:table-cell>
          <table:table-cell table:style-name="ce170" office:value-type="float" office:value="2486.89" calcext:value-type="float">
            <text:p>2,486.89</text:p>
          </table:table-cell>
          <table:table-cell table:style-name="ce171" table:formula="of:=[.F32]-[.I32]" office:value-type="float" office:value="22493.93" calcext:value-type="float">
            <text:p>22,493.93</text:p>
          </table:table-cell>
          <table:table-cell table:number-columns-repeated="54"/>
        </table:table-row>
        <table:table-row table:style-name="ro2">
          <table:table-cell table:style-name="ce169"/>
          <table:table-cell table:style-name="ce169" table:formula="of:=[.D32]+[.D33]" office:value-type="float" office:value="20867.49" calcext:value-type="float">
            <text:p>20867.49</text:p>
          </table:table-cell>
          <table:table-cell table:style-name="ce169" office:value-type="string" calcext:value-type="string">
            <text:p>NCT</text:p>
          </table:table-cell>
          <table:table-cell table:style-name="ce170" office:value-type="float" office:value="-1436.82" calcext:value-type="float">
            <text:p>-1,436.82</text:p>
          </table:table-cell>
          <table:table-cell table:style-name="ce170" office:value-type="float" office:value="-172.42" calcext:value-type="float">
            <text:p>-172.42</text:p>
          </table:table-cell>
          <table:table-cell table:style-name="ce170" office:value-type="float" office:value="-1609.24" calcext:value-type="float">
            <text:p>-1,609.24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33]-[.I33]" office:value-type="float" office:value="-1609.24" calcext:value-type="float">
            <text:p>-1,609.24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1321596001</text:p>
          </table:table-cell>
          <table:table-cell table:style-name="ce169" office:value-type="string" calcext:value-type="string">
            <text:p>UNILEVER ANDINA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9009.33" calcext:value-type="float">
            <text:p>9,009.33</text:p>
          </table:table-cell>
          <table:table-cell table:style-name="ce170" office:value-type="float" office:value="1081.12" calcext:value-type="float">
            <text:p>1,081.12</text:p>
          </table:table-cell>
          <table:table-cell table:style-name="ce170" office:value-type="float" office:value="10090.45" calcext:value-type="float">
            <text:p>10,090.45</text:p>
          </table:table-cell>
          <table:table-cell table:style-name="ce170" office:value-type="float" office:value="756.78" calcext:value-type="float">
            <text:p>756.78</text:p>
          </table:table-cell>
          <table:table-cell table:style-name="ce170" office:value-type="float" office:value="247.77" calcext:value-type="float">
            <text:p>247.77</text:p>
          </table:table-cell>
          <table:table-cell table:style-name="ce170" office:value-type="float" office:value="1004.55" calcext:value-type="float">
            <text:p>1,004.55</text:p>
          </table:table-cell>
          <table:table-cell table:style-name="ce171" table:formula="of:=[.F34]-[.I34]" office:value-type="float" office:value="9085.9" calcext:value-type="float">
            <text:p>9,085.90</text:p>
          </table:table-cell>
          <table:table-cell table:number-columns-repeated="54"/>
        </table:table-row>
        <table:table-row table:style-name="ro2">
          <table:table-cell table:style-name="ce172" office:value-type="string" calcext:value-type="string">
            <text:p>Total Resultado</text:p>
          </table:table-cell>
          <table:table-cell table:style-name="ce172" table:number-columns-repeated="2"/>
          <table:table-cell table:style-name="ce173" office:value-type="float" office:value="238533.16" calcext:value-type="float">
            <text:p>238,533.16</text:p>
          </table:table-cell>
          <table:table-cell table:style-name="ce173" office:value-type="float" office:value="28623.97" calcext:value-type="float">
            <text:p>28,623.97</text:p>
          </table:table-cell>
          <table:table-cell table:style-name="ce173" office:value-type="float" office:value="267157.13" calcext:value-type="float">
            <text:p>267,157.13</text:p>
          </table:table-cell>
          <table:table-cell table:style-name="ce173" office:value-type="float" office:value="19858.21" calcext:value-type="float">
            <text:p>19,858.21</text:p>
          </table:table-cell>
          <table:table-cell table:style-name="ce173" office:value-type="float" office:value="6106.51" calcext:value-type="float">
            <text:p>6,106.51</text:p>
          </table:table-cell>
          <table:table-cell table:style-name="ce173" office:value-type="float" office:value="25964.72" calcext:value-type="float">
            <text:p>25,964.72</text:p>
          </table:table-cell>
          <table:table-cell table:style-name="ce174" table:formula="of:=[.F35]-[.I35]" office:value-type="float" office:value="241192.41" calcext:value-type="float">
            <text:p>241,192.41</text:p>
          </table:table-cell>
          <table:table-cell table:style-name="ce142" table:number-columns-repeated="54"/>
        </table:table-row>
        <table:table-row table:style-name="ro2">
          <table:table-cell table:number-columns-repeated="64"/>
        </table:table-row>
        <table:table-row table:style-name="ro2">
          <table:table-cell table:style-name="ce162" office:value-type="string" calcext:value-type="string">
            <text:p>Resumen de Ventas por Cliente, de Enero a Octubre</text:p>
          </table:table-cell>
          <table:table-cell table:number-columns-repeated="63"/>
        </table:table-row>
        <table:table-row table:style-name="ro2">
          <table:table-cell table:style-name="ce166" office:value-type="string" calcext:value-type="string">
            <text:p>RUC</text:p>
          </table:table-cell>
          <table:table-cell table:style-name="ce166" office:value-type="string" calcext:value-type="string">
            <text:p>Razón Social</text:p>
          </table:table-cell>
          <table:table-cell table:style-name="ce166" office:value-type="string" calcext:value-type="string">
            <text:p>tipo</text:p>
          </table:table-cell>
          <table:table-cell table:style-name="ce167" office:value-type="string" calcext:value-type="string">
            <text:p>Subtotal</text:p>
          </table:table-cell>
          <table:table-cell table:style-name="ce167" office:value-type="string" calcext:value-type="string">
            <text:p>IVA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RET. IVA</text:p>
          </table:table-cell>
          <table:table-cell table:style-name="ce167" office:value-type="string" calcext:value-type="string">
            <text:p>RET. FT.</text:p>
          </table:table-cell>
          <table:table-cell table:style-name="ce167" office:value-type="string" calcext:value-type="string">
            <text:p>Total Retenciones</text:p>
          </table:table-cell>
          <table:table-cell table:style-name="ce168" office:value-type="string" calcext:value-type="string">
            <text:p>Total General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10966407001</text:p>
          </table:table-cell>
          <table:table-cell table:style-name="ce169" office:value-type="string" calcext:value-type="string">
            <text:p>BADITH YAMIL HANNA CONTRERAS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45" calcext:value-type="float">
            <text:p>45.00</text:p>
          </table:table-cell>
          <table:table-cell table:style-name="ce170" office:value-type="float" office:value="5.4" calcext:value-type="float">
            <text:p>5.40</text:p>
          </table:table-cell>
          <table:table-cell table:style-name="ce170" office:value-type="float" office:value="50.4" calcext:value-type="float">
            <text:p>50.40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1.24" calcext:value-type="float">
            <text:p>1.24</text:p>
          </table:table-cell>
          <table:table-cell table:style-name="ce171" table:formula="of:=[.F39]-[.I39]" office:value-type="float" office:value="49.16" calcext:value-type="float">
            <text:p>49.16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68514210001</text:p>
          </table:table-cell>
          <table:table-cell table:style-name="ce169" office:value-type="string" calcext:value-type="string">
            <text:p>BENEMERITO CUERPO DE BOMBEROS DE GUAYAQUIL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7844" calcext:value-type="float">
            <text:p>7,844.00</text:p>
          </table:table-cell>
          <table:table-cell table:style-name="ce170" office:value-type="float" office:value="941.28" calcext:value-type="float">
            <text:p>941.28</text:p>
          </table:table-cell>
          <table:table-cell table:style-name="ce170" office:value-type="float" office:value="8785.28" calcext:value-type="float">
            <text:p>8,785.28</text:p>
          </table:table-cell>
          <table:table-cell table:style-name="ce170" office:value-type="float" office:value="658.9" calcext:value-type="float">
            <text:p>658.90</text:p>
          </table:table-cell>
          <table:table-cell table:style-name="ce170" office:value-type="float" office:value="156.88" calcext:value-type="float">
            <text:p>156.88</text:p>
          </table:table-cell>
          <table:table-cell table:style-name="ce170" office:value-type="float" office:value="815.78" calcext:value-type="float">
            <text:p>815.78</text:p>
          </table:table-cell>
          <table:table-cell table:style-name="ce171" table:formula="of:=[.F40]-[.I40]" office:value-type="float" office:value="7969.5" calcext:value-type="float">
            <text:p>7,969.50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23549001</text:p>
          </table:table-cell>
          <table:table-cell table:style-name="ce169" office:value-type="string" calcext:value-type="string">
            <text:p>CERVECERIA NACIONAL CN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1226.7" calcext:value-type="float">
            <text:p>21,226.70</text:p>
          </table:table-cell>
          <table:table-cell table:style-name="ce170" office:value-type="float" office:value="2547.2" calcext:value-type="float">
            <text:p>2,547.20</text:p>
          </table:table-cell>
          <table:table-cell table:style-name="ce170" office:value-type="float" office:value="23773.9" calcext:value-type="float">
            <text:p>23,773.90</text:p>
          </table:table-cell>
          <table:table-cell table:style-name="ce170" office:value-type="float" office:value="1783.04" calcext:value-type="float">
            <text:p>1,783.04</text:p>
          </table:table-cell>
          <table:table-cell table:style-name="ce170" office:value-type="float" office:value="371.47" calcext:value-type="float">
            <text:p>371.47</text:p>
          </table:table-cell>
          <table:table-cell table:style-name="ce170" office:value-type="float" office:value="2154.51" calcext:value-type="float">
            <text:p>2,154.51</text:p>
          </table:table-cell>
          <table:table-cell table:style-name="ce171" table:formula="of:=[.F41]-[.I41]" office:value-type="float" office:value="21619.39" calcext:value-type="float">
            <text:p>21,619.39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49459001</text:p>
          </table:table-cell>
          <table:table-cell table:style-name="ce169" office:value-type="string" calcext:value-type="string">
            <text:p>BANCO GUAYAQUI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64971.67" calcext:value-type="float">
            <text:p>64,971.67</text:p>
          </table:table-cell>
          <table:table-cell table:style-name="ce170" office:value-type="float" office:value="7796.59" calcext:value-type="float">
            <text:p>7,796.59</text:p>
          </table:table-cell>
          <table:table-cell table:style-name="ce170" office:value-type="float" office:value="72768.26" calcext:value-type="float">
            <text:p>72,768.26</text:p>
          </table:table-cell>
          <table:table-cell table:style-name="ce170" office:value-type="float" office:value="5341.68" calcext:value-type="float">
            <text:p>5,341.68</text:p>
          </table:table-cell>
          <table:table-cell table:style-name="ce170" office:value-type="float" office:value="1464" calcext:value-type="float">
            <text:p>1,464.00</text:p>
          </table:table-cell>
          <table:table-cell table:style-name="ce170" office:value-type="float" office:value="6805.68" calcext:value-type="float">
            <text:p>6,805.68</text:p>
          </table:table-cell>
          <table:table-cell table:style-name="ce171" table:formula="of:=[.F42]-[.I42]" office:value-type="float" office:value="65962.58" calcext:value-type="float">
            <text:p>65,962.58</text:p>
          </table:table-cell>
          <table:table-cell table:number-columns-repeated="54"/>
        </table:table-row>
        <table:table-row table:style-name="ro2">
          <table:table-cell table:style-name="ce169"/>
          <table:table-cell table:style-name="ce169" table:formula="of:=[.D42]+[.D43]" office:value-type="float" office:value="53471.23" calcext:value-type="float">
            <text:p>53471.23</text:p>
          </table:table-cell>
          <table:table-cell table:style-name="ce169" office:value-type="string" calcext:value-type="string">
            <text:p>NCT</text:p>
          </table:table-cell>
          <table:table-cell table:style-name="ce170" office:value-type="float" office:value="-11500.44" calcext:value-type="float">
            <text:p>-11,500.44</text:p>
          </table:table-cell>
          <table:table-cell table:style-name="ce170" office:value-type="float" office:value="-1380.06" calcext:value-type="float">
            <text:p>-1,380.06</text:p>
          </table:table-cell>
          <table:table-cell table:style-name="ce170" office:value-type="float" office:value="-12880.5" calcext:value-type="float">
            <text:p>-12,880.50</text:p>
          </table:table-cell>
          <table:table-cell table:number-columns-repeated="3" table:style-name="ce170" office:value-type="float" office:value="0" calcext:value-type="float">
            <text:p>0.00</text:p>
          </table:table-cell>
          <table:table-cell table:style-name="ce171" table:formula="of:=[.F43]-[.I43]" office:value-type="float" office:value="-12880.5" calcext:value-type="float">
            <text:p>-12,880.50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067279001</text:p>
          </table:table-cell>
          <table:table-cell table:style-name="ce169" office:value-type="string" calcext:value-type="string">
            <text:p>MC CANN ERICKSON ECUADOR PUBLICIDAD S.A. <text:s text:c="4"/>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705.76" calcext:value-type="float">
            <text:p>1,705.76</text:p>
          </table:table-cell>
          <table:table-cell table:style-name="ce170" office:value-type="float" office:value="204.69" calcext:value-type="float">
            <text:p>204.69</text:p>
          </table:table-cell>
          <table:table-cell table:style-name="ce170" office:value-type="float" office:value="1910.45" calcext:value-type="float">
            <text:p>1,910.45</text:p>
          </table:table-cell>
          <table:table-cell table:style-name="ce170" office:value-type="float" office:value="143.28" calcext:value-type="float">
            <text:p>143.28</text:p>
          </table:table-cell>
          <table:table-cell table:style-name="ce170" office:value-type="float" office:value="34.12" calcext:value-type="float">
            <text:p>34.12</text:p>
          </table:table-cell>
          <table:table-cell table:style-name="ce170" office:value-type="float" office:value="177.4" calcext:value-type="float">
            <text:p>177.40</text:p>
          </table:table-cell>
          <table:table-cell table:style-name="ce171" table:formula="of:=[.F44]-[.I44]" office:value-type="float" office:value="1733.05" calcext:value-type="float">
            <text:p>1,733.05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0800707001</text:p>
          </table:table-cell>
          <table:table-cell table:style-name="ce169" office:value-type="string" calcext:value-type="string">
            <text:p>PREDIOS BONAFIDE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456.48" calcext:value-type="float">
            <text:p>1,456.48</text:p>
          </table:table-cell>
          <table:table-cell table:style-name="ce170" office:value-type="float" office:value="174.78" calcext:value-type="float">
            <text:p>174.78</text:p>
          </table:table-cell>
          <table:table-cell table:style-name="ce170" office:value-type="float" office:value="1631.26" calcext:value-type="float">
            <text:p>1,631.26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29.13" calcext:value-type="float">
            <text:p>29.13</text:p>
          </table:table-cell>
          <table:table-cell table:style-name="ce171" table:formula="of:=[.F45]-[.I45]" office:value-type="float" office:value="1602.13" calcext:value-type="float">
            <text:p>1,602.13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1047808001</text:p>
          </table:table-cell>
          <table:table-cell table:style-name="ce169" office:value-type="string" calcext:value-type="string">
            <text:p>OTELO &amp; FABEL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63254.34" calcext:value-type="float">
            <text:p>63,254.34</text:p>
          </table:table-cell>
          <table:table-cell table:style-name="ce170" office:value-type="float" office:value="7590.53" calcext:value-type="float">
            <text:p>7,590.53</text:p>
          </table:table-cell>
          <table:table-cell table:style-name="ce170" office:value-type="float" office:value="70844.87" calcext:value-type="float">
            <text:p>70,844.87</text:p>
          </table:table-cell>
          <table:table-cell table:style-name="ce170" office:value-type="float" office:value="5130.04" calcext:value-type="float">
            <text:p>5,130.04</text:p>
          </table:table-cell>
          <table:table-cell table:style-name="ce170" office:value-type="float" office:value="815.25" calcext:value-type="float">
            <text:p>815.25</text:p>
          </table:table-cell>
          <table:table-cell table:style-name="ce170" office:value-type="float" office:value="5945.29" calcext:value-type="float">
            <text:p>5,945.29</text:p>
          </table:table-cell>
          <table:table-cell table:style-name="ce171" table:formula="of:=[.F46]-[.I46]" office:value-type="float" office:value="64899.58" calcext:value-type="float">
            <text:p>64,899.58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2526742001</text:p>
          </table:table-cell>
          <table:table-cell table:style-name="ce169" office:value-type="string" calcext:value-type="string">
            <text:p>DINADEC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738115.53" calcext:value-type="float">
            <text:p>738,115.53</text:p>
          </table:table-cell>
          <table:table-cell table:style-name="ce170" office:value-type="float" office:value="88573.87" calcext:value-type="float">
            <text:p>88,573.87</text:p>
          </table:table-cell>
          <table:table-cell table:style-name="ce170" office:value-type="float" office:value="826689.4" calcext:value-type="float">
            <text:p>826,689.40</text:p>
          </table:table-cell>
          <table:table-cell table:style-name="ce170" office:value-type="float" office:value="62001.71" calcext:value-type="float">
            <text:p>62,001.71</text:p>
          </table:table-cell>
          <table:table-cell table:style-name="ce170" office:value-type="float" office:value="7762.74" calcext:value-type="float">
            <text:p>7,762.74</text:p>
          </table:table-cell>
          <table:table-cell table:style-name="ce170" office:value-type="float" office:value="69764.45" calcext:value-type="float">
            <text:p>69,764.45</text:p>
          </table:table-cell>
          <table:table-cell table:style-name="ce171" table:formula="of:=[.F47]-[.I47]" office:value-type="float" office:value="756924.95" calcext:value-type="float">
            <text:p>756,924.95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0992565152001</text:p>
          </table:table-cell>
          <table:table-cell table:style-name="ce169" office:value-type="string" calcext:value-type="string">
            <text:p>LEVEL PRINT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161.85" calcext:value-type="float">
            <text:p>161.85</text:p>
          </table:table-cell>
          <table:table-cell table:style-name="ce170" office:value-type="float" office:value="19.42" calcext:value-type="float">
            <text:p>19.42</text:p>
          </table:table-cell>
          <table:table-cell table:style-name="ce170" office:value-type="float" office:value="181.27" calcext:value-type="float">
            <text:p>181.27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4.45" calcext:value-type="float">
            <text:p>4.45</text:p>
          </table:table-cell>
          <table:table-cell table:style-name="ce171" table:formula="of:=[.F48]-[.I48]" office:value-type="float" office:value="176.82" calcext:value-type="float">
            <text:p>176.82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390012949001</text:p>
          </table:table-cell>
          <table:table-cell table:style-name="ce169" office:value-type="string" calcext:value-type="string">
            <text:p>LA FABRIL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89560.47" calcext:value-type="float">
            <text:p>89,560.47</text:p>
          </table:table-cell>
          <table:table-cell table:style-name="ce170" office:value-type="float" office:value="10747.25" calcext:value-type="float">
            <text:p>10,747.25</text:p>
          </table:table-cell>
          <table:table-cell table:style-name="ce170" office:value-type="float" office:value="100307.72" calcext:value-type="float">
            <text:p>100,307.72</text:p>
          </table:table-cell>
          <table:table-cell table:style-name="ce170" office:value-type="float" office:value="7402.38" calcext:value-type="float">
            <text:p>7,402.38</text:p>
          </table:table-cell>
          <table:table-cell table:style-name="ce170" office:value-type="float" office:value="2209.56" calcext:value-type="float">
            <text:p>2,209.56</text:p>
          </table:table-cell>
          <table:table-cell table:style-name="ce170" office:value-type="float" office:value="9611.94" calcext:value-type="float">
            <text:p>9,611.94</text:p>
          </table:table-cell>
          <table:table-cell table:style-name="ce171" table:formula="of:=[.F49]-[.I49]" office:value-type="float" office:value="90695.78" calcext:value-type="float">
            <text:p>90,695.78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0516008001</text:p>
          </table:table-cell>
          <table:table-cell table:style-name="ce169" office:value-type="string" calcext:value-type="string">
            <text:p>CHUBB SEGUROS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924" calcext:value-type="float">
            <text:p>924.00</text:p>
          </table:table-cell>
          <table:table-cell table:style-name="ce170" office:value-type="float" office:value="110.88" calcext:value-type="float">
            <text:p>110.88</text:p>
          </table:table-cell>
          <table:table-cell table:style-name="ce170" office:value-type="float" office:value="1034.88" calcext:value-type="float">
            <text:p>1,034.88</text:p>
          </table:table-cell>
          <table:table-cell table:style-name="ce170" office:value-type="float" office:value="77.62" calcext:value-type="float">
            <text:p>77.62</text:p>
          </table:table-cell>
          <table:table-cell table:style-name="ce170" office:value-type="float" office:value="9.24" calcext:value-type="float">
            <text:p>9.24</text:p>
          </table:table-cell>
          <table:table-cell table:style-name="ce170" office:value-type="float" office:value="86.86" calcext:value-type="float">
            <text:p>86.86</text:p>
          </table:table-cell>
          <table:table-cell table:style-name="ce171" table:formula="of:=[.F50]-[.I50]" office:value-type="float" office:value="948.02" calcext:value-type="float">
            <text:p>948.02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1321596001</text:p>
          </table:table-cell>
          <table:table-cell table:style-name="ce169" office:value-type="string" calcext:value-type="string">
            <text:p>UNILEVER ANDINA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33243.65" calcext:value-type="float">
            <text:p>33,243.65</text:p>
          </table:table-cell>
          <table:table-cell table:style-name="ce170" office:value-type="float" office:value="3989.24" calcext:value-type="float">
            <text:p>3,989.24</text:p>
          </table:table-cell>
          <table:table-cell table:style-name="ce170" office:value-type="float" office:value="37232.89" calcext:value-type="float">
            <text:p>37,232.89</text:p>
          </table:table-cell>
          <table:table-cell table:style-name="ce170" office:value-type="float" office:value="2792.48" calcext:value-type="float">
            <text:p>2,792.48</text:p>
          </table:table-cell>
          <table:table-cell table:style-name="ce170" office:value-type="float" office:value="665.4" calcext:value-type="float">
            <text:p>665.40</text:p>
          </table:table-cell>
          <table:table-cell table:style-name="ce170" office:value-type="float" office:value="3457.88" calcext:value-type="float">
            <text:p>3,457.88</text:p>
          </table:table-cell>
          <table:table-cell table:style-name="ce171" table:formula="of:=[.F51]-[.I51]" office:value-type="float" office:value="33775.01" calcext:value-type="float">
            <text:p>33,775.01</text:p>
          </table:table-cell>
          <table:table-cell table:number-columns-repeated="54"/>
        </table:table-row>
        <table:table-row table:style-name="ro2">
          <table:table-cell table:style-name="ce169" office:value-type="string" calcext:value-type="string">
            <text:p>1792083354001</text:p>
          </table:table-cell>
          <table:table-cell table:style-name="ce169" office:value-type="string" calcext:value-type="string">
            <text:p>PRODUCTOS TISSUE DEL ECUADOR S.A.</text:p>
          </table:table-cell>
          <table:table-cell table:style-name="ce169" office:value-type="string" calcext:value-type="string">
            <text:p>FAC</text:p>
          </table:table-cell>
          <table:table-cell table:style-name="ce170" office:value-type="float" office:value="2707.04" calcext:value-type="float">
            <text:p>2,707.04</text:p>
          </table:table-cell>
          <table:table-cell table:style-name="ce170" office:value-type="float" office:value="324.84" calcext:value-type="float">
            <text:p>324.84</text:p>
          </table:table-cell>
          <table:table-cell table:style-name="ce170" office:value-type="float" office:value="3031.88" calcext:value-type="float">
            <text:p>3,031.88</text:p>
          </table:table-cell>
          <table:table-cell table:style-name="ce170" office:value-type="float" office:value="227.38" calcext:value-type="float">
            <text:p>227.38</text:p>
          </table:table-cell>
          <table:table-cell table:style-name="ce170" office:value-type="float" office:value="74.44" calcext:value-type="float">
            <text:p>74.44</text:p>
          </table:table-cell>
          <table:table-cell table:style-name="ce170" office:value-type="float" office:value="301.82" calcext:value-type="float">
            <text:p>301.82</text:p>
          </table:table-cell>
          <table:table-cell table:style-name="ce171" table:formula="of:=[.F52]-[.I52]" office:value-type="float" office:value="2730.06" calcext:value-type="float">
            <text:p>2,730.06</text:p>
          </table:table-cell>
          <table:table-cell table:number-columns-repeated="54"/>
        </table:table-row>
        <table:table-row table:style-name="ro2">
          <table:table-cell table:style-name="ce172" office:value-type="string" calcext:value-type="string">
            <text:p>Total Resultado</text:p>
          </table:table-cell>
          <table:table-cell table:style-name="ce172" table:number-columns-repeated="2"/>
          <table:table-cell table:style-name="ce173" office:value-type="float" office:value="1013716.05" calcext:value-type="float">
            <text:p>1,013,716.05</text:p>
          </table:table-cell>
          <table:table-cell table:style-name="ce173" office:value-type="float" office:value="121645.91" calcext:value-type="float">
            <text:p>121,645.91</text:p>
          </table:table-cell>
          <table:table-cell table:style-name="ce173" office:value-type="float" office:value="1135361.96" calcext:value-type="float">
            <text:p>1,135,361.96</text:p>
          </table:table-cell>
          <table:table-cell table:style-name="ce173" office:value-type="float" office:value="85558.51" calcext:value-type="float">
            <text:p>85,558.51</text:p>
          </table:table-cell>
          <table:table-cell table:style-name="ce173" office:value-type="float" office:value="13597.92" calcext:value-type="float">
            <text:p>13,597.92</text:p>
          </table:table-cell>
          <table:table-cell table:style-name="ce173" office:value-type="float" office:value="99156.43" calcext:value-type="float">
            <text:p>99,156.43</text:p>
          </table:table-cell>
          <table:table-cell table:style-name="ce174" table:formula="of:=[.F53]-[.I53]" office:value-type="float" office:value="1036205.53" calcext:value-type="float">
            <text:p>1,036,205.53</text:p>
          </table:table-cell>
          <table:table-cell table:style-name="ce142" table:number-columns-repeated="54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120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37" table:visibility="collapse" table:number-columns-repeated="3" table:default-cell-style-name="ce1"/>
        <table:table-column table:style-name="co37" table:number-columns-repeated="2" table:default-cell-style-name="ce1"/>
        <table:table-column table:style-name="co37" table:visibility="collapse" table:number-columns-repeated="2" table:default-cell-style-name="ce1"/>
        <table:table-column table:style-name="co38" table:default-cell-style-name="ce1"/>
        <table:table-column table:style-name="co38" table:visibility="collapse" table:number-columns-repeated="6" table:default-cell-style-name="ce1"/>
        <table:table-column table:style-name="co38" table:default-cell-style-name="ce1"/>
        <table:table-column table:style-name="co38" table:visibility="collapse" table:number-columns-repeated="19" table:default-cell-style-name="ce1"/>
        <table:table-column table:style-name="co38" table:default-cell-style-name="ce1"/>
        <table:table-column table:style-name="co6" table:default-cell-style-name="ce1"/>
        <table:table-column table:style-name="co38" table:number-columns-repeated="19" table:default-cell-style-name="ce1"/>
        <table:table-row table:style-name="ro2">
          <table:table-cell table:style-name="ce178" office:value-type="string" calcext:value-type="string" table:number-columns-spanned="45" table:number-rows-spanned="1">
            <text:p>VENTAS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RET. IVA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RET. FT.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ESFERAS NAVIDEÑAS BANCO GUAYAQUIL - PTO 201912000574</text:p>
          </table:table-cell>
          <table:table-cell table:style-name="ce176" office:value-type="string" calcext:value-type="string">
            <text:p>FAC 001-001-000000456</text:p>
          </table:table-cell>
          <table:table-cell table:style-name="ce176" office:value-type="string" calcext:value-type="string">
            <text:p>06012020010992333618001200100100000045693080178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2</text:p>
          </table:table-cell>
          <table:table-cell table:style-name="ce176"/>
          <table:table-cell table:style-name="ce176" office:value-type="float" office:value="272.63" calcext:value-type="float">
            <text:p>272.6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72.63" calcext:value-type="float">
            <text:p>272.63</text:p>
          </table:table-cell>
          <table:table-cell table:style-name="ce176" office:value-type="float" office:value="32.72" calcext:value-type="float">
            <text:p>32.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5.35" calcext:value-type="float">
            <text:p>305.35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CTIVACIÓN LADYMULTIMARKET - PTO 201912000565</text:p>
          </table:table-cell>
          <table:table-cell table:style-name="ce176" office:value-type="string" calcext:value-type="string">
            <text:p>FAC 001-001-000000457</text:p>
          </table:table-cell>
          <table:table-cell table:style-name="ce176" office:value-type="string" calcext:value-type="string">
            <text:p>06012020010992333618001200100100000045793080323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3</text:p>
          </table:table-cell>
          <table:table-cell table:style-name="ce176"/>
          <table:table-cell table:style-name="ce176" office:value-type="float" office:value="3656.8" calcext:value-type="float">
            <text:p>3656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656.8" calcext:value-type="float">
            <text:p>3656.8</text:p>
          </table:table-cell>
          <table:table-cell table:style-name="ce176" office:value-type="float" office:value="438.82" calcext:value-type="float">
            <text:p>438.8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95.62" calcext:value-type="float">
            <text:p>4095.6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07.17" calcext:value-type="float">
            <text:p>307.1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7.17" calcext:value-type="float">
            <text:p>307.17</text:p>
          </table:table-cell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01-020-000036207</text:p>
          </table:table-cell>
          <table:table-cell table:style-name="ce176" office:value-type="string" calcext:value-type="string">
            <text:p>24012020070990049459001200102000003620779209878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3.14" calcext:value-type="float">
            <text:p>73.14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3.14" calcext:value-type="float">
            <text:p>73.14</text:p>
          </table:table-cell>
          <table:table-cell table:style-name="ce176" office:value-type="float" office:value="380.31" calcext:value-type="float">
            <text:p>380.3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INAUGURACIÓN OFICINA 9 PISO - PTO 201912000564</text:p>
          </table:table-cell>
          <table:table-cell table:style-name="ce176" office:value-type="string" calcext:value-type="string">
            <text:p>FAC 001-001-000000458</text:p>
          </table:table-cell>
          <table:table-cell table:style-name="ce176" office:value-type="string" calcext:value-type="string">
            <text:p>06012020010992333618001200100100000045893080384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4</text:p>
          </table:table-cell>
          <table:table-cell table:style-name="ce176"/>
          <table:table-cell table:style-name="ce176" office:value-type="float" office:value="168" calcext:value-type="float">
            <text:p>16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68" calcext:value-type="float">
            <text:p>168</text:p>
          </table:table-cell>
          <table:table-cell table:style-name="ce176" office:value-type="float" office:value="20.16" calcext:value-type="float">
            <text:p>20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8.16" calcext:value-type="float">
            <text:p>188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4.11" calcext:value-type="float">
            <text:p>14.1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.11" calcext:value-type="float">
            <text:p>14.11</text:p>
          </table:table-cell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01-020-000036208</text:p>
          </table:table-cell>
          <table:table-cell table:style-name="ce176" office:value-type="string" calcext:value-type="string">
            <text:p>24012020070990049459001200102000003620801234818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36" calcext:value-type="float">
            <text:p>3.36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36" calcext:value-type="float">
            <text:p>3.36</text:p>
          </table:table-cell>
          <table:table-cell table:style-name="ce176" office:value-type="float" office:value="17.47" calcext:value-type="float">
            <text:p>17.4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1/2020</text:p>
          </table:table-cell>
          <table:table-cell table:style-name="ce176" office:value-type="string" calcext:value-type="string">
            <text:p>0990800707001</text:p>
          </table:table-cell>
          <table:table-cell table:style-name="ce176" office:value-type="string" calcext:value-type="string">
            <text:p>PREDIOS BONAFIDE S.A.</text:p>
          </table:table-cell>
          <table:table-cell table:style-name="ce176" office:value-type="string" calcext:value-type="string">
            <text:p>SERVICIO DE DECORACION EVENTO CORPORATIVO - NAVIDEÑO - PTO 201911000545</text:p>
          </table:table-cell>
          <table:table-cell table:style-name="ce176" office:value-type="string" calcext:value-type="string">
            <text:p>FAC 001-001-000000459</text:p>
          </table:table-cell>
          <table:table-cell table:style-name="ce176" office:value-type="string" calcext:value-type="string">
            <text:p>06012020010992333618001200100100000045993152073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5</text:p>
          </table:table-cell>
          <table:table-cell table:style-name="ce176"/>
          <table:table-cell table:style-name="ce176" office:value-type="float" office:value="1456.48" calcext:value-type="float">
            <text:p>1456.4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456.48" calcext:value-type="float">
            <text:p>1456.48</text:p>
          </table:table-cell>
          <table:table-cell table:style-name="ce176" office:value-type="float" office:value="174.78" calcext:value-type="float">
            <text:p>174.7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31.26" calcext:value-type="float">
            <text:p>1631.26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06/01/2020</text:p>
          </table:table-cell>
          <table:table-cell table:style-name="ce176" office:value-type="string" calcext:value-type="string">
            <text:p>001-001-000011404</text:p>
          </table:table-cell>
          <table:table-cell table:style-name="ce176" office:value-type="string" calcext:value-type="string">
            <text:p>112448678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9.13" calcext:value-type="float">
            <text:p>29.13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29.13" calcext:value-type="float">
            <text:p>29.1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01/2020</text:p>
          </table:table-cell>
          <table:table-cell table:style-name="ce176" office:value-type="string" calcext:value-type="string">
            <text:p>1790516008001</text:p>
          </table:table-cell>
          <table:table-cell table:style-name="ce176" office:value-type="string" calcext:value-type="string">
            <text:p>CHUBB SEGUROS ECUADOR S.A.</text:p>
          </table:table-cell>
          <table:table-cell table:style-name="ce176" office:value-type="string" calcext:value-type="string">
            <text:p>Traslado y montaje de muebles en tres ciudades <text:s/>- PTO 201912000576</text:p>
          </table:table-cell>
          <table:table-cell table:style-name="ce176" office:value-type="string" calcext:value-type="string">
            <text:p>FAC 001-001-000000460</text:p>
          </table:table-cell>
          <table:table-cell table:style-name="ce176" office:value-type="string" calcext:value-type="string">
            <text:p>10012020010992333618001200100100000046093705050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6</text:p>
          </table:table-cell>
          <table:table-cell table:style-name="ce176"/>
          <table:table-cell table:style-name="ce176" office:value-type="float" office:value="924" calcext:value-type="float">
            <text:p>92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24" calcext:value-type="float">
            <text:p>924</text:p>
          </table:table-cell>
          <table:table-cell table:style-name="ce176" office:value-type="float" office:value="110.88" calcext:value-type="float">
            <text:p>110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34.88" calcext:value-type="float">
            <text:p>1034.8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77.62" calcext:value-type="float">
            <text:p>77.6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7.62" calcext:value-type="float">
            <text:p>77.62</text:p>
          </table:table-cell>
          <table:table-cell table:style-name="ce176" office:value-type="string" calcext:value-type="string">
            <text:p>15/01/2020</text:p>
          </table:table-cell>
          <table:table-cell table:style-name="ce176" office:value-type="string" calcext:value-type="string">
            <text:p>001-009-000086813</text:p>
          </table:table-cell>
          <table:table-cell table:style-name="ce176" office:value-type="string" calcext:value-type="string">
            <text:p>1501202007179051600800120010090000868136284589813</text:p>
          </table:table-cell>
          <table:table-cell table:style-name="ce176" office:value-type="float" office:value="9.24" calcext:value-type="float">
            <text:p>9.24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24" calcext:value-type="float">
            <text:p>9.24</text:p>
          </table:table-cell>
          <table:table-cell table:style-name="ce176" office:value-type="float" office:value="86.86" calcext:value-type="float">
            <text:p>86.8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lmacenamiento de elementos de marca <text:s/>- PTO 201912000583</text:p>
          </table:table-cell>
          <table:table-cell table:style-name="ce176" office:value-type="string" calcext:value-type="string">
            <text:p>FAC 001-001-000000461</text:p>
          </table:table-cell>
          <table:table-cell table:style-name="ce176" office:value-type="string" calcext:value-type="string">
            <text:p>14012020010992333618001200100100000046194316036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7</text:p>
          </table:table-cell>
          <table:table-cell table:style-name="ce176"/>
          <table:table-cell table:style-name="ce176" office:value-type="float" office:value="1062.6" calcext:value-type="float">
            <text:p>1062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62.6" calcext:value-type="float">
            <text:p>1062.6</text:p>
          </table:table-cell>
          <table:table-cell table:style-name="ce176" office:value-type="float" office:value="127.51" calcext:value-type="float">
            <text:p>127.5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90.11" calcext:value-type="float">
            <text:p>1190.1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9.26" calcext:value-type="float">
            <text:p>89.2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9.26" calcext:value-type="float">
            <text:p>89.26</text:p>
          </table:table-cell>
          <table:table-cell table:style-name="ce176" office:value-type="string" calcext:value-type="string">
            <text:p>17/01/2020</text:p>
          </table:table-cell>
          <table:table-cell table:style-name="ce176" office:value-type="string" calcext:value-type="string">
            <text:p>001-050-000335814</text:p>
          </table:table-cell>
          <table:table-cell table:style-name="ce176" office:value-type="string" calcext:value-type="string">
            <text:p>170120200713900129490012001050000335814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25" calcext:value-type="float">
            <text:p>21.25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25" calcext:value-type="float">
            <text:p>21.25</text:p>
          </table:table-cell>
          <table:table-cell table:style-name="ce176" office:value-type="float" office:value="110.51" calcext:value-type="float">
            <text:p>110.5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1000589; PTO 201912000582; PTO 201912000580</text:p>
          </table:table-cell>
          <table:table-cell table:style-name="ce176" office:value-type="string" calcext:value-type="string">
            <text:p>FAC 001-001-000000462</text:p>
          </table:table-cell>
          <table:table-cell table:style-name="ce176" office:value-type="string" calcext:value-type="string">
            <text:p>17012020010992333618001200100100000046294745327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8</text:p>
          </table:table-cell>
          <table:table-cell table:style-name="ce176"/>
          <table:table-cell table:style-name="ce176" office:value-type="float" office:value="620" calcext:value-type="float">
            <text:p>62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20" calcext:value-type="float">
            <text:p>620</text:p>
          </table:table-cell>
          <table:table-cell table:style-name="ce176" office:value-type="float" office:value="74.4" calcext:value-type="float">
            <text:p>74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94.4" calcext:value-type="float">
            <text:p>694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2.08" calcext:value-type="float">
            <text:p>52.0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2.08" calcext:value-type="float">
            <text:p>52.08</text:p>
          </table:table-cell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01-003-000098796</text:p>
          </table:table-cell>
          <table:table-cell table:style-name="ce176" office:value-type="string" calcext:value-type="string">
            <text:p>24012020071791321596001200100300009879600098796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4" calcext:value-type="float">
            <text:p>12.4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4" calcext:value-type="float">
            <text:p>12.4</text:p>
          </table:table-cell>
          <table:table-cell table:style-name="ce176" office:value-type="float" office:value="64.48" calcext:value-type="float">
            <text:p>64.48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7/0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ACTIVACION REINVENTION - PTO 201911000547 _x000D_</text:p>
            <text:p>OC: 5002632233 _x000D_</text:p>
            <text:p>EA: 1010170166</text:p>
          </table:table-cell>
          <table:table-cell table:style-name="ce176" office:value-type="string" calcext:value-type="string">
            <text:p>FAC 001-001-000000463</text:p>
          </table:table-cell>
          <table:table-cell table:style-name="ce176" office:value-type="string" calcext:value-type="string">
            <text:p>17012020010992333618001200100100000046394757234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9</text:p>
          </table:table-cell>
          <table:table-cell table:style-name="ce176"/>
          <table:table-cell table:style-name="ce176" office:value-type="float" office:value="6980.6" calcext:value-type="float">
            <text:p>6980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980.6" calcext:value-type="float">
            <text:p>6980.6</text:p>
          </table:table-cell>
          <table:table-cell table:style-name="ce176" office:value-type="float" office:value="837.67" calcext:value-type="float">
            <text:p>837.6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818.27" calcext:value-type="float">
            <text:p>7818.2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86.37" calcext:value-type="float">
            <text:p>586.3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86.37" calcext:value-type="float">
            <text:p>586.37</text:p>
          </table:table-cell>
          <table:table-cell table:style-name="ce176" office:value-type="string" calcext:value-type="string">
            <text:p>17/01/2020</text:p>
          </table:table-cell>
          <table:table-cell table:style-name="ce176" office:value-type="string" calcext:value-type="string">
            <text:p>014-005-000041207</text:p>
          </table:table-cell>
          <table:table-cell table:style-name="ce176" office:value-type="string" calcext:value-type="string">
            <text:p>2101202007099252674200120140050000412072834761514</text:p>
          </table:table-cell>
          <table:table-cell table:style-name="ce176" office:value-type="float" office:value="69.81" calcext:value-type="float">
            <text:p>69.8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9.81" calcext:value-type="float">
            <text:p>69.81</text:p>
          </table:table-cell>
          <table:table-cell table:style-name="ce176" office:value-type="float" office:value="656.18" calcext:value-type="float">
            <text:p>656.1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VENTOS SOLCA GYE y UIO <text:s/>- PTO 202001000602</text:p>
          </table:table-cell>
          <table:table-cell table:style-name="ce176" office:value-type="string" calcext:value-type="string">
            <text:p>FAC 001-001-000000464</text:p>
          </table:table-cell>
          <table:table-cell table:style-name="ce176" office:value-type="string" calcext:value-type="string">
            <text:p>17012020010992333618001200100100000046494783148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0</text:p>
          </table:table-cell>
          <table:table-cell table:style-name="ce176"/>
          <table:table-cell table:style-name="ce176" office:value-type="float" office:value="7711" calcext:value-type="float">
            <text:p>771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711" calcext:value-type="float">
            <text:p>7711</text:p>
          </table:table-cell>
          <table:table-cell table:style-name="ce176" office:value-type="float" office:value="925.32" calcext:value-type="float">
            <text:p>925.3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636.32" calcext:value-type="float">
            <text:p>8636.3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47.72" calcext:value-type="float">
            <text:p>647.7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7.72" calcext:value-type="float">
            <text:p>647.72</text:p>
          </table:table-cell>
          <table:table-cell table:style-name="ce176" office:value-type="string" calcext:value-type="string">
            <text:p>23/01/2020</text:p>
          </table:table-cell>
          <table:table-cell table:style-name="ce176" office:value-type="string" calcext:value-type="string">
            <text:p>001-050-000336944</text:p>
          </table:table-cell>
          <table:table-cell table:style-name="ce176" office:value-type="string" calcext:value-type="string">
            <text:p>23012020071390012949001200105000033694413900129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4.22" calcext:value-type="float">
            <text:p>154.2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4.22" calcext:value-type="float">
            <text:p>154.22</text:p>
          </table:table-cell>
          <table:table-cell table:style-name="ce176" office:value-type="float" office:value="801.94" calcext:value-type="float">
            <text:p>801.9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0/01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Visibilidad para SANCHEZ AGUILAR - PTO 202001000601</text:p>
          </table:table-cell>
          <table:table-cell table:style-name="ce176" office:value-type="string" calcext:value-type="string">
            <text:p>FAC 001-001-000000465</text:p>
          </table:table-cell>
          <table:table-cell table:style-name="ce176" office:value-type="string" calcext:value-type="string">
            <text:p>20012020010992333618001200100100000046595132976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1</text:p>
          </table:table-cell>
          <table:table-cell table:style-name="ce176"/>
          <table:table-cell table:style-name="ce176" office:value-type="float" office:value="225.5" calcext:value-type="float">
            <text:p>225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25.5" calcext:value-type="float">
            <text:p>225.5</text:p>
          </table:table-cell>
          <table:table-cell table:style-name="ce176" office:value-type="float" office:value="27.06" calcext:value-type="float">
            <text:p>27.0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2.56" calcext:value-type="float">
            <text:p>252.5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.94" calcext:value-type="float">
            <text:p>18.9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.94" calcext:value-type="float">
            <text:p>18.94</text:p>
          </table:table-cell>
          <table:table-cell table:style-name="ce176" office:value-type="string" calcext:value-type="string">
            <text:p>20/01/2020</text:p>
          </table:table-cell>
          <table:table-cell table:style-name="ce176" office:value-type="string" calcext:value-type="string">
            <text:p>001-040-000041087</text:p>
          </table:table-cell>
          <table:table-cell table:style-name="ce176" office:value-type="string" calcext:value-type="string">
            <text:p>2001202007099104780800120010400000410872007000113</text:p>
          </table:table-cell>
          <table:table-cell table:style-name="ce176" office:value-type="float" office:value="2.05" calcext:value-type="float">
            <text:p>2.0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41" calcext:value-type="float">
            <text:p>0.41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46" calcext:value-type="float">
            <text:p>2.46</text:p>
          </table:table-cell>
          <table:table-cell table:style-name="ce176" office:value-type="float" office:value="21.4" calcext:value-type="float">
            <text:p>21.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0/01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CHARLA INTIMA COLEGIO SANTIAGO MAYOR <text:s/>- PTO 202001000592</text:p>
          </table:table-cell>
          <table:table-cell table:style-name="ce176" office:value-type="string" calcext:value-type="string">
            <text:p>FAC 001-001-000000466</text:p>
          </table:table-cell>
          <table:table-cell table:style-name="ce176" office:value-type="string" calcext:value-type="string">
            <text:p>20012020010992333618001200100100000046695133287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2</text:p>
          </table:table-cell>
          <table:table-cell table:style-name="ce176"/>
          <table:table-cell table:style-name="ce176" office:value-type="float" office:value="816.2" calcext:value-type="float">
            <text:p>816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816.2" calcext:value-type="float">
            <text:p>816.2</text:p>
          </table:table-cell>
          <table:table-cell table:style-name="ce176" office:value-type="float" office:value="97.94" calcext:value-type="float">
            <text:p>97.9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14.14" calcext:value-type="float">
            <text:p>914.1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8.56" calcext:value-type="float">
            <text:p>68.5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8.56" calcext:value-type="float">
            <text:p>68.56</text:p>
          </table:table-cell>
          <table:table-cell table:style-name="ce176" office:value-type="string" calcext:value-type="string">
            <text:p>20/01/2020</text:p>
          </table:table-cell>
          <table:table-cell table:style-name="ce176" office:value-type="string" calcext:value-type="string">
            <text:p>001-040-000041089</text:p>
          </table:table-cell>
          <table:table-cell table:style-name="ce176" office:value-type="string" calcext:value-type="string">
            <text:p>2001202007099104780800120010400000410892007000114</text:p>
          </table:table-cell>
          <table:table-cell table:style-name="ce176" office:value-type="float" office:value="7.42" calcext:value-type="float">
            <text:p>7.42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48" calcext:value-type="float">
            <text:p>1.4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9" calcext:value-type="float">
            <text:p>8.9</text:p>
          </table:table-cell>
          <table:table-cell table:style-name="ce176" office:value-type="float" office:value="77.46" calcext:value-type="float">
            <text:p>77.46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0/01/2020</text:p>
          </table:table-cell>
          <table:table-cell table:style-name="ce176" office:value-type="string" calcext:value-type="string">
            <text:p>0968514210001</text:p>
          </table:table-cell>
          <table:table-cell table:style-name="ce176" office:value-type="string" calcext:value-type="string">
            <text:p>BENEMERITO CUERPO DE BOMBEROS DE GUAYAQUIL</text:p>
          </table:table-cell>
          <table:table-cell table:style-name="ce176" office:value-type="string" calcext:value-type="string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table:style-name="ce176" office:value-type="string" calcext:value-type="string">
            <text:p>FAC 001-001-000000468</text:p>
          </table:table-cell>
          <table:table-cell table:style-name="ce176" office:value-type="string" calcext:value-type="string">
            <text:p>20012020010992333618001200100100000046895212615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4</text:p>
          </table:table-cell>
          <table:table-cell table:style-name="ce176"/>
          <table:table-cell table:style-name="ce176" office:value-type="float" office:value="5512" calcext:value-type="float">
            <text:p>551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12" calcext:value-type="float">
            <text:p>5512</text:p>
          </table:table-cell>
          <table:table-cell table:style-name="ce176" office:value-type="float" office:value="661.44" calcext:value-type="float">
            <text:p>661.4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173.44" calcext:value-type="float">
            <text:p>6173.4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3.01" calcext:value-type="float">
            <text:p>463.0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3.01" calcext:value-type="float">
            <text:p>463.01</text:p>
          </table:table-cell>
          <table:table-cell table:style-name="ce176" office:value-type="string" calcext:value-type="string">
            <text:p>20/01/2020</text:p>
          </table:table-cell>
          <table:table-cell table:style-name="ce176" office:value-type="string" calcext:value-type="string">
            <text:p>001-002-000018243</text:p>
          </table:table-cell>
          <table:table-cell table:style-name="ce176" office:value-type="string" calcext:value-type="string">
            <text:p>20012020070968514210001200100200001824300044584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0.24" calcext:value-type="float">
            <text:p>110.24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0.24" calcext:value-type="float">
            <text:p>110.24</text:p>
          </table:table-cell>
          <table:table-cell table:style-name="ce176" office:value-type="float" office:value="573.25" calcext:value-type="float">
            <text:p>573.25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1/0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LOCUTOR NOCHE AMARILLA 2020 - PTO 202001000587_x000D_</text:p>
            <text:p>OC: 5002633479_x000D_</text:p>
            <text:p>EA: 1010176641</text:p>
          </table:table-cell>
          <table:table-cell table:style-name="ce176" office:value-type="string" calcext:value-type="string">
            <text:p>FAC 001-001-000000470</text:p>
          </table:table-cell>
          <table:table-cell table:style-name="ce176" office:value-type="string" calcext:value-type="string">
            <text:p>2101202001099233361800120010010000004709535608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6</text:p>
          </table:table-cell>
          <table:table-cell table:style-name="ce176"/>
          <table:table-cell table:style-name="ce176" office:value-type="float" office:value="1650" calcext:value-type="float">
            <text:p>16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650" calcext:value-type="float">
            <text:p>1650</text:p>
          </table:table-cell>
          <table:table-cell table:style-name="ce176" office:value-type="float" office:value="198" calcext:value-type="float">
            <text:p>19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48" calcext:value-type="float">
            <text:p>184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38.6" calcext:value-type="float">
            <text:p>138.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8.6" calcext:value-type="float">
            <text:p>138.6</text:p>
          </table:table-cell>
          <table:table-cell table:style-name="ce176" office:value-type="string" calcext:value-type="string">
            <text:p>23/01/2020</text:p>
          </table:table-cell>
          <table:table-cell table:style-name="ce176" office:value-type="string" calcext:value-type="string">
            <text:p>014-005-000041318</text:p>
          </table:table-cell>
          <table:table-cell table:style-name="ce176" office:value-type="string" calcext:value-type="string">
            <text:p>2301202007099252674200120140050000413187863152416</text:p>
          </table:table-cell>
          <table:table-cell table:style-name="ce176" office:value-type="float" office:value="16.5" calcext:value-type="float">
            <text:p>16.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.5" calcext:value-type="float">
            <text:p>16.5</text:p>
          </table:table-cell>
          <table:table-cell table:style-name="ce176" office:value-type="float" office:value="155.1" calcext:value-type="float">
            <text:p>155.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NC 47 APLICA FACTURA 375 BANCO GUAYAQUIL</text:p>
          </table:table-cell>
          <table:table-cell table:style-name="ce176" office:value-type="string" calcext:value-type="string">
            <text:p>NCT 001-001-000000047</text:p>
          </table:table-cell>
          <table:table-cell table:style-name="ce176" office:value-type="string" calcext:value-type="string">
            <text:p>24012020040992333618001200100100000004795737850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7</text:p>
          </table:table-cell>
          <table:table-cell table:style-name="ce176"/>
          <table:table-cell table:style-name="ce176" office:value-type="float" office:value="-240.8" calcext:value-type="float">
            <text:p>-240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-240.8" calcext:value-type="float">
            <text:p>-240.8</text:p>
          </table:table-cell>
          <table:table-cell table:style-name="ce176" office:value-type="float" office:value="-28.9" calcext:value-type="float">
            <text:p>-28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269.7" calcext:value-type="float">
            <text:p>-269.7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NOTA DE CREDITO # 48 BANCO GUAYAQUIL APLICA FC 416</text:p>
          </table:table-cell>
          <table:table-cell table:style-name="ce176" office:value-type="string" calcext:value-type="string">
            <text:p>NCT 001-001-000000048</text:p>
          </table:table-cell>
          <table:table-cell table:style-name="ce176" office:value-type="string" calcext:value-type="string">
            <text:p>24012020040992333618001200100100000004895746772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8</text:p>
          </table:table-cell>
          <table:table-cell table:style-name="ce176"/>
          <table:table-cell table:style-name="ce176" office:value-type="float" office:value="-2238.88" calcext:value-type="float">
            <text:p>-2238.8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-2238.88" calcext:value-type="float">
            <text:p>-2238.88</text:p>
          </table:table-cell>
          <table:table-cell table:style-name="ce176" office:value-type="float" office:value="-268.67" calcext:value-type="float">
            <text:p>-268.6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2507.55" calcext:value-type="float">
            <text:p>-2507.55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NOTA DE CREDITO # 49 BANCO GUAYAQUIL APLICA FC 418</text:p>
          </table:table-cell>
          <table:table-cell table:style-name="ce176" office:value-type="string" calcext:value-type="string">
            <text:p>NCT 001-001-000000049</text:p>
          </table:table-cell>
          <table:table-cell table:style-name="ce176" office:value-type="string" calcext:value-type="string">
            <text:p>24012020040992333618001200100100000004995747293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19</text:p>
          </table:table-cell>
          <table:table-cell table:style-name="ce176"/>
          <table:table-cell table:style-name="ce176" office:value-type="float" office:value="-7640.64" calcext:value-type="float">
            <text:p>-7640.6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-7640.64" calcext:value-type="float">
            <text:p>-7640.64</text:p>
          </table:table-cell>
          <table:table-cell table:style-name="ce176" office:value-type="float" office:value="-916.88" calcext:value-type="float">
            <text:p>-916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8557.52" calcext:value-type="float">
            <text:p>-8557.52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2"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FIESTA DE TODOS PARTE 1 - PTO 202001000607_x000D_</text:p>
            <text:p>OC: 5002634466_x000D_</text:p>
            <text:p>EA: 1010186553_x000D_</text:p>
            <text:p/>
          </table:table-cell>
          <table:table-cell table:style-name="ce176" office:value-type="string" calcext:value-type="string">
            <text:p>FAC 001-001-000000471</text:p>
          </table:table-cell>
          <table:table-cell table:style-name="ce176" office:value-type="string" calcext:value-type="string">
            <text:p>24012020010992333618001200100100000047195779610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20</text:p>
          </table:table-cell>
          <table:table-cell table:style-name="ce176"/>
          <table:table-cell table:style-name="ce176" office:value-type="float" office:value="212748.25" calcext:value-type="float">
            <text:p>212748.2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12748.25" calcext:value-type="float">
            <text:p>212748.25</text:p>
          </table:table-cell>
          <table:table-cell table:style-name="ce176" office:value-type="float" office:value="25529.79" calcext:value-type="float">
            <text:p>25529.7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38278.04" calcext:value-type="float">
            <text:p>238278.0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7870.85" calcext:value-type="float">
            <text:p>17870.8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7870.85" calcext:value-type="float">
            <text:p>17870.85</text:p>
          </table:table-cell>
          <table:table-cell table:style-name="ce176" office:value-type="string" calcext:value-type="string">
            <text:p>27/01/2020</text:p>
          </table:table-cell>
          <table:table-cell table:style-name="ce176" office:value-type="string" calcext:value-type="string">
            <text:p>014-005-000041701</text:p>
          </table:table-cell>
          <table:table-cell table:style-name="ce176" office:value-type="string" calcext:value-type="string">
            <text:p>2701202007099252674200120140050000417017281465312</text:p>
          </table:table-cell>
          <table:table-cell table:style-name="ce176" office:value-type="float" office:value="2127.48" calcext:value-type="float">
            <text:p>2127.4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27.48" calcext:value-type="float">
            <text:p>2127.48</text:p>
          </table:table-cell>
          <table:table-cell table:style-name="ce176" office:value-type="float" office:value="19998.33" calcext:value-type="float">
            <text:p>19998.33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4/0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STAND DE REGISTRO CN - PTO 202001000614_x000D_</text:p>
            <text:p>OC: 5002635293_x000D_</text:p>
            <text:p>EA: 1010186576</text:p>
          </table:table-cell>
          <table:table-cell table:style-name="ce176" office:value-type="string" calcext:value-type="string">
            <text:p>FAC 001-001-000000472</text:p>
          </table:table-cell>
          <table:table-cell table:style-name="ce176" office:value-type="string" calcext:value-type="string">
            <text:p>24012020010992333618001200100100000047295782503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21</text:p>
          </table:table-cell>
          <table:table-cell table:style-name="ce176"/>
          <table:table-cell table:style-name="ce176" office:value-type="float" office:value="600" calcext:value-type="float">
            <text:p>60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00" calcext:value-type="float">
            <text:p>600</text:p>
          </table:table-cell>
          <table:table-cell table:style-name="ce176" office:value-type="float" office:value="72" calcext:value-type="float">
            <text:p>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72" calcext:value-type="float">
            <text:p>67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0.4" calcext:value-type="float">
            <text:p>50.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0.4" calcext:value-type="float">
            <text:p>50.4</text:p>
          </table:table-cell>
          <table:table-cell table:style-name="ce176" office:value-type="string" calcext:value-type="string">
            <text:p>27/01/2020</text:p>
          </table:table-cell>
          <table:table-cell table:style-name="ce176" office:value-type="string" calcext:value-type="string">
            <text:p>014-005-000041702</text:p>
          </table:table-cell>
          <table:table-cell table:style-name="ce176" office:value-type="string" calcext:value-type="string">
            <text:p>2701202007099252674200120140050000417024586217315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6.4" calcext:value-type="float">
            <text:p>56.4</text:p>
          </table:table-cell>
          <table:table-cell table:number-columns-repeated="19"/>
        </table:table-row>
        <table:table-row table:style-name="ro2">
          <table:table-cell table:number-columns-repeated="9"/>
          <table:table-cell table:style-name="ce177" office:value-type="float" office:value="234283.74" calcext:value-type="float">
            <text:p>234283.74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234283.74" calcext:value-type="float">
            <text:p>234283.74</text:p>
          </table:table-cell>
          <table:table-cell table:style-name="ce177" office:value-type="float" office:value="28114.04" calcext:value-type="float">
            <text:p>28114.04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262397.78" calcext:value-type="float">
            <text:p>262397.78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style-name="ce177" office:value-type="float" office:value="20384.69" calcext:value-type="float">
            <text:p>20384.69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0384.69" calcext:value-type="float">
            <text:p>20384.69</text:p>
          </table:table-cell>
          <table:table-cell table:style-name="ce177" table:number-columns-repeated="3"/>
          <table:table-cell table:style-name="ce177" office:value-type="float" office:value="2238.5" calcext:value-type="float">
            <text:p>2238.5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405.63" calcext:value-type="float">
            <text:p>405.63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2644.13" calcext:value-type="float">
            <text:p>2644.13</text:p>
          </table:table-cell>
          <table:table-cell table:style-name="ce177" office:value-type="float" office:value="23028.82" calcext:value-type="float">
            <text:p>23028.82</text:p>
          </table:table-cell>
          <table:table-cell table:number-columns-repeated="19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220" table:style-name="ta1">
        <table:table-column table:style-name="co12" table:default-cell-style-name="ce1"/>
        <table:table-column table:style-name="co39" table:default-cell-style-name="ce1"/>
        <table:table-column table:style-name="co23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visibility="collapse" table:default-cell-style-name="ce1"/>
        <table:table-column table:style-name="co20" table:visibility="collapse" table:default-cell-style-name="ce1"/>
        <table:table-column table:style-name="co46" table:visibility="collapse" table:default-cell-style-name="ce1"/>
        <table:table-column table:style-name="co7" table:visibility="collapse" table:default-cell-style-name="ce1"/>
        <table:table-column table:style-name="co20" table:default-cell-style-name="ce1"/>
        <table:table-column table:style-name="co47" table:default-cell-style-name="ce1"/>
        <table:table-column table:style-name="co48" table:visibility="collapse" table:default-cell-style-name="ce1"/>
        <table:table-column table:style-name="co49" table:visibility="collapse" table:default-cell-style-name="ce1"/>
        <table:table-column table:style-name="co20" table:default-cell-style-name="ce1"/>
        <table:table-column table:style-name="co50" table:visibility="collapse" table:number-columns-repeated="4" table:default-cell-style-name="ce1"/>
        <table:table-column table:style-name="co17" table:visibility="collapse" table:default-cell-style-name="ce1"/>
        <table:table-column table:style-name="co51" table:visibility="collapse" table:default-cell-style-name="ce1"/>
        <table:table-column table:style-name="co52" table:default-cell-style-name="ce1"/>
        <table:table-column table:style-name="co53" table:visibility="collapse" table:default-cell-style-name="ce1"/>
        <table:table-column table:style-name="co54" table:visibility="collapse" table:default-cell-style-name="ce1"/>
        <table:table-column table:style-name="co42" table:visibility="collapse" table:default-cell-style-name="ce1"/>
        <table:table-column table:style-name="co47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57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0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9" table:visibility="collapse" table:default-cell-style-name="ce1"/>
        <table:table-column table:style-name="co55" table:visibility="collapse" table:default-cell-style-name="ce1"/>
        <table:table-column table:style-name="co52" table:default-cell-style-name="ce1"/>
        <table:table-column table:style-name="co54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ESFERAS NAVIDEÑAS BANCO GUAYAQUIL - PTO 201912000574</text:p>
          </table:table-cell>
          <table:table-cell table:style-name="ce176" office:value-type="string" calcext:value-type="string">
            <text:p>FAC 001-001-000000456</text:p>
          </table:table-cell>
          <table:table-cell table:style-name="ce176" office:value-type="string" calcext:value-type="string">
            <text:p>06012020010992333618001200100100000045693080178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1000002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22.9" calcext:value-type="float">
            <text:p>22.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.9" calcext:value-type="float">
            <text:p>22.9</text:p>
          </table:table-cell>
          <table:table-cell table:style-name="ce176" office:value-type="string" calcext:value-type="string">
            <text:p>26/02/2020</text:p>
          </table:table-cell>
          <table:table-cell table:style-name="ce176" office:value-type="string" calcext:value-type="string">
            <text:p>001-020-000039309</text:p>
          </table:table-cell>
          <table:table-cell table:style-name="ce176" office:value-type="string" calcext:value-type="string">
            <text:p>26022020070990049459001200102000003930982745315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45" calcext:value-type="float">
            <text:p>5.45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45" calcext:value-type="float">
            <text:p>5.45</text:p>
          </table:table-cell>
          <table:table-cell table:style-name="ce176" office:value-type="float" office:value="28.35" calcext:value-type="float">
            <text:p>28.3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RODUCTO PARA EXHIBICION <text:s/>- PTO 202001000625</text:p>
          </table:table-cell>
          <table:table-cell table:style-name="ce176" office:value-type="string" calcext:value-type="string">
            <text:p>FAC 001-001-000000473</text:p>
          </table:table-cell>
          <table:table-cell table:style-name="ce176" office:value-type="string" calcext:value-type="string">
            <text:p>05022020010992333618001200100100000047397641389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1</text:p>
          </table:table-cell>
          <table:table-cell table:style-name="ce176"/>
          <table:table-cell table:style-name="ce176" office:value-type="float" office:value="161.7" calcext:value-type="float">
            <text:p>161.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61.7" calcext:value-type="float">
            <text:p>161.7</text:p>
          </table:table-cell>
          <table:table-cell table:style-name="ce176" office:value-type="float" office:value="19.4" calcext:value-type="float">
            <text:p>19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1.1" calcext:value-type="float">
            <text:p>181.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3.58" calcext:value-type="float">
            <text:p>13.5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.58" calcext:value-type="float">
            <text:p>13.58</text:p>
          </table:table-cell>
          <table:table-cell table:style-name="ce176" office:value-type="string" calcext:value-type="string">
            <text:p>07/02/2020</text:p>
          </table:table-cell>
          <table:table-cell table:style-name="ce176" office:value-type="string" calcext:value-type="string">
            <text:p>001-050-000340955</text:p>
          </table:table-cell>
          <table:table-cell table:style-name="ce176" office:value-type="string" calcext:value-type="string">
            <text:p>07022020071390012949001200105000034095513900129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23" calcext:value-type="float">
            <text:p>3.23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23" calcext:value-type="float">
            <text:p>3.23</text:p>
          </table:table-cell>
          <table:table-cell table:style-name="ce176" office:value-type="float" office:value="16.81" calcext:value-type="float">
            <text:p>16.8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TECHO para JUEGOS SOLCA - PTO 202001000610</text:p>
          </table:table-cell>
          <table:table-cell table:style-name="ce176" office:value-type="string" calcext:value-type="string">
            <text:p>FAC 001-001-000000474</text:p>
          </table:table-cell>
          <table:table-cell table:style-name="ce176" office:value-type="string" calcext:value-type="string">
            <text:p>0502202001099233361800120010010000004749764207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2</text:p>
          </table:table-cell>
          <table:table-cell table:style-name="ce176"/>
          <table:table-cell table:style-name="ce176" office:value-type="float" office:value="1815" calcext:value-type="float">
            <text:p>181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815" calcext:value-type="float">
            <text:p>1815</text:p>
          </table:table-cell>
          <table:table-cell table:style-name="ce176" office:value-type="float" office:value="217.8" calcext:value-type="float">
            <text:p>217.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32.8" calcext:value-type="float">
            <text:p>2032.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52.46" calcext:value-type="float">
            <text:p>152.4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2.46" calcext:value-type="float">
            <text:p>152.46</text:p>
          </table:table-cell>
          <table:table-cell table:style-name="ce176" office:value-type="string" calcext:value-type="string">
            <text:p>07/02/2020</text:p>
          </table:table-cell>
          <table:table-cell table:style-name="ce176" office:value-type="string" calcext:value-type="string">
            <text:p>001-050-000340956</text:p>
          </table:table-cell>
          <table:table-cell table:style-name="ce176" office:value-type="string" calcext:value-type="string">
            <text:p>070220200713900129490012001050000340956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6.3" calcext:value-type="float">
            <text:p>36.3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6.3" calcext:value-type="float">
            <text:p>36.3</text:p>
          </table:table-cell>
          <table:table-cell table:style-name="ce176" office:value-type="float" office:value="188.76" calcext:value-type="float">
            <text:p>188.7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DESFILE DE TEMPORADA - INTIMA <text:s/>- PTO 202001000618</text:p>
          </table:table-cell>
          <table:table-cell table:style-name="ce176" office:value-type="string" calcext:value-type="string">
            <text:p>FAC 001-001-000000475</text:p>
          </table:table-cell>
          <table:table-cell table:style-name="ce176" office:value-type="string" calcext:value-type="string">
            <text:p>05022020010992333618001200100100000047597655364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3</text:p>
          </table:table-cell>
          <table:table-cell table:style-name="ce176"/>
          <table:table-cell table:style-name="ce176" office:value-type="float" office:value="4812.5" calcext:value-type="float">
            <text:p>4812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812.5" calcext:value-type="float">
            <text:p>4812.5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390" calcext:value-type="float">
            <text:p>5390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04.25" calcext:value-type="float">
            <text:p>404.2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4.25" calcext:value-type="float">
            <text:p>404.25</text:p>
          </table:table-cell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01-040-000041485</text:p>
          </table:table-cell>
          <table:table-cell table:style-name="ce176" office:value-type="string" calcext:value-type="string">
            <text:p>0502202007099104780800120010400000414852007000119</text:p>
          </table:table-cell>
          <table:table-cell table:style-name="ce176" office:value-type="float" office:value="43.75" calcext:value-type="float">
            <text:p>43.7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75" calcext:value-type="float">
            <text:p>8.75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2.5" calcext:value-type="float">
            <text:p>52.5</text:p>
          </table:table-cell>
          <table:table-cell table:style-name="ce176" office:value-type="float" office:value="456.75" calcext:value-type="float">
            <text:p>456.7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DESFILE DE TEMPORADA - PERLA SUAVIZANTE - PTO 202001000609</text:p>
          </table:table-cell>
          <table:table-cell table:style-name="ce176" office:value-type="string" calcext:value-type="string">
            <text:p>FAC 001-001-000000476</text:p>
          </table:table-cell>
          <table:table-cell table:style-name="ce176" office:value-type="string" calcext:value-type="string">
            <text:p>05022020010992333618001200100100000047697655523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4</text:p>
          </table:table-cell>
          <table:table-cell table:style-name="ce176"/>
          <table:table-cell table:style-name="ce176" office:value-type="float" office:value="7944.2" calcext:value-type="float">
            <text:p>7944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944.2" calcext:value-type="float">
            <text:p>7944.2</text:p>
          </table:table-cell>
          <table:table-cell table:style-name="ce176" office:value-type="float" office:value="953.3" calcext:value-type="float">
            <text:p>953.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897.5" calcext:value-type="float">
            <text:p>8897.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67.31" calcext:value-type="float">
            <text:p>667.3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67.31" calcext:value-type="float">
            <text:p>667.31</text:p>
          </table:table-cell>
          <table:table-cell table:style-name="ce176" office:value-type="string" calcext:value-type="string">
            <text:p>07/02/2020</text:p>
          </table:table-cell>
          <table:table-cell table:style-name="ce176" office:value-type="string" calcext:value-type="string">
            <text:p>001-050-000340957</text:p>
          </table:table-cell>
          <table:table-cell table:style-name="ce176" office:value-type="string" calcext:value-type="string">
            <text:p>070220200713900129490012001050000340957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8.88" calcext:value-type="float">
            <text:p>158.8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8.88" calcext:value-type="float">
            <text:p>158.88</text:p>
          </table:table-cell>
          <table:table-cell table:style-name="ce176" office:value-type="float" office:value="826.19" calcext:value-type="float">
            <text:p>826.1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evento LA PIZARRA INTIMA <text:s/>- PTO 202001000603</text:p>
          </table:table-cell>
          <table:table-cell table:style-name="ce176" office:value-type="string" calcext:value-type="string">
            <text:p>FAC 001-001-000000477</text:p>
          </table:table-cell>
          <table:table-cell table:style-name="ce176" office:value-type="string" calcext:value-type="string">
            <text:p>05022020010992333618001200100100000047797655905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5</text:p>
          </table:table-cell>
          <table:table-cell table:style-name="ce176"/>
          <table:table-cell table:style-name="ce176" office:value-type="float" office:value="3590.4" calcext:value-type="float">
            <text:p>3590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590.4" calcext:value-type="float">
            <text:p>3590.4</text:p>
          </table:table-cell>
          <table:table-cell table:style-name="ce176" office:value-type="float" office:value="430.85" calcext:value-type="float">
            <text:p>430.8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21.25" calcext:value-type="float">
            <text:p>4021.2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01.6" calcext:value-type="float">
            <text:p>301.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1.6" calcext:value-type="float">
            <text:p>301.6</text:p>
          </table:table-cell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01-040-000041486</text:p>
          </table:table-cell>
          <table:table-cell table:style-name="ce176" office:value-type="string" calcext:value-type="string">
            <text:p>0502202007099104780800120010400000414862007000114</text:p>
          </table:table-cell>
          <table:table-cell table:style-name="ce176" office:value-type="float" office:value="32.64" calcext:value-type="float">
            <text:p>32.64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53" calcext:value-type="float">
            <text:p>6.53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9.17" calcext:value-type="float">
            <text:p>39.17</text:p>
          </table:table-cell>
          <table:table-cell table:style-name="ce176" office:value-type="float" office:value="340.77" calcext:value-type="float">
            <text:p>340.7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LANZAMIENTO SHOP SMALL - PTO 201911000554</text:p>
          </table:table-cell>
          <table:table-cell table:style-name="ce176" office:value-type="string" calcext:value-type="string">
            <text:p>FAC 001-001-000000478</text:p>
          </table:table-cell>
          <table:table-cell table:style-name="ce176" office:value-type="string" calcext:value-type="string">
            <text:p>05022020010992333618001200100100000047897705471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6</text:p>
          </table:table-cell>
          <table:table-cell table:style-name="ce176"/>
          <table:table-cell table:style-name="ce176" office:value-type="float" office:value="2238.88" calcext:value-type="float">
            <text:p>2238.8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238.88" calcext:value-type="float">
            <text:p>2238.88</text:p>
          </table:table-cell>
          <table:table-cell table:style-name="ce176" office:value-type="float" office:value="268.67" calcext:value-type="float">
            <text:p>268.6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07.55" calcext:value-type="float">
            <text:p>2507.5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8.07" calcext:value-type="float">
            <text:p>188.0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8.07" calcext:value-type="float">
            <text:p>188.07</text:p>
          </table:table-cell>
          <table:table-cell table:style-name="ce176" office:value-type="string" calcext:value-type="string">
            <text:p>26/02/2020</text:p>
          </table:table-cell>
          <table:table-cell table:style-name="ce176" office:value-type="string" calcext:value-type="string">
            <text:p>001-020-000039313</text:p>
          </table:table-cell>
          <table:table-cell table:style-name="ce176" office:value-type="string" calcext:value-type="string">
            <text:p>26022020070990049459001200102000003931391144491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4.78" calcext:value-type="float">
            <text:p>44.7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4.78" calcext:value-type="float">
            <text:p>44.78</text:p>
          </table:table-cell>
          <table:table-cell table:style-name="ce176" office:value-type="float" office:value="232.85" calcext:value-type="float">
            <text:p>232.8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COPA BRITANICA AMERICANA - PTO 201911000550</text:p>
          </table:table-cell>
          <table:table-cell table:style-name="ce176" office:value-type="string" calcext:value-type="string">
            <text:p>FAC 001-001-000000479</text:p>
          </table:table-cell>
          <table:table-cell table:style-name="ce176" office:value-type="string" calcext:value-type="string">
            <text:p>05022020010992333618001200100100000047997705682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7</text:p>
          </table:table-cell>
          <table:table-cell table:style-name="ce176"/>
          <table:table-cell table:style-name="ce176" office:value-type="float" office:value="7640.64" calcext:value-type="float">
            <text:p>7640.6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640.64" calcext:value-type="float">
            <text:p>7640.64</text:p>
          </table:table-cell>
          <table:table-cell table:style-name="ce176" office:value-type="float" office:value="916.88" calcext:value-type="float">
            <text:p>916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557.52" calcext:value-type="float">
            <text:p>8557.52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DICIONALES LANZAMIENTO CADAVER EXQUISITO - PTO 201910000493</text:p>
          </table:table-cell>
          <table:table-cell table:style-name="ce176" office:value-type="string" calcext:value-type="string">
            <text:p>FAC 001-001-000000480</text:p>
          </table:table-cell>
          <table:table-cell table:style-name="ce176" office:value-type="string" calcext:value-type="string">
            <text:p>05022020010992333618001200100100000048097705861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8</text:p>
          </table:table-cell>
          <table:table-cell table:style-name="ce176"/>
          <table:table-cell table:style-name="ce176" office:value-type="float" office:value="240.8" calcext:value-type="float">
            <text:p>240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40.8" calcext:value-type="float">
            <text:p>240.8</text:p>
          </table:table-cell>
          <table:table-cell table:style-name="ce176" office:value-type="float" office:value="28.9" calcext:value-type="float">
            <text:p>28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9.7" calcext:value-type="float">
            <text:p>269.7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7/0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NOCHE AMARILLA BARCELONA 2020 - PTO 202001000588_x000D_</text:p>
            <text:p>OC 5002633479_x000D_</text:p>
            <text:p>EA 1010176643</text:p>
          </table:table-cell>
          <table:table-cell table:style-name="ce176" office:value-type="string" calcext:value-type="string">
            <text:p>FAC 001-001-000000481</text:p>
          </table:table-cell>
          <table:table-cell table:style-name="ce176" office:value-type="string" calcext:value-type="string">
            <text:p>07022020010992333618001200100100000048198068828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9</text:p>
          </table:table-cell>
          <table:table-cell table:style-name="ce176"/>
          <table:table-cell table:style-name="ce176" office:value-type="float" office:value="159170" calcext:value-type="float">
            <text:p>15917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59170" calcext:value-type="float">
            <text:p>159170</text:p>
          </table:table-cell>
          <table:table-cell table:style-name="ce176" office:value-type="float" office:value="19100.4" calcext:value-type="float">
            <text:p>19100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78270.4" calcext:value-type="float">
            <text:p>178270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3370.28" calcext:value-type="float">
            <text:p>13370.2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370.28" calcext:value-type="float">
            <text:p>13370.28</text:p>
          </table:table-cell>
          <table:table-cell table:style-name="ce176" office:value-type="string" calcext:value-type="string">
            <text:p>11/02/2020</text:p>
          </table:table-cell>
          <table:table-cell table:style-name="ce176" office:value-type="string" calcext:value-type="string">
            <text:p>014-005-000043100</text:p>
          </table:table-cell>
          <table:table-cell table:style-name="ce176" office:value-type="string" calcext:value-type="string">
            <text:p>1102202007099252674200120140050000431003648512710</text:p>
          </table:table-cell>
          <table:table-cell table:style-name="ce176" office:value-type="float" office:value="1591.7" calcext:value-type="float">
            <text:p>1591.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91.7" calcext:value-type="float">
            <text:p>1591.7</text:p>
          </table:table-cell>
          <table:table-cell table:style-name="ce176" office:value-type="float" office:value="14961.98" calcext:value-type="float">
            <text:p>14961.9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ULGUERO QUITO PERLA <text:s/>- PTO 202002000628</text:p>
          </table:table-cell>
          <table:table-cell table:style-name="ce176" office:value-type="string" calcext:value-type="string">
            <text:p>FAC 001-001-000000482</text:p>
          </table:table-cell>
          <table:table-cell table:style-name="ce176" office:value-type="string" calcext:value-type="string">
            <text:p>10022020010992333618001200100100000048298388834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0</text:p>
          </table:table-cell>
          <table:table-cell table:style-name="ce176"/>
          <table:table-cell table:style-name="ce176" office:value-type="float" office:value="287.65" calcext:value-type="float">
            <text:p>287.6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7.65" calcext:value-type="float">
            <text:p>287.65</text:p>
          </table:table-cell>
          <table:table-cell table:style-name="ce176" office:value-type="float" office:value="34.52" calcext:value-type="float">
            <text:p>34.5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2.17" calcext:value-type="float">
            <text:p>322.1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4.16" calcext:value-type="float">
            <text:p>24.1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.16" calcext:value-type="float">
            <text:p>24.16</text:p>
          </table:table-cell>
          <table:table-cell table:style-name="ce176" office:value-type="string" calcext:value-type="string">
            <text:p>12/02/2020</text:p>
          </table:table-cell>
          <table:table-cell table:style-name="ce176" office:value-type="string" calcext:value-type="string">
            <text:p>001-050-000341590</text:p>
          </table:table-cell>
          <table:table-cell table:style-name="ce176" office:value-type="string" calcext:value-type="string">
            <text:p>120220200713900129490012001050000341590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75" calcext:value-type="float">
            <text:p>5.75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75" calcext:value-type="float">
            <text:p>5.75</text:p>
          </table:table-cell>
          <table:table-cell table:style-name="ce176" office:value-type="float" office:value="29.91" calcext:value-type="float">
            <text:p>29.9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02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DESFILE DE TEMPORADA - INTIMA 2 <text:s/>- PTO 202001000620</text:p>
          </table:table-cell>
          <table:table-cell table:style-name="ce176" office:value-type="string" calcext:value-type="string">
            <text:p>FAC 001-001-000000484</text:p>
          </table:table-cell>
          <table:table-cell table:style-name="ce176" office:value-type="string" calcext:value-type="string">
            <text:p>10022020010992333618001200100100000048498389035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2</text:p>
          </table:table-cell>
          <table:table-cell table:style-name="ce176"/>
          <table:table-cell table:style-name="ce176" office:value-type="float" office:value="2125.2" calcext:value-type="float">
            <text:p>2125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125.2" calcext:value-type="float">
            <text:p>2125.2</text:p>
          </table:table-cell>
          <table:table-cell table:style-name="ce176" office:value-type="float" office:value="255.02" calcext:value-type="float">
            <text:p>255.0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380.22" calcext:value-type="float">
            <text:p>2380.2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78.51" calcext:value-type="float">
            <text:p>178.5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78.51" calcext:value-type="float">
            <text:p>178.51</text:p>
          </table:table-cell>
          <table:table-cell table:style-name="ce176" office:value-type="string" calcext:value-type="string">
            <text:p>10/02/2020</text:p>
          </table:table-cell>
          <table:table-cell table:style-name="ce176" office:value-type="string" calcext:value-type="string">
            <text:p>001-040-000041691</text:p>
          </table:table-cell>
          <table:table-cell table:style-name="ce176" office:value-type="string" calcext:value-type="string">
            <text:p>1002202007099104780800120010400000416912007000111</text:p>
          </table:table-cell>
          <table:table-cell table:style-name="ce176" office:value-type="float" office:value="19.32" calcext:value-type="float">
            <text:p>19.32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86" calcext:value-type="float">
            <text:p>3.86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3.18" calcext:value-type="float">
            <text:p>23.18</text:p>
          </table:table-cell>
          <table:table-cell table:style-name="ce176" office:value-type="float" office:value="201.69" calcext:value-type="float">
            <text:p>201.6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MOMMY CARE <text:s/>- PTO 202001000613</text:p>
          </table:table-cell>
          <table:table-cell table:style-name="ce176" office:value-type="string" calcext:value-type="string">
            <text:p>FAC 001-001-000000485</text:p>
          </table:table-cell>
          <table:table-cell table:style-name="ce176" office:value-type="string" calcext:value-type="string">
            <text:p>10022020010992333618001200100100000048598389110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3</text:p>
          </table:table-cell>
          <table:table-cell table:style-name="ce176"/>
          <table:table-cell table:style-name="ce176" office:value-type="float" office:value="321.75" calcext:value-type="float">
            <text:p>321.7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21.75" calcext:value-type="float">
            <text:p>321.75</text:p>
          </table:table-cell>
          <table:table-cell table:style-name="ce176" office:value-type="float" office:value="38.61" calcext:value-type="float">
            <text:p>38.6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60.36" calcext:value-type="float">
            <text:p>360.3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7.03" calcext:value-type="float">
            <text:p>27.0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.03" calcext:value-type="float">
            <text:p>27.03</text:p>
          </table:table-cell>
          <table:table-cell table:style-name="ce176" office:value-type="string" calcext:value-type="string">
            <text:p>12/02/2020</text:p>
          </table:table-cell>
          <table:table-cell table:style-name="ce176" office:value-type="string" calcext:value-type="string">
            <text:p>001-050-000341591</text:p>
          </table:table-cell>
          <table:table-cell table:style-name="ce176" office:value-type="string" calcext:value-type="string">
            <text:p>120220200713900129490012001050000341591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44" calcext:value-type="float">
            <text:p>6.44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44" calcext:value-type="float">
            <text:p>6.44</text:p>
          </table:table-cell>
          <table:table-cell table:style-name="ce176" office:value-type="float" office:value="33.47" calcext:value-type="float">
            <text:p>33.47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0/02/2020</text:p>
          </table:table-cell>
          <table:table-cell table:style-name="ce176" office:value-type="string" calcext:value-type="string">
            <text:p>0968514210001</text:p>
          </table:table-cell>
          <table:table-cell table:style-name="ce176" office:value-type="string" calcext:value-type="string">
            <text:p>BENEMERITO CUERPO DE BOMBEROS DE GUAYAQUIL</text:p>
          </table:table-cell>
          <table:table-cell table:style-name="ce176" office:value-type="string" calcext:value-type="string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table:style-name="ce176" office:value-type="string" calcext:value-type="string">
            <text:p>FAC 001-001-000000486</text:p>
          </table:table-cell>
          <table:table-cell table:style-name="ce176" office:value-type="string" calcext:value-type="string">
            <text:p>1002202001099233361800120010010000004869839278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4</text:p>
          </table:table-cell>
          <table:table-cell table:style-name="ce176"/>
          <table:table-cell table:style-name="ce176" office:value-type="float" office:value="1908" calcext:value-type="float">
            <text:p>190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908" calcext:value-type="float">
            <text:p>1908</text:p>
          </table:table-cell>
          <table:table-cell table:style-name="ce176" office:value-type="float" office:value="228.96" calcext:value-type="float">
            <text:p>228.9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36.96" calcext:value-type="float">
            <text:p>2136.9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60.27" calcext:value-type="float">
            <text:p>160.2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0.27" calcext:value-type="float">
            <text:p>160.27</text:p>
          </table:table-cell>
          <table:table-cell table:style-name="ce176" office:value-type="string" calcext:value-type="string">
            <text:p>10/02/2020</text:p>
          </table:table-cell>
          <table:table-cell table:style-name="ce176" office:value-type="string" calcext:value-type="string">
            <text:p>001-002-000018666</text:p>
          </table:table-cell>
          <table:table-cell table:style-name="ce176" office:value-type="string" calcext:value-type="string">
            <text:p>10022020070968514210001200100200001866600045874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8.16" calcext:value-type="float">
            <text:p>38.16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8.16" calcext:value-type="float">
            <text:p>38.16</text:p>
          </table:table-cell>
          <table:table-cell table:style-name="ce176" office:value-type="float" office:value="198.43" calcext:value-type="float">
            <text:p>198.4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1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Día Internacional Contra Cáncer Infantil Perla - PTO 202001000621</text:p>
          </table:table-cell>
          <table:table-cell table:style-name="ce176" office:value-type="string" calcext:value-type="string">
            <text:p>FAC 001-001-000000487</text:p>
          </table:table-cell>
          <table:table-cell table:style-name="ce176" office:value-type="string" calcext:value-type="string">
            <text:p>11022020010992333618001200100100000048798572989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5</text:p>
          </table:table-cell>
          <table:table-cell table:style-name="ce176"/>
          <table:table-cell table:style-name="ce176" office:value-type="float" office:value="796.13" calcext:value-type="float">
            <text:p>796.1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96.13" calcext:value-type="float">
            <text:p>796.13</text:p>
          </table:table-cell>
          <table:table-cell table:style-name="ce176" office:value-type="float" office:value="95.54" calcext:value-type="float">
            <text:p>95.5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91.67" calcext:value-type="float">
            <text:p>891.6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6.88" calcext:value-type="float">
            <text:p>66.8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6.88" calcext:value-type="float">
            <text:p>66.88</text:p>
          </table:table-cell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001-050-000343261</text:p>
          </table:table-cell>
          <table:table-cell table:style-name="ce176" office:value-type="string" calcext:value-type="string">
            <text:p>18022020071390012949001200105000034326113900129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92" calcext:value-type="float">
            <text:p>15.9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92" calcext:value-type="float">
            <text:p>15.92</text:p>
          </table:table-cell>
          <table:table-cell table:style-name="ce176" office:value-type="float" office:value="82.8" calcext:value-type="float">
            <text:p>82.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ersonal promo MAXI VINOS <text:s/>- PTO 202001000608</text:p>
          </table:table-cell>
          <table:table-cell table:style-name="ce176" office:value-type="string" calcext:value-type="string">
            <text:p>FAC 001-001-000000488</text:p>
          </table:table-cell>
          <table:table-cell table:style-name="ce176" office:value-type="string" calcext:value-type="string">
            <text:p>13022020010992333618001200100100000048898806103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6</text:p>
          </table:table-cell>
          <table:table-cell table:style-name="ce176"/>
          <table:table-cell table:style-name="ce176" office:value-type="float" office:value="4919.04" calcext:value-type="float">
            <text:p>4919.0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919.04" calcext:value-type="float">
            <text:p>4919.04</text:p>
          </table:table-cell>
          <table:table-cell table:style-name="ce176" office:value-type="float" office:value="590.28" calcext:value-type="float">
            <text:p>590.2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09.32" calcext:value-type="float">
            <text:p>5509.32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romotoras para activación en Supermaxi <text:s/>- PTO 202001000586</text:p>
          </table:table-cell>
          <table:table-cell table:style-name="ce176" office:value-type="string" calcext:value-type="string">
            <text:p>FAC 001-001-000000489</text:p>
          </table:table-cell>
          <table:table-cell table:style-name="ce176" office:value-type="string" calcext:value-type="string">
            <text:p>13022020010992333618001200100100000048998806105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7</text:p>
          </table:table-cell>
          <table:table-cell table:style-name="ce176"/>
          <table:table-cell table:style-name="ce176" office:value-type="float" office:value="1380.12" calcext:value-type="float">
            <text:p>1380.1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80.12" calcext:value-type="float">
            <text:p>1380.12</text:p>
          </table:table-cell>
          <table:table-cell table:style-name="ce176" office:value-type="float" office:value="165.61" calcext:value-type="float">
            <text:p>165.6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45.73" calcext:value-type="float">
            <text:p>1545.73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33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FIESTA DE TODOS PARTE 2 - PTO 202001000599_x000D_</text:p>
            <text:p>OC: 5002639745_x000D_</text:p>
            <text:p>EA: 1010221945</text:p>
          </table:table-cell>
          <table:table-cell table:style-name="ce176" office:value-type="string" calcext:value-type="string">
            <text:p>FAC 001-001-000000490</text:p>
          </table:table-cell>
          <table:table-cell table:style-name="ce176" office:value-type="string" calcext:value-type="string">
            <text:p>13022020010992333618001200100100000049098875396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8</text:p>
          </table:table-cell>
          <table:table-cell table:style-name="ce176"/>
          <table:table-cell table:style-name="ce176" office:value-type="float" office:value="106374.13" calcext:value-type="float">
            <text:p>106374.1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6374.13" calcext:value-type="float">
            <text:p>106374.13</text:p>
          </table:table-cell>
          <table:table-cell table:style-name="ce176" office:value-type="float" office:value="12764.9" calcext:value-type="float">
            <text:p>12764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9139.03" calcext:value-type="float">
            <text:p>119139.0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935.43" calcext:value-type="float">
            <text:p>8935.4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935.43" calcext:value-type="float">
            <text:p>8935.43</text:p>
          </table:table-cell>
          <table:table-cell table:style-name="ce176" office:value-type="string" calcext:value-type="string">
            <text:p>17/02/2020</text:p>
          </table:table-cell>
          <table:table-cell table:style-name="ce176" office:value-type="string" calcext:value-type="string">
            <text:p>014-005-000043757</text:p>
          </table:table-cell>
          <table:table-cell table:style-name="ce176" office:value-type="string" calcext:value-type="string">
            <text:p>1702202007099252674200120140050000437573812654718</text:p>
          </table:table-cell>
          <table:table-cell table:style-name="ce176" office:value-type="float" office:value="1063.74" calcext:value-type="float">
            <text:p>1063.74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63.74" calcext:value-type="float">
            <text:p>1063.74</text:p>
          </table:table-cell>
          <table:table-cell table:style-name="ce176" office:value-type="float" office:value="9999.17" calcext:value-type="float">
            <text:p>9999.1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VIDEO SOLCA PERLA BEBE - PTO 202002000636</text:p>
          </table:table-cell>
          <table:table-cell table:style-name="ce176" office:value-type="string" calcext:value-type="string">
            <text:p>FAC 001-001-000000491</text:p>
          </table:table-cell>
          <table:table-cell table:style-name="ce176" office:value-type="string" calcext:value-type="string">
            <text:p>13022020010992333618001200100100000049198894938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9</text:p>
          </table:table-cell>
          <table:table-cell table:style-name="ce176"/>
          <table:table-cell table:style-name="ce176" office:value-type="float" office:value="962.5" calcext:value-type="float">
            <text:p>962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62.5" calcext:value-type="float">
            <text:p>962.5</text:p>
          </table:table-cell>
          <table:table-cell table:style-name="ce176" office:value-type="float" office:value="115.5" calcext:value-type="float">
            <text:p>115.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78" calcext:value-type="float">
            <text:p>107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0.85" calcext:value-type="float">
            <text:p>80.8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0.85" calcext:value-type="float">
            <text:p>80.85</text:p>
          </table:table-cell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001-050-000343262</text:p>
          </table:table-cell>
          <table:table-cell table:style-name="ce176" office:value-type="string" calcext:value-type="string">
            <text:p>180220200713900129490012001050000343262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25" calcext:value-type="float">
            <text:p>19.25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25" calcext:value-type="float">
            <text:p>19.25</text:p>
          </table:table-cell>
          <table:table-cell table:style-name="ce176" office:value-type="float" office:value="100.1" calcext:value-type="float">
            <text:p>100.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SAMPLING BOLSO PLAYERO SAMBO - PTO 202002000634</text:p>
          </table:table-cell>
          <table:table-cell table:style-name="ce176" office:value-type="string" calcext:value-type="string">
            <text:p>FAC 001-001-000000492</text:p>
          </table:table-cell>
          <table:table-cell table:style-name="ce176" office:value-type="string" calcext:value-type="string">
            <text:p>13022020010992333618001200100100000049298895044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0</text:p>
          </table:table-cell>
          <table:table-cell table:style-name="ce176"/>
          <table:table-cell table:style-name="ce176" office:value-type="float" office:value="1043.63" calcext:value-type="float">
            <text:p>1043.6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43.63" calcext:value-type="float">
            <text:p>1043.63</text:p>
          </table:table-cell>
          <table:table-cell table:style-name="ce176" office:value-type="float" office:value="125.24" calcext:value-type="float">
            <text:p>125.2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68.87" calcext:value-type="float">
            <text:p>1168.8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7.67" calcext:value-type="float">
            <text:p>87.6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7.67" calcext:value-type="float">
            <text:p>87.67</text:p>
          </table:table-cell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001-050-000343263</text:p>
          </table:table-cell>
          <table:table-cell table:style-name="ce176" office:value-type="string" calcext:value-type="string">
            <text:p>180220200713900129490012001050000343263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87" calcext:value-type="float">
            <text:p>20.87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87" calcext:value-type="float">
            <text:p>20.87</text:p>
          </table:table-cell>
          <table:table-cell table:style-name="ce176" office:value-type="float" office:value="108.54" calcext:value-type="float">
            <text:p>108.5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CTIVIDAD CINES DEPORTIVA - PTO 202001000605</text:p>
          </table:table-cell>
          <table:table-cell table:style-name="ce176" office:value-type="string" calcext:value-type="string">
            <text:p>FAC 001-001-000000493</text:p>
          </table:table-cell>
          <table:table-cell table:style-name="ce176" office:value-type="string" calcext:value-type="string">
            <text:p>13022020010992333618001200100100000049398921363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1</text:p>
          </table:table-cell>
          <table:table-cell table:style-name="ce176"/>
          <table:table-cell table:style-name="ce176" office:value-type="float" office:value="15001.84" calcext:value-type="float">
            <text:p>15001.8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5001.84" calcext:value-type="float">
            <text:p>15001.84</text:p>
          </table:table-cell>
          <table:table-cell table:style-name="ce176" office:value-type="float" office:value="1800.22" calcext:value-type="float">
            <text:p>1800.2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802.06" calcext:value-type="float">
            <text:p>16802.0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260.15" calcext:value-type="float">
            <text:p>1260.1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60.15" calcext:value-type="float">
            <text:p>1260.15</text:p>
          </table:table-cell>
          <table:table-cell table:style-name="ce176" office:value-type="string" calcext:value-type="string">
            <text:p>26/02/2020</text:p>
          </table:table-cell>
          <table:table-cell table:style-name="ce176" office:value-type="string" calcext:value-type="string">
            <text:p>001-020-000039314</text:p>
          </table:table-cell>
          <table:table-cell table:style-name="ce176" office:value-type="string" calcext:value-type="string">
            <text:p>26022020070990049459001200102000003931493061412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0.04" calcext:value-type="float">
            <text:p>300.04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0.04" calcext:value-type="float">
            <text:p>300.04</text:p>
          </table:table-cell>
          <table:table-cell table:style-name="ce176" office:value-type="float" office:value="1560.19" calcext:value-type="float">
            <text:p>1560.1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FTER OFFICE EN MERCADO DEL RÍO - PTO 202002000640</text:p>
          </table:table-cell>
          <table:table-cell table:style-name="ce176" office:value-type="string" calcext:value-type="string">
            <text:p>FAC 001-001-000000494</text:p>
          </table:table-cell>
          <table:table-cell table:style-name="ce176" office:value-type="string" calcext:value-type="string">
            <text:p>13022020010992333618001200100100000049498922815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2</text:p>
          </table:table-cell>
          <table:table-cell table:style-name="ce176"/>
          <table:table-cell table:style-name="ce176" office:value-type="float" office:value="3651.2" calcext:value-type="float">
            <text:p>3651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651.2" calcext:value-type="float">
            <text:p>3651.2</text:p>
          </table:table-cell>
          <table:table-cell table:style-name="ce176" office:value-type="float" office:value="438.14" calcext:value-type="float">
            <text:p>438.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89.34" calcext:value-type="float">
            <text:p>4089.3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06.7" calcext:value-type="float">
            <text:p>306.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6.7" calcext:value-type="float">
            <text:p>306.7</text:p>
          </table:table-cell>
          <table:table-cell table:style-name="ce176" office:value-type="string" calcext:value-type="string">
            <text:p>26/02/2020</text:p>
          </table:table-cell>
          <table:table-cell table:style-name="ce176" office:value-type="string" calcext:value-type="string">
            <text:p>001-020-000039315</text:p>
          </table:table-cell>
          <table:table-cell table:style-name="ce176" office:value-type="string" calcext:value-type="string">
            <text:p>26022020070990049459001200102000003931532676526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3.02" calcext:value-type="float">
            <text:p>73.0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3.02" calcext:value-type="float">
            <text:p>73.02</text:p>
          </table:table-cell>
          <table:table-cell table:style-name="ce176" office:value-type="float" office:value="379.72" calcext:value-type="float">
            <text:p>379.7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ORTASACHETS DE ACRÍLICO - PTO 202002000641</text:p>
          </table:table-cell>
          <table:table-cell table:style-name="ce176" office:value-type="string" calcext:value-type="string">
            <text:p>FAC 001-001-000000495</text:p>
          </table:table-cell>
          <table:table-cell table:style-name="ce176" office:value-type="string" calcext:value-type="string">
            <text:p>14022020010992333618001200100100000049599054564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3</text:p>
          </table:table-cell>
          <table:table-cell table:style-name="ce176"/>
          <table:table-cell table:style-name="ce176" office:value-type="float" office:value="532.4" calcext:value-type="float">
            <text:p>532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32.4" calcext:value-type="float">
            <text:p>532.4</text:p>
          </table:table-cell>
          <table:table-cell table:style-name="ce176" office:value-type="float" office:value="63.89" calcext:value-type="float">
            <text:p>63.8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96.29" calcext:value-type="float">
            <text:p>596.2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4.72" calcext:value-type="float">
            <text:p>44.7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4.72" calcext:value-type="float">
            <text:p>44.72</text:p>
          </table:table-cell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001-050-000343264</text:p>
          </table:table-cell>
          <table:table-cell table:style-name="ce176" office:value-type="string" calcext:value-type="string">
            <text:p>180220200713900129490012001050000343264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65" calcext:value-type="float">
            <text:p>10.65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65" calcext:value-type="float">
            <text:p>10.65</text:p>
          </table:table-cell>
          <table:table-cell table:style-name="ce176" office:value-type="float" office:value="55.37" calcext:value-type="float">
            <text:p>55.37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7/0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ONVENCION CN - PTO 202001000595_x000D_</text:p>
            <text:p>OC: 5002635099_x000D_</text:p>
            <text:p>EA: 1010230482</text:p>
          </table:table-cell>
          <table:table-cell table:style-name="ce176" office:value-type="string" calcext:value-type="string">
            <text:p>FAC 001-001-000000496</text:p>
          </table:table-cell>
          <table:table-cell table:style-name="ce176" office:value-type="string" calcext:value-type="string">
            <text:p>17022020010992333618001200100100000049699425537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4</text:p>
          </table:table-cell>
          <table:table-cell table:style-name="ce176"/>
          <table:table-cell table:style-name="ce176" office:value-type="float" office:value="27032.5" calcext:value-type="float">
            <text:p>27032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7032.5" calcext:value-type="float">
            <text:p>27032.5</text:p>
          </table:table-cell>
          <table:table-cell table:style-name="ce176" office:value-type="float" office:value="3243.9" calcext:value-type="float">
            <text:p>3243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276.4" calcext:value-type="float">
            <text:p>30276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270.73" calcext:value-type="float">
            <text:p>2270.7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70.73" calcext:value-type="float">
            <text:p>2270.73</text:p>
          </table:table-cell>
          <table:table-cell table:style-name="ce176" office:value-type="string" calcext:value-type="string">
            <text:p>19/02/2020</text:p>
          </table:table-cell>
          <table:table-cell table:style-name="ce176" office:value-type="string" calcext:value-type="string">
            <text:p>014-005-000044035</text:p>
          </table:table-cell>
          <table:table-cell table:style-name="ce176" office:value-type="string" calcext:value-type="string">
            <text:p>1902202007099252674200120140050000440352785641310</text:p>
          </table:table-cell>
          <table:table-cell table:style-name="ce176" office:value-type="float" office:value="270.32" calcext:value-type="float">
            <text:p>270.32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70.32" calcext:value-type="float">
            <text:p>270.32</text:p>
          </table:table-cell>
          <table:table-cell table:style-name="ce176" office:value-type="float" office:value="2541.05" calcext:value-type="float">
            <text:p>2541.05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7/0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FIESTA DE TODOS CONVENCIÓN - PTO 202001000594_x000D_</text:p>
            <text:p>OC: 5002635099_x000D_</text:p>
            <text:p>EA: 1010230478</text:p>
          </table:table-cell>
          <table:table-cell table:style-name="ce176" office:value-type="string" calcext:value-type="string">
            <text:p>FAC 001-001-000000497</text:p>
          </table:table-cell>
          <table:table-cell table:style-name="ce176" office:value-type="string" calcext:value-type="string">
            <text:p>17022020010992333618001200100100000049799425719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5</text:p>
          </table:table-cell>
          <table:table-cell table:style-name="ce176"/>
          <table:table-cell table:style-name="ce176" office:value-type="float" office:value="24695" calcext:value-type="float">
            <text:p>2469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4695" calcext:value-type="float">
            <text:p>24695</text:p>
          </table:table-cell>
          <table:table-cell table:style-name="ce176" office:value-type="float" office:value="2963.4" calcext:value-type="float">
            <text:p>2963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658.4" calcext:value-type="float">
            <text:p>27658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074.38" calcext:value-type="float">
            <text:p>2074.3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74.38" calcext:value-type="float">
            <text:p>2074.38</text:p>
          </table:table-cell>
          <table:table-cell table:style-name="ce176" office:value-type="string" calcext:value-type="string">
            <text:p>19/02/2020</text:p>
          </table:table-cell>
          <table:table-cell table:style-name="ce176" office:value-type="string" calcext:value-type="string">
            <text:p>014-005-000044032</text:p>
          </table:table-cell>
          <table:table-cell table:style-name="ce176" office:value-type="string" calcext:value-type="string">
            <text:p>1902202007099252674200120140050000440321263475817</text:p>
          </table:table-cell>
          <table:table-cell table:style-name="ce176" office:value-type="float" office:value="246.95" calcext:value-type="float">
            <text:p>246.9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6.95" calcext:value-type="float">
            <text:p>246.95</text:p>
          </table:table-cell>
          <table:table-cell table:style-name="ce176" office:value-type="float" office:value="2321.33" calcext:value-type="float">
            <text:p>2321.3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2000635; PTO 202001000615</text:p>
          </table:table-cell>
          <table:table-cell table:style-name="ce176" office:value-type="string" calcext:value-type="string">
            <text:p>FAC 001-001-000000498</text:p>
          </table:table-cell>
          <table:table-cell table:style-name="ce176" office:value-type="string" calcext:value-type="string">
            <text:p>18022020010992333618001200100100000049899550784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6</text:p>
          </table:table-cell>
          <table:table-cell table:style-name="ce176"/>
          <table:table-cell table:style-name="ce176" office:value-type="float" office:value="493" calcext:value-type="float">
            <text:p>49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93" calcext:value-type="float">
            <text:p>493</text:p>
          </table:table-cell>
          <table:table-cell table:style-name="ce176" office:value-type="float" office:value="59.16" calcext:value-type="float">
            <text:p>59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2.16" calcext:value-type="float">
            <text:p>552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1.41" calcext:value-type="float">
            <text:p>41.4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1.41" calcext:value-type="float">
            <text:p>41.41</text:p>
          </table:table-cell>
          <table:table-cell table:style-name="ce176" office:value-type="string" calcext:value-type="string">
            <text:p>26/02/2020</text:p>
          </table:table-cell>
          <table:table-cell table:style-name="ce176" office:value-type="string" calcext:value-type="string">
            <text:p>001-003-000100125</text:p>
          </table:table-cell>
          <table:table-cell table:style-name="ce176" office:value-type="string" calcext:value-type="string">
            <text:p>26022020071791321596001200100300010012500100125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86" calcext:value-type="float">
            <text:p>9.86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86" calcext:value-type="float">
            <text:p>9.86</text:p>
          </table:table-cell>
          <table:table-cell table:style-name="ce176" office:value-type="float" office:value="51.27" calcext:value-type="float">
            <text:p>51.2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2000629; PTO 202001000591</text:p>
          </table:table-cell>
          <table:table-cell table:style-name="ce176" office:value-type="string" calcext:value-type="string">
            <text:p>FAC 001-001-000000499</text:p>
          </table:table-cell>
          <table:table-cell table:style-name="ce176" office:value-type="string" calcext:value-type="string">
            <text:p>18022020010992333618001200100100000049999552093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7</text:p>
          </table:table-cell>
          <table:table-cell table:style-name="ce176"/>
          <table:table-cell table:style-name="ce176" office:value-type="float" office:value="3803.76" calcext:value-type="float">
            <text:p>3803.7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803.76" calcext:value-type="float">
            <text:p>3803.76</text:p>
          </table:table-cell>
          <table:table-cell table:style-name="ce176" office:value-type="float" office:value="456.45" calcext:value-type="float">
            <text:p>456.4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260.21" calcext:value-type="float">
            <text:p>4260.2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19.52" calcext:value-type="float">
            <text:p>319.5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9.52" calcext:value-type="float">
            <text:p>319.52</text:p>
          </table:table-cell>
          <table:table-cell table:style-name="ce176" office:value-type="string" calcext:value-type="string">
            <text:p>26/02/2020</text:p>
          </table:table-cell>
          <table:table-cell table:style-name="ce176" office:value-type="string" calcext:value-type="string">
            <text:p>001-003-000100124</text:p>
          </table:table-cell>
          <table:table-cell table:style-name="ce176" office:value-type="string" calcext:value-type="string">
            <text:p>26022020071791321596001200100300010012400100124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6.08" calcext:value-type="float">
            <text:p>76.0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6.08" calcext:value-type="float">
            <text:p>76.08</text:p>
          </table:table-cell>
          <table:table-cell table:style-name="ce176" office:value-type="float" office:value="395.6" calcext:value-type="float">
            <text:p>395.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02/2020</text:p>
          </table:table-cell>
          <table:table-cell table:style-name="ce176" office:value-type="string" calcext:value-type="string">
            <text:p>0990067279001</text:p>
          </table:table-cell>
          <table:table-cell table:style-name="ce176" office:value-type="string" calcext:value-type="string">
            <text:p>MC CANN ERICKSON ECUADOR PUBLICIDAD S.A. <text:s text:c="4"/></text:p>
          </table:table-cell>
          <table:table-cell table:style-name="ce176" office:value-type="string" calcext:value-type="string">
            <text:p>PRODUCCIÓN CAJAS NINACURO - PTO 202001000619</text:p>
          </table:table-cell>
          <table:table-cell table:style-name="ce176" office:value-type="string" calcext:value-type="string">
            <text:p>FAC 001-001-000000500</text:p>
          </table:table-cell>
          <table:table-cell table:style-name="ce176" office:value-type="string" calcext:value-type="string">
            <text:p>1802202001099233361800120010010000005009963621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8</text:p>
          </table:table-cell>
          <table:table-cell table:style-name="ce176"/>
          <table:table-cell table:style-name="ce176" office:value-type="float" office:value="1705.76" calcext:value-type="float">
            <text:p>1705.7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705.76" calcext:value-type="float">
            <text:p>1705.76</text:p>
          </table:table-cell>
          <table:table-cell table:style-name="ce176" office:value-type="float" office:value="204.69" calcext:value-type="float">
            <text:p>204.6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10.45" calcext:value-type="float">
            <text:p>1910.4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43.28" calcext:value-type="float">
            <text:p>143.2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3.28" calcext:value-type="float">
            <text:p>143.28</text:p>
          </table:table-cell>
          <table:table-cell table:style-name="ce176" office:value-type="string" calcext:value-type="string">
            <text:p>20/02/2020</text:p>
          </table:table-cell>
          <table:table-cell table:style-name="ce176" office:value-type="string" calcext:value-type="string">
            <text:p>001-003-000025205</text:p>
          </table:table-cell>
          <table:table-cell table:style-name="ce176" office:value-type="string" calcext:value-type="string">
            <text:p>20022020070990067279001200100300002520521143038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4.12" calcext:value-type="float">
            <text:p>34.1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4.12" calcext:value-type="float">
            <text:p>34.12</text:p>
          </table:table-cell>
          <table:table-cell table:style-name="ce176" office:value-type="float" office:value="177.4" calcext:value-type="float">
            <text:p>177.4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9/0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videos 3D recorridos MANUAL - PTO 202001000606_x000D_</text:p>
            <text:p>OC: 5002636036_x000D_</text:p>
            <text:p>EA: 1010235995</text:p>
          </table:table-cell>
          <table:table-cell table:style-name="ce176" office:value-type="string" calcext:value-type="string">
            <text:p>FAC 001-001-000000501</text:p>
          </table:table-cell>
          <table:table-cell table:style-name="ce176" office:value-type="string" calcext:value-type="string">
            <text:p>19022020010992333618001200100100000050199725077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29</text:p>
          </table:table-cell>
          <table:table-cell table:style-name="ce176"/>
          <table:table-cell table:style-name="ce176" office:value-type="float" office:value="2970" calcext:value-type="float">
            <text:p>297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970" calcext:value-type="float">
            <text:p>2970</text:p>
          </table:table-cell>
          <table:table-cell table:style-name="ce176" office:value-type="float" office:value="356.4" calcext:value-type="float">
            <text:p>356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326.4" calcext:value-type="float">
            <text:p>3326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49.48" calcext:value-type="float">
            <text:p>249.4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9.48" calcext:value-type="float">
            <text:p>249.48</text:p>
          </table:table-cell>
          <table:table-cell table:style-name="ce176" office:value-type="string" calcext:value-type="string">
            <text:p>20/02/2020</text:p>
          </table:table-cell>
          <table:table-cell table:style-name="ce176" office:value-type="string" calcext:value-type="string">
            <text:p>014-005-000044138</text:p>
          </table:table-cell>
          <table:table-cell table:style-name="ce176" office:value-type="string" calcext:value-type="string">
            <text:p>2002202007099252674200120140050000441381842653718</text:p>
          </table:table-cell>
          <table:table-cell table:style-name="ce176" office:value-type="float" office:value="29.7" calcext:value-type="float">
            <text:p>29.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9.7" calcext:value-type="float">
            <text:p>29.7</text:p>
          </table:table-cell>
          <table:table-cell table:style-name="ce176" office:value-type="float" office:value="279.18" calcext:value-type="float">
            <text:p>279.1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0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2000643; PTO 202001000617</text:p>
          </table:table-cell>
          <table:table-cell table:style-name="ce176" office:value-type="string" calcext:value-type="string">
            <text:p>FAC 001-001-000000502</text:p>
          </table:table-cell>
          <table:table-cell table:style-name="ce176" office:value-type="string" calcext:value-type="string">
            <text:p>19022020010992333618001200100100000050299800298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30</text:p>
          </table:table-cell>
          <table:table-cell table:style-name="ce176"/>
          <table:table-cell table:style-name="ce176" office:value-type="float" office:value="264.6" calcext:value-type="float">
            <text:p>264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64.6" calcext:value-type="float">
            <text:p>264.6</text:p>
          </table:table-cell>
          <table:table-cell table:style-name="ce176" office:value-type="float" office:value="31.75" calcext:value-type="float">
            <text:p>31.7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96.35" calcext:value-type="float">
            <text:p>296.3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2.22" calcext:value-type="float">
            <text:p>22.2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.22" calcext:value-type="float">
            <text:p>22.22</text:p>
          </table:table-cell>
          <table:table-cell table:style-name="ce176" office:value-type="string" calcext:value-type="string">
            <text:p>27/02/2020</text:p>
          </table:table-cell>
          <table:table-cell table:style-name="ce176" office:value-type="string" calcext:value-type="string">
            <text:p>001-003-000100342</text:p>
          </table:table-cell>
          <table:table-cell table:style-name="ce176" office:value-type="string" calcext:value-type="string">
            <text:p>27022020071791321596001200100300010034200100342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29" calcext:value-type="float">
            <text:p>5.29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29" calcext:value-type="float">
            <text:p>5.29</text:p>
          </table:table-cell>
          <table:table-cell table:style-name="ce176" office:value-type="float" office:value="27.51" calcext:value-type="float">
            <text:p>27.51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7/02/2020</text:p>
          </table:table-cell>
          <table:table-cell table:style-name="ce176" office:value-type="string" calcext:value-type="string">
            <text:p>0968514210001</text:p>
          </table:table-cell>
          <table:table-cell table:style-name="ce176" office:value-type="string" calcext:value-type="string">
            <text:p>BENEMERITO CUERPO DE BOMBEROS DE GUAYAQUIL</text:p>
          </table:table-cell>
          <table:table-cell table:style-name="ce176" office:value-type="string" calcext:value-type="string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table:style-name="ce176" office:value-type="string" calcext:value-type="string">
            <text:p>FAC 001-001-000000503</text:p>
          </table:table-cell>
          <table:table-cell table:style-name="ce176" office:value-type="string" calcext:value-type="string">
            <text:p>27022020010992333618001200100100000050310083593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31</text:p>
          </table:table-cell>
          <table:table-cell table:style-name="ce176"/>
          <table:table-cell table:style-name="ce176" office:value-type="float" office:value="424" calcext:value-type="float">
            <text:p>42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24" calcext:value-type="float">
            <text:p>424</text:p>
          </table:table-cell>
          <table:table-cell table:style-name="ce176" office:value-type="float" office:value="50.88" calcext:value-type="float">
            <text:p>50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74.88" calcext:value-type="float">
            <text:p>474.8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5.62" calcext:value-type="float">
            <text:p>35.6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5.62" calcext:value-type="float">
            <text:p>35.62</text:p>
          </table:table-cell>
          <table:table-cell table:style-name="ce176" office:value-type="string" calcext:value-type="string">
            <text:p>27/02/2020</text:p>
          </table:table-cell>
          <table:table-cell table:style-name="ce176" office:value-type="string" calcext:value-type="string">
            <text:p>001-002-000018812</text:p>
          </table:table-cell>
          <table:table-cell table:style-name="ce176" office:value-type="string" calcext:value-type="string">
            <text:p>27022020070968514210001200100200001881200046263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48" calcext:value-type="float">
            <text:p>8.4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48" calcext:value-type="float">
            <text:p>8.48</text:p>
          </table:table-cell>
          <table:table-cell table:style-name="ce176" office:value-type="float" office:value="44.1" calcext:value-type="float">
            <text:p>44.1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32])" office:value-type="float" office:value="388306.33" calcext:value-type="float">
            <text:p>388306.33</text:p>
          </table:table-cell>
          <table:table-cell table:formula="of:=SUM([.N2:.N32])" office:value-type="float" office:value="46596.76" calcext:value-type="float">
            <text:p>46596.76</text:p>
          </table:table-cell>
          <table:table-cell table:number-columns-repeated="2"/>
          <table:table-cell table:formula="of:=SUM([.Q2:.Q32])" office:value-type="float" office:value="434903.09" calcext:value-type="float">
            <text:p>434903.09</text:p>
          </table:table-cell>
          <table:table-cell table:number-columns-repeated="6"/>
          <table:table-cell table:formula="of:=SUM([.X2:.X32])" office:value-type="float" office:value="31449.46" calcext:value-type="float">
            <text:p>31449.46</text:p>
          </table:table-cell>
          <table:table-cell table:number-columns-repeated="19"/>
          <table:table-cell table:formula="of:=SUM([.AR2:.AR32])" office:value-type="float" office:value="4189.83" calcext:value-type="float">
            <text:p>4189.83</text:p>
          </table:table-cell>
          <table:table-cell table:formula="of:=SUM([.AS2:.AS32])" office:value-type="float" office:value="35639.29" calcext:value-type="float">
            <text:p>35639.29</text:p>
          </table:table-cell>
          <table:table-cell table:number-columns-repeated="1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320" table:style-name="ta1">
        <table:table-column table:style-name="co8" table:number-columns-repeated="9" table:default-cell-style-name="ce1"/>
        <table:table-column table:style-name="co8" table:visibility="collapse" table:number-columns-repeated="3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default-cell-style-name="ce1"/>
        <table:table-column table:style-name="co35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COPA BRITANICA AMERICANA - PTO 201911000550</text:p>
          </table:table-cell>
          <table:table-cell table:style-name="ce176" office:value-type="string" calcext:value-type="string">
            <text:p>FAC 001-001-000000479</text:p>
          </table:table-cell>
          <table:table-cell table:style-name="ce176" office:value-type="string" calcext:value-type="string">
            <text:p>05022020010992333618001200100100000047997705682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7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641.82" calcext:value-type="float">
            <text:p>641.8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1.82" calcext:value-type="float">
            <text:p>641.82</text:p>
          </table:table-cell>
          <table:table-cell table:style-name="ce176" office:value-type="string" calcext:value-type="string">
            <text:p>25/03/2020</text:p>
          </table:table-cell>
          <table:table-cell table:style-name="ce176" office:value-type="string" calcext:value-type="string">
            <text:p>001-020-000043610</text:p>
          </table:table-cell>
          <table:table-cell table:style-name="ce176" office:value-type="string" calcext:value-type="string">
            <text:p>25032020070990049459001200102000004361068864528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2.81" calcext:value-type="float">
            <text:p>152.81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2.81" calcext:value-type="float">
            <text:p>152.81</text:p>
          </table:table-cell>
          <table:table-cell table:style-name="ce176" office:value-type="float" office:value="794.63" calcext:value-type="float">
            <text:p>794.6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DICIONALES LANZAMIENTO CADAVER EXQUISITO - PTO 201910000493</text:p>
          </table:table-cell>
          <table:table-cell table:style-name="ce176" office:value-type="string" calcext:value-type="string">
            <text:p>FAC 001-001-000000480</text:p>
          </table:table-cell>
          <table:table-cell table:style-name="ce176" office:value-type="string" calcext:value-type="string">
            <text:p>05022020010992333618001200100100000048097705861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08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20.23" calcext:value-type="float">
            <text:p>20.2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.23" calcext:value-type="float">
            <text:p>20.23</text:p>
          </table:table-cell>
          <table:table-cell table:style-name="ce176" office:value-type="string" calcext:value-type="string">
            <text:p>25/03/2020</text:p>
          </table:table-cell>
          <table:table-cell table:style-name="ce176" office:value-type="string" calcext:value-type="string">
            <text:p>001-020-000043611</text:p>
          </table:table-cell>
          <table:table-cell table:style-name="ce176" office:value-type="string" calcext:value-type="string">
            <text:p>25032020070990049459001200102000004361108066010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82" calcext:value-type="float">
            <text:p>4.8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82" calcext:value-type="float">
            <text:p>4.82</text:p>
          </table:table-cell>
          <table:table-cell table:style-name="ce176" office:value-type="float" office:value="25.05" calcext:value-type="float">
            <text:p>25.0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ersonal promo MAXI VINOS <text:s/>- PTO 202001000608</text:p>
          </table:table-cell>
          <table:table-cell table:style-name="ce176" office:value-type="string" calcext:value-type="string">
            <text:p>FAC 001-001-000000488</text:p>
          </table:table-cell>
          <table:table-cell table:style-name="ce176" office:value-type="string" calcext:value-type="string">
            <text:p>13022020010992333618001200100100000048898806103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2000016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413.2" calcext:value-type="float">
            <text:p>413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13.2" calcext:value-type="float">
            <text:p>413.2</text:p>
          </table:table-cell>
          <table:table-cell table:style-name="ce176" office:value-type="string" calcext:value-type="string">
            <text:p>25/03/2020</text:p>
          </table:table-cell>
          <table:table-cell table:style-name="ce176" office:value-type="string" calcext:value-type="string">
            <text:p>001-020-000043612</text:p>
          </table:table-cell>
          <table:table-cell table:style-name="ce176" office:value-type="string" calcext:value-type="string">
            <text:p>25032020070990049459001200102000004361208251190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8.38" calcext:value-type="float">
            <text:p>98.3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8.38" calcext:value-type="float">
            <text:p>98.38</text:p>
          </table:table-cell>
          <table:table-cell table:style-name="ce176" office:value-type="float" office:value="511.58" calcext:value-type="float">
            <text:p>511.5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2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DÍA DE LA MUJER ÍNTIMA - PTO 202002000647</text:p>
          </table:table-cell>
          <table:table-cell table:style-name="ce176" office:value-type="string" calcext:value-type="string">
            <text:p>FAC 001-001-000000504</text:p>
          </table:table-cell>
          <table:table-cell table:style-name="ce176" office:value-type="string" calcext:value-type="string">
            <text:p>02032020010992333618001200100100000050410128991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1</text:p>
          </table:table-cell>
          <table:table-cell table:style-name="ce176"/>
          <table:table-cell table:style-name="ce176" office:value-type="float" office:value="383.72" calcext:value-type="float">
            <text:p>383.7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83.72" calcext:value-type="float">
            <text:p>383.72</text:p>
          </table:table-cell>
          <table:table-cell table:style-name="ce176" office:value-type="float" office:value="46.05" calcext:value-type="float">
            <text:p>46.0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29.77" calcext:value-type="float">
            <text:p>429.7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2.24" calcext:value-type="float">
            <text:p>32.2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.24" calcext:value-type="float">
            <text:p>32.24</text:p>
          </table:table-cell>
          <table:table-cell table:style-name="ce176" office:value-type="string" calcext:value-type="string">
            <text:p>02/03/2020</text:p>
          </table:table-cell>
          <table:table-cell table:style-name="ce176" office:value-type="string" calcext:value-type="string">
            <text:p>001-040-000041946</text:p>
          </table:table-cell>
          <table:table-cell table:style-name="ce176" office:value-type="string" calcext:value-type="string">
            <text:p>0203202007099104780800120010400000419462007000117</text:p>
          </table:table-cell>
          <table:table-cell table:style-name="ce176" office:value-type="float" office:value="3.49" calcext:value-type="float">
            <text:p>3.49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7" calcext:value-type="float">
            <text:p>0.7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19" calcext:value-type="float">
            <text:p>4.19</text:p>
          </table:table-cell>
          <table:table-cell table:style-name="ce176" office:value-type="float" office:value="36.43" calcext:value-type="float">
            <text:p>36.4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3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2000655; PTO 202002000648; PTO 202002000642; PTO 202001000623; PTO 202001000622</text:p>
          </table:table-cell>
          <table:table-cell table:style-name="ce176" office:value-type="string" calcext:value-type="string">
            <text:p>FAC 001-001-000000505</text:p>
          </table:table-cell>
          <table:table-cell table:style-name="ce176" office:value-type="string" calcext:value-type="string">
            <text:p>0403202001099233361800120010010000005051015963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2</text:p>
          </table:table-cell>
          <table:table-cell table:style-name="ce176"/>
          <table:table-cell table:style-name="ce176" office:value-type="float" office:value="1084" calcext:value-type="float">
            <text:p>108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84" calcext:value-type="float">
            <text:p>1084</text:p>
          </table:table-cell>
          <table:table-cell table:style-name="ce176" office:value-type="float" office:value="130.08" calcext:value-type="float">
            <text:p>130.0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14.08" calcext:value-type="float">
            <text:p>1214.0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1.06" calcext:value-type="float">
            <text:p>91.0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1.06" calcext:value-type="float">
            <text:p>91.06</text:p>
          </table:table-cell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01-003-000100668</text:p>
          </table:table-cell>
          <table:table-cell table:style-name="ce176" office:value-type="string" calcext:value-type="string">
            <text:p>09032020071791321596001200100300010066800100668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68" calcext:value-type="float">
            <text:p>21.6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68" calcext:value-type="float">
            <text:p>21.68</text:p>
          </table:table-cell>
          <table:table-cell table:style-name="ce176" office:value-type="float" office:value="112.74" calcext:value-type="float">
            <text:p>112.7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3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ENTREGA DE HELADOS FIT <text:s/>- PTO 202002000649</text:p>
          </table:table-cell>
          <table:table-cell table:style-name="ce176" office:value-type="string" calcext:value-type="string">
            <text:p>FAC 001-001-000000506</text:p>
          </table:table-cell>
          <table:table-cell table:style-name="ce176" office:value-type="string" calcext:value-type="string">
            <text:p>04032020010992333618001200100100000050610159836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3</text:p>
          </table:table-cell>
          <table:table-cell table:style-name="ce176"/>
          <table:table-cell table:style-name="ce176" office:value-type="float" office:value="64.8" calcext:value-type="float">
            <text:p>64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4.8" calcext:value-type="float">
            <text:p>64.8</text:p>
          </table:table-cell>
          <table:table-cell table:style-name="ce176" office:value-type="float" office:value="7.78" calcext:value-type="float">
            <text:p>7.7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2.58" calcext:value-type="float">
            <text:p>72.5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.45" calcext:value-type="float">
            <text:p>5.4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.45" calcext:value-type="float">
            <text:p>5.45</text:p>
          </table:table-cell>
          <table:table-cell table:style-name="ce176" office:value-type="string" calcext:value-type="string">
            <text:p>30/03/2020</text:p>
          </table:table-cell>
          <table:table-cell table:style-name="ce176" office:value-type="string" calcext:value-type="string">
            <text:p>001-004-000002139</text:p>
          </table:table-cell>
          <table:table-cell table:style-name="ce176" office:value-type="string" calcext:value-type="string">
            <text:p>3003202007179132159600120010040000021390000213918</text:p>
          </table:table-cell>
          <table:table-cell table:style-name="ce176" office:value-type="float" office:value="0.6" calcext:value-type="float">
            <text:p>0.6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1" calcext:value-type="float">
            <text:p>0.1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7" calcext:value-type="float">
            <text:p>0.7</text:p>
          </table:table-cell>
          <table:table-cell table:style-name="ce176" office:value-type="float" office:value="6.15" calcext:value-type="float">
            <text:p>6.15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4/03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FIESTA DE TODOS 2020 3 - PTO 201912000577_x000D_</text:p>
            <text:p>OC: 5002645237_x000D_</text:p>
            <text:p>EA: 1010267612</text:p>
          </table:table-cell>
          <table:table-cell table:style-name="ce176" office:value-type="string" calcext:value-type="string">
            <text:p>FAC 001-001-000000507</text:p>
          </table:table-cell>
          <table:table-cell table:style-name="ce176" office:value-type="string" calcext:value-type="string">
            <text:p>04032020010992333618001200100100000050710161761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4</text:p>
          </table:table-cell>
          <table:table-cell table:style-name="ce176"/>
          <table:table-cell table:style-name="ce176" office:value-type="float" office:value="106374.13" calcext:value-type="float">
            <text:p>106374.1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6374.13" calcext:value-type="float">
            <text:p>106374.13</text:p>
          </table:table-cell>
          <table:table-cell table:style-name="ce176" office:value-type="float" office:value="12764.9" calcext:value-type="float">
            <text:p>12764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9139.03" calcext:value-type="float">
            <text:p>119139.0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935.43" calcext:value-type="float">
            <text:p>8935.4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935.43" calcext:value-type="float">
            <text:p>8935.43</text:p>
          </table:table-cell>
          <table:table-cell table:style-name="ce176" office:value-type="string" calcext:value-type="string">
            <text:p>06/03/2020</text:p>
          </table:table-cell>
          <table:table-cell table:style-name="ce176" office:value-type="string" calcext:value-type="string">
            <text:p>014-005-000046543</text:p>
          </table:table-cell>
          <table:table-cell table:style-name="ce176" office:value-type="string" calcext:value-type="string">
            <text:p>0603202007099252674200120140050000465438617435212</text:p>
          </table:table-cell>
          <table:table-cell table:style-name="ce176" office:value-type="float" office:value="1063.74" calcext:value-type="float">
            <text:p>1063.74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63.74" calcext:value-type="float">
            <text:p>1063.74</text:p>
          </table:table-cell>
          <table:table-cell table:style-name="ce176" office:value-type="float" office:value="9999.17" calcext:value-type="float">
            <text:p>9999.1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3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TOTEM ROBERTO NOBOA - PTO 201912000572</text:p>
          </table:table-cell>
          <table:table-cell table:style-name="ce176" office:value-type="string" calcext:value-type="string">
            <text:p>FAC 001-001-000000508</text:p>
          </table:table-cell>
          <table:table-cell table:style-name="ce176" office:value-type="string" calcext:value-type="string">
            <text:p>04032020010992333618001200100100000050810162138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5</text:p>
          </table:table-cell>
          <table:table-cell table:style-name="ce176"/>
          <table:table-cell table:style-name="ce176" office:value-type="float" office:value="179.2" calcext:value-type="float">
            <text:p>179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79.2" calcext:value-type="float">
            <text:p>179.2</text:p>
          </table:table-cell>
          <table:table-cell table:style-name="ce176" office:value-type="float" office:value="21.5" calcext:value-type="float">
            <text:p>21.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0.7" calcext:value-type="float">
            <text:p>200.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5.05" calcext:value-type="float">
            <text:p>15.0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.05" calcext:value-type="float">
            <text:p>15.05</text:p>
          </table:table-cell>
          <table:table-cell table:style-name="ce176" office:value-type="string" calcext:value-type="string">
            <text:p>10/03/2020</text:p>
          </table:table-cell>
          <table:table-cell table:style-name="ce176" office:value-type="string" calcext:value-type="string">
            <text:p>001-020-000040638</text:p>
          </table:table-cell>
          <table:table-cell table:style-name="ce176" office:value-type="string" calcext:value-type="string">
            <text:p>1003202007099004945900120010200000406386445948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58" calcext:value-type="float">
            <text:p>3.5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58" calcext:value-type="float">
            <text:p>3.58</text:p>
          </table:table-cell>
          <table:table-cell table:style-name="ce176" office:value-type="float" office:value="18.63" calcext:value-type="float">
            <text:p>18.6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CAJAS ANGELINO - PTO 202002000657</text:p>
          </table:table-cell>
          <table:table-cell table:style-name="ce176" office:value-type="string" calcext:value-type="string">
            <text:p>FAC 001-001-000000509</text:p>
          </table:table-cell>
          <table:table-cell table:style-name="ce176" office:value-type="string" calcext:value-type="string">
            <text:p>09032020010992333618001200100100000050910221282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6</text:p>
          </table:table-cell>
          <table:table-cell table:style-name="ce176"/>
          <table:table-cell table:style-name="ce176" office:value-type="float" office:value="203.5" calcext:value-type="float">
            <text:p>203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03.5" calcext:value-type="float">
            <text:p>203.5</text:p>
          </table:table-cell>
          <table:table-cell table:style-name="ce176" office:value-type="float" office:value="24.42" calcext:value-type="float">
            <text:p>24.4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7.92" calcext:value-type="float">
            <text:p>227.9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7.09" calcext:value-type="float">
            <text:p>17.0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7.09" calcext:value-type="float">
            <text:p>17.09</text:p>
          </table:table-cell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01-040-000042243</text:p>
          </table:table-cell>
          <table:table-cell table:style-name="ce176" office:value-type="string" calcext:value-type="string">
            <text:p>0903202007099104780800120010400000422432007000115</text:p>
          </table:table-cell>
          <table:table-cell table:style-name="ce176" office:value-type="float" office:value="1.85" calcext:value-type="float">
            <text:p>1.8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37" calcext:value-type="float">
            <text:p>0.37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22" calcext:value-type="float">
            <text:p>2.22</text:p>
          </table:table-cell>
          <table:table-cell table:style-name="ce176" office:value-type="float" office:value="19.31" calcext:value-type="float">
            <text:p>19.3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FLOORGRAPHIC CHIKY PLACE <text:s/>- PTO 202003000671</text:p>
          </table:table-cell>
          <table:table-cell table:style-name="ce176" office:value-type="string" calcext:value-type="string">
            <text:p>FAC 001-001-000000510</text:p>
          </table:table-cell>
          <table:table-cell table:style-name="ce176" office:value-type="string" calcext:value-type="string">
            <text:p>09032020010992333618001200100100000051010228520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7</text:p>
          </table:table-cell>
          <table:table-cell table:style-name="ce176"/>
          <table:table-cell table:style-name="ce176" office:value-type="float" office:value="215.93" calcext:value-type="float">
            <text:p>215.9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15.93" calcext:value-type="float">
            <text:p>215.93</text:p>
          </table:table-cell>
          <table:table-cell table:style-name="ce176" office:value-type="float" office:value="25.91" calcext:value-type="float">
            <text:p>25.9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1.84" calcext:value-type="float">
            <text:p>241.8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.14" calcext:value-type="float">
            <text:p>18.1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.14" calcext:value-type="float">
            <text:p>18.14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50-000348307</text:p>
          </table:table-cell>
          <table:table-cell table:style-name="ce176" office:value-type="string" calcext:value-type="string">
            <text:p>160320200713900129490012001050000348307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32" calcext:value-type="float">
            <text:p>4.3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32" calcext:value-type="float">
            <text:p>4.32</text:p>
          </table:table-cell>
          <table:table-cell table:style-name="ce176" office:value-type="float" office:value="22.46" calcext:value-type="float">
            <text:p>22.4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DÍA DE LA MUJER SOLCA PERLA SUAVIZANTE - PTO 202003000670</text:p>
          </table:table-cell>
          <table:table-cell table:style-name="ce176" office:value-type="string" calcext:value-type="string">
            <text:p>FAC 001-001-000000511</text:p>
          </table:table-cell>
          <table:table-cell table:style-name="ce176" office:value-type="string" calcext:value-type="string">
            <text:p>09032020010992333618001200100100000051110228533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8</text:p>
          </table:table-cell>
          <table:table-cell table:style-name="ce176"/>
          <table:table-cell table:style-name="ce176" office:value-type="float" office:value="575.85" calcext:value-type="float">
            <text:p>575.8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5.85" calcext:value-type="float">
            <text:p>575.85</text:p>
          </table:table-cell>
          <table:table-cell table:style-name="ce176" office:value-type="float" office:value="69.1" calcext:value-type="float">
            <text:p>69.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4.95" calcext:value-type="float">
            <text:p>644.9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37" calcext:value-type="float">
            <text:p>48.3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37" calcext:value-type="float">
            <text:p>48.37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50-000348305</text:p>
          </table:table-cell>
          <table:table-cell table:style-name="ce176" office:value-type="string" calcext:value-type="string">
            <text:p>160320200713900129490012001050000348305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.52" calcext:value-type="float">
            <text:p>11.5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.52" calcext:value-type="float">
            <text:p>11.52</text:p>
          </table:table-cell>
          <table:table-cell table:style-name="ce176" office:value-type="float" office:value="59.89" calcext:value-type="float">
            <text:p>59.8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ANIMACION TALLER NIÑAS - PTO 202003000661</text:p>
          </table:table-cell>
          <table:table-cell table:style-name="ce176" office:value-type="string" calcext:value-type="string">
            <text:p>FAC 001-001-000000512</text:p>
          </table:table-cell>
          <table:table-cell table:style-name="ce176" office:value-type="string" calcext:value-type="string">
            <text:p>09032020010992333618001200100100000051210228555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09</text:p>
          </table:table-cell>
          <table:table-cell table:style-name="ce176"/>
          <table:table-cell table:style-name="ce176" office:value-type="float" office:value="1471.25" calcext:value-type="float">
            <text:p>1471.2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471.25" calcext:value-type="float">
            <text:p>1471.25</text:p>
          </table:table-cell>
          <table:table-cell table:style-name="ce176" office:value-type="float" office:value="176.55" calcext:value-type="float">
            <text:p>176.5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47.8" calcext:value-type="float">
            <text:p>1647.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23.58" calcext:value-type="float">
            <text:p>123.5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3.58" calcext:value-type="float">
            <text:p>123.58</text:p>
          </table:table-cell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01-040-000042244</text:p>
          </table:table-cell>
          <table:table-cell table:style-name="ce176" office:value-type="string" calcext:value-type="string">
            <text:p>0903202007099104780800120010400000422442007000110</text:p>
          </table:table-cell>
          <table:table-cell table:style-name="ce176" office:value-type="float" office:value="13.38" calcext:value-type="float">
            <text:p>13.3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68" calcext:value-type="float">
            <text:p>2.68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.06" calcext:value-type="float">
            <text:p>16.06</text:p>
          </table:table-cell>
          <table:table-cell table:style-name="ce176" office:value-type="float" office:value="139.64" calcext:value-type="float">
            <text:p>139.6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EVENTO COMUNA SAN MARCOS <text:s/>- PTO 202002000652</text:p>
          </table:table-cell>
          <table:table-cell table:style-name="ce176" office:value-type="string" calcext:value-type="string">
            <text:p>FAC 001-001-000000513</text:p>
          </table:table-cell>
          <table:table-cell table:style-name="ce176" office:value-type="string" calcext:value-type="string">
            <text:p>09032020010992333618001200100100000051310228564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0</text:p>
          </table:table-cell>
          <table:table-cell table:style-name="ce176"/>
          <table:table-cell table:style-name="ce176" office:value-type="float" office:value="12389.8" calcext:value-type="float">
            <text:p>12389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389.8" calcext:value-type="float">
            <text:p>12389.8</text:p>
          </table:table-cell>
          <table:table-cell table:style-name="ce176" office:value-type="float" office:value="1486.78" calcext:value-type="float">
            <text:p>1486.7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876.58" calcext:value-type="float">
            <text:p>13876.5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40.75" calcext:value-type="float">
            <text:p>1040.7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40.75" calcext:value-type="float">
            <text:p>1040.75</text:p>
          </table:table-cell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001-040-000042245</text:p>
          </table:table-cell>
          <table:table-cell table:style-name="ce176" office:value-type="string" calcext:value-type="string">
            <text:p>0903202007099104780800120010400000422452007000116</text:p>
          </table:table-cell>
          <table:table-cell table:style-name="ce176" office:value-type="float" office:value="112.63" calcext:value-type="float">
            <text:p>112.63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53" calcext:value-type="float">
            <text:p>22.53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35.16" calcext:value-type="float">
            <text:p>135.16</text:p>
          </table:table-cell>
          <table:table-cell table:style-name="ce176" office:value-type="float" office:value="1175.91" calcext:value-type="float">
            <text:p>1175.9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03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fundas y plegable Perla <text:s/>- PTO 202002000651</text:p>
          </table:table-cell>
          <table:table-cell table:style-name="ce176" office:value-type="string" calcext:value-type="string">
            <text:p>FAC 001-001-000000514</text:p>
          </table:table-cell>
          <table:table-cell table:style-name="ce176" office:value-type="string" calcext:value-type="string">
            <text:p>09032020010992333618001200100100000051410228574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1</text:p>
          </table:table-cell>
          <table:table-cell table:style-name="ce176"/>
          <table:table-cell table:style-name="ce176" office:value-type="float" office:value="3595.9" calcext:value-type="float">
            <text:p>3595.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595.9" calcext:value-type="float">
            <text:p>3595.9</text:p>
          </table:table-cell>
          <table:table-cell table:style-name="ce176" office:value-type="float" office:value="431.51" calcext:value-type="float">
            <text:p>431.5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27.41" calcext:value-type="float">
            <text:p>4027.4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02.06" calcext:value-type="float">
            <text:p>302.0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2.06" calcext:value-type="float">
            <text:p>302.06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50-000348306</text:p>
          </table:table-cell>
          <table:table-cell table:style-name="ce176" office:value-type="string" calcext:value-type="string">
            <text:p>160320200713900129490012001050000348306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1.92" calcext:value-type="float">
            <text:p>71.9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1.92" calcext:value-type="float">
            <text:p>71.92</text:p>
          </table:table-cell>
          <table:table-cell table:style-name="ce176" office:value-type="float" office:value="373.98" calcext:value-type="float">
            <text:p>373.9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03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LQUILER BODEGAS ANUAL <text:s/>- PTO 202003000663</text:p>
          </table:table-cell>
          <table:table-cell table:style-name="ce176" office:value-type="string" calcext:value-type="string">
            <text:p>FAC 001-001-000000515</text:p>
          </table:table-cell>
          <table:table-cell table:style-name="ce176" office:value-type="string" calcext:value-type="string">
            <text:p>10032020010992333618001200100100000051510236170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2</text:p>
          </table:table-cell>
          <table:table-cell table:style-name="ce176"/>
          <table:table-cell table:style-name="ce176" office:value-type="float" office:value="18782.4" calcext:value-type="float">
            <text:p>18782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8782.4" calcext:value-type="float">
            <text:p>18782.4</text:p>
          </table:table-cell>
          <table:table-cell table:style-name="ce176" office:value-type="float" office:value="2253.89" calcext:value-type="float">
            <text:p>2253.8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036.29" calcext:value-type="float">
            <text:p>21036.29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2/03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3000667; PTO 202003000664; PTO 202003000660; PTO 202002000639; PTO 202001000597; PTO 201912000581</text:p>
          </table:table-cell>
          <table:table-cell table:style-name="ce176" office:value-type="string" calcext:value-type="string">
            <text:p>FAC 001-001-000000516</text:p>
          </table:table-cell>
          <table:table-cell table:style-name="ce176" office:value-type="string" calcext:value-type="string">
            <text:p>12032020010992333618001200100100000051610262966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3</text:p>
          </table:table-cell>
          <table:table-cell table:style-name="ce176"/>
          <table:table-cell table:style-name="ce176" office:value-type="float" office:value="2269" calcext:value-type="float">
            <text:p>226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269" calcext:value-type="float">
            <text:p>2269</text:p>
          </table:table-cell>
          <table:table-cell table:style-name="ce176" office:value-type="float" office:value="272.28" calcext:value-type="float">
            <text:p>272.2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41.28" calcext:value-type="float">
            <text:p>2541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90.6" calcext:value-type="float">
            <text:p>190.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0.6" calcext:value-type="float">
            <text:p>190.6</text:p>
          </table:table-cell>
          <table:table-cell table:style-name="ce176" office:value-type="string" calcext:value-type="string">
            <text:p>30/03/2020</text:p>
          </table:table-cell>
          <table:table-cell table:style-name="ce176" office:value-type="string" calcext:value-type="string">
            <text:p>001-004-000002376</text:p>
          </table:table-cell>
          <table:table-cell table:style-name="ce176" office:value-type="string" calcext:value-type="string">
            <text:p>3003202007179132159600120010040000023760000237611</text:p>
          </table:table-cell>
          <table:table-cell table:style-name="ce176" office:value-type="float" office:value="22.69" calcext:value-type="float">
            <text:p>22.69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69" calcext:value-type="float">
            <text:p>22.69</text:p>
          </table:table-cell>
          <table:table-cell table:style-name="ce176" office:value-type="float" office:value="213.29" calcext:value-type="float">
            <text:p>213.2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SALA DE ESTIMULACIÓN LA ALBORADA - PTO 202003000680</text:p>
          </table:table-cell>
          <table:table-cell table:style-name="ce176" office:value-type="string" calcext:value-type="string">
            <text:p>FAC 001-001-000000517</text:p>
          </table:table-cell>
          <table:table-cell table:style-name="ce176" office:value-type="string" calcext:value-type="string">
            <text:p>16032020010992333618001200100100000051710307556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4</text:p>
          </table:table-cell>
          <table:table-cell table:style-name="ce176"/>
          <table:table-cell table:style-name="ce176" office:value-type="float" office:value="1209.73" calcext:value-type="float">
            <text:p>1209.7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09.73" calcext:value-type="float">
            <text:p>1209.73</text:p>
          </table:table-cell>
          <table:table-cell table:style-name="ce176" office:value-type="float" office:value="145.17" calcext:value-type="float">
            <text:p>145.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54.9" calcext:value-type="float">
            <text:p>1354.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1.62" calcext:value-type="float">
            <text:p>101.6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1.62" calcext:value-type="float">
            <text:p>101.62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40-000042408</text:p>
          </table:table-cell>
          <table:table-cell table:style-name="ce176" office:value-type="string" calcext:value-type="string">
            <text:p>1603202007099104780800120010400000424082007000111</text:p>
          </table:table-cell>
          <table:table-cell table:style-name="ce176" office:value-type="float" office:value="11" calcext:value-type="float">
            <text:p>1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2" calcext:value-type="float">
            <text:p>2.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3.2" calcext:value-type="float">
            <text:p>13.2</text:p>
          </table:table-cell>
          <table:table-cell table:style-name="ce176" office:value-type="float" office:value="114.82" calcext:value-type="float">
            <text:p>114.8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ROLL UP NAPPIS <text:s/>- PTO 202003000679</text:p>
          </table:table-cell>
          <table:table-cell table:style-name="ce176" office:value-type="string" calcext:value-type="string">
            <text:p>FAC 001-001-000000518</text:p>
          </table:table-cell>
          <table:table-cell table:style-name="ce176" office:value-type="string" calcext:value-type="string">
            <text:p>16032020010992333618001200100100000051810307566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5</text:p>
          </table:table-cell>
          <table:table-cell table:style-name="ce176"/>
          <table:table-cell table:style-name="ce176" office:value-type="float" office:value="283.8" calcext:value-type="float">
            <text:p>283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3.8" calcext:value-type="float">
            <text:p>283.8</text:p>
          </table:table-cell>
          <table:table-cell table:style-name="ce176" office:value-type="float" office:value="34.06" calcext:value-type="float">
            <text:p>34.0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7.86" calcext:value-type="float">
            <text:p>317.8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3.84" calcext:value-type="float">
            <text:p>23.8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3.84" calcext:value-type="float">
            <text:p>23.84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40-000042407</text:p>
          </table:table-cell>
          <table:table-cell table:style-name="ce176" office:value-type="string" calcext:value-type="string">
            <text:p>1603202007099104780800120010400000424072007000116</text:p>
          </table:table-cell>
          <table:table-cell table:style-name="ce176" office:value-type="float" office:value="2.58" calcext:value-type="float">
            <text:p>2.5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52" calcext:value-type="float">
            <text:p>0.5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1" calcext:value-type="float">
            <text:p>3.1</text:p>
          </table:table-cell>
          <table:table-cell table:style-name="ce176" office:value-type="float" office:value="26.94" calcext:value-type="float">
            <text:p>26.9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Elementos actividades TOUR Y CC - PTO 202003000675</text:p>
          </table:table-cell>
          <table:table-cell table:style-name="ce176" office:value-type="string" calcext:value-type="string">
            <text:p>FAC 001-001-000000519</text:p>
          </table:table-cell>
          <table:table-cell table:style-name="ce176" office:value-type="string" calcext:value-type="string">
            <text:p>16032020010992333618001200100100000051910307593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6</text:p>
          </table:table-cell>
          <table:table-cell table:style-name="ce176"/>
          <table:table-cell table:style-name="ce176" office:value-type="float" office:value="9537" calcext:value-type="float">
            <text:p>953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537" calcext:value-type="float">
            <text:p>9537</text:p>
          </table:table-cell>
          <table:table-cell table:style-name="ce176" office:value-type="float" office:value="1144.44" calcext:value-type="float">
            <text:p>1144.4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681.44" calcext:value-type="float">
            <text:p>10681.4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01.11" calcext:value-type="float">
            <text:p>801.1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01.11" calcext:value-type="float">
            <text:p>801.11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40-000042406</text:p>
          </table:table-cell>
          <table:table-cell table:style-name="ce176" office:value-type="string" calcext:value-type="string">
            <text:p>1603202007099104780800120010400000424062007000110</text:p>
          </table:table-cell>
          <table:table-cell table:style-name="ce176" office:value-type="float" office:value="86.7" calcext:value-type="float">
            <text:p>86.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7.34" calcext:value-type="float">
            <text:p>17.34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4.04" calcext:value-type="float">
            <text:p>104.04</text:p>
          </table:table-cell>
          <table:table-cell table:style-name="ce176" office:value-type="float" office:value="905.15" calcext:value-type="float">
            <text:p>905.1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LA GRAN CONEXIÓN PERLA BEBÉ - PTO 202003000673</text:p>
          </table:table-cell>
          <table:table-cell table:style-name="ce176" office:value-type="string" calcext:value-type="string">
            <text:p>FAC 001-001-000000520</text:p>
          </table:table-cell>
          <table:table-cell table:style-name="ce176" office:value-type="string" calcext:value-type="string">
            <text:p>16032020010992333618001200100100000052010307621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7</text:p>
          </table:table-cell>
          <table:table-cell table:style-name="ce176"/>
          <table:table-cell table:style-name="ce176" office:value-type="float" office:value="1479.5" calcext:value-type="float">
            <text:p>1479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479.5" calcext:value-type="float">
            <text:p>1479.5</text:p>
          </table:table-cell>
          <table:table-cell table:style-name="ce176" office:value-type="float" office:value="177.54" calcext:value-type="float">
            <text:p>177.5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57.04" calcext:value-type="float">
            <text:p>1657.0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24.28" calcext:value-type="float">
            <text:p>124.2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4.28" calcext:value-type="float">
            <text:p>124.28</text:p>
          </table:table-cell>
          <table:table-cell table:style-name="ce176" office:value-type="string" calcext:value-type="string">
            <text:p>22/03/2020</text:p>
          </table:table-cell>
          <table:table-cell table:style-name="ce176" office:value-type="string" calcext:value-type="string">
            <text:p>001-050-000349282</text:p>
          </table:table-cell>
          <table:table-cell table:style-name="ce176" office:value-type="string" calcext:value-type="string">
            <text:p>220320200713900129490012001050000349282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9.59" calcext:value-type="float">
            <text:p>29.59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9.59" calcext:value-type="float">
            <text:p>29.59</text:p>
          </table:table-cell>
          <table:table-cell table:style-name="ce176" office:value-type="float" office:value="153.87" calcext:value-type="float">
            <text:p>153.8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BRANDEO NAPPIS CLÍNICA KENNEDY <text:s/>- PTO 202002000645</text:p>
          </table:table-cell>
          <table:table-cell table:style-name="ce176" office:value-type="string" calcext:value-type="string">
            <text:p>FAC 001-001-000000521</text:p>
          </table:table-cell>
          <table:table-cell table:style-name="ce176" office:value-type="string" calcext:value-type="string">
            <text:p>16032020010992333618001200100100000052110307631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8</text:p>
          </table:table-cell>
          <table:table-cell table:style-name="ce176"/>
          <table:table-cell table:style-name="ce176" office:value-type="float" office:value="2307.8" calcext:value-type="float">
            <text:p>2307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307.8" calcext:value-type="float">
            <text:p>2307.8</text:p>
          </table:table-cell>
          <table:table-cell table:style-name="ce176" office:value-type="float" office:value="276.94" calcext:value-type="float">
            <text:p>276.9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84.74" calcext:value-type="float">
            <text:p>2584.7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93.86" calcext:value-type="float">
            <text:p>193.8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3.86" calcext:value-type="float">
            <text:p>193.86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40-000042405</text:p>
          </table:table-cell>
          <table:table-cell table:style-name="ce176" office:value-type="string" calcext:value-type="string">
            <text:p>1603202007099104780800120010400000424052007000115</text:p>
          </table:table-cell>
          <table:table-cell table:style-name="ce176" office:value-type="float" office:value="20.98" calcext:value-type="float">
            <text:p>20.9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2" calcext:value-type="float">
            <text:p>4.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5.18" calcext:value-type="float">
            <text:p>25.18</text:p>
          </table:table-cell>
          <table:table-cell table:style-name="ce176" office:value-type="float" office:value="219.04" calcext:value-type="float">
            <text:p>219.0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Activación campaña padres 1 - PTO 202001000611</text:p>
          </table:table-cell>
          <table:table-cell table:style-name="ce176" office:value-type="string" calcext:value-type="string">
            <text:p>FAC 001-001-000000522</text:p>
          </table:table-cell>
          <table:table-cell table:style-name="ce176" office:value-type="string" calcext:value-type="string">
            <text:p>16032020010992333618001200100100000052210307644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9</text:p>
          </table:table-cell>
          <table:table-cell table:style-name="ce176"/>
          <table:table-cell table:style-name="ce176" office:value-type="float" office:value="7205" calcext:value-type="float">
            <text:p>720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205" calcext:value-type="float">
            <text:p>7205</text:p>
          </table:table-cell>
          <table:table-cell table:style-name="ce176" office:value-type="float" office:value="864.6" calcext:value-type="float">
            <text:p>864.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069.6" calcext:value-type="float">
            <text:p>8069.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05.22" calcext:value-type="float">
            <text:p>605.2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05.22" calcext:value-type="float">
            <text:p>605.22</text:p>
          </table:table-cell>
          <table:table-cell table:style-name="ce176" office:value-type="string" calcext:value-type="string">
            <text:p>16/03/2020</text:p>
          </table:table-cell>
          <table:table-cell table:style-name="ce176" office:value-type="string" calcext:value-type="string">
            <text:p>001-040-000042411</text:p>
          </table:table-cell>
          <table:table-cell table:style-name="ce176" office:value-type="string" calcext:value-type="string">
            <text:p>1603202007099104780800120010400000424112007000118</text:p>
          </table:table-cell>
          <table:table-cell table:style-name="ce176" office:value-type="float" office:value="65.5" calcext:value-type="float">
            <text:p>65.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3.1" calcext:value-type="float">
            <text:p>13.1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8.6" calcext:value-type="float">
            <text:p>78.6</text:p>
          </table:table-cell>
          <table:table-cell table:style-name="ce176" office:value-type="float" office:value="683.82" calcext:value-type="float">
            <text:p>683.82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7/03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ADICIONALES FIESTA DE TODOS 2020 - PTO 202002000650_x000D_</text:p>
            <text:p>OC 5002648746_x000D_</text:p>
            <text:p>EA 1010291865</text:p>
          </table:table-cell>
          <table:table-cell table:style-name="ce176" office:value-type="string" calcext:value-type="string">
            <text:p>FAC 001-001-000000523</text:p>
          </table:table-cell>
          <table:table-cell table:style-name="ce176" office:value-type="string" calcext:value-type="string">
            <text:p>17032020010992333618001200100100000052310316407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20</text:p>
          </table:table-cell>
          <table:table-cell table:style-name="ce176"/>
          <table:table-cell table:style-name="ce176" office:value-type="float" office:value="38642.34" calcext:value-type="float">
            <text:p>38642.3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8642.34" calcext:value-type="float">
            <text:p>38642.34</text:p>
          </table:table-cell>
          <table:table-cell table:style-name="ce176" office:value-type="float" office:value="4637.08" calcext:value-type="float">
            <text:p>4637.0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3279.42" calcext:value-type="float">
            <text:p>43279.4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245.96" calcext:value-type="float">
            <text:p>3245.9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45.96" calcext:value-type="float">
            <text:p>3245.96</text:p>
          </table:table-cell>
          <table:table-cell table:style-name="ce176" office:value-type="string" calcext:value-type="string">
            <text:p>18/03/2020</text:p>
          </table:table-cell>
          <table:table-cell table:style-name="ce176" office:value-type="string" calcext:value-type="string">
            <text:p>014-005-000046174</text:p>
          </table:table-cell>
          <table:table-cell table:style-name="ce176" office:value-type="string" calcext:value-type="string">
            <text:p>1803202007099252674200120140050000461748724653114</text:p>
          </table:table-cell>
          <table:table-cell table:style-name="ce176" office:value-type="float" office:value="386.42" calcext:value-type="float">
            <text:p>386.42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86.42" calcext:value-type="float">
            <text:p>386.42</text:p>
          </table:table-cell>
          <table:table-cell table:style-name="ce176" office:value-type="float" office:value="3632.38" calcext:value-type="float">
            <text:p>3632.3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3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3000676; PTO 202003000662</text:p>
          </table:table-cell>
          <table:table-cell table:style-name="ce176" office:value-type="string" calcext:value-type="string">
            <text:p>FAC 001-001-000000524</text:p>
          </table:table-cell>
          <table:table-cell table:style-name="ce176" office:value-type="string" calcext:value-type="string">
            <text:p>17032020010992333618001200100100000052410318728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21</text:p>
          </table:table-cell>
          <table:table-cell table:style-name="ce176"/>
          <table:table-cell table:style-name="ce176" office:value-type="float" office:value="1220" calcext:value-type="float">
            <text:p>122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20" calcext:value-type="float">
            <text:p>1220</text:p>
          </table:table-cell>
          <table:table-cell table:style-name="ce176" office:value-type="float" office:value="146.4" calcext:value-type="float">
            <text:p>146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66.4" calcext:value-type="float">
            <text:p>1366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2.48" calcext:value-type="float">
            <text:p>102.4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2.48" calcext:value-type="float">
            <text:p>102.48</text:p>
          </table:table-cell>
          <table:table-cell table:style-name="ce176" office:value-type="string" calcext:value-type="string">
            <text:p>30/03/2020</text:p>
          </table:table-cell>
          <table:table-cell table:style-name="ce176" office:value-type="string" calcext:value-type="string">
            <text:p>001-004-000002377</text:p>
          </table:table-cell>
          <table:table-cell table:style-name="ce176" office:value-type="string" calcext:value-type="string">
            <text:p>3003202007179132159600120010040000023770000237714</text:p>
          </table:table-cell>
          <table:table-cell table:style-name="ce176" office:value-type="float" office:value="12.2" calcext:value-type="float">
            <text:p>12.2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2" calcext:value-type="float">
            <text:p>12.2</text:p>
          </table:table-cell>
          <table:table-cell table:style-name="ce176" office:value-type="float" office:value="114.68" calcext:value-type="float">
            <text:p>114.6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3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3000665; PTO 202003000658</text:p>
          </table:table-cell>
          <table:table-cell table:style-name="ce176" office:value-type="string" calcext:value-type="string">
            <text:p>FAC 001-001-000000525</text:p>
          </table:table-cell>
          <table:table-cell table:style-name="ce176" office:value-type="string" calcext:value-type="string">
            <text:p>17032020010992333618001200100100000052510318738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22</text:p>
          </table:table-cell>
          <table:table-cell table:style-name="ce176"/>
          <table:table-cell table:style-name="ce176" office:value-type="float" office:value="216.6" calcext:value-type="float">
            <text:p>216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16.6" calcext:value-type="float">
            <text:p>216.6</text:p>
          </table:table-cell>
          <table:table-cell table:style-name="ce176" office:value-type="float" office:value="25.99" calcext:value-type="float">
            <text:p>25.9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2.59" calcext:value-type="float">
            <text:p>242.5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.19" calcext:value-type="float">
            <text:p>18.1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.19" calcext:value-type="float">
            <text:p>18.19</text:p>
          </table:table-cell>
          <table:table-cell table:style-name="ce176" office:value-type="string" calcext:value-type="string">
            <text:p>30/03/2020</text:p>
          </table:table-cell>
          <table:table-cell table:style-name="ce176" office:value-type="string" calcext:value-type="string">
            <text:p>001-004-000002140</text:p>
          </table:table-cell>
          <table:table-cell table:style-name="ce176" office:value-type="string" calcext:value-type="string">
            <text:p>3003202007179132159600120010040000021400000214014</text:p>
          </table:table-cell>
          <table:table-cell table:style-name="ce176" office:value-type="float" office:value="2.01" calcext:value-type="float">
            <text:p>2.0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32" calcext:value-type="float">
            <text:p>0.32</text:p>
          </table:table-cell>
          <table:table-cell table:style-name="ce176" office:value-type="string" calcext:value-type="string">
            <text:p>34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33" calcext:value-type="float">
            <text:p>2.33</text:p>
          </table:table-cell>
          <table:table-cell table:style-name="ce176" office:value-type="float" office:value="20.52" calcext:value-type="float">
            <text:p>20.5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3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RTES EMPRENDEDORES COMUNITARIOS - PTO 202003000672</text:p>
          </table:table-cell>
          <table:table-cell table:style-name="ce176" office:value-type="string" calcext:value-type="string">
            <text:p>FAC 001-001-000000526</text:p>
          </table:table-cell>
          <table:table-cell table:style-name="ce176" office:value-type="string" calcext:value-type="string">
            <text:p>17032020010992333618001200100100000052610319435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23</text:p>
          </table:table-cell>
          <table:table-cell table:style-name="ce176"/>
          <table:table-cell table:style-name="ce176" office:value-type="float" office:value="268" calcext:value-type="float">
            <text:p>26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68" calcext:value-type="float">
            <text:p>268</text:p>
          </table:table-cell>
          <table:table-cell table:style-name="ce176" office:value-type="float" office:value="32.16" calcext:value-type="float">
            <text:p>32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0.16" calcext:value-type="float">
            <text:p>300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2.51" calcext:value-type="float">
            <text:p>22.5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.51" calcext:value-type="float">
            <text:p>22.51</text:p>
          </table:table-cell>
          <table:table-cell table:style-name="ce176" office:value-type="string" calcext:value-type="string">
            <text:p>30/03/2020</text:p>
          </table:table-cell>
          <table:table-cell table:style-name="ce176" office:value-type="string" calcext:value-type="string">
            <text:p>001-004-000002375</text:p>
          </table:table-cell>
          <table:table-cell table:style-name="ce176" office:value-type="string" calcext:value-type="string">
            <text:p>3003202007179132159600120010040000023750000237519</text:p>
          </table:table-cell>
          <table:table-cell table:style-name="ce176" office:value-type="float" office:value="2.68" calcext:value-type="float">
            <text:p>2.6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68" calcext:value-type="float">
            <text:p>2.68</text:p>
          </table:table-cell>
          <table:table-cell table:style-name="ce176" office:value-type="float" office:value="25.19" calcext:value-type="float">
            <text:p>25.19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27])" office:value-type="float" office:value="209959.25" calcext:value-type="float">
            <text:p>209959.25</text:p>
          </table:table-cell>
          <table:table-cell table:formula="of:=SUM([.N2:.N27])" office:value-type="float" office:value="25195.13" calcext:value-type="float">
            <text:p>25195.13</text:p>
          </table:table-cell>
          <table:table-cell table:number-columns-repeated="2"/>
          <table:table-cell table:formula="of:=SUM([.Q2:.Q27])" office:value-type="float" office:value="235154.38" calcext:value-type="float">
            <text:p>235154.38</text:p>
          </table:table-cell>
          <table:table-cell table:number-columns-repeated="6"/>
          <table:table-cell table:formula="of:=SUM([.X2:.X27])" office:value-type="float" office:value="17134.14" calcext:value-type="float">
            <text:p>17134.14</text:p>
          </table:table-cell>
          <table:table-cell table:number-columns-repeated="19"/>
          <table:table-cell table:formula="of:=SUM([.AR2:.AR27])" office:value-type="float" office:value="2271.13" calcext:value-type="float">
            <text:p>2271.13</text:p>
          </table:table-cell>
          <table:table-cell table:formula="of:=SUM([.AS2:.AS27])" office:value-type="float" office:value="19405.27" calcext:value-type="float">
            <text:p>19405.27</text:p>
          </table:table-cell>
          <table:table-cell table:number-columns-repeated="19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420" table:style-name="ta1">
        <table:table-column table:style-name="co8" table:number-columns-repeated="9" table:default-cell-style-name="ce1"/>
        <table:table-column table:style-name="co8" table:visibility="collapse" table:number-columns-repeated="3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number-columns-repeated="2" table:default-cell-style-name="ce1"/>
        <table:table-column table:style-name="co9" table:number-columns-repeated="19" table:default-cell-style-name="ce1"/>
        <table:table-row table:style-name="ro2">
          <table:table-cell table:style-name="ce178" office:value-type="string" calcext:value-type="string" table:number-columns-spanned="45" table:number-rows-spanned="1">
            <text:p>VENTAS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03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LQUILER BODEGAS ANUAL <text:s/>- PTO 202003000663</text:p>
          </table:table-cell>
          <table:table-cell table:style-name="ce176" office:value-type="string" calcext:value-type="string">
            <text:p>FAC 001-001-000000515</text:p>
          </table:table-cell>
          <table:table-cell table:style-name="ce176" office:value-type="string" calcext:value-type="string">
            <text:p>10032020010992333618001200100100000051510236170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3000012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1577.72" calcext:value-type="float">
            <text:p>1577.7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77.72" calcext:value-type="float">
            <text:p>1577.72</text:p>
          </table:table-cell>
          <table:table-cell table:style-name="ce176" office:value-type="string" calcext:value-type="string">
            <text:p>17/04/2020</text:p>
          </table:table-cell>
          <table:table-cell table:style-name="ce176" office:value-type="string" calcext:value-type="string">
            <text:p>001-020-000044458</text:p>
          </table:table-cell>
          <table:table-cell table:style-name="ce176" office:value-type="string" calcext:value-type="string">
            <text:p>17042020070990049459001200102000004445824831280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16.52" calcext:value-type="float">
            <text:p>516.5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16.52" calcext:value-type="float">
            <text:p>516.52</text:p>
          </table:table-cell>
          <table:table-cell table:style-name="ce176" office:value-type="float" office:value="2094.24" calcext:value-type="float">
            <text:p>2094.2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4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IDENTIFICADORES PINGUINO <text:s/>- PTO 202003000674</text:p>
          </table:table-cell>
          <table:table-cell table:style-name="ce176" office:value-type="string" calcext:value-type="string">
            <text:p>FAC 001-001-000000527</text:p>
          </table:table-cell>
          <table:table-cell table:style-name="ce176" office:value-type="string" calcext:value-type="string">
            <text:p>06042020010992333618001200100100000052710374908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4000001</text:p>
          </table:table-cell>
          <table:table-cell table:style-name="ce176"/>
          <table:table-cell table:style-name="ce176" office:value-type="float" office:value="724" calcext:value-type="float">
            <text:p>72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24" calcext:value-type="float">
            <text:p>724</text:p>
          </table:table-cell>
          <table:table-cell table:style-name="ce176" office:value-type="float" office:value="86.88" calcext:value-type="float">
            <text:p>86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10.88" calcext:value-type="float">
            <text:p>810.88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8/04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ONVENCIÓN 2020 Y TABLA DE SURF - PTO 202002000627_x000D_</text:p>
            <text:p>OC: 5002651138_x000D_</text:p>
            <text:p>EA: 1010311397</text:p>
          </table:table-cell>
          <table:table-cell table:style-name="ce176" office:value-type="string" calcext:value-type="string">
            <text:p>FAC 001-001-000000528</text:p>
          </table:table-cell>
          <table:table-cell table:style-name="ce176" office:value-type="string" calcext:value-type="string">
            <text:p>08042020010992333618001200100100000052810381994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4000002</text:p>
          </table:table-cell>
          <table:table-cell table:style-name="ce176"/>
          <table:table-cell table:style-name="ce176" office:value-type="float" office:value="3256" calcext:value-type="float">
            <text:p>325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256" calcext:value-type="float">
            <text:p>3256</text:p>
          </table:table-cell>
          <table:table-cell table:style-name="ce176" office:value-type="float" office:value="390.72" calcext:value-type="float">
            <text:p>390.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646.72" calcext:value-type="float">
            <text:p>3646.7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73.5" calcext:value-type="float">
            <text:p>273.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3.5" calcext:value-type="float">
            <text:p>273.5</text:p>
          </table:table-cell>
          <table:table-cell table:style-name="ce176" office:value-type="string" calcext:value-type="string">
            <text:p>09/04/2020</text:p>
          </table:table-cell>
          <table:table-cell table:style-name="ce176" office:value-type="string" calcext:value-type="string">
            <text:p>014-005-000047217</text:p>
          </table:table-cell>
          <table:table-cell table:style-name="ce176" office:value-type="string" calcext:value-type="string">
            <text:p>09042020070992526742001201400500004721787312645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6.98" calcext:value-type="float">
            <text:p>56.9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6.98" calcext:value-type="float">
            <text:p>56.98</text:p>
          </table:table-cell>
          <table:table-cell table:style-name="ce176" office:value-type="float" office:value="330.48" calcext:value-type="float">
            <text:p>330.4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4/2020</text:p>
          </table:table-cell>
          <table:table-cell table:style-name="ce176" office:value-type="string" calcext:value-type="string">
            <text:p>0992565152001</text:p>
          </table:table-cell>
          <table:table-cell table:style-name="ce176" office:value-type="string" calcext:value-type="string">
            <text:p>LEVEL PRINT S.A.</text:p>
          </table:table-cell>
          <table:table-cell table:style-name="ce176" office:value-type="string" calcext:value-type="string">
            <text:p>SG. FC. # 7496</text:p>
          </table:table-cell>
          <table:table-cell table:style-name="ce176" office:value-type="string" calcext:value-type="string">
            <text:p>FAC 001-001-000000530</text:p>
          </table:table-cell>
          <table:table-cell table:style-name="ce176" office:value-type="string" calcext:value-type="string">
            <text:p>13042020010992333618001200100100000053010393006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4000003</text:p>
          </table:table-cell>
          <table:table-cell table:style-name="ce176"/>
          <table:table-cell table:style-name="ce176" office:value-type="float" office:value="133.35" calcext:value-type="float">
            <text:p>133.3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3.35" calcext:value-type="float">
            <text:p>133.35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9.35" calcext:value-type="float">
            <text:p>149.35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13/04/2020</text:p>
          </table:table-cell>
          <table:table-cell table:style-name="ce176" office:value-type="string" calcext:value-type="string">
            <text:p>001-001-000003810</text:p>
          </table:table-cell>
          <table:table-cell table:style-name="ce176" office:value-type="string" calcext:value-type="string">
            <text:p>112622764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67" calcext:value-type="float">
            <text:p>3.6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3.67" calcext:value-type="float">
            <text:p>3.6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4/2020</text:p>
          </table:table-cell>
          <table:table-cell table:style-name="ce176" office:value-type="string" calcext:value-type="string">
            <text:p>0992565152001</text:p>
          </table:table-cell>
          <table:table-cell table:style-name="ce176" office:value-type="string" calcext:value-type="string">
            <text:p>LEVEL PRINT S.A.</text:p>
          </table:table-cell>
          <table:table-cell table:style-name="ce176" office:value-type="string" calcext:value-type="string">
            <text:p>SG. FC # 7568 LEVEL PRINT S.A.</text:p>
          </table:table-cell>
          <table:table-cell table:style-name="ce176" office:value-type="string" calcext:value-type="string">
            <text:p>FAC 001-001-000000531</text:p>
          </table:table-cell>
          <table:table-cell table:style-name="ce176" office:value-type="string" calcext:value-type="string">
            <text:p>13042020010992333618001200100100000053110393033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4000004</text:p>
          </table:table-cell>
          <table:table-cell table:style-name="ce176"/>
          <table:table-cell table:style-name="ce176" office:value-type="float" office:value="28.5" calcext:value-type="float">
            <text:p>28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.5" calcext:value-type="float">
            <text:p>28.5</text:p>
          </table:table-cell>
          <table:table-cell table:style-name="ce176" office:value-type="float" office:value="3.42" calcext:value-type="float">
            <text:p>3.4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.92" calcext:value-type="float">
            <text:p>31.92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13/04/2020</text:p>
          </table:table-cell>
          <table:table-cell table:style-name="ce176" office:value-type="string" calcext:value-type="string">
            <text:p>001-001-000003811</text:p>
          </table:table-cell>
          <table:table-cell table:style-name="ce176" office:value-type="string" calcext:value-type="string">
            <text:p>112622764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78" calcext:value-type="float">
            <text:p>0.7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.78" calcext:value-type="float">
            <text:p>0.78</text:p>
          </table:table-cell>
          <table:table-cell table:number-columns-repeated="19"/>
        </table:table-row>
        <table:table-row table:style-name="ro2">
          <table:table-cell table:number-columns-repeated="9"/>
          <table:table-cell table:style-name="ce177" office:value-type="float" office:value="4141.85" calcext:value-type="float">
            <text:p>4141.85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4141.85" calcext:value-type="float">
            <text:p>4141.85</text:p>
          </table:table-cell>
          <table:table-cell table:style-name="ce177" office:value-type="float" office:value="497.02" calcext:value-type="float">
            <text:p>497.02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4638.87" calcext:value-type="float">
            <text:p>4638.87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style-name="ce177" office:value-type="float" office:value="1851.22" calcext:value-type="float">
            <text:p>1851.22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851.22" calcext:value-type="float">
            <text:p>1851.22</text:p>
          </table:table-cell>
          <table:table-cell table:style-name="ce177" table:number-columns-repeated="3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56.98" calcext:value-type="float">
            <text:p>56.98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520.97" calcext:value-type="float">
            <text:p>520.97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/>
          <table:table-cell table:style-name="ce177" office:value-type="float" office:value="577.95" calcext:value-type="float">
            <text:p>577.95</text:p>
          </table:table-cell>
          <table:table-cell table:style-name="ce177" office:value-type="float" office:value="2429.17" calcext:value-type="float">
            <text:p>2429.17</text:p>
          </table:table-cell>
          <table:table-cell table:number-columns-repeated="19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520" table:style-name="ta1">
        <table:table-column table:style-name="co8" table:number-columns-repeated="9" table:default-cell-style-name="ce1"/>
        <table:table-column table:style-name="co8" table:visibility="collapse" table:number-columns-repeated="3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number-columns-repeated="2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4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IDENTIFICADORES PINGUINO <text:s/>- PTO 202003000674</text:p>
          </table:table-cell>
          <table:table-cell table:style-name="ce176" office:value-type="string" calcext:value-type="string">
            <text:p>FAC 001-001-000000527</text:p>
          </table:table-cell>
          <table:table-cell table:style-name="ce176" office:value-type="string" calcext:value-type="string">
            <text:p>06042020010992333618001200100100000052710374908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4000001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60.82" calcext:value-type="float">
            <text:p>60.8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0.82" calcext:value-type="float">
            <text:p>60.82</text:p>
          </table:table-cell>
          <table:table-cell table:style-name="ce176" office:value-type="string" calcext:value-type="string">
            <text:p>20/05/2020</text:p>
          </table:table-cell>
          <table:table-cell table:style-name="ce176" office:value-type="string" calcext:value-type="string">
            <text:p>001-004-000003277</text:p>
          </table:table-cell>
          <table:table-cell table:style-name="ce176" office:value-type="string" calcext:value-type="string">
            <text:p>20052020071791321596001200100400000327700003277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91" calcext:value-type="float">
            <text:p>19.9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91" calcext:value-type="float">
            <text:p>19.91</text:p>
          </table:table-cell>
          <table:table-cell table:style-name="ce176" office:value-type="float" office:value="80.73" calcext:value-type="float">
            <text:p>80.7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USPICIO FUNDACION SER FELIZ <text:s/>- PTO 202004000695</text:p>
          </table:table-cell>
          <table:table-cell table:style-name="ce176" office:value-type="string" calcext:value-type="string">
            <text:p>FAC 001-001-000000532</text:p>
          </table:table-cell>
          <table:table-cell table:style-name="ce176" office:value-type="string" calcext:value-type="string">
            <text:p>04052020010992333618001200100100000053210490503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1</text:p>
          </table:table-cell>
          <table:table-cell table:style-name="ce176"/>
          <table:table-cell table:style-name="ce176" office:value-type="float" office:value="6875" calcext:value-type="float">
            <text:p>687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875" calcext:value-type="float">
            <text:p>6875</text:p>
          </table:table-cell>
          <table:table-cell table:style-name="ce176" office:value-type="float" office:value="825" calcext:value-type="float">
            <text:p>82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700" calcext:value-type="float">
            <text:p>7700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0</text:p>
          </table:table-cell>
          <table:table-cell table:style-name="ce176" office:value-type="string" calcext:value-type="string">
            <text:p>110520200713900129490012001050000357260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9.06" calcext:value-type="float">
            <text:p>189.0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9.06" calcext:value-type="float">
            <text:p>189.06</text:p>
          </table:table-cell>
          <table:table-cell table:style-name="ce176" office:value-type="float" office:value="766.56" calcext:value-type="float">
            <text:p>766.5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CTIVIDAD SER FELIZ DIA DEL NIÑO - PTO 202004000692</text:p>
          </table:table-cell>
          <table:table-cell table:style-name="ce176" office:value-type="string" calcext:value-type="string">
            <text:p>FAC 001-001-000000533</text:p>
          </table:table-cell>
          <table:table-cell table:style-name="ce176" office:value-type="string" calcext:value-type="string">
            <text:p>04052020010992333618001200100100000053310490521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2</text:p>
          </table:table-cell>
          <table:table-cell table:style-name="ce176"/>
          <table:table-cell table:style-name="ce176" office:value-type="float" office:value="4697" calcext:value-type="float">
            <text:p>469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697" calcext:value-type="float">
            <text:p>4697</text:p>
          </table:table-cell>
          <table:table-cell table:style-name="ce176" office:value-type="float" office:value="563.64" calcext:value-type="float">
            <text:p>563.6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260.64" calcext:value-type="float">
            <text:p>5260.6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94.55" calcext:value-type="float">
            <text:p>394.5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94.55" calcext:value-type="float">
            <text:p>394.55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1</text:p>
          </table:table-cell>
          <table:table-cell table:style-name="ce176" office:value-type="string" calcext:value-type="string">
            <text:p>110520200713900129490012001050000357261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9.17" calcext:value-type="float">
            <text:p>129.1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9.17" calcext:value-type="float">
            <text:p>129.17</text:p>
          </table:table-cell>
          <table:table-cell table:style-name="ce176" office:value-type="float" office:value="523.72" calcext:value-type="float">
            <text:p>523.7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BODEGAJE elementos de marca MAYO <text:s/>- PTO 202004000691</text:p>
          </table:table-cell>
          <table:table-cell table:style-name="ce176" office:value-type="string" calcext:value-type="string">
            <text:p>FAC 001-001-000000534</text:p>
          </table:table-cell>
          <table:table-cell table:style-name="ce176" office:value-type="string" calcext:value-type="string">
            <text:p>04052020010992333618001200100100000053410490523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3</text:p>
          </table:table-cell>
          <table:table-cell table:style-name="ce176"/>
          <table:table-cell table:style-name="ce176" office:value-type="float" office:value="550" calcext:value-type="float">
            <text:p>5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0" calcext:value-type="float">
            <text:p>550</text:p>
          </table:table-cell>
          <table:table-cell table:style-name="ce176" office:value-type="float" office:value="66" calcext:value-type="float">
            <text:p>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16" calcext:value-type="float">
            <text:p>6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2</text:p>
          </table:table-cell>
          <table:table-cell table:style-name="ce176" office:value-type="string" calcext:value-type="string">
            <text:p>11052020071390012949001200105000035726213900129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BODEGAJE ELEMENTOS ABRIL <text:s/>- PTO 202004000690</text:p>
          </table:table-cell>
          <table:table-cell table:style-name="ce176" office:value-type="string" calcext:value-type="string">
            <text:p>FAC 001-001-000000535</text:p>
          </table:table-cell>
          <table:table-cell table:style-name="ce176" office:value-type="string" calcext:value-type="string">
            <text:p>04052020010992333618001200100100000053510490525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4</text:p>
          </table:table-cell>
          <table:table-cell table:style-name="ce176"/>
          <table:table-cell table:style-name="ce176" office:value-type="float" office:value="550" calcext:value-type="float">
            <text:p>5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0" calcext:value-type="float">
            <text:p>550</text:p>
          </table:table-cell>
          <table:table-cell table:style-name="ce176" office:value-type="float" office:value="66" calcext:value-type="float">
            <text:p>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16" calcext:value-type="float">
            <text:p>6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3</text:p>
          </table:table-cell>
          <table:table-cell table:style-name="ce176" office:value-type="string" calcext:value-type="string">
            <text:p>1105202007139001294900120010500003572631390012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Bodegaje elementos marca MARZO <text:s/>- PTO 202004000689</text:p>
          </table:table-cell>
          <table:table-cell table:style-name="ce176" office:value-type="string" calcext:value-type="string">
            <text:p>FAC 001-001-000000536</text:p>
          </table:table-cell>
          <table:table-cell table:style-name="ce176" office:value-type="string" calcext:value-type="string">
            <text:p>04052020010992333618001200100100000053610490526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5</text:p>
          </table:table-cell>
          <table:table-cell table:style-name="ce176"/>
          <table:table-cell table:style-name="ce176" office:value-type="float" office:value="550" calcext:value-type="float">
            <text:p>5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0" calcext:value-type="float">
            <text:p>550</text:p>
          </table:table-cell>
          <table:table-cell table:style-name="ce176" office:value-type="float" office:value="66" calcext:value-type="float">
            <text:p>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16" calcext:value-type="float">
            <text:p>6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4</text:p>
          </table:table-cell>
          <table:table-cell table:style-name="ce176" office:value-type="string" calcext:value-type="string">
            <text:p>110520200713900129490012001050000357264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PRODUCCIÓN TORRE DE HIELO PILSENER LIGHT . - PTO 202002000631_x000D_</text:p>
            <text:p>OC: 5002653645_x000D_</text:p>
            <text:p>EA: 1010337676</text:p>
          </table:table-cell>
          <table:table-cell table:style-name="ce176" office:value-type="string" calcext:value-type="string">
            <text:p>FAC 001-001-000000537</text:p>
          </table:table-cell>
          <table:table-cell table:style-name="ce176" office:value-type="string" calcext:value-type="string">
            <text:p>04052020010992333618001200100100000053710490538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6</text:p>
          </table:table-cell>
          <table:table-cell table:style-name="ce176"/>
          <table:table-cell table:style-name="ce176" office:value-type="float" office:value="1826" calcext:value-type="float">
            <text:p>182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826" calcext:value-type="float">
            <text:p>1826</text:p>
          </table:table-cell>
          <table:table-cell table:style-name="ce176" office:value-type="float" office:value="219.12" calcext:value-type="float">
            <text:p>219.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45.12" calcext:value-type="float">
            <text:p>2045.1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53.38" calcext:value-type="float">
            <text:p>153.3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3.38" calcext:value-type="float">
            <text:p>153.38</text:p>
          </table:table-cell>
          <table:table-cell table:style-name="ce176" office:value-type="string" calcext:value-type="string">
            <text:p>05/05/2020</text:p>
          </table:table-cell>
          <table:table-cell table:style-name="ce176" office:value-type="string" calcext:value-type="string">
            <text:p>014-005-000048495</text:p>
          </table:table-cell>
          <table:table-cell table:style-name="ce176" office:value-type="string" calcext:value-type="string">
            <text:p>05052020070992526742001201400500004849575842316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1.96" calcext:value-type="float">
            <text:p>31.96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1.96" calcext:value-type="float">
            <text:p>31.96</text:p>
          </table:table-cell>
          <table:table-cell table:style-name="ce176" office:value-type="float" office:value="185.34" calcext:value-type="float">
            <text:p>185.34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4/05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Financiamiento Fiesta de Todos - PTO 202003000668_x000D_</text:p>
            <text:p>OC: 5002653498_x000D_</text:p>
            <text:p>EA: 1010337671</text:p>
          </table:table-cell>
          <table:table-cell table:style-name="ce176" office:value-type="string" calcext:value-type="string">
            <text:p>FAC 001-001-000000538</text:p>
          </table:table-cell>
          <table:table-cell table:style-name="ce176" office:value-type="string" calcext:value-type="string">
            <text:p>04052020010992333618001200100100000053810490617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7</text:p>
          </table:table-cell>
          <table:table-cell table:style-name="ce176"/>
          <table:table-cell table:style-name="ce176" office:value-type="float" office:value="10522.62" calcext:value-type="float">
            <text:p>10522.6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522.62" calcext:value-type="float">
            <text:p>10522.62</text:p>
          </table:table-cell>
          <table:table-cell table:style-name="ce176" office:value-type="float" office:value="1262.71" calcext:value-type="float">
            <text:p>1262.7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785.33" calcext:value-type="float">
            <text:p>11785.3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83.9" calcext:value-type="float">
            <text:p>883.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83.9" calcext:value-type="float">
            <text:p>883.9</text:p>
          </table:table-cell>
          <table:table-cell table:style-name="ce176" office:value-type="string" calcext:value-type="string">
            <text:p>05/05/2020</text:p>
          </table:table-cell>
          <table:table-cell table:style-name="ce176" office:value-type="string" calcext:value-type="string">
            <text:p>014-005-000048506</text:p>
          </table:table-cell>
          <table:table-cell table:style-name="ce176" office:value-type="string" calcext:value-type="string">
            <text:p>05052020070992526742001201400500004850682471536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4.15" calcext:value-type="float">
            <text:p>184.15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4.15" calcext:value-type="float">
            <text:p>184.15</text:p>
          </table:table-cell>
          <table:table-cell table:style-name="ce176" office:value-type="float" office:value="1068.05" calcext:value-type="float">
            <text:p>1068.0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CARTUCHERAS PERLA <text:s/>- PTO 202005000698</text:p>
          </table:table-cell>
          <table:table-cell table:style-name="ce176" office:value-type="string" calcext:value-type="string">
            <text:p>FAC 001-001-000000539</text:p>
          </table:table-cell>
          <table:table-cell table:style-name="ce176" office:value-type="string" calcext:value-type="string">
            <text:p>05052020010992333618001200100100000053910496466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8</text:p>
          </table:table-cell>
          <table:table-cell table:style-name="ce176"/>
          <table:table-cell table:style-name="ce176" office:value-type="float" office:value="3223" calcext:value-type="float">
            <text:p>322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223" calcext:value-type="float">
            <text:p>3223</text:p>
          </table:table-cell>
          <table:table-cell table:style-name="ce176" office:value-type="float" office:value="386.76" calcext:value-type="float">
            <text:p>386.7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609.76" calcext:value-type="float">
            <text:p>3609.7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70.73" calcext:value-type="float">
            <text:p>270.7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0.73" calcext:value-type="float">
            <text:p>270.73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5</text:p>
          </table:table-cell>
          <table:table-cell table:style-name="ce176" office:value-type="string" calcext:value-type="string">
            <text:p>110520200713900129490012001050000357265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8.63" calcext:value-type="float">
            <text:p>88.6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8.63" calcext:value-type="float">
            <text:p>88.63</text:p>
          </table:table-cell>
          <table:table-cell table:style-name="ce176" office:value-type="float" office:value="359.36" calcext:value-type="float">
            <text:p>359.3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ctividades infantiles en casa - PTO 202004000696</text:p>
          </table:table-cell>
          <table:table-cell table:style-name="ce176" office:value-type="string" calcext:value-type="string">
            <text:p>FAC 001-001-000000540</text:p>
          </table:table-cell>
          <table:table-cell table:style-name="ce176" office:value-type="string" calcext:value-type="string">
            <text:p>05052020010992333618001200100100000054010496473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09</text:p>
          </table:table-cell>
          <table:table-cell table:style-name="ce176"/>
          <table:table-cell table:style-name="ce176" office:value-type="float" office:value="4422" calcext:value-type="float">
            <text:p>442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422" calcext:value-type="float">
            <text:p>4422</text:p>
          </table:table-cell>
          <table:table-cell table:style-name="ce176" office:value-type="float" office:value="530.64" calcext:value-type="float">
            <text:p>530.6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952.64" calcext:value-type="float">
            <text:p>4952.6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71.45" calcext:value-type="float">
            <text:p>371.4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71.45" calcext:value-type="float">
            <text:p>371.45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01-050-000357266</text:p>
          </table:table-cell>
          <table:table-cell table:style-name="ce176" office:value-type="string" calcext:value-type="string">
            <text:p>11052020071390012949001200105000035726613900129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1.6" calcext:value-type="float">
            <text:p>121.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1.6" calcext:value-type="float">
            <text:p>121.6</text:p>
          </table:table-cell>
          <table:table-cell table:style-name="ce176" office:value-type="float" office:value="493.05" calcext:value-type="float">
            <text:p>493.05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Revestimiento de Camiones TiendaCercaEC. - PTO 202004000686_x000D_</text:p>
            <text:p>OC: 5002657307_x000D_</text:p>
            <text:p>EA: 1010343508</text:p>
          </table:table-cell>
          <table:table-cell table:style-name="ce176" office:value-type="string" calcext:value-type="string">
            <text:p>FAC 001-001-000000541</text:p>
          </table:table-cell>
          <table:table-cell table:style-name="ce176" office:value-type="string" calcext:value-type="string">
            <text:p>11052020010992333618001200100100000054110527395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0</text:p>
          </table:table-cell>
          <table:table-cell table:style-name="ce176"/>
          <table:table-cell table:style-name="ce176" office:value-type="float" office:value="1287" calcext:value-type="float">
            <text:p>128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87" calcext:value-type="float">
            <text:p>1287</text:p>
          </table:table-cell>
          <table:table-cell table:style-name="ce176" office:value-type="float" office:value="154.44" calcext:value-type="float">
            <text:p>154.4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41.44" calcext:value-type="float">
            <text:p>1441.4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8.11" calcext:value-type="float">
            <text:p>108.1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8.11" calcext:value-type="float">
            <text:p>108.11</text:p>
          </table:table-cell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014-005-000048756</text:p>
          </table:table-cell>
          <table:table-cell table:style-name="ce176" office:value-type="string" calcext:value-type="string">
            <text:p>11052020070992526742001201400500004875672486531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52" calcext:value-type="float">
            <text:p>22.52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52" calcext:value-type="float">
            <text:p>22.52</text:p>
          </table:table-cell>
          <table:table-cell table:style-name="ce176" office:value-type="float" office:value="130.63" calcext:value-type="float">
            <text:p>130.6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1/05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Diseño BANNERS <text:s/>- PTO 202004000697</text:p>
          </table:table-cell>
          <table:table-cell table:style-name="ce176" office:value-type="string" calcext:value-type="string">
            <text:p>FAC 001-001-000000542</text:p>
          </table:table-cell>
          <table:table-cell table:style-name="ce176" office:value-type="string" calcext:value-type="string">
            <text:p>11052020010992333618001200100100000054210527808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1</text:p>
          </table:table-cell>
          <table:table-cell table:style-name="ce176"/>
          <table:table-cell table:style-name="ce176" office:value-type="float" office:value="283" calcext:value-type="float">
            <text:p>28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3" calcext:value-type="float">
            <text:p>283</text:p>
          </table:table-cell>
          <table:table-cell table:style-name="ce176" office:value-type="float" office:value="33.96" calcext:value-type="float">
            <text:p>33.9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6.96" calcext:value-type="float">
            <text:p>316.9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3.77" calcext:value-type="float">
            <text:p>23.7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3.77" calcext:value-type="float">
            <text:p>23.77</text:p>
          </table:table-cell>
          <table:table-cell table:style-name="ce176" office:value-type="string" calcext:value-type="string">
            <text:p>29/05/2020</text:p>
          </table:table-cell>
          <table:table-cell table:style-name="ce176" office:value-type="string" calcext:value-type="string">
            <text:p>001-004-000004308</text:p>
          </table:table-cell>
          <table:table-cell table:style-name="ce176" office:value-type="string" calcext:value-type="string">
            <text:p>29052020071791321596001200100400000430800004308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95" calcext:value-type="float">
            <text:p>4.9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95" calcext:value-type="float">
            <text:p>4.95</text:p>
          </table:table-cell>
          <table:table-cell table:style-name="ce176" office:value-type="float" office:value="28.72" calcext:value-type="float">
            <text:p>28.7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MASCARAS INFANTILES <text:s/>- PTO 202005000699</text:p>
          </table:table-cell>
          <table:table-cell table:style-name="ce176" office:value-type="string" calcext:value-type="string">
            <text:p>FAC 001-001-000000543</text:p>
          </table:table-cell>
          <table:table-cell table:style-name="ce176" office:value-type="string" calcext:value-type="string">
            <text:p>14052020010992333618001200100100000054310545670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2</text:p>
          </table:table-cell>
          <table:table-cell table:style-name="ce176"/>
          <table:table-cell table:style-name="ce176" office:value-type="float" office:value="1221" calcext:value-type="float">
            <text:p>122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21" calcext:value-type="float">
            <text:p>1221</text:p>
          </table:table-cell>
          <table:table-cell table:style-name="ce176" office:value-type="float" office:value="146.52" calcext:value-type="float">
            <text:p>146.5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67.52" calcext:value-type="float">
            <text:p>1367.5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2.56" calcext:value-type="float">
            <text:p>102.5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2.56" calcext:value-type="float">
            <text:p>102.56</text:p>
          </table:table-cell>
          <table:table-cell table:style-name="ce176" office:value-type="string" calcext:value-type="string">
            <text:p>19/05/2020</text:p>
          </table:table-cell>
          <table:table-cell table:style-name="ce176" office:value-type="string" calcext:value-type="string">
            <text:p>001-050-000358181</text:p>
          </table:table-cell>
          <table:table-cell table:style-name="ce176" office:value-type="string" calcext:value-type="string">
            <text:p>190520200713900129490012001050000358181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3.58" calcext:value-type="float">
            <text:p>33.5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3.58" calcext:value-type="float">
            <text:p>33.58</text:p>
          </table:table-cell>
          <table:table-cell table:style-name="ce176" office:value-type="float" office:value="136.14" calcext:value-type="float">
            <text:p>136.1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LAN HOSPITALES <text:s/>- PTO 202005000700</text:p>
          </table:table-cell>
          <table:table-cell table:style-name="ce176" office:value-type="string" calcext:value-type="string">
            <text:p>FAC 001-001-000000544</text:p>
          </table:table-cell>
          <table:table-cell table:style-name="ce176" office:value-type="string" calcext:value-type="string">
            <text:p>14052020010992333618001200100100000054410545676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3</text:p>
          </table:table-cell>
          <table:table-cell table:style-name="ce176"/>
          <table:table-cell table:style-name="ce176" office:value-type="float" office:value="2838" calcext:value-type="float">
            <text:p>283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38" calcext:value-type="float">
            <text:p>2838</text:p>
          </table:table-cell>
          <table:table-cell table:style-name="ce176" office:value-type="float" office:value="340.56" calcext:value-type="float">
            <text:p>340.5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78.56" calcext:value-type="float">
            <text:p>3178.5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38.39" calcext:value-type="float">
            <text:p>238.3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38.39" calcext:value-type="float">
            <text:p>238.39</text:p>
          </table:table-cell>
          <table:table-cell table:style-name="ce176" office:value-type="string" calcext:value-type="string">
            <text:p>19/05/2020</text:p>
          </table:table-cell>
          <table:table-cell table:style-name="ce176" office:value-type="string" calcext:value-type="string">
            <text:p>001-050-000358182</text:p>
          </table:table-cell>
          <table:table-cell table:style-name="ce176" office:value-type="string" calcext:value-type="string">
            <text:p>19052020071390012949001200105000035818213900129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8.04" calcext:value-type="float">
            <text:p>78.0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8.04" calcext:value-type="float">
            <text:p>78.04</text:p>
          </table:table-cell>
          <table:table-cell table:style-name="ce176" office:value-type="float" office:value="316.43" calcext:value-type="float">
            <text:p>316.4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5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4000688; PTO 202004000687; PTO 202004000685</text:p>
          </table:table-cell>
          <table:table-cell table:style-name="ce176" office:value-type="string" calcext:value-type="string">
            <text:p>FAC 001-001-000000545</text:p>
          </table:table-cell>
          <table:table-cell table:style-name="ce176" office:value-type="string" calcext:value-type="string">
            <text:p>14052020010992333618001200100100000054510547063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4</text:p>
          </table:table-cell>
          <table:table-cell table:style-name="ce176"/>
          <table:table-cell table:style-name="ce176" office:value-type="float" office:value="6455.1" calcext:value-type="float">
            <text:p>6455.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455.1" calcext:value-type="float">
            <text:p>6455.1</text:p>
          </table:table-cell>
          <table:table-cell table:style-name="ce176" office:value-type="float" office:value="774.61" calcext:value-type="float">
            <text:p>774.6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229.71" calcext:value-type="float">
            <text:p>7229.71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5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ROLL UP ALIANZA EMPRENDEDORES COMUNITARIOS - PTO 202003000677</text:p>
          </table:table-cell>
          <table:table-cell table:style-name="ce176" office:value-type="string" calcext:value-type="string">
            <text:p>FAC 001-001-000000546</text:p>
          </table:table-cell>
          <table:table-cell table:style-name="ce176" office:value-type="string" calcext:value-type="string">
            <text:p>14052020010992333618001200100100000054610547782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5</text:p>
          </table:table-cell>
          <table:table-cell table:style-name="ce176"/>
          <table:table-cell table:style-name="ce176" office:value-type="float" office:value="194.4" calcext:value-type="float">
            <text:p>194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94.4" calcext:value-type="float">
            <text:p>194.4</text:p>
          </table:table-cell>
          <table:table-cell table:style-name="ce176" office:value-type="float" office:value="23.33" calcext:value-type="float">
            <text:p>23.3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7.73" calcext:value-type="float">
            <text:p>217.73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05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Manualidades adicionales <text:s/>- PTO 202005000703</text:p>
          </table:table-cell>
          <table:table-cell table:style-name="ce176" office:value-type="string" calcext:value-type="string">
            <text:p>FAC 001-001-000000547</text:p>
          </table:table-cell>
          <table:table-cell table:style-name="ce176" office:value-type="string" calcext:value-type="string">
            <text:p>18052020010992333618001200100100000054710568450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6</text:p>
          </table:table-cell>
          <table:table-cell table:style-name="ce176"/>
          <table:table-cell table:style-name="ce176" office:value-type="float" office:value="1287" calcext:value-type="float">
            <text:p>128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87" calcext:value-type="float">
            <text:p>1287</text:p>
          </table:table-cell>
          <table:table-cell table:style-name="ce176" office:value-type="float" office:value="154.44" calcext:value-type="float">
            <text:p>154.4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41.44" calcext:value-type="float">
            <text:p>1441.4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8.11" calcext:value-type="float">
            <text:p>108.1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8.11" calcext:value-type="float">
            <text:p>108.11</text:p>
          </table:table-cell>
          <table:table-cell table:style-name="ce176" office:value-type="string" calcext:value-type="string">
            <text:p>19/05/2020</text:p>
          </table:table-cell>
          <table:table-cell table:style-name="ce176" office:value-type="string" calcext:value-type="string">
            <text:p>001-050-000358183</text:p>
          </table:table-cell>
          <table:table-cell table:style-name="ce176" office:value-type="string" calcext:value-type="string">
            <text:p>1905202007139001294900120010500003581831390012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5.39" calcext:value-type="float">
            <text:p>35.3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5.39" calcext:value-type="float">
            <text:p>35.39</text:p>
          </table:table-cell>
          <table:table-cell table:style-name="ce176" office:value-type="float" office:value="143.5" calcext:value-type="float">
            <text:p>143.5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SUM([.M2:.M18])" office:value-type="float" office:value="46781.12" calcext:value-type="float">
            <text:p>46781.12</text:p>
          </table:table-cell>
          <table:table-cell table:formula="of:=SUM([.N2:.N18])" office:value-type="float" office:value="5613.73" calcext:value-type="float">
            <text:p>5613.73</text:p>
          </table:table-cell>
          <table:table-cell table:number-columns-repeated="2"/>
          <table:table-cell table:formula="of:=SUM([.Q2:.Q18])" office:value-type="float" office:value="52394.85" calcext:value-type="float">
            <text:p>52394.85</text:p>
          </table:table-cell>
          <table:table-cell table:number-columns-repeated="6"/>
          <table:table-cell table:formula="of:=SUM([.X2:.X18])" office:value-type="float" office:value="3431.87" calcext:value-type="float">
            <text:p>3431.87</text:p>
          </table:table-cell>
          <table:table-cell table:number-columns-repeated="19"/>
          <table:table-cell table:formula="of:=SUM([.AR2:.AR18])" office:value-type="float" office:value="984.32" calcext:value-type="float">
            <text:p>984.32</text:p>
          </table:table-cell>
          <table:table-cell table:formula="of:=SUM([.AS2:.AS18])" office:value-type="float" office:value="4416.19" calcext:value-type="float">
            <text:p>4416.19</text:p>
          </table:table-cell>
          <table:table-cell table:number-columns-repeated="1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620" table:style-name="ta1">
        <table:table-column table:style-name="co12" table:default-cell-style-name="ce1"/>
        <table:table-column table:style-name="co39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visibility="collapse" table:default-cell-style-name="ce1"/>
        <table:table-column table:style-name="co61" table:visibility="collapse" table:default-cell-style-name="ce1"/>
        <table:table-column table:style-name="co46" table:visibility="collapse" table:default-cell-style-name="ce1"/>
        <table:table-column table:style-name="co7" table:visibility="collapse" table:default-cell-style-name="ce1"/>
        <table:table-column table:style-name="co52" table:default-cell-style-name="ce1"/>
        <table:table-column table:style-name="co62" table:default-cell-style-name="ce1"/>
        <table:table-column table:style-name="co48" table:visibility="collapse" table:default-cell-style-name="ce1"/>
        <table:table-column table:style-name="co49" table:visibility="collapse" table:default-cell-style-name="ce1"/>
        <table:table-column table:style-name="co61" table:default-cell-style-name="ce1"/>
        <table:table-column table:style-name="co50" table:visibility="collapse" table:number-columns-repeated="4" table:default-cell-style-name="ce1"/>
        <table:table-column table:style-name="co57" table:visibility="collapse" table:default-cell-style-name="ce1"/>
        <table:table-column table:style-name="co51" table:visibility="collapse" table:default-cell-style-name="ce1"/>
        <table:table-column table:style-name="co52" table:default-cell-style-name="ce1"/>
        <table:table-column table:style-name="co53" table:visibility="collapse" table:default-cell-style-name="ce1"/>
        <table:table-column table:style-name="co54" table:visibility="collapse" table:default-cell-style-name="ce1"/>
        <table:table-column table:style-name="co42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0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9" table:visibility="collapse" table:default-cell-style-name="ce1"/>
        <table:table-column table:style-name="co55" table:visibility="collapse" table:default-cell-style-name="ce1"/>
        <table:table-column table:style-name="co52" table:default-cell-style-name="ce1"/>
        <table:table-column table:style-name="co54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5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ROLL UP ALIANZA EMPRENDEDORES COMUNITARIOS - PTO 202003000677</text:p>
          </table:table-cell>
          <table:table-cell table:style-name="ce176" office:value-type="string" calcext:value-type="string">
            <text:p>FAC 001-001-000000546</text:p>
          </table:table-cell>
          <table:table-cell table:style-name="ce176" office:value-type="string" calcext:value-type="string">
            <text:p>14052020010992333618001200100100000054610547782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5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16.33" calcext:value-type="float">
            <text:p>16.3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.33" calcext:value-type="float">
            <text:p>16.33</text:p>
          </table:table-cell>
          <table:table-cell table:style-name="ce176" office:value-type="string" calcext:value-type="string">
            <text:p>22/06/2020</text:p>
          </table:table-cell>
          <table:table-cell table:style-name="ce176" office:value-type="string" calcext:value-type="string">
            <text:p>001-004-000005820</text:p>
          </table:table-cell>
          <table:table-cell table:style-name="ce176" office:value-type="string" calcext:value-type="string">
            <text:p>22062020071791321596001200100400000582000005820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35" calcext:value-type="float">
            <text:p>5.3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35" calcext:value-type="float">
            <text:p>5.35</text:p>
          </table:table-cell>
          <table:table-cell table:style-name="ce176" office:value-type="float" office:value="21.68" calcext:value-type="float">
            <text:p>21.68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5/06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Unificación de bodegas BG - PTO 202005000704_x000D_</text:p>
            <text:p>_x000D_</text:p>
            <text:p>Solicitud #121250.</text:p>
          </table:table-cell>
          <table:table-cell table:style-name="ce176" office:value-type="string" calcext:value-type="string">
            <text:p>FAC 001-001-000000548</text:p>
          </table:table-cell>
          <table:table-cell table:style-name="ce176" office:value-type="string" calcext:value-type="string">
            <text:p>05062020010992333618001200100100000054810711291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6000001</text:p>
          </table:table-cell>
          <table:table-cell table:style-name="ce176"/>
          <table:table-cell table:style-name="ce176" office:value-type="float" office:value="2143.68" calcext:value-type="float">
            <text:p>2143.6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143.68" calcext:value-type="float">
            <text:p>2143.68</text:p>
          </table:table-cell>
          <table:table-cell table:style-name="ce176" office:value-type="float" office:value="257.24" calcext:value-type="float">
            <text:p>257.2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00.92" calcext:value-type="float">
            <text:p>2400.92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5/06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Adicional Evento Cada Vez Mas Cerca_x000D_</text:p>
            <text:p>_x000D_</text:p>
            <text:p>Solicitud #121386 - PTO 202006000712</text:p>
          </table:table-cell>
          <table:table-cell table:style-name="ce176" office:value-type="string" calcext:value-type="string">
            <text:p>FAC 001-001-000000549</text:p>
          </table:table-cell>
          <table:table-cell table:style-name="ce176" office:value-type="string" calcext:value-type="string">
            <text:p>05062020010992333618001200100100000054910711441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6000002</text:p>
          </table:table-cell>
          <table:table-cell table:style-name="ce176"/>
          <table:table-cell table:style-name="ce176" office:value-type="float" office:value="448" calcext:value-type="float">
            <text:p>44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48" calcext:value-type="float">
            <text:p>448</text:p>
          </table:table-cell>
          <table:table-cell table:style-name="ce176" office:value-type="float" office:value="53.76" calcext:value-type="float">
            <text:p>53.7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01.76" calcext:value-type="float">
            <text:p>501.7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7.63" calcext:value-type="float">
            <text:p>37.6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7.63" calcext:value-type="float">
            <text:p>37.63</text:p>
          </table:table-cell>
          <table:table-cell table:style-name="ce176" office:value-type="string" calcext:value-type="string">
            <text:p>18/06/2020</text:p>
          </table:table-cell>
          <table:table-cell table:style-name="ce176" office:value-type="string" calcext:value-type="string">
            <text:p>001-020-000047271</text:p>
          </table:table-cell>
          <table:table-cell table:style-name="ce176" office:value-type="string" calcext:value-type="string">
            <text:p>18062020070990049459001200102000004727183652224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32" calcext:value-type="float">
            <text:p>12.3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32" calcext:value-type="float">
            <text:p>12.32</text:p>
          </table:table-cell>
          <table:table-cell table:style-name="ce176" office:value-type="float" office:value="49.95" calcext:value-type="float">
            <text:p>49.9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06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6000714; PTO 202005000709; PTO 202005000708; PTO 202005000707; PTO 202005000706; PTO 202005000705; PTO 202003000683</text:p>
          </table:table-cell>
          <table:table-cell table:style-name="ce176" office:value-type="string" calcext:value-type="string">
            <text:p>FAC 001-001-000000550</text:p>
          </table:table-cell>
          <table:table-cell table:style-name="ce176" office:value-type="string" calcext:value-type="string">
            <text:p>16062020010992333618001200100100000055010806736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6000003</text:p>
          </table:table-cell>
          <table:table-cell table:style-name="ce176"/>
          <table:table-cell table:style-name="ce176" office:value-type="float" office:value="2168" calcext:value-type="float">
            <text:p>216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168" calcext:value-type="float">
            <text:p>2168</text:p>
          </table:table-cell>
          <table:table-cell table:style-name="ce176" office:value-type="float" office:value="260.16" calcext:value-type="float">
            <text:p>260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28.16" calcext:value-type="float">
            <text:p>2428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2.11" calcext:value-type="float">
            <text:p>182.1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2.11" calcext:value-type="float">
            <text:p>182.11</text:p>
          </table:table-cell>
          <table:table-cell table:style-name="ce176" office:value-type="string" calcext:value-type="string">
            <text:p>29/06/2020</text:p>
          </table:table-cell>
          <table:table-cell table:style-name="ce176" office:value-type="string" calcext:value-type="string">
            <text:p>001-004-000006319</text:p>
          </table:table-cell>
          <table:table-cell table:style-name="ce176" office:value-type="string" calcext:value-type="string">
            <text:p>2906202007179132159600120010040000063190000631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9.62" calcext:value-type="float">
            <text:p>59.6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9.62" calcext:value-type="float">
            <text:p>59.62</text:p>
          </table:table-cell>
          <table:table-cell table:style-name="ce176" office:value-type="float" office:value="241.73" calcext:value-type="float">
            <text:p>241.7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5/06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NOTA DE CREDITO APLICA FACTURA 489</text:p>
          </table:table-cell>
          <table:table-cell table:style-name="ce176" office:value-type="string" calcext:value-type="string">
            <text:p>NCT 001-001-000000050</text:p>
          </table:table-cell>
          <table:table-cell table:style-name="ce176" office:value-type="string" calcext:value-type="string">
            <text:p>25062020040992333618001200100100000005010896784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6000004</text:p>
          </table:table-cell>
          <table:table-cell table:style-name="ce176"/>
          <table:table-cell table:style-name="ce176" office:value-type="float" office:value="-1380.12" calcext:value-type="float">
            <text:p>-1380.1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-1380.12" calcext:value-type="float">
            <text:p>-1380.12</text:p>
          </table:table-cell>
          <table:table-cell table:style-name="ce176" office:value-type="float" office:value="-165.61" calcext:value-type="float">
            <text:p>-165.6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1545.73" calcext:value-type="float">
            <text:p>-1545.73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7])" office:value-type="float" office:value="3379.56" calcext:value-type="float">
            <text:p>3379.56</text:p>
          </table:table-cell>
          <table:table-cell table:formula="of:=SUM([.N2:.N7])" office:value-type="float" office:value="405.55" calcext:value-type="float">
            <text:p>405.55</text:p>
          </table:table-cell>
          <table:table-cell table:number-columns-repeated="2"/>
          <table:table-cell table:formula="of:=SUM([.Q2:.Q7])" office:value-type="float" office:value="3785.11" calcext:value-type="float">
            <text:p>3785.11</text:p>
          </table:table-cell>
          <table:table-cell table:number-columns-repeated="6"/>
          <table:table-cell table:formula="of:=SUM([.X2:.X7])" office:value-type="float" office:value="236.07" calcext:value-type="float">
            <text:p>236.07</text:p>
          </table:table-cell>
          <table:table-cell table:number-columns-repeated="19"/>
          <table:table-cell table:formula="of:=SUM([.AR2:.AR7])" office:value-type="float" office:value="77.29" calcext:value-type="float">
            <text:p>77.29</text:p>
          </table:table-cell>
          <table:table-cell table:formula="of:=SUM([.AS2:.AS7])" office:value-type="float" office:value="313.36" calcext:value-type="float">
            <text:p>313.36</text:p>
          </table:table-cell>
          <table:table-cell table:number-columns-repeated="19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720" table:style-name="ta1">
        <table:table-column table:style-name="co12" table:default-cell-style-name="ce1"/>
        <table:table-column table:style-name="co39" table:default-cell-style-name="ce1"/>
        <table:table-column table:style-name="co63" table:default-cell-style-name="ce1"/>
        <table:table-column table:style-name="co6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visibility="collapse" table:default-cell-style-name="ce1"/>
        <table:table-column table:style-name="co47" table:visibility="collapse" table:default-cell-style-name="ce1"/>
        <table:table-column table:style-name="co46" table:visibility="collapse" table:default-cell-style-name="ce1"/>
        <table:table-column table:style-name="co7" table:visibility="collapse" table:default-cell-style-name="ce1"/>
        <table:table-column table:style-name="co52" table:default-cell-style-name="ce1"/>
        <table:table-column table:style-name="co57" table:default-cell-style-name="ce1"/>
        <table:table-column table:style-name="co48" table:visibility="collapse" table:default-cell-style-name="ce1"/>
        <table:table-column table:style-name="co49" table:visibility="collapse" table:default-cell-style-name="ce1"/>
        <table:table-column table:style-name="co47" table:default-cell-style-name="ce1"/>
        <table:table-column table:style-name="co50" table:visibility="collapse" table:number-columns-repeated="4" table:default-cell-style-name="ce1"/>
        <table:table-column table:style-name="co57" table:visibility="collapse" table:default-cell-style-name="ce1"/>
        <table:table-column table:style-name="co51" table:visibility="collapse" table:default-cell-style-name="ce1"/>
        <table:table-column table:style-name="co52" table:default-cell-style-name="ce1"/>
        <table:table-column table:style-name="co53" table:visibility="collapse" table:default-cell-style-name="ce1"/>
        <table:table-column table:style-name="co54" table:visibility="collapse" table:default-cell-style-name="ce1"/>
        <table:table-column table:style-name="co42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0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9" table:visibility="collapse" table:default-cell-style-name="ce1"/>
        <table:table-column table:style-name="co55" table:visibility="collapse" table:default-cell-style-name="ce1"/>
        <table:table-column table:style-name="co52" table:default-cell-style-name="ce1"/>
        <table:table-column table:style-name="co54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5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4000688; PTO 202004000687; PTO 202004000685</text:p>
          </table:table-cell>
          <table:table-cell table:style-name="ce176" office:value-type="string" calcext:value-type="string">
            <text:p>FAC 001-001-000000545</text:p>
          </table:table-cell>
          <table:table-cell table:style-name="ce176" office:value-type="string" calcext:value-type="string">
            <text:p>14052020010992333618001200100100000054510547063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5000014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542.23" calcext:value-type="float">
            <text:p>542.2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42.23" calcext:value-type="float">
            <text:p>542.23</text:p>
          </table:table-cell>
          <table:table-cell table:style-name="ce176" office:value-type="string" calcext:value-type="string">
            <text:p>13/07/2020</text:p>
          </table:table-cell>
          <table:table-cell table:style-name="ce176" office:value-type="string" calcext:value-type="string">
            <text:p>001-004-000006943</text:p>
          </table:table-cell>
          <table:table-cell table:style-name="ce176" office:value-type="string" calcext:value-type="string">
            <text:p>13072020071791321596001200100400000694300006943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2.96" calcext:value-type="float">
            <text:p>112.96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2.96" calcext:value-type="float">
            <text:p>112.96</text:p>
          </table:table-cell>
          <table:table-cell table:style-name="ce176" office:value-type="float" office:value="655.19" calcext:value-type="float">
            <text:p>655.1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1/07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Fotografias de producto - PTO 202006000721</text:p>
          </table:table-cell>
          <table:table-cell table:style-name="ce176" office:value-type="string" calcext:value-type="string">
            <text:p>FAC 001-001-000000551</text:p>
          </table:table-cell>
          <table:table-cell table:style-name="ce176" office:value-type="string" calcext:value-type="string">
            <text:p>01072020010992333618001200100100000055110966841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1</text:p>
          </table:table-cell>
          <table:table-cell table:style-name="ce176"/>
          <table:table-cell table:style-name="ce176" office:value-type="float" office:value="144.1" calcext:value-type="float">
            <text:p>144.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44.1" calcext:value-type="float">
            <text:p>144.1</text:p>
          </table:table-cell>
          <table:table-cell table:style-name="ce176" office:value-type="float" office:value="17.29" calcext:value-type="float">
            <text:p>17.2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1.39" calcext:value-type="float">
            <text:p>161.3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2.1" calcext:value-type="float">
            <text:p>12.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.1" calcext:value-type="float">
            <text:p>12.1</text:p>
          </table:table-cell>
          <table:table-cell table:style-name="ce176" office:value-type="string" calcext:value-type="string">
            <text:p>06/07/2020</text:p>
          </table:table-cell>
          <table:table-cell table:style-name="ce176" office:value-type="string" calcext:value-type="string">
            <text:p>001-050-000366641</text:p>
          </table:table-cell>
          <table:table-cell table:style-name="ce176" office:value-type="string" calcext:value-type="string">
            <text:p>060720200713900129490012001050000366641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96" calcext:value-type="float">
            <text:p>3.9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96" calcext:value-type="float">
            <text:p>3.96</text:p>
          </table:table-cell>
          <table:table-cell table:style-name="ce176" office:value-type="float" office:value="16.06" calcext:value-type="float">
            <text:p>16.0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1/07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Distribución de muestras para donación <text:s text:c="2"/>- PTO 202006000711</text:p>
          </table:table-cell>
          <table:table-cell table:style-name="ce176" office:value-type="string" calcext:value-type="string">
            <text:p>FAC 001-001-000000552</text:p>
          </table:table-cell>
          <table:table-cell table:style-name="ce176" office:value-type="string" calcext:value-type="string">
            <text:p>01072020010992333618001200100100000055210966869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2</text:p>
          </table:table-cell>
          <table:table-cell table:style-name="ce176"/>
          <table:table-cell table:style-name="ce176" office:value-type="float" office:value="671" calcext:value-type="float">
            <text:p>67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71" calcext:value-type="float">
            <text:p>671</text:p>
          </table:table-cell>
          <table:table-cell table:style-name="ce176" office:value-type="float" office:value="80.52" calcext:value-type="float">
            <text:p>80.5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51.52" calcext:value-type="float">
            <text:p>751.5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6.36" calcext:value-type="float">
            <text:p>56.3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6.36" calcext:value-type="float">
            <text:p>56.36</text:p>
          </table:table-cell>
          <table:table-cell table:style-name="ce176" office:value-type="string" calcext:value-type="string">
            <text:p>06/07/2020</text:p>
          </table:table-cell>
          <table:table-cell table:style-name="ce176" office:value-type="string" calcext:value-type="string">
            <text:p>001-050-000366642</text:p>
          </table:table-cell>
          <table:table-cell table:style-name="ce176" office:value-type="string" calcext:value-type="string">
            <text:p>060720200713900129490012001050000366642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.45" calcext:value-type="float">
            <text:p>18.4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.45" calcext:value-type="float">
            <text:p>18.45</text:p>
          </table:table-cell>
          <table:table-cell table:style-name="ce176" office:value-type="float" office:value="74.81" calcext:value-type="float">
            <text:p>74.8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1/07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2.542 Cartillas Unitarias para la Convención. Pedido #45008442092 Hoja de Entrada #5012331203 - PTO 202001000596</text:p>
          </table:table-cell>
          <table:table-cell table:style-name="ce176" office:value-type="string" calcext:value-type="string">
            <text:p>FAC 001-001-000000553</text:p>
          </table:table-cell>
          <table:table-cell table:style-name="ce176" office:value-type="string" calcext:value-type="string">
            <text:p>01072020010992333618001200100100000055310966941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3</text:p>
          </table:table-cell>
          <table:table-cell table:style-name="ce176"/>
          <table:table-cell table:style-name="ce176" office:value-type="float" office:value="2414.9" calcext:value-type="float">
            <text:p>2414.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414.9" calcext:value-type="float">
            <text:p>2414.9</text:p>
          </table:table-cell>
          <table:table-cell table:style-name="ce176" office:value-type="float" office:value="289.79" calcext:value-type="float">
            <text:p>289.7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04.69" calcext:value-type="float">
            <text:p>2704.6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02.85" calcext:value-type="float">
            <text:p>202.8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2.85" calcext:value-type="float">
            <text:p>202.85</text:p>
          </table:table-cell>
          <table:table-cell table:style-name="ce176" office:value-type="string" calcext:value-type="string">
            <text:p>27/07/2020</text:p>
          </table:table-cell>
          <table:table-cell table:style-name="ce176" office:value-type="string" calcext:value-type="string">
            <text:p>014-005-000053595</text:p>
          </table:table-cell>
          <table:table-cell table:style-name="ce176" office:value-type="string" calcext:value-type="string">
            <text:p>27072020070992526742001201400500005359512576834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2.26" calcext:value-type="float">
            <text:p>42.26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2.26" calcext:value-type="float">
            <text:p>42.26</text:p>
          </table:table-cell>
          <table:table-cell table:style-name="ce176" office:value-type="float" office:value="245.11" calcext:value-type="float">
            <text:p>245.1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1/07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DISENO DE MANUAL DE TRADE Pedido #500266510 Hoja de Entrada #1010412172 #1010412168 #1010412167 - PTO 201912000571</text:p>
          </table:table-cell>
          <table:table-cell table:style-name="ce176" office:value-type="string" calcext:value-type="string">
            <text:p>FAC 001-001-000000554</text:p>
          </table:table-cell>
          <table:table-cell table:style-name="ce176" office:value-type="string" calcext:value-type="string">
            <text:p>01072020010992333618001200100100000055410966986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4</text:p>
          </table:table-cell>
          <table:table-cell table:style-name="ce176"/>
          <table:table-cell table:style-name="ce176" office:value-type="float" office:value="3135" calcext:value-type="float">
            <text:p>313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135" calcext:value-type="float">
            <text:p>3135</text:p>
          </table:table-cell>
          <table:table-cell table:style-name="ce176" office:value-type="float" office:value="376.2" calcext:value-type="float">
            <text:p>376.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511.2" calcext:value-type="float">
            <text:p>3511.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63.34" calcext:value-type="float">
            <text:p>263.3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3.34" calcext:value-type="float">
            <text:p>263.34</text:p>
          </table:table-cell>
          <table:table-cell table:style-name="ce176" office:value-type="string" calcext:value-type="string">
            <text:p>03/07/2020</text:p>
          </table:table-cell>
          <table:table-cell table:style-name="ce176" office:value-type="string" calcext:value-type="string">
            <text:p>014-005-000052280</text:p>
          </table:table-cell>
          <table:table-cell table:style-name="ce176" office:value-type="string" calcext:value-type="string">
            <text:p>03072020070992526742001201400500005228071685324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4.86" calcext:value-type="float">
            <text:p>54.86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4.86" calcext:value-type="float">
            <text:p>54.86</text:p>
          </table:table-cell>
          <table:table-cell table:style-name="ce176" office:value-type="float" office:value="318.2" calcext:value-type="float">
            <text:p>318.2</text:p>
          </table:table-cell>
          <table:table-cell table:number-columns-repeated="19"/>
        </table:table-row>
        <table:table-row table:style-name="ro5">
          <table:table-cell table:style-name="ce176" office:value-type="string" calcext:value-type="string">
            <text:p>06/07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romotoras para activación en Supermaxi - PTO 202001000586_x000D_</text:p>
            <text:p>SG Solicitud # 120141</text:p>
          </table:table-cell>
          <table:table-cell table:style-name="ce176" office:value-type="string" calcext:value-type="string">
            <text:p>FAC 001-001-000000556</text:p>
          </table:table-cell>
          <table:table-cell table:style-name="ce176" office:value-type="string" calcext:value-type="string">
            <text:p>06072020010992333618001200100100000055611019022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6</text:p>
          </table:table-cell>
          <table:table-cell table:style-name="ce176"/>
          <table:table-cell table:style-name="ce176" office:value-type="float" office:value="1380.12" calcext:value-type="float">
            <text:p>1380.1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80.12" calcext:value-type="float">
            <text:p>1380.12</text:p>
          </table:table-cell>
          <table:table-cell table:style-name="ce176" office:value-type="float" office:value="165.61" calcext:value-type="float">
            <text:p>165.6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45.73" calcext:value-type="float">
            <text:p>1545.7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5.93" calcext:value-type="float">
            <text:p>115.9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5.93" calcext:value-type="float">
            <text:p>115.93</text:p>
          </table:table-cell>
          <table:table-cell table:style-name="ce176" office:value-type="string" calcext:value-type="string">
            <text:p>14/07/2020</text:p>
          </table:table-cell>
          <table:table-cell table:style-name="ce176" office:value-type="string" calcext:value-type="string">
            <text:p>001-020-000049178</text:p>
          </table:table-cell>
          <table:table-cell table:style-name="ce176" office:value-type="string" calcext:value-type="string">
            <text:p>14072020070990049459001200102000004917856528013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7.95" calcext:value-type="float">
            <text:p>37.9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7.95" calcext:value-type="float">
            <text:p>37.95</text:p>
          </table:table-cell>
          <table:table-cell table:style-name="ce176" office:value-type="float" office:value="153.88" calcext:value-type="float">
            <text:p>153.8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7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lmacenamiento elementos julio - PTO 202007000726</text:p>
          </table:table-cell>
          <table:table-cell table:style-name="ce176" office:value-type="string" calcext:value-type="string">
            <text:p>FAC 001-001-000000557</text:p>
          </table:table-cell>
          <table:table-cell table:style-name="ce176" office:value-type="string" calcext:value-type="string">
            <text:p>06072020010992333618001200100100000055711021920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7</text:p>
          </table:table-cell>
          <table:table-cell table:style-name="ce176"/>
          <table:table-cell table:style-name="ce176" office:value-type="float" office:value="550" calcext:value-type="float">
            <text:p>5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0" calcext:value-type="float">
            <text:p>550</text:p>
          </table:table-cell>
          <table:table-cell table:style-name="ce176" office:value-type="float" office:value="66" calcext:value-type="float">
            <text:p>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16" calcext:value-type="float">
            <text:p>6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string" calcext:value-type="string">
            <text:p>09/07/2020</text:p>
          </table:table-cell>
          <table:table-cell table:style-name="ce176" office:value-type="string" calcext:value-type="string">
            <text:p>001-050-000367079</text:p>
          </table:table-cell>
          <table:table-cell table:style-name="ce176" office:value-type="string" calcext:value-type="string">
            <text:p>090720200713900129490012001050000367079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7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lmacenamiento mes de junio - PTO 202007000725</text:p>
          </table:table-cell>
          <table:table-cell table:style-name="ce176" office:value-type="string" calcext:value-type="string">
            <text:p>FAC 001-001-000000558</text:p>
          </table:table-cell>
          <table:table-cell table:style-name="ce176" office:value-type="string" calcext:value-type="string">
            <text:p>06072020010992333618001200100100000055811021948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8</text:p>
          </table:table-cell>
          <table:table-cell table:style-name="ce176"/>
          <table:table-cell table:style-name="ce176" office:value-type="float" office:value="550" calcext:value-type="float">
            <text:p>5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0" calcext:value-type="float">
            <text:p>550</text:p>
          </table:table-cell>
          <table:table-cell table:style-name="ce176" office:value-type="float" office:value="66" calcext:value-type="float">
            <text:p>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16" calcext:value-type="float">
            <text:p>6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string" calcext:value-type="string">
            <text:p>09/07/2020</text:p>
          </table:table-cell>
          <table:table-cell table:style-name="ce176" office:value-type="string" calcext:value-type="string">
            <text:p>001-050-000367080</text:p>
          </table:table-cell>
          <table:table-cell table:style-name="ce176" office:value-type="string" calcext:value-type="string">
            <text:p>090720200713900129490012001050000367080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12" calcext:value-type="float">
            <text:p>15.12</text:p>
          </table:table-cell>
          <table:table-cell table:style-name="ce176" office:value-type="float" office:value="61.32" calcext:value-type="float">
            <text:p>61.3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7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VIO REGALOS A PROVINCIAS <text:s/>- PTO 202007000724</text:p>
          </table:table-cell>
          <table:table-cell table:style-name="ce176" office:value-type="string" calcext:value-type="string">
            <text:p>FAC 001-001-000000559</text:p>
          </table:table-cell>
          <table:table-cell table:style-name="ce176" office:value-type="string" calcext:value-type="string">
            <text:p>0607202001099233361800120010010000005591102218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09</text:p>
          </table:table-cell>
          <table:table-cell table:style-name="ce176"/>
          <table:table-cell table:style-name="ce176" office:value-type="float" office:value="381.7" calcext:value-type="float">
            <text:p>381.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81.7" calcext:value-type="float">
            <text:p>381.7</text:p>
          </table:table-cell>
          <table:table-cell table:style-name="ce176" office:value-type="float" office:value="45.8" calcext:value-type="float">
            <text:p>45.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27.5" calcext:value-type="float">
            <text:p>427.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2.06" calcext:value-type="float">
            <text:p>32.0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.06" calcext:value-type="float">
            <text:p>32.06</text:p>
          </table:table-cell>
          <table:table-cell table:style-name="ce176" office:value-type="string" calcext:value-type="string">
            <text:p>09/07/2020</text:p>
          </table:table-cell>
          <table:table-cell table:style-name="ce176" office:value-type="string" calcext:value-type="string">
            <text:p>001-050-000367081</text:p>
          </table:table-cell>
          <table:table-cell table:style-name="ce176" office:value-type="string" calcext:value-type="string">
            <text:p>090720200713900129490012001050000367081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5" calcext:value-type="float">
            <text:p>10.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5" calcext:value-type="float">
            <text:p>10.5</text:p>
          </table:table-cell>
          <table:table-cell table:style-name="ce176" office:value-type="float" office:value="42.56" calcext:value-type="float">
            <text:p>42.56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0/07/2020</text:p>
          </table:table-cell>
          <table:table-cell table:style-name="ce176" office:value-type="string" calcext:value-type="string">
            <text:p>1792083354001</text:p>
          </table:table-cell>
          <table:table-cell table:style-name="ce176" office:value-type="string" calcext:value-type="string">
            <text:p>PRODUCTOS TISSUE DEL ECUADOR S.A.</text:p>
          </table:table-cell>
          <table:table-cell table:style-name="ce176" office:value-type="string" calcext:value-type="string">
            <text:p>Cajas dummys - PTO 202006000715_x000D_</text:p>
            <text:p>OC: 4901847652_x000D_</text:p>
            <text:p>HAS 1012774797</text:p>
          </table:table-cell>
          <table:table-cell table:style-name="ce176" office:value-type="string" calcext:value-type="string">
            <text:p>FAC 001-001-000000560</text:p>
          </table:table-cell>
          <table:table-cell table:style-name="ce176" office:value-type="string" calcext:value-type="string">
            <text:p>20072020010992333618001200100100000056011195349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7000010</text:p>
          </table:table-cell>
          <table:table-cell table:style-name="ce176"/>
          <table:table-cell table:style-name="ce176" office:value-type="float" office:value="243.04" calcext:value-type="float">
            <text:p>243.0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43.04" calcext:value-type="float">
            <text:p>243.04</text:p>
          </table:table-cell>
          <table:table-cell table:style-name="ce176" office:value-type="float" office:value="29.16" calcext:value-type="float">
            <text:p>29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2.2" calcext:value-type="float">
            <text:p>272.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0.41" calcext:value-type="float">
            <text:p>20.4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.41" calcext:value-type="float">
            <text:p>20.41</text:p>
          </table:table-cell>
          <table:table-cell table:style-name="ce176" office:value-type="string" calcext:value-type="string">
            <text:p>27/07/2020</text:p>
          </table:table-cell>
          <table:table-cell table:style-name="ce176" office:value-type="string" calcext:value-type="string">
            <text:p>006-001-000107733</text:p>
          </table:table-cell>
          <table:table-cell table:style-name="ce176" office:value-type="string" calcext:value-type="string">
            <text:p>27072020071792083354001200600100010773300107733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68" calcext:value-type="float">
            <text:p>6.6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68" calcext:value-type="float">
            <text:p>6.68</text:p>
          </table:table-cell>
          <table:table-cell table:style-name="ce176" office:value-type="float" office:value="27.09" calcext:value-type="float">
            <text:p>27.09</text:p>
          </table:table-cell>
          <table:table-cell table:number-columns-repeated="1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formula="of:=SUM([.M2:.M11])" office:value-type="float" office:value="9469.86" calcext:value-type="float">
            <text:p>9469.86</text:p>
          </table:table-cell>
          <table:table-cell table:formula="of:=SUM([.N2:.N11])" office:value-type="float" office:value="1136.37" calcext:value-type="float">
            <text:p>1136.37</text:p>
          </table:table-cell>
          <table:table-cell table:number-columns-repeated="2"/>
          <table:table-cell table:formula="of:=SUM([.Q2:.Q11])" office:value-type="float" office:value="10606.23" calcext:value-type="float">
            <text:p>10606.23</text:p>
          </table:table-cell>
          <table:table-cell table:number-columns-repeated="6"/>
          <table:table-cell table:formula="of:=SUM([.X2:.X11])" office:value-type="float" office:value="1337.68" calcext:value-type="float">
            <text:p>1337.68</text:p>
          </table:table-cell>
          <table:table-cell table:number-columns-repeated="19"/>
          <table:table-cell table:formula="of:=SUM([.AR2:.AR11])" office:value-type="float" office:value="317.86" calcext:value-type="float">
            <text:p>317.86</text:p>
          </table:table-cell>
          <table:table-cell table:formula="of:=SUM([.AS2:.AS11])" office:value-type="float" office:value="1655.54" calcext:value-type="float">
            <text:p>1655.54</text:p>
          </table:table-cell>
          <table:table-cell table:number-columns-repeated="19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820" table:style-name="ta1">
        <table:table-column table:style-name="co12" table:default-cell-style-name="ce1"/>
        <table:table-column table:style-name="co39" table:default-cell-style-name="ce1"/>
        <table:table-column table:style-name="co58" table:default-cell-style-name="ce1"/>
        <table:table-column table:style-name="co65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visibility="collapse" table:default-cell-style-name="ce1"/>
        <table:table-column table:style-name="co47" table:visibility="collapse" table:default-cell-style-name="ce1"/>
        <table:table-column table:style-name="co46" table:visibility="collapse" table:default-cell-style-name="ce1"/>
        <table:table-column table:style-name="co7" table:visibility="collapse" table:default-cell-style-name="ce1"/>
        <table:table-column table:style-name="co52" table:default-cell-style-name="ce1"/>
        <table:table-column table:style-name="co47" table:default-cell-style-name="ce1"/>
        <table:table-column table:style-name="co48" table:visibility="collapse" table:default-cell-style-name="ce1"/>
        <table:table-column table:style-name="co49" table:visibility="collapse" table:default-cell-style-name="ce1"/>
        <table:table-column table:style-name="co17" table:default-cell-style-name="ce1"/>
        <table:table-column table:style-name="co50" table:visibility="collapse" table:number-columns-repeated="4" table:default-cell-style-name="ce1"/>
        <table:table-column table:style-name="co57" table:visibility="collapse" table:default-cell-style-name="ce1"/>
        <table:table-column table:style-name="co51" table:visibility="collapse" table:default-cell-style-name="ce1"/>
        <table:table-column table:style-name="co52" table:default-cell-style-name="ce1"/>
        <table:table-column table:style-name="co53" table:visibility="collapse" table:default-cell-style-name="ce1"/>
        <table:table-column table:style-name="co54" table:visibility="collapse" table:default-cell-style-name="ce1"/>
        <table:table-column table:style-name="co42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6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50" table:visibility="collapse" table:default-cell-style-name="ce1"/>
        <table:table-column table:style-name="co55" table:visibility="collapse" table:default-cell-style-name="ce1"/>
        <table:table-column table:style-name="co46" table:visibility="collapse" table:default-cell-style-name="ce1"/>
        <table:table-column table:style-name="co55" table:visibility="collapse" table:default-cell-style-name="ce1"/>
        <table:table-column table:style-name="co9" table:visibility="collapse" table:default-cell-style-name="ce1"/>
        <table:table-column table:style-name="co55" table:visibility="collapse" table:default-cell-style-name="ce1"/>
        <table:table-column table:style-name="co52" table:default-cell-style-name="ce1"/>
        <table:table-column table:style-name="co54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5/06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Unificación de bodegas BG - PTO 202005000704_x000D_</text:p>
            <text:p>_x000D_</text:p>
            <text:p>Solicitud #121250.</text:p>
          </table:table-cell>
          <table:table-cell table:style-name="ce176" office:value-type="string" calcext:value-type="string">
            <text:p>FAC 001-001-000000548</text:p>
          </table:table-cell>
          <table:table-cell table:style-name="ce176" office:value-type="string" calcext:value-type="string">
            <text:p>05062020010992333618001200100100000054810711291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6000001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180.07" calcext:value-type="float">
            <text:p>180.0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0.07" calcext:value-type="float">
            <text:p>180.07</text:p>
          </table:table-cell>
          <table:table-cell table:style-name="ce176" office:value-type="string" calcext:value-type="string">
            <text:p>26/08/2020</text:p>
          </table:table-cell>
          <table:table-cell table:style-name="ce176" office:value-type="string" calcext:value-type="string">
            <text:p>001-020-000052460</text:p>
          </table:table-cell>
          <table:table-cell table:style-name="ce176" office:value-type="string" calcext:value-type="string">
            <text:p>26082020070990049459001200102000005246050205725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8.95" calcext:value-type="float">
            <text:p>58.9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8.95" calcext:value-type="float">
            <text:p>58.95</text:p>
          </table:table-cell>
          <table:table-cell table:style-name="ce176" office:value-type="float" office:value="239.02" calcext:value-type="float">
            <text:p>239.0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SALA DE LACTANCIA MALECON <text:s/>- PTO 202007000722</text:p>
          </table:table-cell>
          <table:table-cell table:style-name="ce176" office:value-type="string" calcext:value-type="string">
            <text:p>FAC 001-001-000000561</text:p>
          </table:table-cell>
          <table:table-cell table:style-name="ce176" office:value-type="string" calcext:value-type="string">
            <text:p>03082020010992333618001200100100000056111381910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1</text:p>
          </table:table-cell>
          <table:table-cell table:style-name="ce176"/>
          <table:table-cell table:style-name="ce176" office:value-type="float" office:value="2327.6" calcext:value-type="float">
            <text:p>2327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327.6" calcext:value-type="float">
            <text:p>2327.6</text:p>
          </table:table-cell>
          <table:table-cell table:style-name="ce176" office:value-type="float" office:value="279.31" calcext:value-type="float">
            <text:p>279.3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06.91" calcext:value-type="float">
            <text:p>2606.9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95.52" calcext:value-type="float">
            <text:p>195.5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5.52" calcext:value-type="float">
            <text:p>195.52</text:p>
          </table:table-cell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01-040-000045379</text:p>
          </table:table-cell>
          <table:table-cell table:style-name="ce176" office:value-type="string" calcext:value-type="string">
            <text:p>03082020070991047808001200104000004537920070001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7.03" calcext:value-type="float">
            <text:p>37.03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82" calcext:value-type="float">
            <text:p>5.8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2.85" calcext:value-type="float">
            <text:p>42.85</text:p>
          </table:table-cell>
          <table:table-cell table:style-name="ce176" office:value-type="float" office:value="238.37" calcext:value-type="float">
            <text:p>238.3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elementos sala de lactancia <text:s/>- PTO 202007000732</text:p>
          </table:table-cell>
          <table:table-cell table:style-name="ce176" office:value-type="string" calcext:value-type="string">
            <text:p>FAC 001-001-000000562</text:p>
          </table:table-cell>
          <table:table-cell table:style-name="ce176" office:value-type="string" calcext:value-type="string">
            <text:p>0308202001099233361800120010010000005621138191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2</text:p>
          </table:table-cell>
          <table:table-cell table:style-name="ce176"/>
          <table:table-cell table:style-name="ce176" office:value-type="float" office:value="575.3" calcext:value-type="float">
            <text:p>575.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5.3" calcext:value-type="float">
            <text:p>575.3</text:p>
          </table:table-cell>
          <table:table-cell table:style-name="ce176" office:value-type="float" office:value="69.04" calcext:value-type="float">
            <text:p>69.0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4.34" calcext:value-type="float">
            <text:p>644.3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33" calcext:value-type="float">
            <text:p>48.3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33" calcext:value-type="float">
            <text:p>48.33</text:p>
          </table:table-cell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01-040-000045373</text:p>
          </table:table-cell>
          <table:table-cell table:style-name="ce176" office:value-type="string" calcext:value-type="string">
            <text:p>03082020070991047808001200104000004537320070001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15" calcext:value-type="float">
            <text:p>9.15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44" calcext:value-type="float">
            <text:p>1.4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59" calcext:value-type="float">
            <text:p>10.59</text:p>
          </table:table-cell>
          <table:table-cell table:style-name="ce176" office:value-type="float" office:value="58.92" calcext:value-type="float">
            <text:p>58.9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urgente ganadores VIA LACTEA <text:s/>- PTO 202007000742</text:p>
          </table:table-cell>
          <table:table-cell table:style-name="ce176" office:value-type="string" calcext:value-type="string">
            <text:p>FAC 001-001-000000563</text:p>
          </table:table-cell>
          <table:table-cell table:style-name="ce176" office:value-type="string" calcext:value-type="string">
            <text:p>03082020010992333618001200100100000056311381925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3</text:p>
          </table:table-cell>
          <table:table-cell table:style-name="ce176"/>
          <table:table-cell table:style-name="ce176" office:value-type="float" office:value="319" calcext:value-type="float">
            <text:p>31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19" calcext:value-type="float">
            <text:p>319</text:p>
          </table:table-cell>
          <table:table-cell table:style-name="ce176" office:value-type="float" office:value="38.28" calcext:value-type="float">
            <text:p>38.2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57.28" calcext:value-type="float">
            <text:p>357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6.8" calcext:value-type="float">
            <text:p>26.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.8" calcext:value-type="float">
            <text:p>26.8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596</text:p>
          </table:table-cell>
          <table:table-cell table:style-name="ce176" office:value-type="string" calcext:value-type="string">
            <text:p>060820200713900129490012001050000372596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77" calcext:value-type="float">
            <text:p>8.7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77" calcext:value-type="float">
            <text:p>8.77</text:p>
          </table:table-cell>
          <table:table-cell table:style-name="ce176" office:value-type="float" office:value="35.57" calcext:value-type="float">
            <text:p>35.5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Entrega de KITS bebemundo <text:s/>- PTO 202007000741</text:p>
          </table:table-cell>
          <table:table-cell table:style-name="ce176" office:value-type="string" calcext:value-type="string">
            <text:p>FAC 001-001-000000564</text:p>
          </table:table-cell>
          <table:table-cell table:style-name="ce176" office:value-type="string" calcext:value-type="string">
            <text:p>03082020010992333618001200100100000056411381927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4</text:p>
          </table:table-cell>
          <table:table-cell table:style-name="ce176"/>
          <table:table-cell table:style-name="ce176" office:value-type="float" office:value="975.04" calcext:value-type="float">
            <text:p>975.0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75.04" calcext:value-type="float">
            <text:p>975.04</text:p>
          </table:table-cell>
          <table:table-cell table:style-name="ce176" office:value-type="float" office:value="117" calcext:value-type="float">
            <text:p>1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92.04" calcext:value-type="float">
            <text:p>1092.0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1.9" calcext:value-type="float">
            <text:p>81.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1.9" calcext:value-type="float">
            <text:p>81.9</text:p>
          </table:table-cell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01-040-000045374</text:p>
          </table:table-cell>
          <table:table-cell table:style-name="ce176" office:value-type="string" calcext:value-type="string">
            <text:p>03082020070991047808001200104000004537420070001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51" calcext:value-type="float">
            <text:p>15.51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44" calcext:value-type="float">
            <text:p>2.4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7.95" calcext:value-type="float">
            <text:p>17.95</text:p>
          </table:table-cell>
          <table:table-cell table:style-name="ce176" office:value-type="float" office:value="99.85" calcext:value-type="float">
            <text:p>99.8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de premios a influencers <text:s/>- PTO 202007000738</text:p>
          </table:table-cell>
          <table:table-cell table:style-name="ce176" office:value-type="string" calcext:value-type="string">
            <text:p>FAC 001-001-000000565</text:p>
          </table:table-cell>
          <table:table-cell table:style-name="ce176" office:value-type="string" calcext:value-type="string">
            <text:p>03082020010992333618001200100100000056511381940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5</text:p>
          </table:table-cell>
          <table:table-cell table:style-name="ce176"/>
          <table:table-cell table:style-name="ce176" office:value-type="float" office:value="884.4" calcext:value-type="float">
            <text:p>884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884.4" calcext:value-type="float">
            <text:p>884.4</text:p>
          </table:table-cell>
          <table:table-cell table:style-name="ce176" office:value-type="float" office:value="106.13" calcext:value-type="float">
            <text:p>106.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90.53" calcext:value-type="float">
            <text:p>990.5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74.29" calcext:value-type="float">
            <text:p>74.2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4.29" calcext:value-type="float">
            <text:p>74.29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597</text:p>
          </table:table-cell>
          <table:table-cell table:style-name="ce176" office:value-type="string" calcext:value-type="string">
            <text:p>060820200713900129490012001050000372597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32" calcext:value-type="float">
            <text:p>24.3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32" calcext:value-type="float">
            <text:p>24.32</text:p>
          </table:table-cell>
          <table:table-cell table:style-name="ce176" office:value-type="float" office:value="98.61" calcext:value-type="float">
            <text:p>98.6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ctividad SER FELIZ AGOSTO <text:s/>- PTO 202007000737</text:p>
          </table:table-cell>
          <table:table-cell table:style-name="ce176" office:value-type="string" calcext:value-type="string">
            <text:p>FAC 001-001-000000566</text:p>
          </table:table-cell>
          <table:table-cell table:style-name="ce176" office:value-type="string" calcext:value-type="string">
            <text:p>03082020010992333618001200100100000056611381947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6</text:p>
          </table:table-cell>
          <table:table-cell table:style-name="ce176"/>
          <table:table-cell table:style-name="ce176" office:value-type="float" office:value="682" calcext:value-type="float">
            <text:p>68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82" calcext:value-type="float">
            <text:p>682</text:p>
          </table:table-cell>
          <table:table-cell table:style-name="ce176" office:value-type="float" office:value="81.84" calcext:value-type="float">
            <text:p>81.8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63.84" calcext:value-type="float">
            <text:p>763.8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7.29" calcext:value-type="float">
            <text:p>57.2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7.29" calcext:value-type="float">
            <text:p>57.29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598</text:p>
          </table:table-cell>
          <table:table-cell table:style-name="ce176" office:value-type="string" calcext:value-type="string">
            <text:p>060820200713900129490012001050000372598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.76" calcext:value-type="float">
            <text:p>18.7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.76" calcext:value-type="float">
            <text:p>18.76</text:p>
          </table:table-cell>
          <table:table-cell table:style-name="ce176" office:value-type="float" office:value="76.05" calcext:value-type="float">
            <text:p>76.0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uspicio Fundación AGOSTO <text:s/>- PTO 202007000736</text:p>
          </table:table-cell>
          <table:table-cell table:style-name="ce176" office:value-type="string" calcext:value-type="string">
            <text:p>FAC 001-001-000000567</text:p>
          </table:table-cell>
          <table:table-cell table:style-name="ce176" office:value-type="string" calcext:value-type="string">
            <text:p>0308202001099233361800120010010000005671138195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7</text:p>
          </table:table-cell>
          <table:table-cell table:style-name="ce176"/>
          <table:table-cell table:style-name="ce176" office:value-type="float" office:value="6875" calcext:value-type="float">
            <text:p>687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875" calcext:value-type="float">
            <text:p>6875</text:p>
          </table:table-cell>
          <table:table-cell table:style-name="ce176" office:value-type="float" office:value="825" calcext:value-type="float">
            <text:p>82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700" calcext:value-type="float">
            <text:p>7700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599</text:p>
          </table:table-cell>
          <table:table-cell table:style-name="ce176" office:value-type="string" calcext:value-type="string">
            <text:p>060820200713900129490012001050000372599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9.06" calcext:value-type="float">
            <text:p>189.0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89.06" calcext:value-type="float">
            <text:p>189.06</text:p>
          </table:table-cell>
          <table:table-cell table:style-name="ce176" office:value-type="float" office:value="766.56" calcext:value-type="float">
            <text:p>766.5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Retiro de elementos provincias y auditoría - PTO 202007000735</text:p>
          </table:table-cell>
          <table:table-cell table:style-name="ce176" office:value-type="string" calcext:value-type="string">
            <text:p>FAC 001-001-000000568</text:p>
          </table:table-cell>
          <table:table-cell table:style-name="ce176" office:value-type="string" calcext:value-type="string">
            <text:p>03082020010992333618001200100100000056811381955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8</text:p>
          </table:table-cell>
          <table:table-cell table:style-name="ce176"/>
          <table:table-cell table:style-name="ce176" office:value-type="float" office:value="1100" calcext:value-type="float">
            <text:p>110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100" calcext:value-type="float">
            <text:p>1100</text:p>
          </table:table-cell>
          <table:table-cell table:style-name="ce176" office:value-type="float" office:value="132" calcext:value-type="float">
            <text:p>13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32" calcext:value-type="float">
            <text:p>123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2.4" calcext:value-type="float">
            <text:p>92.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2.4" calcext:value-type="float">
            <text:p>92.4</text:p>
          </table:table-cell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001-040-000045375</text:p>
          </table:table-cell>
          <table:table-cell table:style-name="ce176" office:value-type="string" calcext:value-type="string">
            <text:p>03082020070991047808001200104000004537520070001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7.5" calcext:value-type="float">
            <text:p>17.5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75" calcext:value-type="float">
            <text:p>2.7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25" calcext:value-type="float">
            <text:p>20.25</text:p>
          </table:table-cell>
          <table:table-cell table:style-name="ce176" office:value-type="float" office:value="112.65" calcext:value-type="float">
            <text:p>112.6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rmado de portasachets - PTO 202007000734</text:p>
          </table:table-cell>
          <table:table-cell table:style-name="ce176" office:value-type="string" calcext:value-type="string">
            <text:p>FAC 001-001-000000569</text:p>
          </table:table-cell>
          <table:table-cell table:style-name="ce176" office:value-type="string" calcext:value-type="string">
            <text:p>03082020010992333618001200100100000056911381971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09</text:p>
          </table:table-cell>
          <table:table-cell table:style-name="ce176"/>
          <table:table-cell table:style-name="ce176" office:value-type="float" office:value="3740" calcext:value-type="float">
            <text:p>374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740" calcext:value-type="float">
            <text:p>3740</text:p>
          </table:table-cell>
          <table:table-cell table:style-name="ce176" office:value-type="float" office:value="448.8" calcext:value-type="float">
            <text:p>448.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188.8" calcext:value-type="float">
            <text:p>4188.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14.16" calcext:value-type="float">
            <text:p>314.1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4.16" calcext:value-type="float">
            <text:p>314.16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600</text:p>
          </table:table-cell>
          <table:table-cell table:style-name="ce176" office:value-type="string" calcext:value-type="string">
            <text:p>060820200713900129490012001050000372600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2.85" calcext:value-type="float">
            <text:p>102.8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2.85" calcext:value-type="float">
            <text:p>102.85</text:p>
          </table:table-cell>
          <table:table-cell table:style-name="ce176" office:value-type="float" office:value="417.01" calcext:value-type="float">
            <text:p>417.0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3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ORTASACHETS PROMO PERLA SUAVIZANTE <text:s/>- PTO 202007000733</text:p>
          </table:table-cell>
          <table:table-cell table:style-name="ce176" office:value-type="string" calcext:value-type="string">
            <text:p>FAC 001-001-000000570</text:p>
          </table:table-cell>
          <table:table-cell table:style-name="ce176" office:value-type="string" calcext:value-type="string">
            <text:p>03082020010992333618001200100100000057011381973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0</text:p>
          </table:table-cell>
          <table:table-cell table:style-name="ce176"/>
          <table:table-cell table:style-name="ce176" office:value-type="float" office:value="6050" calcext:value-type="float">
            <text:p>605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050" calcext:value-type="float">
            <text:p>6050</text:p>
          </table:table-cell>
          <table:table-cell table:style-name="ce176" office:value-type="float" office:value="726" calcext:value-type="float">
            <text:p>72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776" calcext:value-type="float">
            <text:p>677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08.2" calcext:value-type="float">
            <text:p>508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08.2" calcext:value-type="float">
            <text:p>508.2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601</text:p>
          </table:table-cell>
          <table:table-cell table:style-name="ce176" office:value-type="string" calcext:value-type="string">
            <text:p>060820200713900129490012001050000372601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6.38" calcext:value-type="float">
            <text:p>166.3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6.38" calcext:value-type="float">
            <text:p>166.38</text:p>
          </table:table-cell>
          <table:table-cell table:style-name="ce176" office:value-type="float" office:value="674.58" calcext:value-type="float">
            <text:p>674.5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Varios de visibilidad <text:s/>- PTO 202008000748</text:p>
          </table:table-cell>
          <table:table-cell table:style-name="ce176" office:value-type="string" calcext:value-type="string">
            <text:p>FAC 001-001-000000571</text:p>
          </table:table-cell>
          <table:table-cell table:style-name="ce176" office:value-type="string" calcext:value-type="string">
            <text:p>04082020010992333618001200100100000057111390541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1</text:p>
          </table:table-cell>
          <table:table-cell table:style-name="ce176"/>
          <table:table-cell table:style-name="ce176" office:value-type="float" office:value="573.1" calcext:value-type="float">
            <text:p>573.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3.1" calcext:value-type="float">
            <text:p>573.1</text:p>
          </table:table-cell>
          <table:table-cell table:style-name="ce176" office:value-type="float" office:value="68.77" calcext:value-type="float">
            <text:p>68.7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1.87" calcext:value-type="float">
            <text:p>641.8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14" calcext:value-type="float">
            <text:p>48.1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14" calcext:value-type="float">
            <text:p>48.14</text:p>
          </table:table-cell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001-040-000045376</text:p>
          </table:table-cell>
          <table:table-cell table:style-name="ce176" office:value-type="string" calcext:value-type="string">
            <text:p>04082020070991047808001200104000004537620070001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12" calcext:value-type="float">
            <text:p>9.12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43" calcext:value-type="float">
            <text:p>1.4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55" calcext:value-type="float">
            <text:p>10.55</text:p>
          </table:table-cell>
          <table:table-cell table:style-name="ce176" office:value-type="float" office:value="58.69" calcext:value-type="float">
            <text:p>58.6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lmacenamiento mes de agosto <text:s/>- PTO 202008000747</text:p>
          </table:table-cell>
          <table:table-cell table:style-name="ce176" office:value-type="string" calcext:value-type="string">
            <text:p>FAC 001-001-000000572</text:p>
          </table:table-cell>
          <table:table-cell table:style-name="ce176" office:value-type="string" calcext:value-type="string">
            <text:p>04082020010992333618001200100100000057211390614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2</text:p>
          </table:table-cell>
          <table:table-cell table:style-name="ce176"/>
          <table:table-cell table:style-name="ce176" office:value-type="float" office:value="577.5" calcext:value-type="float">
            <text:p>577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float" office:value="69.3" calcext:value-type="float">
            <text:p>69.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6.8" calcext:value-type="float">
            <text:p>646.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51" calcext:value-type="float">
            <text:p>48.5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51" calcext:value-type="float">
            <text:p>48.51</text:p>
          </table:table-cell>
          <table:table-cell table:style-name="ce176" office:value-type="string" calcext:value-type="string">
            <text:p>06/08/2020</text:p>
          </table:table-cell>
          <table:table-cell table:style-name="ce176" office:value-type="string" calcext:value-type="string">
            <text:p>001-050-000372602</text:p>
          </table:table-cell>
          <table:table-cell table:style-name="ce176" office:value-type="string" calcext:value-type="string">
            <text:p>060820200713900129490012001050000372602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88" calcext:value-type="float">
            <text:p>15.8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88" calcext:value-type="float">
            <text:p>15.88</text:p>
          </table:table-cell>
          <table:table-cell table:style-name="ce176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Lanzamiento sala de lactancia malecón <text:s/>- PTO 202007000744</text:p>
          </table:table-cell>
          <table:table-cell table:style-name="ce176" office:value-type="string" calcext:value-type="string">
            <text:p>FAC 001-001-000000573</text:p>
          </table:table-cell>
          <table:table-cell table:style-name="ce176" office:value-type="string" calcext:value-type="string">
            <text:p>04082020010992333618001200100100000057311390648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3</text:p>
          </table:table-cell>
          <table:table-cell table:style-name="ce176"/>
          <table:table-cell table:style-name="ce176" office:value-type="float" office:value="649" calcext:value-type="float">
            <text:p>64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49" calcext:value-type="float">
            <text:p>649</text:p>
          </table:table-cell>
          <table:table-cell table:style-name="ce176" office:value-type="float" office:value="77.88" calcext:value-type="float">
            <text:p>77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26.88" calcext:value-type="float">
            <text:p>726.8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4.52" calcext:value-type="float">
            <text:p>54.5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4.52" calcext:value-type="float">
            <text:p>54.52</text:p>
          </table:table-cell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001-040-000045377</text:p>
          </table:table-cell>
          <table:table-cell table:style-name="ce176" office:value-type="string" calcext:value-type="string">
            <text:p>04082020070991047808001200104000004537720070001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32" calcext:value-type="float">
            <text:p>10.32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62" calcext:value-type="float">
            <text:p>1.6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.94" calcext:value-type="float">
            <text:p>11.94</text:p>
          </table:table-cell>
          <table:table-cell table:style-name="ce176" office:value-type="float" office:value="66.46" calcext:value-type="float">
            <text:p>66.4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PERSONAL MES DE AGOSTO MALECON <text:s/>- PTO 202007000743</text:p>
          </table:table-cell>
          <table:table-cell table:style-name="ce176" office:value-type="string" calcext:value-type="string">
            <text:p>FAC 001-001-000000574</text:p>
          </table:table-cell>
          <table:table-cell table:style-name="ce176" office:value-type="string" calcext:value-type="string">
            <text:p>04082020010992333618001200100100000057411390713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4</text:p>
          </table:table-cell>
          <table:table-cell table:style-name="ce176"/>
          <table:table-cell table:style-name="ce176" office:value-type="float" office:value="1356.3" calcext:value-type="float">
            <text:p>1356.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56.3" calcext:value-type="float">
            <text:p>1356.3</text:p>
          </table:table-cell>
          <table:table-cell table:style-name="ce176" office:value-type="float" office:value="162.76" calcext:value-type="float">
            <text:p>162.7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19.06" calcext:value-type="float">
            <text:p>1519.0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3.93" calcext:value-type="float">
            <text:p>113.9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3.93" calcext:value-type="float">
            <text:p>113.93</text:p>
          </table:table-cell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001-040-000045378</text:p>
          </table:table-cell>
          <table:table-cell table:style-name="ce176" office:value-type="string" calcext:value-type="string">
            <text:p>04082020070991047808001200104000004537820070001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58" calcext:value-type="float">
            <text:p>21.58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39" calcext:value-type="float">
            <text:p>3.3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97" calcext:value-type="float">
            <text:p>24.97</text:p>
          </table:table-cell>
          <table:table-cell table:style-name="ce176" office:value-type="float" office:value="138.9" calcext:value-type="float">
            <text:p>138.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08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7000728; PTO 202007000727; PTO 202006000713; PTO 202004000693</text:p>
          </table:table-cell>
          <table:table-cell table:style-name="ce176" office:value-type="string" calcext:value-type="string">
            <text:p>FAC 001-001-000000575</text:p>
          </table:table-cell>
          <table:table-cell table:style-name="ce176" office:value-type="string" calcext:value-type="string">
            <text:p>04082020010992333618001200100100000057511391263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5</text:p>
          </table:table-cell>
          <table:table-cell table:style-name="ce176"/>
          <table:table-cell table:style-name="ce176" office:value-type="float" office:value="5003.44" calcext:value-type="float">
            <text:p>5003.4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003.44" calcext:value-type="float">
            <text:p>5003.44</text:p>
          </table:table-cell>
          <table:table-cell table:style-name="ce176" office:value-type="float" office:value="600.41" calcext:value-type="float">
            <text:p>600.4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603.85" calcext:value-type="float">
            <text:p>5603.8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20.29" calcext:value-type="float">
            <text:p>420.2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20.29" calcext:value-type="float">
            <text:p>420.29</text:p>
          </table:table-cell>
          <table:table-cell table:style-name="ce176" office:value-type="string" calcext:value-type="string">
            <text:p>13/08/2020</text:p>
          </table:table-cell>
          <table:table-cell table:style-name="ce176" office:value-type="string" calcext:value-type="string">
            <text:p>001-004-000008323</text:p>
          </table:table-cell>
          <table:table-cell table:style-name="ce176" office:value-type="string" calcext:value-type="string">
            <text:p>13082020071791321596001200100400000832300008323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7.56" calcext:value-type="float">
            <text:p>87.56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7.56" calcext:value-type="float">
            <text:p>87.56</text:p>
          </table:table-cell>
          <table:table-cell table:style-name="ce176" office:value-type="float" office:value="507.85" calcext:value-type="float">
            <text:p>507.85</text:p>
          </table:table-cell>
          <table:table-cell table:number-columns-repeated="19"/>
        </table:table-row>
        <table:table-row table:style-name="ro5">
          <table:table-cell table:style-name="ce176" office:value-type="string" calcext:value-type="string">
            <text:p>11/08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Torneo de tennis en Ballenita _x000D_</text:p>
            <text:p>Solicitud#123460 - PTO 202007000745</text:p>
          </table:table-cell>
          <table:table-cell table:style-name="ce176" office:value-type="string" calcext:value-type="string">
            <text:p>FAC 001-001-000000578</text:p>
          </table:table-cell>
          <table:table-cell table:style-name="ce176" office:value-type="string" calcext:value-type="string">
            <text:p>11082020010992333618001200100100000057811498031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8</text:p>
          </table:table-cell>
          <table:table-cell table:style-name="ce176"/>
          <table:table-cell table:style-name="ce176" office:value-type="float" office:value="1395.52" calcext:value-type="float">
            <text:p>1395.5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95.52" calcext:value-type="float">
            <text:p>1395.52</text:p>
          </table:table-cell>
          <table:table-cell table:style-name="ce176" office:value-type="float" office:value="167.46" calcext:value-type="float">
            <text:p>167.4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62.98" calcext:value-type="float">
            <text:p>1562.9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7.22" calcext:value-type="float">
            <text:p>117.2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7.22" calcext:value-type="float">
            <text:p>117.22</text:p>
          </table:table-cell>
          <table:table-cell table:style-name="ce176" office:value-type="string" calcext:value-type="string">
            <text:p>18/08/2020</text:p>
          </table:table-cell>
          <table:table-cell table:style-name="ce176" office:value-type="string" calcext:value-type="string">
            <text:p>001-020-000051633</text:p>
          </table:table-cell>
          <table:table-cell table:style-name="ce176" office:value-type="string" calcext:value-type="string">
            <text:p>18082020070990049459001200102000005163324831280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8.38" calcext:value-type="float">
            <text:p>38.3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8.38" calcext:value-type="float">
            <text:p>38.38</text:p>
          </table:table-cell>
          <table:table-cell table:style-name="ce176" office:value-type="float" office:value="155.6" calcext:value-type="float">
            <text:p>155.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2/08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8000753; PTO 202007000729; PTO 202007000723; PTO 202006000717</text:p>
          </table:table-cell>
          <table:table-cell table:style-name="ce176" office:value-type="string" calcext:value-type="string">
            <text:p>FAC 001-001-000000579</text:p>
          </table:table-cell>
          <table:table-cell table:style-name="ce176" office:value-type="string" calcext:value-type="string">
            <text:p>12082020010992333618001200100100000057911511218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19</text:p>
          </table:table-cell>
          <table:table-cell table:style-name="ce176"/>
          <table:table-cell table:style-name="ce176" office:value-type="float" office:value="1394" calcext:value-type="float">
            <text:p>139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94" calcext:value-type="float">
            <text:p>1394</text:p>
          </table:table-cell>
          <table:table-cell table:style-name="ce176" office:value-type="float" office:value="167.28" calcext:value-type="float">
            <text:p>167.2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61.28" calcext:value-type="float">
            <text:p>1561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7.1" calcext:value-type="float">
            <text:p>117.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7.1" calcext:value-type="float">
            <text:p>117.1</text:p>
          </table:table-cell>
          <table:table-cell table:style-name="ce176" office:value-type="string" calcext:value-type="string">
            <text:p>21/08/2020</text:p>
          </table:table-cell>
          <table:table-cell table:style-name="ce176" office:value-type="string" calcext:value-type="string">
            <text:p>001-004-000009167</text:p>
          </table:table-cell>
          <table:table-cell table:style-name="ce176" office:value-type="string" calcext:value-type="string">
            <text:p>21082020071791321596001200100400000916700009167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4" calcext:value-type="float">
            <text:p>24.4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4" calcext:value-type="float">
            <text:p>24.4</text:p>
          </table:table-cell>
          <table:table-cell table:style-name="ce176" office:value-type="float" office:value="141.5" calcext:value-type="float">
            <text:p>141.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2/08/2020</text:p>
          </table:table-cell>
          <table:table-cell table:style-name="ce176" office:value-type="string" calcext:value-type="string">
            <text:p>0990023549001</text:p>
          </table:table-cell>
          <table:table-cell table:style-name="ce176" office:value-type="string" calcext:value-type="string">
            <text:p>CERVECERIA NACIONAL CN S.A.</text:p>
          </table:table-cell>
          <table:table-cell table:style-name="ce176" office:value-type="string" calcext:value-type="string">
            <text:p>Elaboración de Letrero Compromiso Nacional en exteriores edificio Comercial Pedido#5002675385 Entrada#1010490116 - PTO 202008000751</text:p>
          </table:table-cell>
          <table:table-cell table:style-name="ce176" office:value-type="string" calcext:value-type="string">
            <text:p>FAC 001-001-000000580</text:p>
          </table:table-cell>
          <table:table-cell table:style-name="ce176" office:value-type="string" calcext:value-type="string">
            <text:p>12082020010992333618001200100100000058011515449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20</text:p>
          </table:table-cell>
          <table:table-cell table:style-name="ce176"/>
          <table:table-cell table:style-name="ce176" office:value-type="float" office:value="9696.5" calcext:value-type="float">
            <text:p>9696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696.5" calcext:value-type="float">
            <text:p>9696.5</text:p>
          </table:table-cell>
          <table:table-cell table:style-name="ce176" office:value-type="float" office:value="1163.58" calcext:value-type="float">
            <text:p>1163.5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860.08" calcext:value-type="float">
            <text:p>10860.0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14.51" calcext:value-type="float">
            <text:p>814.5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14.51" calcext:value-type="float">
            <text:p>814.51</text:p>
          </table:table-cell>
          <table:table-cell table:style-name="ce176" office:value-type="string" calcext:value-type="string">
            <text:p>14/08/2020</text:p>
          </table:table-cell>
          <table:table-cell table:style-name="ce176" office:value-type="string" calcext:value-type="string">
            <text:p>001-012-000058548</text:p>
          </table:table-cell>
          <table:table-cell table:style-name="ce176" office:value-type="string" calcext:value-type="string">
            <text:p>14082020070990023549001200101200005854862184375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9.69" calcext:value-type="float">
            <text:p>169.69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9.69" calcext:value-type="float">
            <text:p>169.69</text:p>
          </table:table-cell>
          <table:table-cell table:style-name="ce176" office:value-type="float" office:value="984.2" calcext:value-type="float">
            <text:p>984.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8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Totem para campeonato de ajedrez. Solictud # 123852 - PTO 202008000759</text:p>
          </table:table-cell>
          <table:table-cell table:style-name="ce176" office:value-type="string" calcext:value-type="string">
            <text:p>FAC 001-001-000000582</text:p>
          </table:table-cell>
          <table:table-cell table:style-name="ce176" office:value-type="string" calcext:value-type="string">
            <text:p>13082020010992333618001200100100000058211529106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22</text:p>
          </table:table-cell>
          <table:table-cell table:style-name="ce176"/>
          <table:table-cell table:style-name="ce176" office:value-type="float" office:value="319.2" calcext:value-type="float">
            <text:p>319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19.2" calcext:value-type="float">
            <text:p>319.2</text:p>
          </table:table-cell>
          <table:table-cell table:style-name="ce176" office:value-type="float" office:value="38.3" calcext:value-type="float">
            <text:p>38.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57.5" calcext:value-type="float">
            <text:p>357.5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08/2020</text:p>
          </table:table-cell>
          <table:table-cell table:style-name="ce176" office:value-type="string" calcext:value-type="string">
            <text:p>0990023549001</text:p>
          </table:table-cell>
          <table:table-cell table:style-name="ce176" office:value-type="string" calcext:value-type="string">
            <text:p>CERVECERIA NACIONAL CN S.A.</text:p>
          </table:table-cell>
          <table:table-cell table:style-name="ce176" office:value-type="string" calcext:value-type="string">
            <text:p>Rueda de Prensa Compromiso Nacional Pedido # 5002678024 Entrada #1010505706 - PTO 202008000752</text:p>
          </table:table-cell>
          <table:table-cell table:style-name="ce176" office:value-type="string" calcext:value-type="string">
            <text:p>FAC 001-001-000000583</text:p>
          </table:table-cell>
          <table:table-cell table:style-name="ce176" office:value-type="string" calcext:value-type="string">
            <text:p>18082020010992333618001200100100000058311591335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23</text:p>
          </table:table-cell>
          <table:table-cell table:style-name="ce176"/>
          <table:table-cell table:style-name="ce176" office:value-type="float" office:value="9625" calcext:value-type="float">
            <text:p>962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625" calcext:value-type="float">
            <text:p>9625</text:p>
          </table:table-cell>
          <table:table-cell table:style-name="ce176" office:value-type="float" office:value="1155" calcext:value-type="float">
            <text:p>115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780" calcext:value-type="float">
            <text:p>10780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08.5" calcext:value-type="float">
            <text:p>808.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08.5" calcext:value-type="float">
            <text:p>808.5</text:p>
          </table:table-cell>
          <table:table-cell table:style-name="ce176" office:value-type="string" calcext:value-type="string">
            <text:p>19/08/2020</text:p>
          </table:table-cell>
          <table:table-cell table:style-name="ce176" office:value-type="string" calcext:value-type="string">
            <text:p>001-012-000058884</text:p>
          </table:table-cell>
          <table:table-cell table:style-name="ce176" office:value-type="string" calcext:value-type="string">
            <text:p>19082020070990023549001200101200005888434526817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8.44" calcext:value-type="float">
            <text:p>168.44</text:p>
          </table:table-cell>
          <table:table-cell table:style-name="ce176" office:value-type="string" calcext:value-type="string">
            <text:p>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68.44" calcext:value-type="float">
            <text:p>168.44</text:p>
          </table:table-cell>
          <table:table-cell table:style-name="ce176" office:value-type="float" office:value="976.94" calcext:value-type="float">
            <text:p>976.94</text:p>
          </table:table-cell>
          <table:table-cell table:number-columns-repeated="1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formula="of:=SUM([.M2:.M22])" office:value-type="float" office:value="54117.9" calcext:value-type="float">
            <text:p>54117.9</text:p>
          </table:table-cell>
          <table:table-cell table:formula="of:=SUM([.N2:.N22])" office:value-type="float" office:value="6494.14" calcext:value-type="float">
            <text:p>6494.14</text:p>
          </table:table-cell>
          <table:table-cell table:number-columns-repeated="2"/>
          <table:table-cell table:formula="of:=SUM([.Q2:.Q22])" office:value-type="float" office:value="60612.04" calcext:value-type="float">
            <text:p>60612.04</text:p>
          </table:table-cell>
          <table:table-cell table:number-columns-repeated="6"/>
          <table:table-cell table:formula="of:=SUM([.X2:.X22])" office:value-type="float" office:value="4699.18" calcext:value-type="float">
            <text:p>4699.18</text:p>
          </table:table-cell>
          <table:table-cell table:number-columns-repeated="19"/>
          <table:table-cell table:formula="of:=SUM([.AR2:.AR22])" office:value-type="float" office:value="1212.54" calcext:value-type="float">
            <text:p>1212.54</text:p>
          </table:table-cell>
          <table:table-cell table:formula="of:=SUM([.AS2:.AS22])" office:value-type="float" office:value="5911.72" calcext:value-type="float">
            <text:p>5911.72</text:p>
          </table:table-cell>
          <table:table-cell table:number-columns-repeated="1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0920" table:style-name="ta1">
        <table:table-column table:style-name="co8" table:number-columns-repeated="8" table:default-cell-style-name="ce1"/>
        <table:table-column table:style-name="co8" table:visibility="collapse" table:number-columns-repeated="4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number-columns-repeated="2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1/09/2020</text:p>
          </table:table-cell>
          <table:table-cell table:style-name="ce176" office:value-type="string" calcext:value-type="string">
            <text:p>0990023549001</text:p>
          </table:table-cell>
          <table:table-cell table:style-name="ce176" office:value-type="string" calcext:value-type="string">
            <text:p>CERVECERIA NACIONAL CN S.A.</text:p>
          </table:table-cell>
          <table:table-cell table:style-name="ce176" office:value-type="string" calcext:value-type="string">
            <text:p>Adicionales Rueda de Prensa Compromiso Nacional. Entrada de Servicio#1010526856 Pedido#5002681590 - PTO 202008000758</text:p>
          </table:table-cell>
          <table:table-cell table:style-name="ce176" office:value-type="string" calcext:value-type="string">
            <text:p>FAC 001-001-000000584</text:p>
          </table:table-cell>
          <table:table-cell table:style-name="ce176" office:value-type="string" calcext:value-type="string">
            <text:p>01092020010992333618001200100100000058411744765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1</text:p>
          </table:table-cell>
          <table:table-cell table:style-name="ce176"/>
          <table:table-cell table:style-name="ce176" office:value-type="float" office:value="1905.2" calcext:value-type="float">
            <text:p>1905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905.2" calcext:value-type="float">
            <text:p>1905.2</text:p>
          </table:table-cell>
          <table:table-cell table:style-name="ce176" office:value-type="float" office:value="228.62" calcext:value-type="float">
            <text:p>228.6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33.82" calcext:value-type="float">
            <text:p>2133.8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60.03" calcext:value-type="float">
            <text:p>160.0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0.03" calcext:value-type="float">
            <text:p>160.03</text:p>
          </table:table-cell>
          <table:table-cell table:style-name="ce176" office:value-type="string" calcext:value-type="string">
            <text:p>01/09/2020</text:p>
          </table:table-cell>
          <table:table-cell table:style-name="ce176" office:value-type="string" calcext:value-type="string">
            <text:p>001-012-000059995</text:p>
          </table:table-cell>
          <table:table-cell table:style-name="ce176" office:value-type="string" calcext:value-type="string">
            <text:p>01092020070990023549001200101200005999568521734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3.34" calcext:value-type="float">
            <text:p>33.34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3.34" calcext:value-type="float">
            <text:p>33.34</text:p>
          </table:table-cell>
          <table:table-cell table:style-name="ce176" office:value-type="float" office:value="193.37" calcext:value-type="float">
            <text:p>193.3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9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8000761; PTO 202008000754; PTO 202008000749; PTO 202007000731</text:p>
          </table:table-cell>
          <table:table-cell table:style-name="ce176" office:value-type="string" calcext:value-type="string">
            <text:p>FAC 001-001-000000585</text:p>
          </table:table-cell>
          <table:table-cell table:style-name="ce176" office:value-type="string" calcext:value-type="string">
            <text:p>06092020010992333618001200100100000058511812177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2</text:p>
          </table:table-cell>
          <table:table-cell table:style-name="ce176"/>
          <table:table-cell table:style-name="ce176" office:value-type="float" office:value="2444.99" calcext:value-type="float">
            <text:p>2444.9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444.99" calcext:value-type="float">
            <text:p>2444.99</text:p>
          </table:table-cell>
          <table:table-cell table:style-name="ce176" office:value-type="float" office:value="293.4" calcext:value-type="float">
            <text:p>293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38.39" calcext:value-type="float">
            <text:p>2738.39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tiquetas A4 promoción <text:s/>- PTO 202009000776</text:p>
          </table:table-cell>
          <table:table-cell table:style-name="ce176" office:value-type="string" calcext:value-type="string">
            <text:p>FAC 001-001-000000586</text:p>
          </table:table-cell>
          <table:table-cell table:style-name="ce176" office:value-type="string" calcext:value-type="string">
            <text:p>07092020010992333618001200100100000058611816172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3</text:p>
          </table:table-cell>
          <table:table-cell table:style-name="ce176"/>
          <table:table-cell table:style-name="ce176" office:value-type="float" office:value="812.9" calcext:value-type="float">
            <text:p>812.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812.9" calcext:value-type="float">
            <text:p>812.9</text:p>
          </table:table-cell>
          <table:table-cell table:style-name="ce176" office:value-type="float" office:value="97.55" calcext:value-type="float">
            <text:p>97.5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10.45" calcext:value-type="float">
            <text:p>910.4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8.28" calcext:value-type="float">
            <text:p>68.2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8.28" calcext:value-type="float">
            <text:p>68.28</text:p>
          </table:table-cell>
          <table:table-cell table:style-name="ce176" office:value-type="string" calcext:value-type="string">
            <text:p>10/09/2020</text:p>
          </table:table-cell>
          <table:table-cell table:style-name="ce176" office:value-type="string" calcext:value-type="string">
            <text:p>001-050-000378951</text:p>
          </table:table-cell>
          <table:table-cell table:style-name="ce176" office:value-type="string" calcext:value-type="string">
            <text:p>100920200713900129490012001050000378951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35" calcext:value-type="float">
            <text:p>22.3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35" calcext:value-type="float">
            <text:p>22.35</text:p>
          </table:table-cell>
          <table:table-cell table:style-name="ce176" office:value-type="float" office:value="90.63" calcext:value-type="float">
            <text:p>90.6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PERSONAL MES DE SEPTIEMBRE PAÑALÍN <text:s/>- PTO 202008000772</text:p>
          </table:table-cell>
          <table:table-cell table:style-name="ce176" office:value-type="string" calcext:value-type="string">
            <text:p>FAC 001-001-000000587</text:p>
          </table:table-cell>
          <table:table-cell table:style-name="ce176" office:value-type="string" calcext:value-type="string">
            <text:p>07092020010992333618001200100100000058711816192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4</text:p>
          </table:table-cell>
          <table:table-cell table:style-name="ce176"/>
          <table:table-cell table:style-name="ce176" office:value-type="float" office:value="1404.7" calcext:value-type="float">
            <text:p>1404.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404.7" calcext:value-type="float">
            <text:p>1404.7</text:p>
          </table:table-cell>
          <table:table-cell table:style-name="ce176" office:value-type="float" office:value="168.56" calcext:value-type="float">
            <text:p>168.5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73.26" calcext:value-type="float">
            <text:p>1573.2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7.99" calcext:value-type="float">
            <text:p>117.9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7.99" calcext:value-type="float">
            <text:p>117.99</text:p>
          </table:table-cell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01-040-000046325</text:p>
          </table:table-cell>
          <table:table-cell table:style-name="ce176" office:value-type="string" calcext:value-type="string">
            <text:p>07092020070991047808001200104000004632520070001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35" calcext:value-type="float">
            <text:p>22.3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51" calcext:value-type="float">
            <text:p>3.5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5.86" calcext:value-type="float">
            <text:p>25.86</text:p>
          </table:table-cell>
          <table:table-cell table:style-name="ce176" office:value-type="float" office:value="143.85" calcext:value-type="float">
            <text:p>143.8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lmacenamiento Septiembre <text:s/>- PTO 202008000770</text:p>
          </table:table-cell>
          <table:table-cell table:style-name="ce176" office:value-type="string" calcext:value-type="string">
            <text:p>FAC 001-001-000000588</text:p>
          </table:table-cell>
          <table:table-cell table:style-name="ce176" office:value-type="string" calcext:value-type="string">
            <text:p>07092020010992333618001200100100000058811816217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5</text:p>
          </table:table-cell>
          <table:table-cell table:style-name="ce176"/>
          <table:table-cell table:style-name="ce176" office:value-type="float" office:value="577.5" calcext:value-type="float">
            <text:p>577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float" office:value="69.3" calcext:value-type="float">
            <text:p>69.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6.8" calcext:value-type="float">
            <text:p>646.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51" calcext:value-type="float">
            <text:p>48.5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51" calcext:value-type="float">
            <text:p>48.51</text:p>
          </table:table-cell>
          <table:table-cell table:style-name="ce176" office:value-type="string" calcext:value-type="string">
            <text:p>10/09/2020</text:p>
          </table:table-cell>
          <table:table-cell table:style-name="ce176" office:value-type="string" calcext:value-type="string">
            <text:p>001-050-000378952</text:p>
          </table:table-cell>
          <table:table-cell table:style-name="ce176" office:value-type="string" calcext:value-type="string">
            <text:p>100920200713900129490012001050000378952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88" calcext:value-type="float">
            <text:p>15.8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88" calcext:value-type="float">
            <text:p>15.88</text:p>
          </table:table-cell>
          <table:table-cell table:style-name="ce176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MOVILIZACIONES Y ENTREGAS VARIAS <text:s/>- PTO 202008000769</text:p>
          </table:table-cell>
          <table:table-cell table:style-name="ce176" office:value-type="string" calcext:value-type="string">
            <text:p>FAC 001-001-000000589</text:p>
          </table:table-cell>
          <table:table-cell table:style-name="ce176" office:value-type="string" calcext:value-type="string">
            <text:p>07092020010992333618001200100100000058911816258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6</text:p>
          </table:table-cell>
          <table:table-cell table:style-name="ce176"/>
          <table:table-cell table:style-name="ce176" office:value-type="float" office:value="126.5" calcext:value-type="float">
            <text:p>126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6.5" calcext:value-type="float">
            <text:p>126.5</text:p>
          </table:table-cell>
          <table:table-cell table:style-name="ce176" office:value-type="float" office:value="15.18" calcext:value-type="float">
            <text:p>15.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1.68" calcext:value-type="float">
            <text:p>141.6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.63" calcext:value-type="float">
            <text:p>10.6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.63" calcext:value-type="float">
            <text:p>10.63</text:p>
          </table:table-cell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01-040-000046324</text:p>
          </table:table-cell>
          <table:table-cell table:style-name="ce176" office:value-type="string" calcext:value-type="string">
            <text:p>07092020070991047808001200104000004632420070001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01" calcext:value-type="float">
            <text:p>2.0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32" calcext:value-type="float">
            <text:p>0.3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33" calcext:value-type="float">
            <text:p>2.33</text:p>
          </table:table-cell>
          <table:table-cell table:style-name="ce176" office:value-type="float" office:value="12.96" calcext:value-type="float">
            <text:p>12.9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GANADORES JULIO - PTO 202008000768</text:p>
          </table:table-cell>
          <table:table-cell table:style-name="ce176" office:value-type="string" calcext:value-type="string">
            <text:p>FAC 001-001-000000590</text:p>
          </table:table-cell>
          <table:table-cell table:style-name="ce176" office:value-type="string" calcext:value-type="string">
            <text:p>07092020010992333618001200100100000059011816280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7</text:p>
          </table:table-cell>
          <table:table-cell table:style-name="ce176"/>
          <table:table-cell table:style-name="ce176" office:value-type="float" office:value="523.6" calcext:value-type="float">
            <text:p>523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23.6" calcext:value-type="float">
            <text:p>523.6</text:p>
          </table:table-cell>
          <table:table-cell table:style-name="ce176" office:value-type="float" office:value="62.83" calcext:value-type="float">
            <text:p>62.8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86.43" calcext:value-type="float">
            <text:p>586.43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33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LANZAMIENTO PROACTIVE <text:s/>- PTO 202008000764</text:p>
          </table:table-cell>
          <table:table-cell table:style-name="ce176" office:value-type="string" calcext:value-type="string">
            <text:p>FAC 001-001-000000591</text:p>
          </table:table-cell>
          <table:table-cell table:style-name="ce176" office:value-type="string" calcext:value-type="string">
            <text:p>0709202001099233361800120010010000005911181630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8</text:p>
          </table:table-cell>
          <table:table-cell table:style-name="ce176"/>
          <table:table-cell table:style-name="ce176" office:value-type="float" office:value="913.22" calcext:value-type="float">
            <text:p>913.2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13.22" calcext:value-type="float">
            <text:p>913.22</text:p>
          </table:table-cell>
          <table:table-cell table:style-name="ce176" office:value-type="float" office:value="109.59" calcext:value-type="float">
            <text:p>109.5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22.81" calcext:value-type="float">
            <text:p>1022.81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33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víos premios con productos <text:s/>- PTO 202008000760</text:p>
          </table:table-cell>
          <table:table-cell table:style-name="ce176" office:value-type="string" calcext:value-type="string">
            <text:p>FAC 001-001-000000592</text:p>
          </table:table-cell>
          <table:table-cell table:style-name="ce176" office:value-type="string" calcext:value-type="string">
            <text:p>0709202001099233361800120010010000005921181632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9</text:p>
          </table:table-cell>
          <table:table-cell table:style-name="ce176"/>
          <table:table-cell table:style-name="ce176" office:value-type="float" office:value="574.2" calcext:value-type="float">
            <text:p>574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4.2" calcext:value-type="float">
            <text:p>574.2</text:p>
          </table:table-cell>
          <table:table-cell table:style-name="ce176" office:value-type="float" office:value="68.9" calcext:value-type="float">
            <text:p>68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3.1" calcext:value-type="float">
            <text:p>643.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23" calcext:value-type="float">
            <text:p>48.2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23" calcext:value-type="float">
            <text:p>48.23</text:p>
          </table:table-cell>
          <table:table-cell table:style-name="ce176" office:value-type="string" calcext:value-type="string">
            <text:p>10/09/2020</text:p>
          </table:table-cell>
          <table:table-cell table:style-name="ce176" office:value-type="string" calcext:value-type="string">
            <text:p>001-050-000378953</text:p>
          </table:table-cell>
          <table:table-cell table:style-name="ce176" office:value-type="string" calcext:value-type="string">
            <text:p>10092020071390012949001200105000037895313900129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79" calcext:value-type="float">
            <text:p>15.7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79" calcext:value-type="float">
            <text:p>15.79</text:p>
          </table:table-cell>
          <table:table-cell table:style-name="ce176" office:value-type="float" office:value="64.02" calcext:value-type="float">
            <text:p>64.0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de prensa - PTO 202008000756</text:p>
          </table:table-cell>
          <table:table-cell table:style-name="ce176" office:value-type="string" calcext:value-type="string">
            <text:p>FAC 001-001-000000593</text:p>
          </table:table-cell>
          <table:table-cell table:style-name="ce176" office:value-type="string" calcext:value-type="string">
            <text:p>07092020010992333618001200100100000059311816346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0</text:p>
          </table:table-cell>
          <table:table-cell table:style-name="ce176"/>
          <table:table-cell table:style-name="ce176" office:value-type="float" office:value="519.75" calcext:value-type="float">
            <text:p>519.7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19.75" calcext:value-type="float">
            <text:p>519.75</text:p>
          </table:table-cell>
          <table:table-cell table:style-name="ce176" office:value-type="float" office:value="62.37" calcext:value-type="float">
            <text:p>62.3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82.12" calcext:value-type="float">
            <text:p>582.1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3.66" calcext:value-type="float">
            <text:p>43.6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3.66" calcext:value-type="float">
            <text:p>43.66</text:p>
          </table:table-cell>
          <table:table-cell table:style-name="ce176" office:value-type="string" calcext:value-type="string">
            <text:p>10/09/2020</text:p>
          </table:table-cell>
          <table:table-cell table:style-name="ce176" office:value-type="string" calcext:value-type="string">
            <text:p>001-050-000378954</text:p>
          </table:table-cell>
          <table:table-cell table:style-name="ce176" office:value-type="string" calcext:value-type="string">
            <text:p>1009202007139001294900120010500003789541390012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4.29" calcext:value-type="float">
            <text:p>14.2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4.29" calcext:value-type="float">
            <text:p>14.29</text:p>
          </table:table-cell>
          <table:table-cell table:style-name="ce176" office:value-type="float" office:value="57.95" calcext:value-type="float">
            <text:p>57.9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lementos foto corporativa - PTO 202008000755</text:p>
          </table:table-cell>
          <table:table-cell table:style-name="ce176" office:value-type="string" calcext:value-type="string">
            <text:p>FAC 001-001-000000594</text:p>
          </table:table-cell>
          <table:table-cell table:style-name="ce176" office:value-type="string" calcext:value-type="string">
            <text:p>07092020010992333618001200100100000059411816368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1</text:p>
          </table:table-cell>
          <table:table-cell table:style-name="ce176"/>
          <table:table-cell table:style-name="ce176" office:value-type="float" office:value="382.8" calcext:value-type="float">
            <text:p>382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82.8" calcext:value-type="float">
            <text:p>382.8</text:p>
          </table:table-cell>
          <table:table-cell table:style-name="ce176" office:value-type="float" office:value="45.94" calcext:value-type="float">
            <text:p>45.9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28.74" calcext:value-type="float">
            <text:p>428.7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2.16" calcext:value-type="float">
            <text:p>32.1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.16" calcext:value-type="float">
            <text:p>32.16</text:p>
          </table:table-cell>
          <table:table-cell table:style-name="ce176" office:value-type="string" calcext:value-type="string">
            <text:p>10/09/2020</text:p>
          </table:table-cell>
          <table:table-cell table:style-name="ce176" office:value-type="string" calcext:value-type="string">
            <text:p>001-050-000378955</text:p>
          </table:table-cell>
          <table:table-cell table:style-name="ce176" office:value-type="string" calcext:value-type="string">
            <text:p>100920200713900129490012001050000378955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53" calcext:value-type="float">
            <text:p>10.5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53" calcext:value-type="float">
            <text:p>10.53</text:p>
          </table:table-cell>
          <table:table-cell table:style-name="ce176" office:value-type="float" office:value="42.69" calcext:value-type="float">
            <text:p>42.6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Cápsulas redes lactancia <text:s/>- PTO 202007000746</text:p>
          </table:table-cell>
          <table:table-cell table:style-name="ce176" office:value-type="string" calcext:value-type="string">
            <text:p>FAC 001-001-000000595</text:p>
          </table:table-cell>
          <table:table-cell table:style-name="ce176" office:value-type="string" calcext:value-type="string">
            <text:p>07092020010992333618001200100100000059511822748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2</text:p>
          </table:table-cell>
          <table:table-cell table:style-name="ce176"/>
          <table:table-cell table:style-name="ce176" office:value-type="float" office:value="1399.2" calcext:value-type="float">
            <text:p>1399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99.2" calcext:value-type="float">
            <text:p>1399.2</text:p>
          </table:table-cell>
          <table:table-cell table:style-name="ce176" office:value-type="float" office:value="167.9" calcext:value-type="float">
            <text:p>167.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67.1" calcext:value-type="float">
            <text:p>1567.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7.53" calcext:value-type="float">
            <text:p>117.5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7.53" calcext:value-type="float">
            <text:p>117.53</text:p>
          </table:table-cell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01-040-000046323</text:p>
          </table:table-cell>
          <table:table-cell table:style-name="ce176" office:value-type="string" calcext:value-type="string">
            <text:p>07092020070991047808001200104000004632320070001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26" calcext:value-type="float">
            <text:p>22.26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5" calcext:value-type="float">
            <text:p>3.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5.76" calcext:value-type="float">
            <text:p>25.76</text:p>
          </table:table-cell>
          <table:table-cell table:style-name="ce176" office:value-type="float" office:value="143.29" calcext:value-type="float">
            <text:p>143.2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Activación Campaña Padres 2 - PTO 202001000612</text:p>
          </table:table-cell>
          <table:table-cell table:style-name="ce176" office:value-type="string" calcext:value-type="string">
            <text:p>FAC 001-001-000000596</text:p>
          </table:table-cell>
          <table:table-cell table:style-name="ce176" office:value-type="string" calcext:value-type="string">
            <text:p>07092020010992333618001200100100000059611822773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3</text:p>
          </table:table-cell>
          <table:table-cell table:style-name="ce176"/>
          <table:table-cell table:style-name="ce176" office:value-type="float" office:value="2882" calcext:value-type="float">
            <text:p>288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82" calcext:value-type="float">
            <text:p>2882</text:p>
          </table:table-cell>
          <table:table-cell table:style-name="ce176" office:value-type="float" office:value="345.84" calcext:value-type="float">
            <text:p>345.8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27.84" calcext:value-type="float">
            <text:p>3227.8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42.09" calcext:value-type="float">
            <text:p>242.0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2.09" calcext:value-type="float">
            <text:p>242.09</text:p>
          </table:table-cell>
          <table:table-cell table:style-name="ce176" office:value-type="string" calcext:value-type="string">
            <text:p>07/09/2020</text:p>
          </table:table-cell>
          <table:table-cell table:style-name="ce176" office:value-type="string" calcext:value-type="string">
            <text:p>001-040-000046322</text:p>
          </table:table-cell>
          <table:table-cell table:style-name="ce176" office:value-type="string" calcext:value-type="string">
            <text:p>07092020070991047808001200104000004632220070001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5.85" calcext:value-type="float">
            <text:p>45.8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.2" calcext:value-type="float">
            <text:p>7.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3.05" calcext:value-type="float">
            <text:p>53.05</text:p>
          </table:table-cell>
          <table:table-cell table:style-name="ce176" office:value-type="float" office:value="295.14" calcext:value-type="float">
            <text:p>295.1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8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S PERLA SUAVIZANTE <text:s/>- PTO 202008000766</text:p>
          </table:table-cell>
          <table:table-cell table:style-name="ce176" office:value-type="string" calcext:value-type="string">
            <text:p>FAC 001-001-000000597</text:p>
          </table:table-cell>
          <table:table-cell table:style-name="ce176" office:value-type="string" calcext:value-type="string">
            <text:p>08092020010992333618001200100100000059711830942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4</text:p>
          </table:table-cell>
          <table:table-cell table:style-name="ce176"/>
          <table:table-cell table:style-name="ce176" office:value-type="float" office:value="2310" calcext:value-type="float">
            <text:p>231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310" calcext:value-type="float">
            <text:p>2310</text:p>
          </table:table-cell>
          <table:table-cell table:style-name="ce176" office:value-type="float" office:value="277.2" calcext:value-type="float">
            <text:p>277.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87.2" calcext:value-type="float">
            <text:p>2587.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94.04" calcext:value-type="float">
            <text:p>194.0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4.04" calcext:value-type="float">
            <text:p>194.04</text:p>
          </table:table-cell>
          <table:table-cell table:style-name="ce176" office:value-type="string" calcext:value-type="string">
            <text:p>10/09/2020</text:p>
          </table:table-cell>
          <table:table-cell table:style-name="ce176" office:value-type="string" calcext:value-type="string">
            <text:p>001-050-000378956</text:p>
          </table:table-cell>
          <table:table-cell table:style-name="ce176" office:value-type="string" calcext:value-type="string">
            <text:p>100920200713900129490012001050000378956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3.52" calcext:value-type="float">
            <text:p>63.5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3.52" calcext:value-type="float">
            <text:p>63.52</text:p>
          </table:table-cell>
          <table:table-cell table:style-name="ce176" office:value-type="float" office:value="257.56" calcext:value-type="float">
            <text:p>257.56</text:p>
          </table:table-cell>
          <table:table-cell table:number-columns-repeated="19"/>
        </table:table-row>
        <table:table-row table:style-name="ro12">
          <table:table-cell table:style-name="ce176" office:value-type="string" calcext:value-type="string">
            <text:p>09/09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table:style-name="ce176" office:value-type="string" calcext:value-type="string">
            <text:p>FAC 001-001-000000598</text:p>
          </table:table-cell>
          <table:table-cell table:style-name="ce176" office:value-type="string" calcext:value-type="string">
            <text:p>09092020010992333618001200100100000059811847003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5</text:p>
          </table:table-cell>
          <table:table-cell table:style-name="ce176"/>
          <table:table-cell table:style-name="ce176" office:value-type="float" office:value="720.5" calcext:value-type="float">
            <text:p>720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20.5" calcext:value-type="float">
            <text:p>720.5</text:p>
          </table:table-cell>
          <table:table-cell table:style-name="ce176" office:value-type="float" office:value="86.46" calcext:value-type="float">
            <text:p>86.4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06.96" calcext:value-type="float">
            <text:p>806.9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0.52" calcext:value-type="float">
            <text:p>60.5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0.52" calcext:value-type="float">
            <text:p>60.52</text:p>
          </table:table-cell>
          <table:table-cell table:style-name="ce176" office:value-type="string" calcext:value-type="string">
            <text:p>29/09/2020</text:p>
          </table:table-cell>
          <table:table-cell table:style-name="ce176" office:value-type="string" calcext:value-type="string">
            <text:p>014-005-000057714</text:p>
          </table:table-cell>
          <table:table-cell table:style-name="ce176" office:value-type="string" calcext:value-type="string">
            <text:p>29092020070992526742001201400500005771428614573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61" calcext:value-type="float">
            <text:p>12.6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61" calcext:value-type="float">
            <text:p>12.61</text:p>
          </table:table-cell>
          <table:table-cell table:style-name="ce176" office:value-type="float" office:value="73.13" calcext:value-type="float">
            <text:p>73.1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de influencers - PTO 202008000757</text:p>
          </table:table-cell>
          <table:table-cell table:style-name="ce176" office:value-type="string" calcext:value-type="string">
            <text:p>FAC 001-001-000000599</text:p>
          </table:table-cell>
          <table:table-cell table:style-name="ce176" office:value-type="string" calcext:value-type="string">
            <text:p>14092020010992333618001200100100000059911920936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6</text:p>
          </table:table-cell>
          <table:table-cell table:style-name="ce176"/>
          <table:table-cell table:style-name="ce176" office:value-type="float" office:value="2805" calcext:value-type="float">
            <text:p>280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805" calcext:value-type="float">
            <text:p>2805</text:p>
          </table:table-cell>
          <table:table-cell table:style-name="ce176" office:value-type="float" office:value="336.6" calcext:value-type="float">
            <text:p>336.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141.6" calcext:value-type="float">
            <text:p>3141.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35.62" calcext:value-type="float">
            <text:p>235.6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35.62" calcext:value-type="float">
            <text:p>235.62</text:p>
          </table:table-cell>
          <table:table-cell table:style-name="ce176" office:value-type="string" calcext:value-type="string">
            <text:p>23/09/2020</text:p>
          </table:table-cell>
          <table:table-cell table:style-name="ce176" office:value-type="string" calcext:value-type="string">
            <text:p>001-050-000381379</text:p>
          </table:table-cell>
          <table:table-cell table:style-name="ce176" office:value-type="string" calcext:value-type="string">
            <text:p>23092020071390012949001200105000038137913900129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7.14" calcext:value-type="float">
            <text:p>77.1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7.14" calcext:value-type="float">
            <text:p>77.14</text:p>
          </table:table-cell>
          <table:table-cell table:style-name="ce176" office:value-type="float" office:value="312.76" calcext:value-type="float">
            <text:p>312.7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09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cajas kits de venta Jolly (cartulina con base dura y cama) - PTO 202007000740</text:p>
          </table:table-cell>
          <table:table-cell table:style-name="ce176" office:value-type="string" calcext:value-type="string">
            <text:p>FAC 001-001-000000600</text:p>
          </table:table-cell>
          <table:table-cell table:style-name="ce176" office:value-type="string" calcext:value-type="string">
            <text:p>14092020010992333618001200100100000060011920937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7</text:p>
          </table:table-cell>
          <table:table-cell table:style-name="ce176"/>
          <table:table-cell table:style-name="ce176" office:value-type="float" office:value="2586.76" calcext:value-type="float">
            <text:p>2586.7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586.76" calcext:value-type="float">
            <text:p>2586.76</text:p>
          </table:table-cell>
          <table:table-cell table:style-name="ce176" office:value-type="float" office:value="310.41" calcext:value-type="float">
            <text:p>310.4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897.17" calcext:value-type="float">
            <text:p>2897.1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17.29" calcext:value-type="float">
            <text:p>217.2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7.29" calcext:value-type="float">
            <text:p>217.29</text:p>
          </table:table-cell>
          <table:table-cell table:style-name="ce176" office:value-type="string" calcext:value-type="string">
            <text:p>23/09/2020</text:p>
          </table:table-cell>
          <table:table-cell table:style-name="ce176" office:value-type="string" calcext:value-type="string">
            <text:p>001-050-000381380</text:p>
          </table:table-cell>
          <table:table-cell table:style-name="ce176" office:value-type="string" calcext:value-type="string">
            <text:p>230920200713900129490012001050000381380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1.14" calcext:value-type="float">
            <text:p>71.1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1.14" calcext:value-type="float">
            <text:p>71.14</text:p>
          </table:table-cell>
          <table:table-cell table:style-name="ce176" office:value-type="float" office:value="288.43" calcext:value-type="float">
            <text:p>288.4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5/09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ROMOS SEPTIEMBRE <text:s/>- PTO 202008000771</text:p>
          </table:table-cell>
          <table:table-cell table:style-name="ce176" office:value-type="string" calcext:value-type="string">
            <text:p>FAC 001-001-000000601</text:p>
          </table:table-cell>
          <table:table-cell table:style-name="ce176" office:value-type="string" calcext:value-type="string">
            <text:p>15092020010992333618001200100100000060111924043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8</text:p>
          </table:table-cell>
          <table:table-cell table:style-name="ce176"/>
          <table:table-cell table:style-name="ce176" office:value-type="float" office:value="368" calcext:value-type="float">
            <text:p>36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68" calcext:value-type="float">
            <text:p>368</text:p>
          </table:table-cell>
          <table:table-cell table:style-name="ce176" office:value-type="float" office:value="44.16" calcext:value-type="float">
            <text:p>44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12.16" calcext:value-type="float">
            <text:p>412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0.91" calcext:value-type="float">
            <text:p>30.9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.91" calcext:value-type="float">
            <text:p>30.91</text:p>
          </table:table-cell>
          <table:table-cell table:style-name="ce176" office:value-type="string" calcext:value-type="string">
            <text:p>21/09/2020</text:p>
          </table:table-cell>
          <table:table-cell table:style-name="ce176" office:value-type="string" calcext:value-type="string">
            <text:p>001-004-000011183</text:p>
          </table:table-cell>
          <table:table-cell table:style-name="ce176" office:value-type="string" calcext:value-type="string">
            <text:p>21092020071791321596001200100400001118300011183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12" calcext:value-type="float">
            <text:p>10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12" calcext:value-type="float">
            <text:p>10.12</text:p>
          </table:table-cell>
          <table:table-cell table:style-name="ce176" office:value-type="float" office:value="41.03" calcext:value-type="float">
            <text:p>41.0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9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iezas adicionales Snicker - PTO 202008000765</text:p>
          </table:table-cell>
          <table:table-cell table:style-name="ce176" office:value-type="string" calcext:value-type="string">
            <text:p>FAC 001-001-000000602</text:p>
          </table:table-cell>
          <table:table-cell table:style-name="ce176" office:value-type="string" calcext:value-type="string">
            <text:p>17092020010992333618001200100100000060211959169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9</text:p>
          </table:table-cell>
          <table:table-cell table:style-name="ce176"/>
          <table:table-cell table:style-name="ce176" office:value-type="float" office:value="398" calcext:value-type="float">
            <text:p>39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98" calcext:value-type="float">
            <text:p>398</text:p>
          </table:table-cell>
          <table:table-cell table:style-name="ce176" office:value-type="float" office:value="47.76" calcext:value-type="float">
            <text:p>47.7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45.76" calcext:value-type="float">
            <text:p>445.76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2/09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Rueda de Prensa Barcelona Pilsener Unión Inmortal - PTO 202009000782_x000D_</text:p>
            <text:p>Pedido#5002686907_x000D_</text:p>
            <text:p>Hoja de entrada#1010569066</text:p>
          </table:table-cell>
          <table:table-cell table:style-name="ce176" office:value-type="string" calcext:value-type="string">
            <text:p>FAC 001-001-000000603</text:p>
          </table:table-cell>
          <table:table-cell table:style-name="ce176" office:value-type="string" calcext:value-type="string">
            <text:p>22092020010992333618001200100100000060312023777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20</text:p>
          </table:table-cell>
          <table:table-cell table:style-name="ce176"/>
          <table:table-cell table:style-name="ce176" office:value-type="float" office:value="19431.5" calcext:value-type="float">
            <text:p>19431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9431.5" calcext:value-type="float">
            <text:p>19431.5</text:p>
          </table:table-cell>
          <table:table-cell table:style-name="ce176" office:value-type="float" office:value="2331.78" calcext:value-type="float">
            <text:p>2331.7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763.28" calcext:value-type="float">
            <text:p>21763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632.25" calcext:value-type="float">
            <text:p>1632.2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32.25" calcext:value-type="float">
            <text:p>1632.25</text:p>
          </table:table-cell>
          <table:table-cell table:style-name="ce176" office:value-type="string" calcext:value-type="string">
            <text:p>28/09/2020</text:p>
          </table:table-cell>
          <table:table-cell table:style-name="ce176" office:value-type="string" calcext:value-type="string">
            <text:p>014-005-000057593</text:p>
          </table:table-cell>
          <table:table-cell table:style-name="ce176" office:value-type="string" calcext:value-type="string">
            <text:p>28092020070992526742001201400500005759324863715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40.05" calcext:value-type="float">
            <text:p>340.0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40.05" calcext:value-type="float">
            <text:p>340.05</text:p>
          </table:table-cell>
          <table:table-cell table:style-name="ce176" office:value-type="float" office:value="1972.3" calcext:value-type="float">
            <text:p>1972.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4/09/2020</text:p>
          </table:table-cell>
          <table:table-cell table:style-name="ce176" office:value-type="string" calcext:value-type="string">
            <text:p>0910966407001</text:p>
          </table:table-cell>
          <table:table-cell table:style-name="ce176" office:value-type="string" calcext:value-type="string">
            <text:p>BADITH YAMIL HANNA CONTRERAS</text:p>
          </table:table-cell>
          <table:table-cell table:style-name="ce176" office:value-type="string" calcext:value-type="string">
            <text:p>FC 604 BADITH HANNA SF FC 29428</text:p>
          </table:table-cell>
          <table:table-cell table:style-name="ce176" office:value-type="string" calcext:value-type="string">
            <text:p>FAC 001-001-000000604</text:p>
          </table:table-cell>
          <table:table-cell table:style-name="ce176" office:value-type="string" calcext:value-type="string">
            <text:p>24092020010992333618001200100100000060412065390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21</text:p>
          </table:table-cell>
          <table:table-cell table:style-name="ce176"/>
          <table:table-cell table:style-name="ce176" office:value-type="float" office:value="45" calcext:value-type="float">
            <text:p>4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5" calcext:value-type="float">
            <text:p>45</text:p>
          </table:table-cell>
          <table:table-cell table:style-name="ce176" office:value-type="float" office:value="5.4" calcext:value-type="float">
            <text:p>5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0.4" calcext:value-type="float">
            <text:p>50.4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24/09/2020</text:p>
          </table:table-cell>
          <table:table-cell table:style-name="ce176" office:value-type="string" calcext:value-type="string">
            <text:p>001-001-000018349</text:p>
          </table:table-cell>
          <table:table-cell table:style-name="ce176" office:value-type="string" calcext:value-type="string">
            <text:p>112582590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24" calcext:value-type="float">
            <text:p>1.2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1.24" calcext:value-type="float">
            <text:p>1.24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22])" office:value-type="float" office:value="43131.32" calcext:value-type="float">
            <text:p>43131.32</text:p>
          </table:table-cell>
          <table:table-cell table:formula="of:=SUM([.N2:.N22])" office:value-type="float" office:value="5175.75" calcext:value-type="float">
            <text:p>5175.75</text:p>
          </table:table-cell>
          <table:table-cell table:number-columns-repeated="2"/>
          <table:table-cell table:formula="of:=SUM([.Q2:.Q22])" office:value-type="float" office:value="48307.07" calcext:value-type="float">
            <text:p>48307.07</text:p>
          </table:table-cell>
          <table:table-cell table:number-columns-repeated="6"/>
          <table:table-cell table:formula="of:=SUM([.X2:.X22])" office:value-type="float" office:value="3259.74" calcext:value-type="float">
            <text:p>3259.74</text:p>
          </table:table-cell>
          <table:table-cell table:number-columns-repeated="19"/>
          <table:table-cell table:formula="of:=SUM([.AR2:.AR22])" office:value-type="float" office:value="795" calcext:value-type="float">
            <text:p>795</text:p>
          </table:table-cell>
          <table:table-cell table:formula="of:=SUM([.AS2:.AS22])" office:value-type="float" office:value="4054.74" calcext:value-type="float">
            <text:p>4054.74</text:p>
          </table:table-cell>
          <table:table-cell table:number-columns-repeated="19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020" table:style-name="ta1">
        <table:table-column table:style-name="co8" table:number-columns-repeated="8" table:default-cell-style-name="ce1"/>
        <table:table-column table:style-name="co8" table:visibility="collapse" table:number-columns-repeated="4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number-columns-repeated="2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08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Totem para campeonato de ajedrez. Solictud # 123852 - PTO 202008000759</text:p>
          </table:table-cell>
          <table:table-cell table:style-name="ce176" office:value-type="string" calcext:value-type="string">
            <text:p>FAC 001-001-000000582</text:p>
          </table:table-cell>
          <table:table-cell table:style-name="ce176" office:value-type="string" calcext:value-type="string">
            <text:p>13082020010992333618001200100100000058211529106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8000022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26.81" calcext:value-type="float">
            <text:p>26.8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.81" calcext:value-type="float">
            <text:p>26.81</text:p>
          </table:table-cell>
          <table:table-cell table:style-name="ce176" office:value-type="string" calcext:value-type="string">
            <text:p>27/10/2020</text:p>
          </table:table-cell>
          <table:table-cell table:style-name="ce176" office:value-type="string" calcext:value-type="string">
            <text:p>001-020-000056867</text:p>
          </table:table-cell>
          <table:table-cell table:style-name="ce176" office:value-type="string" calcext:value-type="string">
            <text:p>27102020070990049459001200102000005686702516520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78" calcext:value-type="float">
            <text:p>8.7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78" calcext:value-type="float">
            <text:p>8.78</text:p>
          </table:table-cell>
          <table:table-cell table:style-name="ce176" office:value-type="float" office:value="35.59" calcext:value-type="float">
            <text:p>35.5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09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8000761; PTO 202008000754; PTO 202008000749; PTO 202007000731</text:p>
          </table:table-cell>
          <table:table-cell table:style-name="ce176" office:value-type="string" calcext:value-type="string">
            <text:p>FAC 001-001-000000585</text:p>
          </table:table-cell>
          <table:table-cell table:style-name="ce176" office:value-type="string" calcext:value-type="string">
            <text:p>06092020010992333618001200100100000058511812177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02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205.38" calcext:value-type="float">
            <text:p>205.3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5.38" calcext:value-type="float">
            <text:p>205.38</text:p>
          </table:table-cell>
          <table:table-cell table:style-name="ce176" office:value-type="string" calcext:value-type="string">
            <text:p>07/10/2020</text:p>
          </table:table-cell>
          <table:table-cell table:style-name="ce176" office:value-type="string" calcext:value-type="string">
            <text:p>001-004-000011938</text:p>
          </table:table-cell>
          <table:table-cell table:style-name="ce176" office:value-type="string" calcext:value-type="string">
            <text:p>07102020071791321596001200100400001193800011938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7.24" calcext:value-type="float">
            <text:p>67.2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7.24" calcext:value-type="float">
            <text:p>67.24</text:p>
          </table:table-cell>
          <table:table-cell table:style-name="ce176" office:value-type="float" office:value="272.62" calcext:value-type="float">
            <text:p>272.6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09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iezas adicionales Snicker - PTO 202008000765</text:p>
          </table:table-cell>
          <table:table-cell table:style-name="ce176" office:value-type="string" calcext:value-type="string">
            <text:p>FAC 001-001-000000602</text:p>
          </table:table-cell>
          <table:table-cell table:style-name="ce176" office:value-type="string" calcext:value-type="string">
            <text:p>17092020010992333618001200100100000060211959169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09000019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33.43" calcext:value-type="float">
            <text:p>33.4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3.43" calcext:value-type="float">
            <text:p>33.43</text:p>
          </table:table-cell>
          <table:table-cell table:style-name="ce176" office:value-type="string" calcext:value-type="string">
            <text:p>10/10/2020</text:p>
          </table:table-cell>
          <table:table-cell table:style-name="ce176" office:value-type="string" calcext:value-type="string">
            <text:p>001-004-000012045</text:p>
          </table:table-cell>
          <table:table-cell table:style-name="ce176" office:value-type="string" calcext:value-type="string">
            <text:p>10102020071791321596001200100400001204500012045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94" calcext:value-type="float">
            <text:p>10.9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.94" calcext:value-type="float">
            <text:p>10.94</text:p>
          </table:table-cell>
          <table:table-cell table:style-name="ce176" office:value-type="float" office:value="44.37" calcext:value-type="float">
            <text:p>44.37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1/10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table:style-name="ce176" office:value-type="string" calcext:value-type="string">
            <text:p>FAC 001-001-000000605</text:p>
          </table:table-cell>
          <table:table-cell table:style-name="ce176" office:value-type="string" calcext:value-type="string">
            <text:p>01102020010992333618001200100100000060512178527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1</text:p>
          </table:table-cell>
          <table:table-cell table:style-name="ce176"/>
          <table:table-cell table:style-name="ce176" office:value-type="float" office:value="2035" calcext:value-type="float">
            <text:p>203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035" calcext:value-type="float">
            <text:p>2035</text:p>
          </table:table-cell>
          <table:table-cell table:style-name="ce176" office:value-type="float" office:value="244.2" calcext:value-type="float">
            <text:p>244.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79.2" calcext:value-type="float">
            <text:p>2279.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70.94" calcext:value-type="float">
            <text:p>170.9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70.94" calcext:value-type="float">
            <text:p>170.94</text:p>
          </table:table-cell>
          <table:table-cell table:style-name="ce176" office:value-type="string" calcext:value-type="string">
            <text:p>30/10/2020</text:p>
          </table:table-cell>
          <table:table-cell table:style-name="ce176" office:value-type="string" calcext:value-type="string">
            <text:p>014-005-000059603</text:p>
          </table:table-cell>
          <table:table-cell table:style-name="ce176" office:value-type="string" calcext:value-type="string">
            <text:p>30102020070992526742001201400500005960328613457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5.61" calcext:value-type="float">
            <text:p>35.6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5.61" calcext:value-type="float">
            <text:p>35.61</text:p>
          </table:table-cell>
          <table:table-cell table:style-name="ce176" office:value-type="float" office:value="206.55" calcext:value-type="float">
            <text:p>206.55</text:p>
          </table:table-cell>
          <table:table-cell table:number-columns-repeated="19"/>
        </table:table-row>
        <table:table-row table:style-name="ro5">
          <table:table-cell table:style-name="ce176" office:value-type="string" calcext:value-type="string">
            <text:p>01/10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Concierto Ceci Juno Parque Historico - PTO 202009000781_x000D_</text:p>
            <text:p>Solicitud#125167</text:p>
          </table:table-cell>
          <table:table-cell table:style-name="ce176" office:value-type="string" calcext:value-type="string">
            <text:p>FAC 001-001-000000606</text:p>
          </table:table-cell>
          <table:table-cell table:style-name="ce176" office:value-type="string" calcext:value-type="string">
            <text:p>01102020010992333618001200100100000060612179440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2</text:p>
          </table:table-cell>
          <table:table-cell table:style-name="ce176"/>
          <table:table-cell table:style-name="ce176" office:value-type="float" office:value="1153.6" calcext:value-type="float">
            <text:p>1153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153.6" calcext:value-type="float">
            <text:p>1153.6</text:p>
          </table:table-cell>
          <table:table-cell table:style-name="ce176" office:value-type="float" office:value="138.43" calcext:value-type="float">
            <text:p>138.4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92.03" calcext:value-type="float">
            <text:p>1292.0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6.9" calcext:value-type="float">
            <text:p>96.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6.9" calcext:value-type="float">
            <text:p>96.9</text:p>
          </table:table-cell>
          <table:table-cell table:style-name="ce176" office:value-type="string" calcext:value-type="string">
            <text:p>27/10/2020</text:p>
          </table:table-cell>
          <table:table-cell table:style-name="ce176" office:value-type="string" calcext:value-type="string">
            <text:p>001-020-000056870</text:p>
          </table:table-cell>
          <table:table-cell table:style-name="ce176" office:value-type="string" calcext:value-type="string">
            <text:p>27102020070990049459001200102000005687077584674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1.72" calcext:value-type="float">
            <text:p>31.7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1.72" calcext:value-type="float">
            <text:p>31.72</text:p>
          </table:table-cell>
          <table:table-cell table:style-name="ce176" office:value-type="float" office:value="128.62" calcext:value-type="float">
            <text:p>128.6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lmacenamiento Octubre <text:s/>- PTO 202010000799</text:p>
          </table:table-cell>
          <table:table-cell table:style-name="ce176" office:value-type="string" calcext:value-type="string">
            <text:p>FAC 001-001-000000607</text:p>
          </table:table-cell>
          <table:table-cell table:style-name="ce176" office:value-type="string" calcext:value-type="string">
            <text:p>13102020010992333618001200100100000060712403765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3</text:p>
          </table:table-cell>
          <table:table-cell table:style-name="ce176"/>
          <table:table-cell table:style-name="ce176" office:value-type="float" office:value="577.5" calcext:value-type="float">
            <text:p>577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7.5" calcext:value-type="float">
            <text:p>577.5</text:p>
          </table:table-cell>
          <table:table-cell table:style-name="ce176" office:value-type="float" office:value="69.3" calcext:value-type="float">
            <text:p>69.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6.8" calcext:value-type="float">
            <text:p>646.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8.51" calcext:value-type="float">
            <text:p>48.5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8.51" calcext:value-type="float">
            <text:p>48.51</text:p>
          </table:table-cell>
          <table:table-cell table:style-name="ce176" office:value-type="string" calcext:value-type="string">
            <text:p>20/10/2020</text:p>
          </table:table-cell>
          <table:table-cell table:style-name="ce176" office:value-type="string" calcext:value-type="string">
            <text:p>001-050-000386934</text:p>
          </table:table-cell>
          <table:table-cell table:style-name="ce176" office:value-type="string" calcext:value-type="string">
            <text:p>20102020071390012949001200105000038693413900129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88" calcext:value-type="float">
            <text:p>15.8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88" calcext:value-type="float">
            <text:p>15.88</text:p>
          </table:table-cell>
          <table:table-cell table:style-name="ce176" office:value-type="float" office:value="64.39" calcext:value-type="float">
            <text:p>64.3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DE PREMIOS SEPTIEMBRE - PTO 202010000798</text:p>
          </table:table-cell>
          <table:table-cell table:style-name="ce176" office:value-type="string" calcext:value-type="string">
            <text:p>FAC 001-001-000000608</text:p>
          </table:table-cell>
          <table:table-cell table:style-name="ce176" office:value-type="string" calcext:value-type="string">
            <text:p>13102020010992333618001200100100000060812403776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4</text:p>
          </table:table-cell>
          <table:table-cell table:style-name="ce176"/>
          <table:table-cell table:style-name="ce176" office:value-type="float" office:value="171.6" calcext:value-type="float">
            <text:p>171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71.6" calcext:value-type="float">
            <text:p>171.6</text:p>
          </table:table-cell>
          <table:table-cell table:style-name="ce176" office:value-type="float" office:value="20.59" calcext:value-type="float">
            <text:p>20.5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2.19" calcext:value-type="float">
            <text:p>192.1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4.41" calcext:value-type="float">
            <text:p>14.4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.41" calcext:value-type="float">
            <text:p>14.41</text:p>
          </table:table-cell>
          <table:table-cell table:style-name="ce176" office:value-type="string" calcext:value-type="string">
            <text:p>20/10/2020</text:p>
          </table:table-cell>
          <table:table-cell table:style-name="ce176" office:value-type="string" calcext:value-type="string">
            <text:p>001-050-000386763</text:p>
          </table:table-cell>
          <table:table-cell table:style-name="ce176" office:value-type="string" calcext:value-type="string">
            <text:p>20102020071390012949001200105000038676313900129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72" calcext:value-type="float">
            <text:p>4.7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72" calcext:value-type="float">
            <text:p>4.72</text:p>
          </table:table-cell>
          <table:table-cell table:style-name="ce176" office:value-type="float" office:value="19.13" calcext:value-type="float">
            <text:p>19.1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ARMADO KITS INTIMA <text:s/>- PTO 202010000797</text:p>
          </table:table-cell>
          <table:table-cell table:style-name="ce176" office:value-type="string" calcext:value-type="string">
            <text:p>FAC 001-001-000000609</text:p>
          </table:table-cell>
          <table:table-cell table:style-name="ce176" office:value-type="string" calcext:value-type="string">
            <text:p>13102020010992333618001200100100000060912403785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5</text:p>
          </table:table-cell>
          <table:table-cell table:style-name="ce176"/>
          <table:table-cell table:style-name="ce176" office:value-type="float" office:value="268.4" calcext:value-type="float">
            <text:p>268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68.4" calcext:value-type="float">
            <text:p>268.4</text:p>
          </table:table-cell>
          <table:table-cell table:style-name="ce176" office:value-type="float" office:value="32.21" calcext:value-type="float">
            <text:p>32.2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0.61" calcext:value-type="float">
            <text:p>300.6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2.55" calcext:value-type="float">
            <text:p>22.5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.55" calcext:value-type="float">
            <text:p>22.55</text:p>
          </table:table-cell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01-040-000047331</text:p>
          </table:table-cell>
          <table:table-cell table:style-name="ce176" office:value-type="string" calcext:value-type="string">
            <text:p>13102020070991047808001200104000004733120070001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27" calcext:value-type="float">
            <text:p>4.2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.67" calcext:value-type="float">
            <text:p>0.6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94" calcext:value-type="float">
            <text:p>4.94</text:p>
          </table:table-cell>
          <table:table-cell table:style-name="ce176" office:value-type="float" office:value="27.49" calcext:value-type="float">
            <text:p>27.4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SALA DE LACTANCIA MUNICIPIO - PTO 202009000778</text:p>
          </table:table-cell>
          <table:table-cell table:style-name="ce176" office:value-type="string" calcext:value-type="string">
            <text:p>FAC 001-001-000000610</text:p>
          </table:table-cell>
          <table:table-cell table:style-name="ce176" office:value-type="string" calcext:value-type="string">
            <text:p>13102020010992333618001200100100000061012403792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6</text:p>
          </table:table-cell>
          <table:table-cell table:style-name="ce176"/>
          <table:table-cell table:style-name="ce176" office:value-type="float" office:value="1670.9" calcext:value-type="float">
            <text:p>1670.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670.9" calcext:value-type="float">
            <text:p>1670.9</text:p>
          </table:table-cell>
          <table:table-cell table:style-name="ce176" office:value-type="float" office:value="200.51" calcext:value-type="float">
            <text:p>200.5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71.41" calcext:value-type="float">
            <text:p>1871.4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.1" calcext:value-type="float">
            <text:p>40.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0.1" calcext:value-type="float">
            <text:p>40.1</text:p>
          </table:table-cell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01-040-000047335</text:p>
          </table:table-cell>
          <table:table-cell table:style-name="ce176" office:value-type="string" calcext:value-type="string">
            <text:p>13102020070991047808001200104000004733520070001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6.58" calcext:value-type="float">
            <text:p>26.58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18" calcext:value-type="float">
            <text:p>4.1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.76" calcext:value-type="float">
            <text:p>30.76</text:p>
          </table:table-cell>
          <table:table-cell table:style-name="ce176" office:value-type="float" office:value="70.86" calcext:value-type="float">
            <text:p>70.8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991047808001</text:p>
          </table:table-cell>
          <table:table-cell table:style-name="ce176" office:value-type="string" calcext:value-type="string">
            <text:p>OTELO &amp; FABELL S.A.</text:p>
          </table:table-cell>
          <table:table-cell table:style-name="ce176" office:value-type="string" calcext:value-type="string">
            <text:p>PERSONAL OCTUBRE <text:s/>- PTO 202010000800</text:p>
          </table:table-cell>
          <table:table-cell table:style-name="ce176" office:value-type="string" calcext:value-type="string">
            <text:p>FAC 001-001-000000611</text:p>
          </table:table-cell>
          <table:table-cell table:style-name="ce176" office:value-type="string" calcext:value-type="string">
            <text:p>13102020010992333618001200100100000061112417275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7</text:p>
          </table:table-cell>
          <table:table-cell table:style-name="ce176"/>
          <table:table-cell table:style-name="ce176" office:value-type="float" office:value="1384.9" calcext:value-type="float">
            <text:p>1384.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84.9" calcext:value-type="float">
            <text:p>1384.9</text:p>
          </table:table-cell>
          <table:table-cell table:style-name="ce176" office:value-type="float" office:value="166.19" calcext:value-type="float">
            <text:p>166.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51.09" calcext:value-type="float">
            <text:p>1551.0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3.24" calcext:value-type="float">
            <text:p>33.2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3.24" calcext:value-type="float">
            <text:p>33.24</text:p>
          </table:table-cell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01-040-000047334</text:p>
          </table:table-cell>
          <table:table-cell table:style-name="ce176" office:value-type="string" calcext:value-type="string">
            <text:p>13102020070991047808001200104000004733420070001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2.03" calcext:value-type="float">
            <text:p>22.03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46" calcext:value-type="float">
            <text:p>3.4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5.49" calcext:value-type="float">
            <text:p>25.49</text:p>
          </table:table-cell>
          <table:table-cell table:style-name="ce176" office:value-type="float" office:value="58.73" calcext:value-type="float">
            <text:p>58.73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amisetas Selección de Ecuador. - PTO 202009000788_x000D_</text:p>
            <text:p>Pedido #5002695671_x000D_</text:p>
            <text:p>Entrada de Servicio #1010613328</text:p>
          </table:table-cell>
          <table:table-cell table:style-name="ce176" office:value-type="string" calcext:value-type="string">
            <text:p>FAC 001-001-000000612</text:p>
          </table:table-cell>
          <table:table-cell table:style-name="ce176" office:value-type="string" calcext:value-type="string">
            <text:p>13102020010992333618001200100100000061212417355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8</text:p>
          </table:table-cell>
          <table:table-cell table:style-name="ce176"/>
          <table:table-cell table:style-name="ce176" office:value-type="float" office:value="3055.49" calcext:value-type="float">
            <text:p>3055.4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055.49" calcext:value-type="float">
            <text:p>3055.49</text:p>
          </table:table-cell>
          <table:table-cell table:style-name="ce176" office:value-type="float" office:value="366.66" calcext:value-type="float">
            <text:p>366.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422.15" calcext:value-type="float">
            <text:p>3422.1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56.66" calcext:value-type="float">
            <text:p>256.6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6.66" calcext:value-type="float">
            <text:p>256.66</text:p>
          </table:table-cell>
          <table:table-cell table:style-name="ce176" office:value-type="string" calcext:value-type="string">
            <text:p>30/10/2020</text:p>
          </table:table-cell>
          <table:table-cell table:style-name="ce176" office:value-type="string" calcext:value-type="string">
            <text:p>014-005-000059604</text:p>
          </table:table-cell>
          <table:table-cell table:style-name="ce176" office:value-type="string" calcext:value-type="string">
            <text:p>30102020070992526742001201400500005960453274618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3.47" calcext:value-type="float">
            <text:p>53.4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3.47" calcext:value-type="float">
            <text:p>53.47</text:p>
          </table:table-cell>
          <table:table-cell table:style-name="ce176" office:value-type="float" office:value="310.13" calcext:value-type="float">
            <text:p>310.1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9000787; PTO 202009000783</text:p>
          </table:table-cell>
          <table:table-cell table:style-name="ce176" office:value-type="string" calcext:value-type="string">
            <text:p>FAC 001-001-000000613</text:p>
          </table:table-cell>
          <table:table-cell table:style-name="ce176" office:value-type="string" calcext:value-type="string">
            <text:p>13102020010992333618001200100100000061312417724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9</text:p>
          </table:table-cell>
          <table:table-cell table:style-name="ce176"/>
          <table:table-cell table:style-name="ce176" office:value-type="float" office:value="422" calcext:value-type="float">
            <text:p>42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22" calcext:value-type="float">
            <text:p>422</text:p>
          </table:table-cell>
          <table:table-cell table:style-name="ce176" office:value-type="float" office:value="50.64" calcext:value-type="float">
            <text:p>50.6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72.64" calcext:value-type="float">
            <text:p>472.64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CTIVACION PINGUINO BICENTENARIO - PTO 202009000784</text:p>
          </table:table-cell>
          <table:table-cell table:style-name="ce176" office:value-type="string" calcext:value-type="string">
            <text:p>FAC 001-001-000000614</text:p>
          </table:table-cell>
          <table:table-cell table:style-name="ce176" office:value-type="string" calcext:value-type="string">
            <text:p>13102020010992333618001200100100000061412418204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0</text:p>
          </table:table-cell>
          <table:table-cell table:style-name="ce176"/>
          <table:table-cell table:style-name="ce176" office:value-type="float" office:value="2280.96" calcext:value-type="float">
            <text:p>2280.9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280.96" calcext:value-type="float">
            <text:p>2280.96</text:p>
          </table:table-cell>
          <table:table-cell table:style-name="ce176" office:value-type="float" office:value="273.72" calcext:value-type="float">
            <text:p>273.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54.68" calcext:value-type="float">
            <text:p>2554.68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FICHE BICENTENARIO - PTO 202010000793</text:p>
          </table:table-cell>
          <table:table-cell table:style-name="ce176" office:value-type="string" calcext:value-type="string">
            <text:p>FAC 001-001-000000615</text:p>
          </table:table-cell>
          <table:table-cell table:style-name="ce176" office:value-type="string" calcext:value-type="string">
            <text:p>16102020010992333618001200100100000061512505866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1</text:p>
          </table:table-cell>
          <table:table-cell table:style-name="ce176"/>
          <table:table-cell table:style-name="ce176" office:value-type="float" office:value="184" calcext:value-type="float">
            <text:p>18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84" calcext:value-type="float">
            <text:p>184</text:p>
          </table:table-cell>
          <table:table-cell table:style-name="ce176" office:value-type="float" office:value="22.08" calcext:value-type="float">
            <text:p>22.0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6.08" calcext:value-type="float">
            <text:p>206.0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5.46" calcext:value-type="float">
            <text:p>15.4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.46" calcext:value-type="float">
            <text:p>15.46</text:p>
          </table:table-cell>
          <table:table-cell table:style-name="ce176" office:value-type="string" calcext:value-type="string">
            <text:p>26/10/2020</text:p>
          </table:table-cell>
          <table:table-cell table:style-name="ce176" office:value-type="string" calcext:value-type="string">
            <text:p>001-004-000012991</text:p>
          </table:table-cell>
          <table:table-cell table:style-name="ce176" office:value-type="string" calcext:value-type="string">
            <text:p>26102020071791321596001200100400001299100012991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06" calcext:value-type="float">
            <text:p>5.0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.06" calcext:value-type="float">
            <text:p>5.06</text:p>
          </table:table-cell>
          <table:table-cell table:style-name="ce176" office:value-type="float" office:value="20.52" calcext:value-type="float">
            <text:p>20.5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daptacion afiche caballete a rayo - PTO 202010000809</text:p>
          </table:table-cell>
          <table:table-cell table:style-name="ce176" office:value-type="string" calcext:value-type="string">
            <text:p>FAC 001-001-000000616</text:p>
          </table:table-cell>
          <table:table-cell table:style-name="ce176" office:value-type="string" calcext:value-type="string">
            <text:p>19102020010992333618001200100100000061612597729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2</text:p>
          </table:table-cell>
          <table:table-cell table:style-name="ce176"/>
          <table:table-cell table:style-name="ce176" office:value-type="float" office:value="265" calcext:value-type="float">
            <text:p>26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65" calcext:value-type="float">
            <text:p>265</text:p>
          </table:table-cell>
          <table:table-cell table:style-name="ce176" office:value-type="float" office:value="31.8" calcext:value-type="float">
            <text:p>31.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96.8" calcext:value-type="float">
            <text:p>296.8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romo mascarillas - PTO 202010000801</text:p>
          </table:table-cell>
          <table:table-cell table:style-name="ce176" office:value-type="string" calcext:value-type="string">
            <text:p>FAC 001-001-000000617</text:p>
          </table:table-cell>
          <table:table-cell table:style-name="ce176" office:value-type="string" calcext:value-type="string">
            <text:p>19102020010992333618001200100100000061712597939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3</text:p>
          </table:table-cell>
          <table:table-cell table:style-name="ce176"/>
          <table:table-cell table:style-name="ce176" office:value-type="float" office:value="355" calcext:value-type="float">
            <text:p>35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55" calcext:value-type="float">
            <text:p>355</text:p>
          </table:table-cell>
          <table:table-cell table:style-name="ce176" office:value-type="float" office:value="42.6" calcext:value-type="float">
            <text:p>42.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97.6" calcext:value-type="float">
            <text:p>397.6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10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Toma de fotos productos <text:s/>- PTO 202010000806</text:p>
          </table:table-cell>
          <table:table-cell table:style-name="ce176" office:value-type="string" calcext:value-type="string">
            <text:p>FAC 001-001-000000618</text:p>
          </table:table-cell>
          <table:table-cell table:style-name="ce176" office:value-type="string" calcext:value-type="string">
            <text:p>19102020010992333618001200100100000061812598140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4</text:p>
          </table:table-cell>
          <table:table-cell table:style-name="ce176"/>
          <table:table-cell table:style-name="ce176" office:value-type="float" office:value="106.7" calcext:value-type="float">
            <text:p>106.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6.7" calcext:value-type="float">
            <text:p>106.7</text:p>
          </table:table-cell>
          <table:table-cell table:style-name="ce176" office:value-type="float" office:value="12.8" calcext:value-type="float">
            <text:p>12.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9.5" calcext:value-type="float">
            <text:p>119.5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.96" calcext:value-type="float">
            <text:p>8.9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.96" calcext:value-type="float">
            <text:p>8.96</text:p>
          </table:table-cell>
          <table:table-cell table:style-name="ce176" office:value-type="string" calcext:value-type="string">
            <text:p>20/10/2020</text:p>
          </table:table-cell>
          <table:table-cell table:style-name="ce176" office:value-type="string" calcext:value-type="string">
            <text:p>001-050-000386932</text:p>
          </table:table-cell>
          <table:table-cell table:style-name="ce176" office:value-type="string" calcext:value-type="string">
            <text:p>20102020071390012949001200105000038693213900129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93" calcext:value-type="float">
            <text:p>2.9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93" calcext:value-type="float">
            <text:p>2.93</text:p>
          </table:table-cell>
          <table:table-cell table:style-name="ce176" office:value-type="float" office:value="11.89" calcext:value-type="float">
            <text:p>11.8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10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TOMAS DE FOTOS PRODUCTOS VARIOS - PTO 202010000805</text:p>
          </table:table-cell>
          <table:table-cell table:style-name="ce176" office:value-type="string" calcext:value-type="string">
            <text:p>FAC 001-001-000000619</text:p>
          </table:table-cell>
          <table:table-cell table:style-name="ce176" office:value-type="string" calcext:value-type="string">
            <text:p>19102020010992333618001200100100000061912598157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5</text:p>
          </table:table-cell>
          <table:table-cell table:style-name="ce176"/>
          <table:table-cell table:style-name="ce176" office:value-type="float" office:value="555.5" calcext:value-type="float">
            <text:p>555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55.5" calcext:value-type="float">
            <text:p>555.5</text:p>
          </table:table-cell>
          <table:table-cell table:style-name="ce176" office:value-type="float" office:value="66.66" calcext:value-type="float">
            <text:p>66.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22.16" calcext:value-type="float">
            <text:p>622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6.66" calcext:value-type="float">
            <text:p>46.6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6.66" calcext:value-type="float">
            <text:p>46.66</text:p>
          </table:table-cell>
          <table:table-cell table:style-name="ce176" office:value-type="string" calcext:value-type="string">
            <text:p>20/10/2020</text:p>
          </table:table-cell>
          <table:table-cell table:style-name="ce176" office:value-type="string" calcext:value-type="string">
            <text:p>001-050-000386933</text:p>
          </table:table-cell>
          <table:table-cell table:style-name="ce176" office:value-type="string" calcext:value-type="string">
            <text:p>20102020071390012949001200105000038693313900129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28" calcext:value-type="float">
            <text:p>15.2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28" calcext:value-type="float">
            <text:p>15.28</text:p>
          </table:table-cell>
          <table:table-cell table:style-name="ce176" office:value-type="float" office:value="61.94" calcext:value-type="float">
            <text:p>61.94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1/10/2020</text:p>
          </table:table-cell>
          <table:table-cell table:style-name="ce176" office:value-type="string" calcext:value-type="string">
            <text:p>1792083354001</text:p>
          </table:table-cell>
          <table:table-cell table:style-name="ce176" office:value-type="string" calcext:value-type="string">
            <text:p>PRODUCTOS TISSUE DEL ECUADOR S.A.</text:p>
          </table:table-cell>
          <table:table-cell table:style-name="ce176" office:value-type="string" calcext:value-type="string">
            <text:p>VOLANTES FERIA_x000D_</text:p>
            <text:p>OC#4901894365_x000D_</text:p>
            <text:p>HAS 1013237554 - PTO 202010000796</text:p>
          </table:table-cell>
          <table:table-cell table:style-name="ce176" office:value-type="string" calcext:value-type="string">
            <text:p>FAC 001-001-000000621</text:p>
          </table:table-cell>
          <table:table-cell table:style-name="ce176" office:value-type="string" calcext:value-type="string">
            <text:p>21102020010992333618001200100100000062112669701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6</text:p>
          </table:table-cell>
          <table:table-cell table:style-name="ce176"/>
          <table:table-cell table:style-name="ce176" office:value-type="float" office:value="128.8" calcext:value-type="float">
            <text:p>128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8.8" calcext:value-type="float">
            <text:p>128.8</text:p>
          </table:table-cell>
          <table:table-cell table:style-name="ce176" office:value-type="float" office:value="15.46" calcext:value-type="float">
            <text:p>15.4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4.26" calcext:value-type="float">
            <text:p>144.2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.82" calcext:value-type="float">
            <text:p>10.8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.82" calcext:value-type="float">
            <text:p>10.82</text:p>
          </table:table-cell>
          <table:table-cell table:style-name="ce176" office:value-type="string" calcext:value-type="string">
            <text:p>29/10/2020</text:p>
          </table:table-cell>
          <table:table-cell table:style-name="ce176" office:value-type="string" calcext:value-type="string">
            <text:p>006-001-000111816</text:p>
          </table:table-cell>
          <table:table-cell table:style-name="ce176" office:value-type="string" calcext:value-type="string">
            <text:p>29102020071792083354001200600100011181600111816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54" calcext:value-type="float">
            <text:p>3.5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54" calcext:value-type="float">
            <text:p>3.54</text:p>
          </table:table-cell>
          <table:table-cell table:style-name="ce176" office:value-type="float" office:value="14.36" calcext:value-type="float">
            <text:p>14.36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1/10/2020</text:p>
          </table:table-cell>
          <table:table-cell table:style-name="ce176" office:value-type="string" calcext:value-type="string">
            <text:p>1792083354001</text:p>
          </table:table-cell>
          <table:table-cell table:style-name="ce176" office:value-type="string" calcext:value-type="string">
            <text:p>PRODUCTOS TISSUE DEL ECUADOR S.A.</text:p>
          </table:table-cell>
          <table:table-cell table:style-name="ce176" office:value-type="string" calcext:value-type="string">
            <text:p>ACTIVACION FERIA RAICES_x000D_</text:p>
            <text:p>OC#4901894365_x000D_</text:p>
            <text:p>HAS 1013237559 - PTO 202009000779</text:p>
          </table:table-cell>
          <table:table-cell table:style-name="ce176" office:value-type="string" calcext:value-type="string">
            <text:p>FAC 001-001-000000622</text:p>
          </table:table-cell>
          <table:table-cell table:style-name="ce176" office:value-type="string" calcext:value-type="string">
            <text:p>2110202001099233361800120010010000006221266996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7</text:p>
          </table:table-cell>
          <table:table-cell table:style-name="ce176"/>
          <table:table-cell table:style-name="ce176" office:value-type="float" office:value="2335.2" calcext:value-type="float">
            <text:p>2335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335.2" calcext:value-type="float">
            <text:p>2335.2</text:p>
          </table:table-cell>
          <table:table-cell table:style-name="ce176" office:value-type="float" office:value="280.22" calcext:value-type="float">
            <text:p>280.2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15.42" calcext:value-type="float">
            <text:p>2615.4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96.15" calcext:value-type="float">
            <text:p>196.1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6.15" calcext:value-type="float">
            <text:p>196.15</text:p>
          </table:table-cell>
          <table:table-cell table:style-name="ce176" office:value-type="string" calcext:value-type="string">
            <text:p>26/10/2020</text:p>
          </table:table-cell>
          <table:table-cell table:style-name="ce176" office:value-type="string" calcext:value-type="string">
            <text:p>006-001-000111684</text:p>
          </table:table-cell>
          <table:table-cell table:style-name="ce176" office:value-type="string" calcext:value-type="string">
            <text:p>26102020071792083354001200600100011168400111684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4.22" calcext:value-type="float">
            <text:p>64.2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4.22" calcext:value-type="float">
            <text:p>64.22</text:p>
          </table:table-cell>
          <table:table-cell table:style-name="ce176" office:value-type="float" office:value="260.37" calcext:value-type="float">
            <text:p>260.37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3/10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Activación partido Ecuador - PTO 202010000795_x000D_</text:p>
            <text:p>Pedido#5002697125_x000D_</text:p>
            <text:p>Entrada de Servicio#5002697125</text:p>
          </table:table-cell>
          <table:table-cell table:style-name="ce176" office:value-type="string" calcext:value-type="string">
            <text:p>FAC 001-001-000000623</text:p>
          </table:table-cell>
          <table:table-cell table:style-name="ce176" office:value-type="string" calcext:value-type="string">
            <text:p>23102020010992333618001200100100000062312726644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8</text:p>
          </table:table-cell>
          <table:table-cell table:style-name="ce176"/>
          <table:table-cell table:style-name="ce176" office:value-type="float" office:value="697.57" calcext:value-type="float">
            <text:p>697.5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97.57" calcext:value-type="float">
            <text:p>697.57</text:p>
          </table:table-cell>
          <table:table-cell table:style-name="ce176" office:value-type="float" office:value="83.71" calcext:value-type="float">
            <text:p>83.7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81.28" calcext:value-type="float">
            <text:p>781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8.6" calcext:value-type="float">
            <text:p>58.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8.6" calcext:value-type="float">
            <text:p>58.6</text:p>
          </table:table-cell>
          <table:table-cell table:style-name="ce176" office:value-type="string" calcext:value-type="string">
            <text:p>30/10/2020</text:p>
          </table:table-cell>
          <table:table-cell table:style-name="ce176" office:value-type="string" calcext:value-type="string">
            <text:p>014-005-000059606</text:p>
          </table:table-cell>
          <table:table-cell table:style-name="ce176" office:value-type="string" calcext:value-type="string">
            <text:p>30102020070992526742001201400500005960667384152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21" calcext:value-type="float">
            <text:p>12.2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21" calcext:value-type="float">
            <text:p>12.21</text:p>
          </table:table-cell>
          <table:table-cell table:style-name="ce176" office:value-type="float" office:value="70.81" calcext:value-type="float">
            <text:p>70.81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3/10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table:style-name="ce176" office:value-type="string" calcext:value-type="string">
            <text:p>FAC 001-001-000000624</text:p>
          </table:table-cell>
          <table:table-cell table:style-name="ce176" office:value-type="string" calcext:value-type="string">
            <text:p>23102020010992333618001200100100000062412726702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9</text:p>
          </table:table-cell>
          <table:table-cell table:style-name="ce176"/>
          <table:table-cell table:style-name="ce176" office:value-type="float" office:value="2497" calcext:value-type="float">
            <text:p>249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497" calcext:value-type="float">
            <text:p>2497</text:p>
          </table:table-cell>
          <table:table-cell table:style-name="ce176" office:value-type="float" office:value="299.64" calcext:value-type="float">
            <text:p>299.6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796.64" calcext:value-type="float">
            <text:p>2796.6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09.75" calcext:value-type="float">
            <text:p>209.7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9.75" calcext:value-type="float">
            <text:p>209.75</text:p>
          </table:table-cell>
          <table:table-cell table:style-name="ce176" office:value-type="string" calcext:value-type="string">
            <text:p>30/10/2020</text:p>
          </table:table-cell>
          <table:table-cell table:style-name="ce176" office:value-type="string" calcext:value-type="string">
            <text:p>014-005-000059605</text:p>
          </table:table-cell>
          <table:table-cell table:style-name="ce176" office:value-type="string" calcext:value-type="string">
            <text:p>30102020070992526742001201400500005960583621745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3.7" calcext:value-type="float">
            <text:p>43.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3.7" calcext:value-type="float">
            <text:p>43.7</text:p>
          </table:table-cell>
          <table:table-cell table:style-name="ce176" office:value-type="float" office:value="253.45" calcext:value-type="float">
            <text:p>253.45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23])" office:value-type="float" office:value="20145.12" calcext:value-type="float">
            <text:p>20145.12</text:p>
          </table:table-cell>
          <table:table-cell table:formula="of:=SUM([.N2:.N23])" office:value-type="float" office:value="2417.42" calcext:value-type="float">
            <text:p>2417.42</text:p>
          </table:table-cell>
          <table:table-cell table:number-columns-repeated="2"/>
          <table:table-cell table:formula="of:=SUM([.Q2:.Q23])" office:value-type="float" office:value="22562.54" calcext:value-type="float">
            <text:p>22562.54</text:p>
          </table:table-cell>
          <table:table-cell table:number-columns-repeated="6"/>
          <table:table-cell table:formula="of:=SUM([.X2:.X23])" office:value-type="float" office:value="1495.33" calcext:value-type="float">
            <text:p>1495.33</text:p>
          </table:table-cell>
          <table:table-cell table:number-columns-repeated="19"/>
          <table:table-cell table:formula="of:=SUM([.AR2:.AR23])" office:value-type="float" office:value="436.49" calcext:value-type="float">
            <text:p>436.49</text:p>
          </table:table-cell>
          <table:table-cell table:formula="of:=SUM([.AS2:.AS23])" office:value-type="float" office:value="1931.82" calcext:value-type="float">
            <text:p>1931.82</text:p>
          </table:table-cell>
          <table:table-cell table:number-columns-repeated="19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120" table:style-name="ta1">
        <table:table-column table:style-name="co8" table:number-columns-repeated="8" table:default-cell-style-name="ce1"/>
        <table:table-column table:style-name="co8" table:visibility="collapse" table:number-columns-repeated="4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number-columns-repeated="2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CTIVACION PINGUINO BICENTENARIO - PTO 202009000784</text:p>
          </table:table-cell>
          <table:table-cell table:style-name="ce176" office:value-type="string" calcext:value-type="string">
            <text:p>FAC 001-001-000000614</text:p>
          </table:table-cell>
          <table:table-cell table:style-name="ce176" office:value-type="string" calcext:value-type="string">
            <text:p>13102020010992333618001200100100000061412418204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0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191.6" calcext:value-type="float">
            <text:p>191.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1.6" calcext:value-type="float">
            <text:p>191.6</text:p>
          </table:table-cell>
          <table:table-cell table:style-name="ce176" office:value-type="string" calcext:value-type="string">
            <text:p>05/11/2020</text:p>
          </table:table-cell>
          <table:table-cell table:style-name="ce176" office:value-type="string" calcext:value-type="string">
            <text:p>001-004-000013559</text:p>
          </table:table-cell>
          <table:table-cell table:style-name="ce176" office:value-type="string" calcext:value-type="string">
            <text:p>0511202007179132159600120010040000135590001355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2.73" calcext:value-type="float">
            <text:p>62.7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2.73" calcext:value-type="float">
            <text:p>62.73</text:p>
          </table:table-cell>
          <table:table-cell table:style-name="ce176" office:value-type="float" office:value="254.33" calcext:value-type="float">
            <text:p>254.3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daptacion afiche caballete a rayo - PTO 202010000809</text:p>
          </table:table-cell>
          <table:table-cell table:style-name="ce176" office:value-type="string" calcext:value-type="string">
            <text:p>FAC 001-001-000000616</text:p>
          </table:table-cell>
          <table:table-cell table:style-name="ce176" office:value-type="string" calcext:value-type="string">
            <text:p>19102020010992333618001200100100000061612597729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2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22.26" calcext:value-type="float">
            <text:p>22.2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.26" calcext:value-type="float">
            <text:p>22.26</text:p>
          </table:table-cell>
          <table:table-cell table:style-name="ce176" office:value-type="string" calcext:value-type="string">
            <text:p>23/11/2020</text:p>
          </table:table-cell>
          <table:table-cell table:style-name="ce176" office:value-type="string" calcext:value-type="string">
            <text:p>001-004-000014395</text:p>
          </table:table-cell>
          <table:table-cell table:style-name="ce176" office:value-type="string" calcext:value-type="string">
            <text:p>23112020071791321596001200100400001439500014395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.29" calcext:value-type="float">
            <text:p>7.2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.29" calcext:value-type="float">
            <text:p>7.29</text:p>
          </table:table-cell>
          <table:table-cell table:style-name="ce176" office:value-type="float" office:value="29.55" calcext:value-type="float">
            <text:p>29.5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9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romo mascarillas - PTO 202010000801</text:p>
          </table:table-cell>
          <table:table-cell table:style-name="ce176" office:value-type="string" calcext:value-type="string">
            <text:p>FAC 001-001-000000617</text:p>
          </table:table-cell>
          <table:table-cell table:style-name="ce176" office:value-type="string" calcext:value-type="string">
            <text:p>19102020010992333618001200100100000061712597939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13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29.82" calcext:value-type="float">
            <text:p>29.8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9.82" calcext:value-type="float">
            <text:p>29.82</text:p>
          </table:table-cell>
          <table:table-cell table:style-name="ce176" office:value-type="string" calcext:value-type="string">
            <text:p>23/11/2020</text:p>
          </table:table-cell>
          <table:table-cell table:style-name="ce176" office:value-type="string" calcext:value-type="string">
            <text:p>001-004-000014396</text:p>
          </table:table-cell>
          <table:table-cell table:style-name="ce176" office:value-type="string" calcext:value-type="string">
            <text:p>23112020071791321596001200100400001439600014396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76" calcext:value-type="float">
            <text:p>9.7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76" calcext:value-type="float">
            <text:p>9.76</text:p>
          </table:table-cell>
          <table:table-cell table:style-name="ce176" office:value-type="float" office:value="39.58" calcext:value-type="float">
            <text:p>39.5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GANADOR TODOS SOMOS ESPERANZITA <text:s/>- PTO 202010000803</text:p>
          </table:table-cell>
          <table:table-cell table:style-name="ce176" office:value-type="string" calcext:value-type="string">
            <text:p>FAC 001-001-000000625</text:p>
          </table:table-cell>
          <table:table-cell table:style-name="ce176" office:value-type="string" calcext:value-type="string">
            <text:p>04112020010992333618001200100100000062513138557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1</text:p>
          </table:table-cell>
          <table:table-cell table:style-name="ce176"/>
          <table:table-cell table:style-name="ce176" office:value-type="float" office:value="57.2" calcext:value-type="float">
            <text:p>57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.2" calcext:value-type="float">
            <text:p>57.2</text:p>
          </table:table-cell>
          <table:table-cell table:style-name="ce176" office:value-type="float" office:value="6.86" calcext:value-type="float">
            <text:p>6.8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4.06" calcext:value-type="float">
            <text:p>64.0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.8" calcext:value-type="float">
            <text:p>4.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.8" calcext:value-type="float">
            <text:p>4.8</text:p>
          </table:table-cell>
          <table:table-cell table:style-name="ce176" office:value-type="string" calcext:value-type="string">
            <text:p>10/11/2020</text:p>
          </table:table-cell>
          <table:table-cell table:style-name="ce176" office:value-type="string" calcext:value-type="string">
            <text:p>001-050-000391077</text:p>
          </table:table-cell>
          <table:table-cell table:style-name="ce176" office:value-type="string" calcext:value-type="string">
            <text:p>10112020071390012949001200105000039107713900129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57" calcext:value-type="float">
            <text:p>1.5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.57" calcext:value-type="float">
            <text:p>1.57</text:p>
          </table:table-cell>
          <table:table-cell table:style-name="ce176" office:value-type="float" office:value="6.37" calcext:value-type="float">
            <text:p>6.37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4/1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ompra de camisetas de la Selección Ecuador - PTO 202010000790_x000D_</text:p>
            <text:p># Pedido 5002701312_x000D_</text:p>
            <text:p>Hoja de Entrada 1010662107</text:p>
          </table:table-cell>
          <table:table-cell table:style-name="ce176" office:value-type="string" calcext:value-type="string">
            <text:p>FAC 001-001-000000626</text:p>
          </table:table-cell>
          <table:table-cell table:style-name="ce176" office:value-type="string" calcext:value-type="string">
            <text:p>04112020010992333618001200100100000062613138732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2</text:p>
          </table:table-cell>
          <table:table-cell table:style-name="ce176"/>
          <table:table-cell table:style-name="ce176" office:value-type="float" office:value="2615.34" calcext:value-type="float">
            <text:p>2615.3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615.34" calcext:value-type="float">
            <text:p>2615.34</text:p>
          </table:table-cell>
          <table:table-cell table:style-name="ce176" office:value-type="float" office:value="313.84" calcext:value-type="float">
            <text:p>313.8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929.18" calcext:value-type="float">
            <text:p>2929.1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19.69" calcext:value-type="float">
            <text:p>219.6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9.69" calcext:value-type="float">
            <text:p>219.69</text:p>
          </table:table-cell>
          <table:table-cell table:style-name="ce176" office:value-type="string" calcext:value-type="string">
            <text:p>19/11/2020</text:p>
          </table:table-cell>
          <table:table-cell table:style-name="ce176" office:value-type="string" calcext:value-type="string">
            <text:p>014-005-000061097</text:p>
          </table:table-cell>
          <table:table-cell table:style-name="ce176" office:value-type="string" calcext:value-type="string">
            <text:p>19112020070992526742001201400500006109746281375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5.77" calcext:value-type="float">
            <text:p>45.77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5.77" calcext:value-type="float">
            <text:p>45.77</text:p>
          </table:table-cell>
          <table:table-cell table:style-name="ce176" office:value-type="float" office:value="265.46" calcext:value-type="float">
            <text:p>265.4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1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0000804; PTO 202009000777</text:p>
          </table:table-cell>
          <table:table-cell table:style-name="ce176" office:value-type="string" calcext:value-type="string">
            <text:p>FAC 001-001-000000627</text:p>
          </table:table-cell>
          <table:table-cell table:style-name="ce176" office:value-type="string" calcext:value-type="string">
            <text:p>04112020010992333618001200100100000062713158139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3</text:p>
          </table:table-cell>
          <table:table-cell table:style-name="ce176"/>
          <table:table-cell table:style-name="ce176" office:value-type="float" office:value="1173" calcext:value-type="float">
            <text:p>117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173" calcext:value-type="float">
            <text:p>1173</text:p>
          </table:table-cell>
          <table:table-cell table:style-name="ce176" office:value-type="float" office:value="140.76" calcext:value-type="float">
            <text:p>140.7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13.76" calcext:value-type="float">
            <text:p>1313.7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8.53" calcext:value-type="float">
            <text:p>98.5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8.53" calcext:value-type="float">
            <text:p>98.53</text:p>
          </table:table-cell>
          <table:table-cell table:style-name="ce176" office:value-type="string" calcext:value-type="string">
            <text:p>23/11/2020</text:p>
          </table:table-cell>
          <table:table-cell table:style-name="ce176" office:value-type="string" calcext:value-type="string">
            <text:p>001-004-000014393</text:p>
          </table:table-cell>
          <table:table-cell table:style-name="ce176" office:value-type="string" calcext:value-type="string">
            <text:p>23112020071791321596001200100400001439300014393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2.26" calcext:value-type="float">
            <text:p>32.2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2.26" calcext:value-type="float">
            <text:p>32.26</text:p>
          </table:table-cell>
          <table:table-cell table:style-name="ce176" office:value-type="float" office:value="130.79" calcext:value-type="float">
            <text:p>130.7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11/2020</text:p>
          </table:table-cell>
          <table:table-cell table:style-name="ce176" office:value-type="string" calcext:value-type="string">
            <text:p>0993106704001</text:p>
          </table:table-cell>
          <table:table-cell table:style-name="ce176" office:value-type="string" calcext:value-type="string">
            <text:p>DENDA TIENDA DETIEN CIA. LTDA.</text:p>
          </table:table-cell>
          <table:table-cell table:style-name="ce176" office:value-type="string" calcext:value-type="string">
            <text:p>DECORACION PIAZZAS COMERCIALES: SAMBORONDON, VILLA CLUB, CIUDAD CELESTE, LA JOYA, CEIBOS Y MACHALA. - PTO 202010000812</text:p>
          </table:table-cell>
          <table:table-cell table:style-name="ce176" office:value-type="string" calcext:value-type="string">
            <text:p>FAC 001-001-000000628</text:p>
          </table:table-cell>
          <table:table-cell table:style-name="ce176" office:value-type="string" calcext:value-type="string">
            <text:p>05112020010992333618001200100100000062813175233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4</text:p>
          </table:table-cell>
          <table:table-cell table:style-name="ce176"/>
          <table:table-cell table:style-name="ce176" office:value-type="float" office:value="22343" calcext:value-type="float">
            <text:p>2234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2343" calcext:value-type="float">
            <text:p>22343</text:p>
          </table:table-cell>
          <table:table-cell table:style-name="ce176" office:value-type="float" office:value="2681.16" calcext:value-type="float">
            <text:p>2681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5024.16" calcext:value-type="float">
            <text:p>25024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76.81" calcext:value-type="float">
            <text:p>1876.8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76.81" calcext:value-type="float">
            <text:p>1876.81</text:p>
          </table:table-cell>
          <table:table-cell table:style-name="ce176" office:value-type="string" calcext:value-type="string">
            <text:p>05/11/2020</text:p>
          </table:table-cell>
          <table:table-cell table:style-name="ce176" office:value-type="string" calcext:value-type="string">
            <text:p>001-002-000000111</text:p>
          </table:table-cell>
          <table:table-cell table:style-name="ce176" office:value-type="string" calcext:value-type="string">
            <text:p>0511202007099310670400120010020000001118872877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91" calcext:value-type="float">
            <text:p>39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91" calcext:value-type="float">
            <text:p>391</text:p>
          </table:table-cell>
          <table:table-cell table:style-name="ce176" office:value-type="float" office:value="2267.81" calcext:value-type="float">
            <text:p>2267.8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ersonal noviembre cabina Malecón <text:s/>- PTO 202011000821</text:p>
          </table:table-cell>
          <table:table-cell table:style-name="ce176" office:value-type="string" calcext:value-type="string">
            <text:p>FAC 001-001-000000629</text:p>
          </table:table-cell>
          <table:table-cell table:style-name="ce176" office:value-type="string" calcext:value-type="string">
            <text:p>06112020010992333618001200100100000062913204796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5</text:p>
          </table:table-cell>
          <table:table-cell table:style-name="ce176"/>
          <table:table-cell table:style-name="ce176" office:value-type="float" office:value="1288.87" calcext:value-type="float">
            <text:p>1288.8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88.87" calcext:value-type="float">
            <text:p>1288.87</text:p>
          </table:table-cell>
          <table:table-cell table:style-name="ce176" office:value-type="float" office:value="154.66" calcext:value-type="float">
            <text:p>154.6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43.53" calcext:value-type="float">
            <text:p>1443.5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8.26" calcext:value-type="float">
            <text:p>108.2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8.26" calcext:value-type="float">
            <text:p>108.26</text:p>
          </table:table-cell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001-050-000390977</text:p>
          </table:table-cell>
          <table:table-cell table:style-name="ce176" office:value-type="string" calcext:value-type="string">
            <text:p>09112020071390012949001200105000039097713900129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5.44" calcext:value-type="float">
            <text:p>35.4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5.44" calcext:value-type="float">
            <text:p>35.44</text:p>
          </table:table-cell>
          <table:table-cell table:style-name="ce176" office:value-type="float" office:value="143.7" calcext:value-type="float">
            <text:p>143.7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Activación campaña PADRES 3 - PTO 202009000774</text:p>
          </table:table-cell>
          <table:table-cell table:style-name="ce176" office:value-type="string" calcext:value-type="string">
            <text:p>FAC 001-001-000000630</text:p>
          </table:table-cell>
          <table:table-cell table:style-name="ce176"/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6</text:p>
          </table:table-cell>
          <table:table-cell table:style-name="ce176"/>
          <table:table-cell table:style-name="ce176" office:value-type="float" office:value="4631" calcext:value-type="float">
            <text:p>463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631" calcext:value-type="float">
            <text:p>4631</text:p>
          </table:table-cell>
          <table:table-cell table:style-name="ce176" office:value-type="float" office:value="555.72" calcext:value-type="float">
            <text:p>555.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186.72" calcext:value-type="float">
            <text:p>5186.7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89" calcext:value-type="float">
            <text:p>38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89" calcext:value-type="float">
            <text:p>389</text:p>
          </table:table-cell>
          <table:table-cell table:style-name="ce176" office:value-type="string" calcext:value-type="string">
            <text:p>27/11/2020</text:p>
          </table:table-cell>
          <table:table-cell table:style-name="ce176" office:value-type="string" calcext:value-type="string">
            <text:p>001-050-000394664</text:p>
          </table:table-cell>
          <table:table-cell table:style-name="ce176" office:value-type="string" calcext:value-type="string">
            <text:p>271120200713900129490012001050000394664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7.35" calcext:value-type="float">
            <text:p>127.3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7.35" calcext:value-type="float">
            <text:p>127.35</text:p>
          </table:table-cell>
          <table:table-cell table:style-name="ce176" office:value-type="float" office:value="516.35" calcext:value-type="float">
            <text:p>516.3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DEVOLUCION POR CIERRE DE BODEGA - PTO 202011000824</text:p>
          </table:table-cell>
          <table:table-cell table:style-name="ce176" office:value-type="string" calcext:value-type="string">
            <text:p>FAC 001-001-000000631</text:p>
          </table:table-cell>
          <table:table-cell table:style-name="ce176" office:value-type="string" calcext:value-type="string">
            <text:p>06112020010992333618001200100100000063113209658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7</text:p>
          </table:table-cell>
          <table:table-cell table:style-name="ce176"/>
          <table:table-cell table:style-name="ce176" office:value-type="float" office:value="869" calcext:value-type="float">
            <text:p>86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869" calcext:value-type="float">
            <text:p>869</text:p>
          </table:table-cell>
          <table:table-cell table:style-name="ce176" office:value-type="float" office:value="104.28" calcext:value-type="float">
            <text:p>104.2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73.28" calcext:value-type="float">
            <text:p>973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73" calcext:value-type="float">
            <text:p>7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3" calcext:value-type="float">
            <text:p>73</text:p>
          </table:table-cell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001-050-000390765</text:p>
          </table:table-cell>
          <table:table-cell table:style-name="ce176" office:value-type="string" calcext:value-type="string">
            <text:p>0611202007139001294900120010500003907651390012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3.9" calcext:value-type="float">
            <text:p>23.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3.9" calcext:value-type="float">
            <text:p>23.9</text:p>
          </table:table-cell>
          <table:table-cell table:style-name="ce176" office:value-type="float" office:value="96.9" calcext:value-type="float">
            <text:p>96.9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Y ARMADO DE KITS ALMOHADAS - PTO 202011000823</text:p>
          </table:table-cell>
          <table:table-cell table:style-name="ce176" office:value-type="string" calcext:value-type="string">
            <text:p>FAC 001-001-000000632</text:p>
          </table:table-cell>
          <table:table-cell table:style-name="ce176" office:value-type="string" calcext:value-type="string">
            <text:p>06112020010992333618001200100100000063213209713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8</text:p>
          </table:table-cell>
          <table:table-cell table:style-name="ce176"/>
          <table:table-cell table:style-name="ce176" office:value-type="float" office:value="1326.6" calcext:value-type="float">
            <text:p>1326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26.6" calcext:value-type="float">
            <text:p>1326.6</text:p>
          </table:table-cell>
          <table:table-cell table:style-name="ce176" office:value-type="float" office:value="159.19" calcext:value-type="float">
            <text:p>159.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85.79" calcext:value-type="float">
            <text:p>1485.79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1.43" calcext:value-type="float">
            <text:p>111.4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1.43" calcext:value-type="float">
            <text:p>111.43</text:p>
          </table:table-cell>
          <table:table-cell table:style-name="ce176" office:value-type="string" calcext:value-type="string">
            <text:p>13/11/2020</text:p>
          </table:table-cell>
          <table:table-cell table:style-name="ce176" office:value-type="string" calcext:value-type="string">
            <text:p>001-050-000391521</text:p>
          </table:table-cell>
          <table:table-cell table:style-name="ce176" office:value-type="string" calcext:value-type="string">
            <text:p>131120200713900129490012001050000391521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6.48" calcext:value-type="float">
            <text:p>36.4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6.48" calcext:value-type="float">
            <text:p>36.48</text:p>
          </table:table-cell>
          <table:table-cell table:style-name="ce176" office:value-type="float" office:value="147.91" calcext:value-type="float">
            <text:p>147.9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CANASTA LAVATODO - PTO 202011000822</text:p>
          </table:table-cell>
          <table:table-cell table:style-name="ce176" office:value-type="string" calcext:value-type="string">
            <text:p>FAC 001-001-000000633</text:p>
          </table:table-cell>
          <table:table-cell table:style-name="ce176" office:value-type="string" calcext:value-type="string">
            <text:p>06112020010992333618001200100100000063313209789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09</text:p>
          </table:table-cell>
          <table:table-cell table:style-name="ce176"/>
          <table:table-cell table:style-name="ce176" office:value-type="float" office:value="101.2" calcext:value-type="float">
            <text:p>101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1.2" calcext:value-type="float">
            <text:p>101.2</text:p>
          </table:table-cell>
          <table:table-cell table:style-name="ce176" office:value-type="float" office:value="12.14" calcext:value-type="float">
            <text:p>12.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3.34" calcext:value-type="float">
            <text:p>113.3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8.5" calcext:value-type="float">
            <text:p>8.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.5" calcext:value-type="float">
            <text:p>8.5</text:p>
          </table:table-cell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001-050-000390978</text:p>
          </table:table-cell>
          <table:table-cell table:style-name="ce176" office:value-type="string" calcext:value-type="string">
            <text:p>0911202007139001294900120010500003909781390012916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78" calcext:value-type="float">
            <text:p>2.7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78" calcext:value-type="float">
            <text:p>2.78</text:p>
          </table:table-cell>
          <table:table-cell table:style-name="ce176" office:value-type="float" office:value="11.28" calcext:value-type="float">
            <text:p>11.2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s premios Effie - PTO 202010000814</text:p>
          </table:table-cell>
          <table:table-cell table:style-name="ce176" office:value-type="string" calcext:value-type="string">
            <text:p>FAC 001-001-000000634</text:p>
          </table:table-cell>
          <table:table-cell table:style-name="ce176" office:value-type="string" calcext:value-type="string">
            <text:p>06112020010992333618001200100100000063413209856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0</text:p>
          </table:table-cell>
          <table:table-cell table:style-name="ce176"/>
          <table:table-cell table:style-name="ce176" office:value-type="float" office:value="157.3" calcext:value-type="float">
            <text:p>157.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57.3" calcext:value-type="float">
            <text:p>157.3</text:p>
          </table:table-cell>
          <table:table-cell table:style-name="ce176" office:value-type="float" office:value="18.88" calcext:value-type="float">
            <text:p>18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76.18" calcext:value-type="float">
            <text:p>176.1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3.22" calcext:value-type="float">
            <text:p>13.2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.22" calcext:value-type="float">
            <text:p>13.22</text:p>
          </table:table-cell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001-050-000390766</text:p>
          </table:table-cell>
          <table:table-cell table:style-name="ce176" office:value-type="string" calcext:value-type="string">
            <text:p>061120200713900129490012001050000390766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33" calcext:value-type="float">
            <text:p>4.3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.33" calcext:value-type="float">
            <text:p>4.33</text:p>
          </table:table-cell>
          <table:table-cell table:style-name="ce176" office:value-type="float" office:value="17.55" calcext:value-type="float">
            <text:p>17.5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0000802; PTO 202010000789</text:p>
          </table:table-cell>
          <table:table-cell table:style-name="ce176" office:value-type="string" calcext:value-type="string">
            <text:p>FAC 001-001-000000635</text:p>
          </table:table-cell>
          <table:table-cell table:style-name="ce176" office:value-type="string" calcext:value-type="string">
            <text:p>06112020010992333618001200100100000063513215491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1</text:p>
          </table:table-cell>
          <table:table-cell table:style-name="ce176"/>
          <table:table-cell table:style-name="ce176" office:value-type="float" office:value="692" calcext:value-type="float">
            <text:p>69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92" calcext:value-type="float">
            <text:p>692</text:p>
          </table:table-cell>
          <table:table-cell table:style-name="ce176" office:value-type="float" office:value="83.04" calcext:value-type="float">
            <text:p>83.0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75.04" calcext:value-type="float">
            <text:p>775.0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8.13" calcext:value-type="float">
            <text:p>58.1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8.13" calcext:value-type="float">
            <text:p>58.13</text:p>
          </table:table-cell>
          <table:table-cell table:style-name="ce176" office:value-type="string" calcext:value-type="string">
            <text:p>23/11/2020</text:p>
          </table:table-cell>
          <table:table-cell table:style-name="ce176" office:value-type="string" calcext:value-type="string">
            <text:p>001-004-000014394</text:p>
          </table:table-cell>
          <table:table-cell table:style-name="ce176" office:value-type="string" calcext:value-type="string">
            <text:p>23112020071791321596001200100400001439400014394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03" calcext:value-type="float">
            <text:p>19.0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03" calcext:value-type="float">
            <text:p>19.03</text:p>
          </table:table-cell>
          <table:table-cell table:style-name="ce176" office:value-type="float" office:value="77.16" calcext:value-type="float">
            <text:p>77.1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6/1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HELADOS VARIOS <text:s/>- PTO 202010000815</text:p>
          </table:table-cell>
          <table:table-cell table:style-name="ce176" office:value-type="string" calcext:value-type="string">
            <text:p>FAC 001-001-000000636</text:p>
          </table:table-cell>
          <table:table-cell table:style-name="ce176" office:value-type="string" calcext:value-type="string">
            <text:p>06112020010992333618001200100100000063613216023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2</text:p>
          </table:table-cell>
          <table:table-cell table:style-name="ce176"/>
          <table:table-cell table:style-name="ce176" office:value-type="float" office:value="448.2" calcext:value-type="float">
            <text:p>448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48.2" calcext:value-type="float">
            <text:p>448.2</text:p>
          </table:table-cell>
          <table:table-cell table:style-name="ce176" office:value-type="float" office:value="53.78" calcext:value-type="float">
            <text:p>53.7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01.98" calcext:value-type="float">
            <text:p>501.9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7.65" calcext:value-type="float">
            <text:p>37.6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7.65" calcext:value-type="float">
            <text:p>37.65</text:p>
          </table:table-cell>
          <table:table-cell table:style-name="ce176" office:value-type="string" calcext:value-type="string">
            <text:p>23/11/2020</text:p>
          </table:table-cell>
          <table:table-cell table:style-name="ce176" office:value-type="string" calcext:value-type="string">
            <text:p>001-004-000014392</text:p>
          </table:table-cell>
          <table:table-cell table:style-name="ce176" office:value-type="string" calcext:value-type="string">
            <text:p>23112020071791321596001200100400001439200014392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33" calcext:value-type="float">
            <text:p>12.3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33" calcext:value-type="float">
            <text:p>12.33</text:p>
          </table:table-cell>
          <table:table-cell table:style-name="ce176" office:value-type="float" office:value="49.98" calcext:value-type="float">
            <text:p>49.9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NOTA DE CREDITO 51 APLICA FC 590 LA FABRIL S.A.</text:p>
          </table:table-cell>
          <table:table-cell table:style-name="ce176" office:value-type="string" calcext:value-type="string">
            <text:p>NCT 001-001-000000051</text:p>
          </table:table-cell>
          <table:table-cell table:style-name="ce176" office:value-type="string" calcext:value-type="string">
            <text:p>09112020040992333618001200100100000005113310426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3</text:p>
          </table:table-cell>
          <table:table-cell table:style-name="ce176"/>
          <table:table-cell table:style-name="ce176" office:value-type="float" office:value="-523.6" calcext:value-type="float">
            <text:p>-523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-523.6" calcext:value-type="float">
            <text:p>-523.6</text:p>
          </table:table-cell>
          <table:table-cell table:style-name="ce176" office:value-type="float" office:value="-62.83" calcext:value-type="float">
            <text:p>-62.8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586.43" calcext:value-type="float">
            <text:p>-586.43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NOTA DE CREDITO 52 LA FABRIL S.A. APLICA FC 591</text:p>
          </table:table-cell>
          <table:table-cell table:style-name="ce176" office:value-type="string" calcext:value-type="string">
            <text:p>NCT 001-001-000000052</text:p>
          </table:table-cell>
          <table:table-cell table:style-name="ce176" office:value-type="string" calcext:value-type="string">
            <text:p>09112020040992333618001200100100000005213310999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4</text:p>
          </table:table-cell>
          <table:table-cell table:style-name="ce176"/>
          <table:table-cell table:style-name="ce176" office:value-type="float" office:value="-913.22" calcext:value-type="float">
            <text:p>-913.2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-913.22" calcext:value-type="float">
            <text:p>-913.22</text:p>
          </table:table-cell>
          <table:table-cell table:style-name="ce176" office:value-type="float" office:value="-109.59" calcext:value-type="float">
            <text:p>-109.5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1022.81" calcext:value-type="float">
            <text:p>-1022.81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GANADORES JULIO - PTO 202008000768</text:p>
          </table:table-cell>
          <table:table-cell table:style-name="ce176" office:value-type="string" calcext:value-type="string">
            <text:p>FAC 001-001-000000637</text:p>
          </table:table-cell>
          <table:table-cell table:style-name="ce176" office:value-type="string" calcext:value-type="string">
            <text:p>09112020010992333618001200100100000063713314109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5</text:p>
          </table:table-cell>
          <table:table-cell table:style-name="ce176"/>
          <table:table-cell table:style-name="ce176" office:value-type="float" office:value="622.6" calcext:value-type="float">
            <text:p>622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22.6" calcext:value-type="float">
            <text:p>622.6</text:p>
          </table:table-cell>
          <table:table-cell table:style-name="ce176" office:value-type="float" office:value="74.71" calcext:value-type="float">
            <text:p>74.7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97.31" calcext:value-type="float">
            <text:p>697.3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2.3" calcext:value-type="float">
            <text:p>52.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2.3" calcext:value-type="float">
            <text:p>52.3</text:p>
          </table:table-cell>
          <table:table-cell table:style-name="ce176" office:value-type="string" calcext:value-type="string">
            <text:p>11/11/2020</text:p>
          </table:table-cell>
          <table:table-cell table:style-name="ce176" office:value-type="string" calcext:value-type="string">
            <text:p>001-050-000391099</text:p>
          </table:table-cell>
          <table:table-cell table:style-name="ce176" office:value-type="string" calcext:value-type="string">
            <text:p>111120200713900129490012001050000391099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7.12" calcext:value-type="float">
            <text:p>17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7.12" calcext:value-type="float">
            <text:p>17.12</text:p>
          </table:table-cell>
          <table:table-cell table:style-name="ce176" office:value-type="float" office:value="69.42" calcext:value-type="float">
            <text:p>69.4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LANZAMIENTO PROACTIVE <text:s/>- PTO 202008000764</text:p>
          </table:table-cell>
          <table:table-cell table:style-name="ce176" office:value-type="string" calcext:value-type="string">
            <text:p>FAC 001-001-000000638</text:p>
          </table:table-cell>
          <table:table-cell table:style-name="ce176" office:value-type="string" calcext:value-type="string">
            <text:p>09112020010992333618001200100100000063813314151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6</text:p>
          </table:table-cell>
          <table:table-cell table:style-name="ce176"/>
          <table:table-cell table:style-name="ce176" office:value-type="float" office:value="913.22" calcext:value-type="float">
            <text:p>913.2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913.22" calcext:value-type="float">
            <text:p>913.22</text:p>
          </table:table-cell>
          <table:table-cell table:style-name="ce176" office:value-type="float" office:value="109.59" calcext:value-type="float">
            <text:p>109.5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22.81" calcext:value-type="float">
            <text:p>1022.8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76.71" calcext:value-type="float">
            <text:p>76.7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6.71" calcext:value-type="float">
            <text:p>76.71</text:p>
          </table:table-cell>
          <table:table-cell table:style-name="ce176" office:value-type="string" calcext:value-type="string">
            <text:p>20/11/2020</text:p>
          </table:table-cell>
          <table:table-cell table:style-name="ce176" office:value-type="string" calcext:value-type="string">
            <text:p>001-050-000392473</text:p>
          </table:table-cell>
          <table:table-cell table:style-name="ce176" office:value-type="string" calcext:value-type="string">
            <text:p>20112020071390012949001200105000039247313900129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5.11" calcext:value-type="float">
            <text:p>25.1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5.11" calcext:value-type="float">
            <text:p>25.11</text:p>
          </table:table-cell>
          <table:table-cell table:style-name="ce176" office:value-type="float" office:value="101.82" calcext:value-type="float">
            <text:p>101.8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9/1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HELADERIAS HALLOWEEN <text:s/>- PTO 202010000808</text:p>
          </table:table-cell>
          <table:table-cell table:style-name="ce176" office:value-type="string" calcext:value-type="string">
            <text:p>FAC 001-001-000000639</text:p>
          </table:table-cell>
          <table:table-cell table:style-name="ce176" office:value-type="string" calcext:value-type="string">
            <text:p>09112020010992333618001200100100000063913314207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7</text:p>
          </table:table-cell>
          <table:table-cell table:style-name="ce176"/>
          <table:table-cell table:style-name="ce176" office:value-type="float" office:value="3659.13" calcext:value-type="float">
            <text:p>3659.1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659.13" calcext:value-type="float">
            <text:p>3659.13</text:p>
          </table:table-cell>
          <table:table-cell table:style-name="ce176" office:value-type="float" office:value="439.1" calcext:value-type="float">
            <text:p>439.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098.23" calcext:value-type="float">
            <text:p>4098.23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07.37" calcext:value-type="float">
            <text:p>307.3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07.37" calcext:value-type="float">
            <text:p>307.37</text:p>
          </table:table-cell>
          <table:table-cell table:style-name="ce176" office:value-type="string" calcext:value-type="string">
            <text:p>23/11/2020</text:p>
          </table:table-cell>
          <table:table-cell table:style-name="ce176" office:value-type="string" calcext:value-type="string">
            <text:p>001-004-000014391</text:p>
          </table:table-cell>
          <table:table-cell table:style-name="ce176" office:value-type="string" calcext:value-type="string">
            <text:p>23112020071791321596001200100400001439100014391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0.63" calcext:value-type="float">
            <text:p>100.6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0.63" calcext:value-type="float">
            <text:p>100.63</text:p>
          </table:table-cell>
          <table:table-cell table:style-name="ce176" office:value-type="float" office:value="408" calcext:value-type="float">
            <text:p>40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0/11/2020</text:p>
          </table:table-cell>
          <table:table-cell table:style-name="ce176" office:value-type="string" calcext:value-type="string">
            <text:p>0905907895001</text:p>
          </table:table-cell>
          <table:table-cell table:style-name="ce176" office:value-type="string" calcext:value-type="string">
            <text:p>JENNY VERONICA ALVEAR CUCALON</text:p>
          </table:table-cell>
          <table:table-cell table:style-name="ce176" office:value-type="string" calcext:value-type="string">
            <text:p>ACTIVIDAD QUITO <text:s/>- PTO 202010000792</text:p>
          </table:table-cell>
          <table:table-cell table:style-name="ce176" office:value-type="string" calcext:value-type="string">
            <text:p>FAC 001-001-000000640</text:p>
          </table:table-cell>
          <table:table-cell table:style-name="ce176" office:value-type="string" calcext:value-type="string">
            <text:p>10112020010992333618001200100100000064013345346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8</text:p>
          </table:table-cell>
          <table:table-cell table:style-name="ce176"/>
          <table:table-cell table:style-name="ce176" office:value-type="float" office:value="1839.68" calcext:value-type="float">
            <text:p>1839.6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839.68" calcext:value-type="float">
            <text:p>1839.68</text:p>
          </table:table-cell>
          <table:table-cell table:style-name="ce176" office:value-type="float" office:value="220.76" calcext:value-type="float">
            <text:p>220.7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60.44" calcext:value-type="float">
            <text:p>2060.44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33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1/11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TARJETAS NUEVAS NAVIDAD JOLLY - PTO 202010000794</text:p>
          </table:table-cell>
          <table:table-cell table:style-name="ce176" office:value-type="string" calcext:value-type="string">
            <text:p>FAC 001-001-000000641</text:p>
          </table:table-cell>
          <table:table-cell table:style-name="ce176" office:value-type="string" calcext:value-type="string">
            <text:p>11112020010992333618001200100100000064113394649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19</text:p>
          </table:table-cell>
          <table:table-cell table:style-name="ce176"/>
          <table:table-cell table:style-name="ce176" office:value-type="float" office:value="108.9" calcext:value-type="float">
            <text:p>108.9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8.9" calcext:value-type="float">
            <text:p>108.9</text:p>
          </table:table-cell>
          <table:table-cell table:style-name="ce176" office:value-type="float" office:value="13.07" calcext:value-type="float">
            <text:p>13.0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1.97" calcext:value-type="float">
            <text:p>121.9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.15" calcext:value-type="float">
            <text:p>9.1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.15" calcext:value-type="float">
            <text:p>9.15</text:p>
          </table:table-cell>
          <table:table-cell table:style-name="ce176" office:value-type="string" calcext:value-type="string">
            <text:p>20/11/2020</text:p>
          </table:table-cell>
          <table:table-cell table:style-name="ce176" office:value-type="string" calcext:value-type="string">
            <text:p>001-050-000392474</text:p>
          </table:table-cell>
          <table:table-cell table:style-name="ce176" office:value-type="string" calcext:value-type="string">
            <text:p>20112020071390012949001200105000039247413900129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99" calcext:value-type="float">
            <text:p>2.99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.99" calcext:value-type="float">
            <text:p>2.99</text:p>
          </table:table-cell>
          <table:table-cell table:style-name="ce176" office:value-type="float" office:value="12.14" calcext:value-type="float">
            <text:p>12.1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Evento Reconocimiento Banco Guayaquil - PTO 202010000813</text:p>
          </table:table-cell>
          <table:table-cell table:style-name="ce176" office:value-type="string" calcext:value-type="string">
            <text:p>FAC 001-001-000000642</text:p>
          </table:table-cell>
          <table:table-cell table:style-name="ce176" office:value-type="string" calcext:value-type="string">
            <text:p>13112020010992333618001200100100000064213463690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0</text:p>
          </table:table-cell>
          <table:table-cell table:style-name="ce176"/>
          <table:table-cell table:style-name="ce176" office:value-type="float" office:value="1176" calcext:value-type="float">
            <text:p>117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176" calcext:value-type="float">
            <text:p>1176</text:p>
          </table:table-cell>
          <table:table-cell table:style-name="ce176" office:value-type="float" office:value="141.12" calcext:value-type="float">
            <text:p>141.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17.12" calcext:value-type="float">
            <text:p>1317.1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8.78" calcext:value-type="float">
            <text:p>98.7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8.78" calcext:value-type="float">
            <text:p>98.78</text:p>
          </table:table-cell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01-020-000059037</text:p>
          </table:table-cell>
          <table:table-cell table:style-name="ce176" office:value-type="string" calcext:value-type="string">
            <text:p>26112020070990049459001200102000005903727913853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2.34" calcext:value-type="float">
            <text:p>32.34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2.34" calcext:value-type="float">
            <text:p>32.34</text:p>
          </table:table-cell>
          <table:table-cell table:style-name="ce176" office:value-type="float" office:value="131.12" calcext:value-type="float">
            <text:p>131.1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5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Visibilidad en locales de Sony Black Friday - PTO 202011000841</text:p>
          </table:table-cell>
          <table:table-cell table:style-name="ce176" office:value-type="string" calcext:value-type="string">
            <text:p>FAC 001-001-000000643</text:p>
          </table:table-cell>
          <table:table-cell table:style-name="ce176" office:value-type="string" calcext:value-type="string">
            <text:p>15112020010992333618001200100100000064313524484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1</text:p>
          </table:table-cell>
          <table:table-cell table:style-name="ce176"/>
          <table:table-cell table:style-name="ce176" office:value-type="float" office:value="1862.56" calcext:value-type="float">
            <text:p>1862.5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862.56" calcext:value-type="float">
            <text:p>1862.56</text:p>
          </table:table-cell>
          <table:table-cell table:style-name="ce176" office:value-type="float" office:value="223.51" calcext:value-type="float">
            <text:p>223.5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086.07" calcext:value-type="float">
            <text:p>2086.0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56.46" calcext:value-type="float">
            <text:p>156.4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6.46" calcext:value-type="float">
            <text:p>156.46</text:p>
          </table:table-cell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01-020-000059038</text:p>
          </table:table-cell>
          <table:table-cell table:style-name="ce176" office:value-type="string" calcext:value-type="string">
            <text:p>26112020070990049459001200102000005903889231647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1.22" calcext:value-type="float">
            <text:p>51.2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51.22" calcext:value-type="float">
            <text:p>51.22</text:p>
          </table:table-cell>
          <table:table-cell table:style-name="ce176" office:value-type="float" office:value="207.68" calcext:value-type="float">
            <text:p>207.6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5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Revestimiento de totems - PTO 202011000840</text:p>
          </table:table-cell>
          <table:table-cell table:style-name="ce176" office:value-type="string" calcext:value-type="string">
            <text:p>FAC 001-001-000000644</text:p>
          </table:table-cell>
          <table:table-cell table:style-name="ce176" office:value-type="string" calcext:value-type="string">
            <text:p>15112020010992333618001200100100000064413524520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2</text:p>
          </table:table-cell>
          <table:table-cell table:style-name="ce176"/>
          <table:table-cell table:style-name="ce176" office:value-type="float" office:value="1097.6" calcext:value-type="float">
            <text:p>1097.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97.6" calcext:value-type="float">
            <text:p>1097.6</text:p>
          </table:table-cell>
          <table:table-cell table:style-name="ce176" office:value-type="float" office:value="131.71" calcext:value-type="float">
            <text:p>131.7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29.31" calcext:value-type="float">
            <text:p>1229.31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2.2" calcext:value-type="float">
            <text:p>92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2.2" calcext:value-type="float">
            <text:p>92.2</text:p>
          </table:table-cell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01-020-000059039</text:p>
          </table:table-cell>
          <table:table-cell table:style-name="ce176" office:value-type="string" calcext:value-type="string">
            <text:p>26112020070990049459001200102000005903953955918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.18" calcext:value-type="float">
            <text:p>30.1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.18" calcext:value-type="float">
            <text:p>30.18</text:p>
          </table:table-cell>
          <table:table-cell table:style-name="ce176" office:value-type="float" office:value="122.38" calcext:value-type="float">
            <text:p>122.3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1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1000834; PTO 202011000833</text:p>
          </table:table-cell>
          <table:table-cell table:style-name="ce176" office:value-type="string" calcext:value-type="string">
            <text:p>FAC 001-001-000000646</text:p>
          </table:table-cell>
          <table:table-cell table:style-name="ce176" office:value-type="string" calcext:value-type="string">
            <text:p>17112020010992333618001200100100000064613590904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4</text:p>
          </table:table-cell>
          <table:table-cell table:style-name="ce176"/>
          <table:table-cell table:style-name="ce176" office:value-type="float" office:value="863" calcext:value-type="float">
            <text:p>86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863" calcext:value-type="float">
            <text:p>863</text:p>
          </table:table-cell>
          <table:table-cell table:style-name="ce176" office:value-type="float" office:value="103.56" calcext:value-type="float">
            <text:p>103.5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66.56" calcext:value-type="float">
            <text:p>966.56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7/1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Revestimiento de bus de la Selección - PTO 202011000838_x000D_</text:p>
            <text:p>Pedido # 5002706198_x000D_</text:p>
            <text:p>Hoja de entrada: # 1010688920</text:p>
          </table:table-cell>
          <table:table-cell table:style-name="ce176" office:value-type="string" calcext:value-type="string">
            <text:p>FAC 001-001-000000647</text:p>
          </table:table-cell>
          <table:table-cell table:style-name="ce176" office:value-type="string" calcext:value-type="string">
            <text:p>171120200109923336180012001001000000647135913791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5</text:p>
          </table:table-cell>
          <table:table-cell table:style-name="ce176"/>
          <table:table-cell table:style-name="ce176" office:value-type="float" office:value="4081" calcext:value-type="float">
            <text:p>408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081" calcext:value-type="float">
            <text:p>4081</text:p>
          </table:table-cell>
          <table:table-cell table:style-name="ce176" office:value-type="float" office:value="489.72" calcext:value-type="float">
            <text:p>489.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570.72" calcext:value-type="float">
            <text:p>4570.7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42.8" calcext:value-type="float">
            <text:p>342.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42.8" calcext:value-type="float">
            <text:p>342.8</text:p>
          </table:table-cell>
          <table:table-cell table:style-name="ce176" office:value-type="string" calcext:value-type="string">
            <text:p>30/11/2020</text:p>
          </table:table-cell>
          <table:table-cell table:style-name="ce176" office:value-type="string" calcext:value-type="string">
            <text:p>014-005-000061872</text:p>
          </table:table-cell>
          <table:table-cell table:style-name="ce176" office:value-type="string" calcext:value-type="string">
            <text:p>30112020070992526742001201400500006187281237456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1.42" calcext:value-type="float">
            <text:p>71.42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1.42" calcext:value-type="float">
            <text:p>71.42</text:p>
          </table:table-cell>
          <table:table-cell table:style-name="ce176" office:value-type="float" office:value="414.22" calcext:value-type="float">
            <text:p>414.22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7/1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Activaciones de partidos de Ecuaor - PTO 202011000829_x000D_</text:p>
            <text:p>Pedido # 5002706197_x000D_</text:p>
            <text:p>Hoja de entrada: # 1010687598</text:p>
          </table:table-cell>
          <table:table-cell table:style-name="ce176" office:value-type="string" calcext:value-type="string">
            <text:p>FAC 001-001-000000648</text:p>
          </table:table-cell>
          <table:table-cell table:style-name="ce176" office:value-type="string" calcext:value-type="string">
            <text:p>17112020010992333618001200100100000064813591457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6</text:p>
          </table:table-cell>
          <table:table-cell table:style-name="ce176"/>
          <table:table-cell table:style-name="ce176" office:value-type="float" office:value="686.57" calcext:value-type="float">
            <text:p>686.5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686.57" calcext:value-type="float">
            <text:p>686.57</text:p>
          </table:table-cell>
          <table:table-cell table:style-name="ce176" office:value-type="float" office:value="82.39" calcext:value-type="float">
            <text:p>82.3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68.96" calcext:value-type="float">
            <text:p>768.9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57.67" calcext:value-type="float">
            <text:p>57.67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7.67" calcext:value-type="float">
            <text:p>57.67</text:p>
          </table:table-cell>
          <table:table-cell table:style-name="ce176" office:value-type="string" calcext:value-type="string">
            <text:p>18/11/2020</text:p>
          </table:table-cell>
          <table:table-cell table:style-name="ce176" office:value-type="string" calcext:value-type="string">
            <text:p>014-005-000061018</text:p>
          </table:table-cell>
          <table:table-cell table:style-name="ce176" office:value-type="string" calcext:value-type="string">
            <text:p>18112020070992526742001201400500006101878145632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01" calcext:value-type="float">
            <text:p>12.01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01" calcext:value-type="float">
            <text:p>12.01</text:p>
          </table:table-cell>
          <table:table-cell table:style-name="ce176" office:value-type="float" office:value="69.68" calcext:value-type="float">
            <text:p>69.68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1/1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ompra de Uniformes de Barcelona - PTO 202011000819_x000D_</text:p>
            <text:p>Pedido: # 5002708103_x000D_</text:p>
            <text:p>Hoja de entrada #1010698961</text:p>
          </table:table-cell>
          <table:table-cell table:style-name="ce176" office:value-type="string" calcext:value-type="string">
            <text:p>FAC 001-001-000000649</text:p>
          </table:table-cell>
          <table:table-cell table:style-name="ce176" office:value-type="string" calcext:value-type="string">
            <text:p>21112020010992333618001200100100000064913740547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7</text:p>
          </table:table-cell>
          <table:table-cell table:style-name="ce176"/>
          <table:table-cell table:style-name="ce176" office:value-type="float" office:value="1243" calcext:value-type="float">
            <text:p>124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43" calcext:value-type="float">
            <text:p>1243</text:p>
          </table:table-cell>
          <table:table-cell table:style-name="ce176" office:value-type="float" office:value="149.16" calcext:value-type="float">
            <text:p>149.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92.16" calcext:value-type="float">
            <text:p>1392.1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4.41" calcext:value-type="float">
            <text:p>104.4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4.41" calcext:value-type="float">
            <text:p>104.41</text:p>
          </table:table-cell>
          <table:table-cell table:style-name="ce176" office:value-type="string" calcext:value-type="string">
            <text:p>30/11/2020</text:p>
          </table:table-cell>
          <table:table-cell table:style-name="ce176" office:value-type="string" calcext:value-type="string">
            <text:p>014-005-000061871</text:p>
          </table:table-cell>
          <table:table-cell table:style-name="ce176" office:value-type="string" calcext:value-type="string">
            <text:p>30112020070992526742001201400500006187162458137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75" calcext:value-type="float">
            <text:p>21.7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75" calcext:value-type="float">
            <text:p>21.75</text:p>
          </table:table-cell>
          <table:table-cell table:style-name="ce176" office:value-type="float" office:value="126.16" calcext:value-type="float">
            <text:p>126.16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21/11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Protectores faciales con personajes - PTO 202010000818_x000D_</text:p>
            <text:p>Pedido # 5002707845_x000D_</text:p>
            <text:p>Hoja de entrada #1010697728</text:p>
          </table:table-cell>
          <table:table-cell table:style-name="ce176" office:value-type="string" calcext:value-type="string">
            <text:p>FAC 001-001-000000650</text:p>
          </table:table-cell>
          <table:table-cell table:style-name="ce176" office:value-type="string" calcext:value-type="string">
            <text:p>21112020010992333618001200100100000065013740589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8</text:p>
          </table:table-cell>
          <table:table-cell table:style-name="ce176"/>
          <table:table-cell table:style-name="ce176" office:value-type="float" office:value="1218.8" calcext:value-type="float">
            <text:p>1218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218.8" calcext:value-type="float">
            <text:p>1218.8</text:p>
          </table:table-cell>
          <table:table-cell table:style-name="ce176" office:value-type="float" office:value="146.26" calcext:value-type="float">
            <text:p>146.2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365.06" calcext:value-type="float">
            <text:p>1365.0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02.38" calcext:value-type="float">
            <text:p>102.3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02.38" calcext:value-type="float">
            <text:p>102.38</text:p>
          </table:table-cell>
          <table:table-cell table:style-name="ce176" office:value-type="string" calcext:value-type="string">
            <text:p>24/11/2020</text:p>
          </table:table-cell>
          <table:table-cell table:style-name="ce176" office:value-type="string" calcext:value-type="string">
            <text:p>014-005-000061208</text:p>
          </table:table-cell>
          <table:table-cell table:style-name="ce176" office:value-type="string" calcext:value-type="string">
            <text:p>24112020070992526742001201400500006120864325817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33" calcext:value-type="float">
            <text:p>21.33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1.33" calcext:value-type="float">
            <text:p>21.33</text:p>
          </table:table-cell>
          <table:table-cell table:style-name="ce176" office:value-type="float" office:value="123.71" calcext:value-type="float">
            <text:p>123.7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royecto Visibilidad Roma 2020 - PTO 202011000825</text:p>
          </table:table-cell>
          <table:table-cell table:style-name="ce176" office:value-type="string" calcext:value-type="string">
            <text:p>FAC 001-001-000000652</text:p>
          </table:table-cell>
          <table:table-cell table:style-name="ce176" office:value-type="string" calcext:value-type="string">
            <text:p>26112020010992333618001200100100000065213921542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9</text:p>
          </table:table-cell>
          <table:table-cell table:style-name="ce176"/>
          <table:table-cell table:style-name="ce176" office:value-type="float" office:value="102984" calcext:value-type="float">
            <text:p>10298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2984" calcext:value-type="float">
            <text:p>102984</text:p>
          </table:table-cell>
          <table:table-cell table:style-name="ce176" office:value-type="float" office:value="12358.08" calcext:value-type="float">
            <text:p>12358.0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5342.08" calcext:value-type="float">
            <text:p>115342.08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Visibilidad Mini Cooper - PTO 202011000842</text:p>
          </table:table-cell>
          <table:table-cell table:style-name="ce176" office:value-type="string" calcext:value-type="string">
            <text:p>FAC 001-001-000000653</text:p>
          </table:table-cell>
          <table:table-cell table:style-name="ce176" office:value-type="string" calcext:value-type="string">
            <text:p>26112020010992333618001200100100000065313923190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30</text:p>
          </table:table-cell>
          <table:table-cell table:style-name="ce176"/>
          <table:table-cell table:style-name="ce176" office:value-type="float" office:value="17024" calcext:value-type="float">
            <text:p>1702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7024" calcext:value-type="float">
            <text:p>17024</text:p>
          </table:table-cell>
          <table:table-cell table:style-name="ce176" office:value-type="float" office:value="2042.88" calcext:value-type="float">
            <text:p>2042.8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066.88" calcext:value-type="float">
            <text:p>19066.88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33])" office:value-type="float" office:value="173645.95" calcext:value-type="float">
            <text:p>173645.95</text:p>
          </table:table-cell>
          <table:table-cell table:formula="of:=SUM([.N2:.N33])" office:value-type="float" office:value="20837.51" calcext:value-type="float">
            <text:p>20837.51</text:p>
          </table:table-cell>
          <table:table-cell table:number-columns-repeated="2"/>
          <table:table-cell table:formula="of:=SUM([.Q2:.Q33])" office:value-type="float" office:value="194483.46" calcext:value-type="float">
            <text:p>194483.46</text:p>
          </table:table-cell>
          <table:table-cell table:number-columns-repeated="6"/>
          <table:table-cell table:formula="of:=SUM([.X2:.X33])" office:value-type="float" office:value="4642.93" calcext:value-type="float">
            <text:p>4642.93</text:p>
          </table:table-cell>
          <table:table-cell table:number-columns-repeated="19"/>
          <table:table-cell table:formula="of:=SUM([.AR2:.AR33])" office:value-type="float" office:value="1198.12" calcext:value-type="float">
            <text:p>1198.12</text:p>
          </table:table-cell>
          <table:table-cell table:formula="of:=SUM([.AS2:.AS33])" office:value-type="float" office:value="5841.05" calcext:value-type="float">
            <text:p>5841.05</text:p>
          </table:table-cell>
          <table:table-cell table:number-columns-repeated="19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220" table:style-name="ta1">
        <table:table-column table:style-name="co8" table:number-columns-repeated="8" table:default-cell-style-name="ce1"/>
        <table:table-column table:style-name="co8" table:visibility="collapse" table:number-columns-repeated="4" table:default-cell-style-name="ce1"/>
        <table:table-column table:style-name="co8" table:number-columns-repeated="2" table:default-cell-style-name="ce1"/>
        <table:table-column table:style-name="co8" table:visibility="collapse" table:number-columns-repeated="2" table:default-cell-style-name="ce1"/>
        <table:table-column table:style-name="co8" table:default-cell-style-name="ce1"/>
        <table:table-column table:style-name="co8" table:visibility="collapse" table:number-columns-repeated="6" table:default-cell-style-name="ce1"/>
        <table:table-column table:style-name="co8" table:default-cell-style-name="ce1"/>
        <table:table-column table:style-name="co8" table:visibility="collapse" table:number-columns-repeated="19" table:default-cell-style-name="ce1"/>
        <table:table-column table:style-name="co8" table:number-columns-repeated="2" table:default-cell-style-name="ce1"/>
        <table:table-column table:style-name="co9" table:number-columns-repeated="19" table:default-cell-style-name="ce1"/>
        <table:table-row table:style-name="ro2">
          <table:table-cell table:style-name="ce175" office:value-type="string" calcext:value-type="string">
            <text:p>F. Emisión</text:p>
          </table:table-cell>
          <table:table-cell table:style-name="ce175" office:value-type="string" calcext:value-type="string">
            <text:p>RUC</text:p>
          </table:table-cell>
          <table:table-cell table:style-name="ce175" office:value-type="string" calcext:value-type="string">
            <text:p>Razón Social</text:p>
          </table:table-cell>
          <table:table-cell table:style-name="ce175" office:value-type="string" calcext:value-type="string">
            <text:p>Detalle</text:p>
          </table:table-cell>
          <table:table-cell table:style-name="ce175" office:value-type="string" calcext:value-type="string">
            <text:p>No. Comprobante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Cod. Sustento</text:p>
          </table:table-cell>
          <table:table-cell table:style-name="ce175" office:value-type="string" calcext:value-type="string">
            <text:p>Cod. Asiento</text:p>
          </table:table-cell>
          <table:table-cell table:style-name="ce175" office:value-type="string" calcext:value-type="string">
            <text:p>Centro de Costo</text:p>
          </table:table-cell>
          <table:table-cell table:style-name="ce175" office:value-type="string" calcext:value-type="string">
            <text:p>12%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No objeto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IVA</text:p>
          </table:table-cell>
          <table:table-cell table:style-name="ce175" office:value-type="string" calcext:value-type="string">
            <text:p>IVA Gasto</text:p>
          </table:table-cell>
          <table:table-cell table:style-name="ce175" office:value-type="string" calcext:value-type="string">
            <text:p>ICE</text:p>
          </table:table-cell>
          <table:table-cell table:style-name="ce175" office:value-type="string" calcext:value-type="string">
            <text:p>Total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20%</text:p>
          </table:table-cell>
          <table:table-cell table:style-name="ce175" office:value-type="string" calcext:value-type="string">
            <text:p>30%</text:p>
          </table:table-cell>
          <table:table-cell table:style-name="ce175" office:value-type="string" calcext:value-type="string">
            <text:p>50%</text:p>
          </table:table-cell>
          <table:table-cell table:style-name="ce175" office:value-type="string" calcext:value-type="string">
            <text:p>70%</text:p>
          </table:table-cell>
          <table:table-cell table:style-name="ce175" office:value-type="string" calcext:value-type="string">
            <text:p>100%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Fecha Retención</text:p>
          </table:table-cell>
          <table:table-cell table:style-name="ce175" office:value-type="string" calcext:value-type="string">
            <text:p>No. Retención</text:p>
          </table:table-cell>
          <table:table-cell table:style-name="ce175" office:value-type="string" calcext:value-type="string">
            <text:p>No. Autorización</text:p>
          </table:table-cell>
          <table:table-cell table:style-name="ce175" office:value-type="string" calcext:value-type="string">
            <text:p>1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2.75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8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1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0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Otros %</text:p>
          </table:table-cell>
          <table:table-cell table:style-name="ce175" office:value-type="string" calcext:value-type="string">
            <text:p>Cod.</text:p>
          </table:table-cell>
          <table:table-cell table:style-name="ce175" office:value-type="string" calcext:value-type="string">
            <text:p>Subtotal</text:p>
          </table:table-cell>
          <table:table-cell table:style-name="ce175" office:value-type="string" calcext:value-type="string">
            <text:p>Total Retenciones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3/10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09000787; PTO 202009000783</text:p>
          </table:table-cell>
          <table:table-cell table:style-name="ce176" office:value-type="string" calcext:value-type="string">
            <text:p>FAC 001-001-000000613</text:p>
          </table:table-cell>
          <table:table-cell table:style-name="ce176" office:value-type="string" calcext:value-type="string">
            <text:p>13102020010992333618001200100100000061312417724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0000009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35.45" calcext:value-type="float">
            <text:p>35.4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5.45" calcext:value-type="float">
            <text:p>35.45</text:p>
          </table:table-cell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001-004-000016165</text:p>
          </table:table-cell>
          <table:table-cell table:style-name="ce176" office:value-type="string" calcext:value-type="string">
            <text:p>14122020071791321596001200100400001616500016165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.6" calcext:value-type="float">
            <text:p>11.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1.6" calcext:value-type="float">
            <text:p>11.6</text:p>
          </table:table-cell>
          <table:table-cell table:style-name="ce176" office:value-type="float" office:value="47.05" calcext:value-type="float">
            <text:p>47.0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7/11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1000834; PTO 202011000833</text:p>
          </table:table-cell>
          <table:table-cell table:style-name="ce176" office:value-type="string" calcext:value-type="string">
            <text:p>FAC 001-001-000000646</text:p>
          </table:table-cell>
          <table:table-cell table:style-name="ce176" office:value-type="string" calcext:value-type="string">
            <text:p>17112020010992333618001200100100000064613590904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4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72.49" calcext:value-type="float">
            <text:p>72.49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2.49" calcext:value-type="float">
            <text:p>72.49</text:p>
          </table:table-cell>
          <table:table-cell table:style-name="ce176" office:value-type="string" calcext:value-type="string">
            <text:p>23/12/2020</text:p>
          </table:table-cell>
          <table:table-cell table:style-name="ce176" office:value-type="string" calcext:value-type="string">
            <text:p>001-004-000017069</text:p>
          </table:table-cell>
          <table:table-cell table:style-name="ce176" office:value-type="string" calcext:value-type="string">
            <text:p>2312202007179132159600120010040000170690001706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3.73" calcext:value-type="float">
            <text:p>23.7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3.73" calcext:value-type="float">
            <text:p>23.73</text:p>
          </table:table-cell>
          <table:table-cell table:style-name="ce176" office:value-type="float" office:value="96.22" calcext:value-type="float">
            <text:p>96.2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royecto Visibilidad Roma 2020 - PTO 202011000825</text:p>
          </table:table-cell>
          <table:table-cell table:style-name="ce176" office:value-type="string" calcext:value-type="string">
            <text:p>FAC 001-001-000000652</text:p>
          </table:table-cell>
          <table:table-cell table:style-name="ce176" office:value-type="string" calcext:value-type="string">
            <text:p>26112020010992333618001200100100000065213921542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29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8650.66" calcext:value-type="float">
            <text:p>8650.6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650.66" calcext:value-type="float">
            <text:p>8650.66</text:p>
          </table:table-cell>
          <table:table-cell table:style-name="ce176" office:value-type="string" calcext:value-type="string">
            <text:p>11/12/2020</text:p>
          </table:table-cell>
          <table:table-cell table:style-name="ce176" office:value-type="string" calcext:value-type="string">
            <text:p>001-020-000060224</text:p>
          </table:table-cell>
          <table:table-cell table:style-name="ce176" office:value-type="string" calcext:value-type="string">
            <text:p>11122020070990049459001200102000006022451069218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832.06" calcext:value-type="float">
            <text:p>2832.0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832.06" calcext:value-type="float">
            <text:p>2832.06</text:p>
          </table:table-cell>
          <table:table-cell table:style-name="ce176" office:value-type="float" office:value="11482.72" calcext:value-type="float">
            <text:p>11482.7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6/11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Visibilidad Mini Cooper - PTO 202011000842</text:p>
          </table:table-cell>
          <table:table-cell table:style-name="ce176" office:value-type="string" calcext:value-type="string">
            <text:p>FAC 001-001-000000653</text:p>
          </table:table-cell>
          <table:table-cell table:style-name="ce176" office:value-type="string" calcext:value-type="string">
            <text:p>26112020010992333618001200100100000065313923190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1000030</text:p>
          </table:table-cell>
          <table:table-cell table:style-name="ce176"/>
          <table:table-cell table:number-columns-repeated="5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-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76" office:value-type="float" office:value="1430.02" calcext:value-type="float">
            <text:p>1430.0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30.02" calcext:value-type="float">
            <text:p>1430.02</text:p>
          </table:table-cell>
          <table:table-cell table:style-name="ce176" office:value-type="string" calcext:value-type="string">
            <text:p>01/12/2020</text:p>
          </table:table-cell>
          <table:table-cell table:style-name="ce176" office:value-type="string" calcext:value-type="string">
            <text:p>001-020-000059321</text:p>
          </table:table-cell>
          <table:table-cell table:style-name="ce176" office:value-type="string" calcext:value-type="string">
            <text:p>01122020070990049459001200102000005932124831280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68.16" calcext:value-type="float">
            <text:p>468.16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68.16" calcext:value-type="float">
            <text:p>468.16</text:p>
          </table:table-cell>
          <table:table-cell table:style-name="ce176" office:value-type="float" office:value="1898.18" calcext:value-type="float">
            <text:p>1898.1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1/1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1000835; PTO 202011000831; PTO 202011000828</text:p>
          </table:table-cell>
          <table:table-cell table:style-name="ce176" office:value-type="string" calcext:value-type="string">
            <text:p>FAC 001-001-000000654</text:p>
          </table:table-cell>
          <table:table-cell table:style-name="ce176" office:value-type="string" calcext:value-type="string">
            <text:p>01122020010992333618001200100100000065414038021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1</text:p>
          </table:table-cell>
          <table:table-cell table:style-name="ce176"/>
          <table:table-cell table:style-name="ce176" office:value-type="float" office:value="444" calcext:value-type="float">
            <text:p>44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44" calcext:value-type="float">
            <text:p>444</text:p>
          </table:table-cell>
          <table:table-cell table:style-name="ce176" office:value-type="float" office:value="53.28" calcext:value-type="float">
            <text:p>53.2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97.28" calcext:value-type="float">
            <text:p>497.2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7.3" calcext:value-type="float">
            <text:p>37.3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7.3" calcext:value-type="float">
            <text:p>37.3</text:p>
          </table:table-cell>
          <table:table-cell table:style-name="ce176" office:value-type="string" calcext:value-type="string">
            <text:p>31/12/2020</text:p>
          </table:table-cell>
          <table:table-cell table:style-name="ce176" office:value-type="string" calcext:value-type="string">
            <text:p>001-004-000018278</text:p>
          </table:table-cell>
          <table:table-cell table:style-name="ce176" office:value-type="string" calcext:value-type="string">
            <text:p>31122020071791321596001200100400001827800018278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21" calcext:value-type="float">
            <text:p>12.2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21" calcext:value-type="float">
            <text:p>12.21</text:p>
          </table:table-cell>
          <table:table-cell table:style-name="ce176" office:value-type="float" office:value="49.51" calcext:value-type="float">
            <text:p>49.51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1/1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table:style-name="ce176" office:value-type="string" calcext:value-type="string">
            <text:p>FAC 001-001-000000655</text:p>
          </table:table-cell>
          <table:table-cell table:style-name="ce176" office:value-type="string" calcext:value-type="string">
            <text:p>01122020010992333618001200100100000065514038390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2</text:p>
          </table:table-cell>
          <table:table-cell table:style-name="ce176"/>
          <table:table-cell table:style-name="ce176" office:value-type="float" office:value="1980" calcext:value-type="float">
            <text:p>198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980" calcext:value-type="float">
            <text:p>1980</text:p>
          </table:table-cell>
          <table:table-cell table:style-name="ce176" office:value-type="float" office:value="237.6" calcext:value-type="float">
            <text:p>237.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17.6" calcext:value-type="float">
            <text:p>2217.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66.32" calcext:value-type="float">
            <text:p>166.3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66.32" calcext:value-type="float">
            <text:p>166.32</text:p>
          </table:table-cell>
          <table:table-cell table:style-name="ce176" office:value-type="string" calcext:value-type="string">
            <text:p>30/12/2020</text:p>
          </table:table-cell>
          <table:table-cell table:style-name="ce176" office:value-type="string" calcext:value-type="string">
            <text:p>014-005-000064744</text:p>
          </table:table-cell>
          <table:table-cell table:style-name="ce176" office:value-type="string" calcext:value-type="string">
            <text:p>30122020070992526742001201400500006474458162743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4.65" calcext:value-type="float">
            <text:p>34.6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4.65" calcext:value-type="float">
            <text:p>34.65</text:p>
          </table:table-cell>
          <table:table-cell table:style-name="ce176" office:value-type="float" office:value="200.97" calcext:value-type="float">
            <text:p>200.97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1/1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ompra de camiseta - PTO 202010000807_x000D_</text:p>
            <text:p>Pedido # 5002706482_x000D_</text:p>
            <text:p>Hoja de entrada #1010688921</text:p>
          </table:table-cell>
          <table:table-cell table:style-name="ce176" office:value-type="string" calcext:value-type="string">
            <text:p>FAC 001-001-000000656</text:p>
          </table:table-cell>
          <table:table-cell table:style-name="ce176" office:value-type="string" calcext:value-type="string">
            <text:p>01122020010992333618001200100100000065614038452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3</text:p>
          </table:table-cell>
          <table:table-cell table:style-name="ce176"/>
          <table:table-cell table:style-name="ce176" office:value-type="float" office:value="466.4" calcext:value-type="float">
            <text:p>466.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66.4" calcext:value-type="float">
            <text:p>466.4</text:p>
          </table:table-cell>
          <table:table-cell table:style-name="ce176" office:value-type="float" office:value="55.97" calcext:value-type="float">
            <text:p>55.9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22.37" calcext:value-type="float">
            <text:p>522.3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9.18" calcext:value-type="float">
            <text:p>39.1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9.18" calcext:value-type="float">
            <text:p>39.18</text:p>
          </table:table-cell>
          <table:table-cell table:style-name="ce176" office:value-type="string" calcext:value-type="string">
            <text:p>30/12/2020</text:p>
          </table:table-cell>
          <table:table-cell table:style-name="ce176" office:value-type="string" calcext:value-type="string">
            <text:p>014-005-000064746</text:p>
          </table:table-cell>
          <table:table-cell table:style-name="ce176" office:value-type="string" calcext:value-type="string">
            <text:p>30122020070992526742001201400500006474636145827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16" calcext:value-type="float">
            <text:p>8.16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8.16" calcext:value-type="float">
            <text:p>8.16</text:p>
          </table:table-cell>
          <table:table-cell table:style-name="ce176" office:value-type="float" office:value="47.34" calcext:value-type="float">
            <text:p>47.34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4/1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TRASLADO ELEMENTOS CN - PTO 202002000638_x000D_</text:p>
            <text:p>Pedido # 5002646131_x000D_</text:p>
            <text:p>Hoja de entrada # 1010727578</text:p>
          </table:table-cell>
          <table:table-cell table:style-name="ce176" office:value-type="string" calcext:value-type="string">
            <text:p>FAC 001-001-000000657</text:p>
          </table:table-cell>
          <table:table-cell table:style-name="ce176" office:value-type="string" calcext:value-type="string">
            <text:p>04122020010992333618001200100100000065714117825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4</text:p>
          </table:table-cell>
          <table:table-cell table:style-name="ce176"/>
          <table:table-cell table:style-name="ce176" office:value-type="float" office:value="220" calcext:value-type="float">
            <text:p>22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20" calcext:value-type="float">
            <text:p>220</text:p>
          </table:table-cell>
          <table:table-cell table:style-name="ce176" office:value-type="float" office:value="26.4" calcext:value-type="float">
            <text:p>26.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46.4" calcext:value-type="float">
            <text:p>246.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8.48" calcext:value-type="float">
            <text:p>18.4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8.48" calcext:value-type="float">
            <text:p>18.48</text:p>
          </table:table-cell>
          <table:table-cell table:style-name="ce176" office:value-type="string" calcext:value-type="string">
            <text:p>31/12/2020</text:p>
          </table:table-cell>
          <table:table-cell table:style-name="ce176" office:value-type="string" calcext:value-type="string">
            <text:p>014-005-000064833</text:p>
          </table:table-cell>
          <table:table-cell table:style-name="ce176" office:value-type="string" calcext:value-type="string">
            <text:p>31122020070992526742001201400500006483316845273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85" calcext:value-type="float">
            <text:p>3.85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85" calcext:value-type="float">
            <text:p>3.85</text:p>
          </table:table-cell>
          <table:table-cell table:style-name="ce176" office:value-type="float" office:value="22.33" calcext:value-type="float">
            <text:p>22.3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4/12/2020</text:p>
          </table:table-cell>
          <table:table-cell table:style-name="ce176" office:value-type="string" calcext:value-type="string">
            <text:p>0905907895001</text:p>
          </table:table-cell>
          <table:table-cell table:style-name="ce176" office:value-type="string" calcext:value-type="string">
            <text:p>JENNY VERONICA ALVEAR CUCALON</text:p>
          </table:table-cell>
          <table:table-cell table:style-name="ce176" office:value-type="string" calcext:value-type="string">
            <text:p>Eventos CN QUITO y GYE <text:s text:c="2"/>- PTO 202011000850</text:p>
          </table:table-cell>
          <table:table-cell table:style-name="ce176" office:value-type="string" calcext:value-type="string">
            <text:p>FAC 001-001-000000658</text:p>
          </table:table-cell>
          <table:table-cell table:style-name="ce176" office:value-type="string" calcext:value-type="string">
            <text:p>041220200109923336180012001001000000658141179001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5</text:p>
          </table:table-cell>
          <table:table-cell table:style-name="ce176"/>
          <table:table-cell table:style-name="ce176" office:value-type="float" office:value="1379.28" calcext:value-type="float">
            <text:p>1379.2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79.28" calcext:value-type="float">
            <text:p>1379.28</text:p>
          </table:table-cell>
          <table:table-cell table:style-name="ce176" office:value-type="float" office:value="165.51" calcext:value-type="float">
            <text:p>165.5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44.79" calcext:value-type="float">
            <text:p>1544.79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33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5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VILEDA - PTO 202011000837</text:p>
          </table:table-cell>
          <table:table-cell table:style-name="ce176" office:value-type="string" calcext:value-type="string">
            <text:p>FAC 001-001-000000659</text:p>
          </table:table-cell>
          <table:table-cell table:style-name="ce176" office:value-type="string" calcext:value-type="string">
            <text:p>05122020010992333618001200100100000065914160103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6</text:p>
          </table:table-cell>
          <table:table-cell table:style-name="ce176"/>
          <table:table-cell table:style-name="ce176" office:value-type="float" office:value="3360.5" calcext:value-type="float">
            <text:p>3360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360.5" calcext:value-type="float">
            <text:p>3360.5</text:p>
          </table:table-cell>
          <table:table-cell table:style-name="ce176" office:value-type="float" office:value="403.26" calcext:value-type="float">
            <text:p>403.2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763.76" calcext:value-type="float">
            <text:p>3763.7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82.28" calcext:value-type="float">
            <text:p>282.2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82.28" calcext:value-type="float">
            <text:p>282.28</text:p>
          </table:table-cell>
          <table:table-cell table:style-name="ce176" office:value-type="string" calcext:value-type="string">
            <text:p>23/12/2020</text:p>
          </table:table-cell>
          <table:table-cell table:style-name="ce176" office:value-type="string" calcext:value-type="string">
            <text:p>001-050-000401689</text:p>
          </table:table-cell>
          <table:table-cell table:style-name="ce176" office:value-type="string" calcext:value-type="string">
            <text:p>23122020071390012949001200105000040168913900129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2.41" calcext:value-type="float">
            <text:p>92.4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2.41" calcext:value-type="float">
            <text:p>92.41</text:p>
          </table:table-cell>
          <table:table-cell table:style-name="ce176" office:value-type="float" office:value="374.69" calcext:value-type="float">
            <text:p>374.69</text:p>
          </table:table-cell>
          <table:table-cell table:number-columns-repeated="19"/>
        </table:table-row>
        <table:table-row table:style-name="ro5">
          <table:table-cell table:style-name="ce176" office:value-type="string" calcext:value-type="string">
            <text:p>05/1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Evento Tennis Club Samborondón - PTO 202012000853_x000D_</text:p>
            <text:p># de solicitud 128114</text:p>
          </table:table-cell>
          <table:table-cell table:style-name="ce176" office:value-type="string" calcext:value-type="string">
            <text:p>FAC 001-001-000000660</text:p>
          </table:table-cell>
          <table:table-cell table:style-name="ce176" office:value-type="string" calcext:value-type="string">
            <text:p>051220200109923336180012001001000000660141601291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7</text:p>
          </table:table-cell>
          <table:table-cell table:style-name="ce176"/>
          <table:table-cell table:style-name="ce176" office:value-type="float" office:value="571.2" calcext:value-type="float">
            <text:p>571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71.2" calcext:value-type="float">
            <text:p>571.2</text:p>
          </table:table-cell>
          <table:table-cell table:style-name="ce176" office:value-type="float" office:value="68.54" calcext:value-type="float">
            <text:p>68.5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39.74" calcext:value-type="float">
            <text:p>639.7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7.98" calcext:value-type="float">
            <text:p>47.9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7.98" calcext:value-type="float">
            <text:p>47.98</text:p>
          </table:table-cell>
          <table:table-cell table:style-name="ce176" office:value-type="string" calcext:value-type="string">
            <text:p>11/12/2020</text:p>
          </table:table-cell>
          <table:table-cell table:style-name="ce176" office:value-type="string" calcext:value-type="string">
            <text:p>001-020-000060225</text:p>
          </table:table-cell>
          <table:table-cell table:style-name="ce176" office:value-type="string" calcext:value-type="string">
            <text:p>1112202007099004945900120010200000602258365222413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71" calcext:value-type="float">
            <text:p>15.7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5.71" calcext:value-type="float">
            <text:p>15.71</text:p>
          </table:table-cell>
          <table:table-cell table:style-name="ce176" office:value-type="float" office:value="63.69" calcext:value-type="float">
            <text:p>63.69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05/1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Medallas y trofeo para torneo fútbol Torremar - PTO 202012000852_x000D_</text:p>
            <text:p>Solicitud # 128113_x000D_</text:p>
            <text:p/>
          </table:table-cell>
          <table:table-cell table:style-name="ce176" office:value-type="string" calcext:value-type="string">
            <text:p>FAC 001-001-000000661</text:p>
          </table:table-cell>
          <table:table-cell table:style-name="ce176" office:value-type="string" calcext:value-type="string">
            <text:p>05122020010992333618001200100100000066114160146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8</text:p>
          </table:table-cell>
          <table:table-cell table:style-name="ce176"/>
          <table:table-cell table:style-name="ce176" office:value-type="float" office:value="758.8" calcext:value-type="float">
            <text:p>758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58.8" calcext:value-type="float">
            <text:p>758.8</text:p>
          </table:table-cell>
          <table:table-cell table:style-name="ce176" office:value-type="float" office:value="91.06" calcext:value-type="float">
            <text:p>91.0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49.86" calcext:value-type="float">
            <text:p>849.8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3.74" calcext:value-type="float">
            <text:p>63.7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3.74" calcext:value-type="float">
            <text:p>63.74</text:p>
          </table:table-cell>
          <table:table-cell table:style-name="ce176" office:value-type="string" calcext:value-type="string">
            <text:p>11/12/2020</text:p>
          </table:table-cell>
          <table:table-cell table:style-name="ce176" office:value-type="string" calcext:value-type="string">
            <text:p>001-020-000060226</text:p>
          </table:table-cell>
          <table:table-cell table:style-name="ce176" office:value-type="string" calcext:value-type="string">
            <text:p>11122020070990049459001200102000006022656528013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87" calcext:value-type="float">
            <text:p>20.8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87" calcext:value-type="float">
            <text:p>20.87</text:p>
          </table:table-cell>
          <table:table-cell table:style-name="ce176" office:value-type="float" office:value="84.61" calcext:value-type="float">
            <text:p>84.6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08/1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1000844; PTO 202011000832; PTO 202011000820</text:p>
          </table:table-cell>
          <table:table-cell table:style-name="ce176" office:value-type="string" calcext:value-type="string">
            <text:p>FAC 001-001-000000662</text:p>
          </table:table-cell>
          <table:table-cell table:style-name="ce176" office:value-type="string" calcext:value-type="string">
            <text:p>08122020010992333618001200100100000066214222331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09</text:p>
          </table:table-cell>
          <table:table-cell table:style-name="ce176"/>
          <table:table-cell table:style-name="ce176" office:value-type="float" office:value="881" calcext:value-type="float">
            <text:p>88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881" calcext:value-type="float">
            <text:p>881</text:p>
          </table:table-cell>
          <table:table-cell table:style-name="ce176" office:value-type="float" office:value="105.72" calcext:value-type="float">
            <text:p>105.7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86.72" calcext:value-type="float">
            <text:p>986.7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74" calcext:value-type="float">
            <text:p>7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74" calcext:value-type="float">
            <text:p>74</text:p>
          </table:table-cell>
          <table:table-cell table:style-name="ce176" office:value-type="string" calcext:value-type="string">
            <text:p>31/12/2020</text:p>
          </table:table-cell>
          <table:table-cell table:style-name="ce176" office:value-type="string" calcext:value-type="string">
            <text:p>001-004-000018280</text:p>
          </table:table-cell>
          <table:table-cell table:style-name="ce176" office:value-type="string" calcext:value-type="string">
            <text:p>3112202007179132159600120010040000182800001828018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23" calcext:value-type="float">
            <text:p>24.2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4.23" calcext:value-type="float">
            <text:p>24.23</text:p>
          </table:table-cell>
          <table:table-cell table:style-name="ce176" office:value-type="float" office:value="98.23" calcext:value-type="float">
            <text:p>98.23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0/1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Retiro de vinil del Bus de la Selección - PTO 202011000848_x000D_</text:p>
            <text:p>Hoja de entrada #1010740817_x000D_</text:p>
            <text:p>Pedido #5002714371</text:p>
          </table:table-cell>
          <table:table-cell table:style-name="ce176" office:value-type="string" calcext:value-type="string">
            <text:p>FAC 001-001-000000663</text:p>
          </table:table-cell>
          <table:table-cell table:style-name="ce176" office:value-type="string" calcext:value-type="string">
            <text:p>10122020010992333618001200100100000066314283077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0</text:p>
          </table:table-cell>
          <table:table-cell table:style-name="ce176"/>
          <table:table-cell table:style-name="ce176" office:value-type="float" office:value="385" calcext:value-type="float">
            <text:p>38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85" calcext:value-type="float">
            <text:p>385</text:p>
          </table:table-cell>
          <table:table-cell table:style-name="ce176" office:value-type="float" office:value="46.2" calcext:value-type="float">
            <text:p>46.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31.2" calcext:value-type="float">
            <text:p>431.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2.34" calcext:value-type="float">
            <text:p>32.3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.34" calcext:value-type="float">
            <text:p>32.34</text:p>
          </table:table-cell>
          <table:table-cell table:style-name="ce176" office:value-type="string" calcext:value-type="string">
            <text:p>31/12/2020</text:p>
          </table:table-cell>
          <table:table-cell table:style-name="ce176" office:value-type="string" calcext:value-type="string">
            <text:p>014-005-000064838</text:p>
          </table:table-cell>
          <table:table-cell table:style-name="ce176" office:value-type="string" calcext:value-type="string">
            <text:p>31122020070992526742001201400500006483865243871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74" calcext:value-type="float">
            <text:p>6.74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74" calcext:value-type="float">
            <text:p>6.74</text:p>
          </table:table-cell>
          <table:table-cell table:style-name="ce176" office:value-type="float" office:value="39.08" calcext:value-type="float">
            <text:p>39.08</text:p>
          </table:table-cell>
          <table:table-cell table:number-columns-repeated="19"/>
        </table:table-row>
        <table:table-row table:style-name="ro5">
          <table:table-cell table:style-name="ce176" office:value-type="string" calcext:value-type="string">
            <text:p>10/1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Montaje Tennis Club Samborondon por 7 días - PTO 202012000862_x000D_</text:p>
            <text:p>Solicitud #128550</text:p>
          </table:table-cell>
          <table:table-cell table:style-name="ce176" office:value-type="string" calcext:value-type="string">
            <text:p>FAC 001-001-000000664</text:p>
          </table:table-cell>
          <table:table-cell table:style-name="ce176" office:value-type="string" calcext:value-type="string">
            <text:p>1012202001099233361800120010010000006641429149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1</text:p>
          </table:table-cell>
          <table:table-cell table:style-name="ce176"/>
          <table:table-cell table:style-name="ce176" office:value-type="float" office:value="235.2" calcext:value-type="float">
            <text:p>235.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35.2" calcext:value-type="float">
            <text:p>235.2</text:p>
          </table:table-cell>
          <table:table-cell table:style-name="ce176" office:value-type="float" office:value="28.22" calcext:value-type="float">
            <text:p>28.2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63.42" calcext:value-type="float">
            <text:p>263.4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9.75" calcext:value-type="float">
            <text:p>19.7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.75" calcext:value-type="float">
            <text:p>19.75</text:p>
          </table:table-cell>
          <table:table-cell table:style-name="ce176" office:value-type="string" calcext:value-type="string">
            <text:p>18/12/2020</text:p>
          </table:table-cell>
          <table:table-cell table:style-name="ce176" office:value-type="string" calcext:value-type="string">
            <text:p>001-020-000060933</text:p>
          </table:table-cell>
          <table:table-cell table:style-name="ce176" office:value-type="string" calcext:value-type="string">
            <text:p>18122020070990049459001200102000006093351069218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47" calcext:value-type="float">
            <text:p>6.4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6.47" calcext:value-type="float">
            <text:p>6.47</text:p>
          </table:table-cell>
          <table:table-cell table:style-name="ce176" office:value-type="float" office:value="26.22" calcext:value-type="float">
            <text:p>26.2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FUNDACION <text:s/>- PTO 202012000869</text:p>
          </table:table-cell>
          <table:table-cell table:style-name="ce176" office:value-type="string" calcext:value-type="string">
            <text:p>FAC 001-001-000000665</text:p>
          </table:table-cell>
          <table:table-cell table:style-name="ce176" office:value-type="string" calcext:value-type="string">
            <text:p>14122020010992333618001200100100000066514394290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2</text:p>
          </table:table-cell>
          <table:table-cell table:style-name="ce176"/>
          <table:table-cell table:style-name="ce176" office:value-type="float" office:value="462" calcext:value-type="float">
            <text:p>462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62" calcext:value-type="float">
            <text:p>462</text:p>
          </table:table-cell>
          <table:table-cell table:style-name="ce176" office:value-type="float" office:value="55.44" calcext:value-type="float">
            <text:p>55.4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17.44" calcext:value-type="float">
            <text:p>517.4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8.81" calcext:value-type="float">
            <text:p>38.8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8.81" calcext:value-type="float">
            <text:p>38.81</text:p>
          </table:table-cell>
          <table:table-cell table:style-name="ce176" office:value-type="string" calcext:value-type="string">
            <text:p>17/12/2020</text:p>
          </table:table-cell>
          <table:table-cell table:style-name="ce176" office:value-type="string" calcext:value-type="string">
            <text:p>001-050-000399460</text:p>
          </table:table-cell>
          <table:table-cell table:style-name="ce176" office:value-type="string" calcext:value-type="string">
            <text:p>1712202007139001294900120010500003994601390012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7" calcext:value-type="float">
            <text:p>12.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7" calcext:value-type="float">
            <text:p>12.7</text:p>
          </table:table-cell>
          <table:table-cell table:style-name="ce176" office:value-type="float" office:value="51.51" calcext:value-type="float">
            <text:p>51.5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de premios a ganadores GYE <text:s/>- PTO 202012000868</text:p>
          </table:table-cell>
          <table:table-cell table:style-name="ce176" office:value-type="string" calcext:value-type="string">
            <text:p>FAC 001-001-000000666</text:p>
          </table:table-cell>
          <table:table-cell table:style-name="ce176" office:value-type="string" calcext:value-type="string">
            <text:p>14122020010992333618001200100100000066614394312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3</text:p>
          </table:table-cell>
          <table:table-cell table:style-name="ce176"/>
          <table:table-cell table:style-name="ce176" office:value-type="float" office:value="137.5" calcext:value-type="float">
            <text:p>137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7.5" calcext:value-type="float">
            <text:p>137.5</text:p>
          </table:table-cell>
          <table:table-cell table:style-name="ce176" office:value-type="float" office:value="16.5" calcext:value-type="float">
            <text:p>16.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4" calcext:value-type="float">
            <text:p>15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.55" calcext:value-type="float">
            <text:p>11.5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.55" calcext:value-type="float">
            <text:p>11.55</text:p>
          </table:table-cell>
          <table:table-cell table:style-name="ce176" office:value-type="string" calcext:value-type="string">
            <text:p>23/12/2020</text:p>
          </table:table-cell>
          <table:table-cell table:style-name="ce176" office:value-type="string" calcext:value-type="string">
            <text:p>001-050-000401417</text:p>
          </table:table-cell>
          <table:table-cell table:style-name="ce176" office:value-type="string" calcext:value-type="string">
            <text:p>23122020071390012949001200105000040141713900129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78" calcext:value-type="float">
            <text:p>3.7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.78" calcext:value-type="float">
            <text:p>3.78</text:p>
          </table:table-cell>
          <table:table-cell table:style-name="ce176" office:value-type="float" office:value="15.33" calcext:value-type="float">
            <text:p>15.33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de premios ganadores NAVIDAD - PTO 202012000867</text:p>
          </table:table-cell>
          <table:table-cell table:style-name="ce176" office:value-type="string" calcext:value-type="string">
            <text:p>FAC 001-001-000000667</text:p>
          </table:table-cell>
          <table:table-cell table:style-name="ce176" office:value-type="string" calcext:value-type="string">
            <text:p>141220200109923336180012001001000000667143943401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4</text:p>
          </table:table-cell>
          <table:table-cell table:style-name="ce176"/>
          <table:table-cell table:style-name="ce176" office:value-type="float" office:value="2622.95" calcext:value-type="float">
            <text:p>2622.9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622.95" calcext:value-type="float">
            <text:p>2622.95</text:p>
          </table:table-cell>
          <table:table-cell table:style-name="ce176" office:value-type="float" office:value="314.75" calcext:value-type="float">
            <text:p>314.75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937.7" calcext:value-type="float">
            <text:p>2937.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20.32" calcext:value-type="float">
            <text:p>220.3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20.32" calcext:value-type="float">
            <text:p>220.32</text:p>
          </table:table-cell>
          <table:table-cell table:style-name="ce176" office:value-type="string" calcext:value-type="string">
            <text:p>23/12/2020</text:p>
          </table:table-cell>
          <table:table-cell table:style-name="ce176" office:value-type="string" calcext:value-type="string">
            <text:p>001-050-000401416</text:p>
          </table:table-cell>
          <table:table-cell table:style-name="ce176" office:value-type="string" calcext:value-type="string">
            <text:p>231220200713900129490012001050000401416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2.13" calcext:value-type="float">
            <text:p>72.1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2.13" calcext:value-type="float">
            <text:p>72.13</text:p>
          </table:table-cell>
          <table:table-cell table:style-name="ce176" office:value-type="float" office:value="292.45" calcext:value-type="float">
            <text:p>292.45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NAPPIS INFLUENCERS - PTO 202012000866</text:p>
          </table:table-cell>
          <table:table-cell table:style-name="ce176" office:value-type="string" calcext:value-type="string">
            <text:p>FAC 001-001-000000668</text:p>
          </table:table-cell>
          <table:table-cell table:style-name="ce176" office:value-type="string" calcext:value-type="string">
            <text:p>14122020010992333618001200100100000066814394370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5</text:p>
          </table:table-cell>
          <table:table-cell table:style-name="ce176"/>
          <table:table-cell table:style-name="ce176" office:value-type="float" office:value="1096.48" calcext:value-type="float">
            <text:p>1096.4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096.48" calcext:value-type="float">
            <text:p>1096.48</text:p>
          </table:table-cell>
          <table:table-cell table:style-name="ce176" office:value-type="float" office:value="131.58" calcext:value-type="float">
            <text:p>131.5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228.06" calcext:value-type="float">
            <text:p>1228.0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92.11" calcext:value-type="float">
            <text:p>92.1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92.11" calcext:value-type="float">
            <text:p>92.11</text:p>
          </table:table-cell>
          <table:table-cell table:style-name="ce176" office:value-type="string" calcext:value-type="string">
            <text:p>23/12/2020</text:p>
          </table:table-cell>
          <table:table-cell table:style-name="ce176" office:value-type="string" calcext:value-type="string">
            <text:p>001-050-000401415</text:p>
          </table:table-cell>
          <table:table-cell table:style-name="ce176" office:value-type="string" calcext:value-type="string">
            <text:p>231220200713900129490012001050000401415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.15" calcext:value-type="float">
            <text:p>30.15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0.15" calcext:value-type="float">
            <text:p>30.15</text:p>
          </table:table-cell>
          <table:table-cell table:style-name="ce176" office:value-type="float" office:value="122.26" calcext:value-type="float">
            <text:p>122.2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víos nacional y gye premios - PTO 202012000858</text:p>
          </table:table-cell>
          <table:table-cell table:style-name="ce176" office:value-type="string" calcext:value-type="string">
            <text:p>FAC 001-001-000000669</text:p>
          </table:table-cell>
          <table:table-cell table:style-name="ce176" office:value-type="string" calcext:value-type="string">
            <text:p>14122020010992333618001200100100000066914394388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6</text:p>
          </table:table-cell>
          <table:table-cell table:style-name="ce176"/>
          <table:table-cell table:style-name="ce176" office:value-type="float" office:value="440.77" calcext:value-type="float">
            <text:p>440.7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40.77" calcext:value-type="float">
            <text:p>440.77</text:p>
          </table:table-cell>
          <table:table-cell table:style-name="ce176" office:value-type="float" office:value="52.89" calcext:value-type="float">
            <text:p>52.8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93.66" calcext:value-type="float">
            <text:p>493.6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7.02" calcext:value-type="float">
            <text:p>37.0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7.02" calcext:value-type="float">
            <text:p>37.02</text:p>
          </table:table-cell>
          <table:table-cell table:style-name="ce176" office:value-type="string" calcext:value-type="string">
            <text:p>17/12/2020</text:p>
          </table:table-cell>
          <table:table-cell table:style-name="ce176" office:value-type="string" calcext:value-type="string">
            <text:p>001-050-000399461</text:p>
          </table:table-cell>
          <table:table-cell table:style-name="ce176" office:value-type="string" calcext:value-type="string">
            <text:p>171220200713900129490012001050000399461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12" calcext:value-type="float">
            <text:p>12.1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2.12" calcext:value-type="float">
            <text:p>12.12</text:p>
          </table:table-cell>
          <table:table-cell table:style-name="ce176" office:value-type="float" office:value="49.14" calcext:value-type="float">
            <text:p>49.14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4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KITS NINACURO SIEMBRA - PTO 202011000836</text:p>
          </table:table-cell>
          <table:table-cell table:style-name="ce176" office:value-type="string" calcext:value-type="string">
            <text:p>FAC 001-001-000000670</text:p>
          </table:table-cell>
          <table:table-cell table:style-name="ce176" office:value-type="string" calcext:value-type="string">
            <text:p>14122020010992333618001200100100000067014394413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7</text:p>
          </table:table-cell>
          <table:table-cell table:style-name="ce176"/>
          <table:table-cell table:style-name="ce176" office:value-type="float" office:value="1751.64" calcext:value-type="float">
            <text:p>1751.64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751.64" calcext:value-type="float">
            <text:p>1751.64</text:p>
          </table:table-cell>
          <table:table-cell table:style-name="ce176" office:value-type="float" office:value="210.2" calcext:value-type="float">
            <text:p>210.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961.84" calcext:value-type="float">
            <text:p>1961.8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47.14" calcext:value-type="float">
            <text:p>147.14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47.14" calcext:value-type="float">
            <text:p>147.14</text:p>
          </table:table-cell>
          <table:table-cell table:style-name="ce176" office:value-type="string" calcext:value-type="string">
            <text:p>17/12/2020</text:p>
          </table:table-cell>
          <table:table-cell table:style-name="ce176" office:value-type="string" calcext:value-type="string">
            <text:p>001-050-000399462</text:p>
          </table:table-cell>
          <table:table-cell table:style-name="ce176" office:value-type="string" calcext:value-type="string">
            <text:p>171220200713900129490012001050000399462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8.17" calcext:value-type="float">
            <text:p>48.17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48.17" calcext:value-type="float">
            <text:p>48.17</text:p>
          </table:table-cell>
          <table:table-cell table:style-name="ce176" office:value-type="float" office:value="195.31" calcext:value-type="float">
            <text:p>195.31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5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PERSONAL DICIEMBRE NUEVO FORMATO - PTO 202012000856</text:p>
          </table:table-cell>
          <table:table-cell table:style-name="ce176" office:value-type="string" calcext:value-type="string">
            <text:p>FAC 001-001-000000671</text:p>
          </table:table-cell>
          <table:table-cell table:style-name="ce176" office:value-type="string" calcext:value-type="string">
            <text:p>1512202001099233361800120010010000006711442110211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8</text:p>
          </table:table-cell>
          <table:table-cell table:style-name="ce176"/>
          <table:table-cell table:style-name="ce176" office:value-type="float" office:value="1342.38" calcext:value-type="float">
            <text:p>1342.3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1342.38" calcext:value-type="float">
            <text:p>1342.38</text:p>
          </table:table-cell>
          <table:table-cell table:style-name="ce176" office:value-type="float" office:value="161.09" calcext:value-type="float">
            <text:p>161.09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503.47" calcext:value-type="float">
            <text:p>1503.47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112.76" calcext:value-type="float">
            <text:p>112.7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12.76" calcext:value-type="float">
            <text:p>112.76</text:p>
          </table:table-cell>
          <table:table-cell table:style-name="ce176" office:value-type="string" calcext:value-type="string">
            <text:p>23/12/2020</text:p>
          </table:table-cell>
          <table:table-cell table:style-name="ce176" office:value-type="string" calcext:value-type="string">
            <text:p>001-050-000401414</text:p>
          </table:table-cell>
          <table:table-cell table:style-name="ce176" office:value-type="string" calcext:value-type="string">
            <text:p>2312202007139001294900120010500004014141390012914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6.92" calcext:value-type="float">
            <text:p>36.9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36.92" calcext:value-type="float">
            <text:p>36.92</text:p>
          </table:table-cell>
          <table:table-cell table:style-name="ce176" office:value-type="float" office:value="149.68" calcext:value-type="float">
            <text:p>149.68</text:p>
          </table:table-cell>
          <table:table-cell table:number-columns-repeated="19"/>
        </table:table-row>
        <table:table-row table:style-name="ro11">
          <table:table-cell table:style-name="ce176" office:value-type="string" calcext:value-type="string">
            <text:p>15/12/2020</text:p>
          </table:table-cell>
          <table:table-cell table:style-name="ce176" office:value-type="string" calcext:value-type="string">
            <text:p>0992526742001</text:p>
          </table:table-cell>
          <table:table-cell table:style-name="ce176" office:value-type="string" calcext:value-type="string">
            <text:p>DINADEC S.A.</text:p>
          </table:table-cell>
          <table:table-cell table:style-name="ce176" office:value-type="string" calcext:value-type="string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table:style-name="ce176" office:value-type="string" calcext:value-type="string">
            <text:p>FAC 001-001-000000672</text:p>
          </table:table-cell>
          <table:table-cell table:style-name="ce176" office:value-type="string" calcext:value-type="string">
            <text:p>15122020010992333618001200100100000067214428453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19</text:p>
          </table:table-cell>
          <table:table-cell table:style-name="ce176"/>
          <table:table-cell table:style-name="ce176" office:value-type="float" office:value="4228.61" calcext:value-type="float">
            <text:p>4228.61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4228.61" calcext:value-type="float">
            <text:p>4228.61</text:p>
          </table:table-cell>
          <table:table-cell table:style-name="ce176" office:value-type="float" office:value="507.43" calcext:value-type="float">
            <text:p>507.4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736.04" calcext:value-type="float">
            <text:p>4736.0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55.2" calcext:value-type="float">
            <text:p>355.2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55.2" calcext:value-type="float">
            <text:p>355.2</text:p>
          </table:table-cell>
          <table:table-cell table:style-name="ce176" office:value-type="string" calcext:value-type="string">
            <text:p>30/12/2020</text:p>
          </table:table-cell>
          <table:table-cell table:style-name="ce176" office:value-type="string" calcext:value-type="string">
            <text:p>014-005-000064766</text:p>
          </table:table-cell>
          <table:table-cell table:style-name="ce176" office:value-type="string" calcext:value-type="string">
            <text:p>3012202007099252674200120140050000647662563781417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4" calcext:value-type="float">
            <text:p>74</text:p>
          </table:table-cell>
          <table:table-cell table:style-name="ce176" office:value-type="string" calcext:value-type="string">
            <text:p>30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4" calcext:value-type="float">
            <text:p>74</text:p>
          </table:table-cell>
          <table:table-cell table:style-name="ce176" office:value-type="float" office:value="429.2" calcext:value-type="float">
            <text:p>429.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5/1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Iluminación carro vitrina Exhibición Mini Cooper - PTO 202012000861</text:p>
          </table:table-cell>
          <table:table-cell table:style-name="ce176" office:value-type="string" calcext:value-type="string">
            <text:p>FAC 001-001-000000673</text:p>
          </table:table-cell>
          <table:table-cell table:style-name="ce176" office:value-type="string" calcext:value-type="string">
            <text:p>15122020010992333618001200100100000067314431008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0</text:p>
          </table:table-cell>
          <table:table-cell table:style-name="ce176"/>
          <table:table-cell table:style-name="ce176" office:value-type="float" office:value="716.8" calcext:value-type="float">
            <text:p>716.8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16.8" calcext:value-type="float">
            <text:p>716.8</text:p>
          </table:table-cell>
          <table:table-cell table:style-name="ce176" office:value-type="float" office:value="86.02" calcext:value-type="float">
            <text:p>86.0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02.82" calcext:value-type="float">
            <text:p>802.8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0.21" calcext:value-type="float">
            <text:p>60.2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0.21" calcext:value-type="float">
            <text:p>60.21</text:p>
          </table:table-cell>
          <table:table-cell table:style-name="ce176" office:value-type="string" calcext:value-type="string">
            <text:p>21/12/2020</text:p>
          </table:table-cell>
          <table:table-cell table:style-name="ce176" office:value-type="string" calcext:value-type="string">
            <text:p>001-020-000061180</text:p>
          </table:table-cell>
          <table:table-cell table:style-name="ce176" office:value-type="string" calcext:value-type="string">
            <text:p>211220200709900494590012001020000061180326765261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71" calcext:value-type="float">
            <text:p>19.7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9.71" calcext:value-type="float">
            <text:p>19.71</text:p>
          </table:table-cell>
          <table:table-cell table:style-name="ce176" office:value-type="float" office:value="79.92" calcext:value-type="float">
            <text:p>79.9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5/12/2020</text:p>
          </table:table-cell>
          <table:table-cell table:style-name="ce176" office:value-type="string" calcext:value-type="string">
            <text:p>0990049459001</text:p>
          </table:table-cell>
          <table:table-cell table:style-name="ce176" office:value-type="string" calcext:value-type="string">
            <text:p>BANCO GUAYAQUIL S.A.</text:p>
          </table:table-cell>
          <table:table-cell table:style-name="ce176" office:value-type="string" calcext:value-type="string">
            <text:p>Permisos Ecovia QUito - PTO 202011000851</text:p>
          </table:table-cell>
          <table:table-cell table:style-name="ce176" office:value-type="string" calcext:value-type="string">
            <text:p>FAC 001-001-000000674</text:p>
          </table:table-cell>
          <table:table-cell table:style-name="ce176" office:value-type="string" calcext:value-type="string">
            <text:p>1512202001099233361800120010010000006741443101717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1</text:p>
          </table:table-cell>
          <table:table-cell table:style-name="ce176"/>
          <table:table-cell table:style-name="ce176" office:value-type="float" office:value="39200" calcext:value-type="float">
            <text:p>39200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9200" calcext:value-type="float">
            <text:p>39200</text:p>
          </table:table-cell>
          <table:table-cell table:style-name="ce176" office:value-type="float" office:value="4704" calcext:value-type="float">
            <text:p>4704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3904" calcext:value-type="float">
            <text:p>43904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3292.8" calcext:value-type="float">
            <text:p>3292.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292.8" calcext:value-type="float">
            <text:p>3292.8</text:p>
          </table:table-cell>
          <table:table-cell table:style-name="ce176" office:value-type="string" calcext:value-type="string">
            <text:p>21/12/2020</text:p>
          </table:table-cell>
          <table:table-cell table:style-name="ce176" office:value-type="string" calcext:value-type="string">
            <text:p>001-020-000061181</text:p>
          </table:table-cell>
          <table:table-cell table:style-name="ce176" office:value-type="string" calcext:value-type="string">
            <text:p>211220200709900494590012001020000061181845657481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78" calcext:value-type="float">
            <text:p>107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078" calcext:value-type="float">
            <text:p>1078</text:p>
          </table:table-cell>
          <table:table-cell table:style-name="ce176" office:value-type="float" office:value="4370.8" calcext:value-type="float">
            <text:p>4370.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6/1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PTO 202012000865; PTO 202012000855</text:p>
          </table:table-cell>
          <table:table-cell table:style-name="ce176" office:value-type="string" calcext:value-type="string">
            <text:p>FAC 001-001-000000675</text:p>
          </table:table-cell>
          <table:table-cell table:style-name="ce176" office:value-type="string" calcext:value-type="string">
            <text:p>1612202001099233361800120010010000006751445402013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2</text:p>
          </table:table-cell>
          <table:table-cell table:style-name="ce176"/>
          <table:table-cell table:style-name="ce176" office:value-type="float" office:value="503" calcext:value-type="float">
            <text:p>503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503" calcext:value-type="float">
            <text:p>503</text:p>
          </table:table-cell>
          <table:table-cell table:style-name="ce176" office:value-type="float" office:value="60.36" calcext:value-type="float">
            <text:p>60.36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63.36" calcext:value-type="float">
            <text:p>563.36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42.25" calcext:value-type="float">
            <text:p>42.25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42.25" calcext:value-type="float">
            <text:p>42.25</text:p>
          </table:table-cell>
          <table:table-cell table:style-name="ce176" office:value-type="string" calcext:value-type="string">
            <text:p>31/12/2020</text:p>
          </table:table-cell>
          <table:table-cell table:style-name="ce176" office:value-type="string" calcext:value-type="string">
            <text:p>001-004-000018281</text:p>
          </table:table-cell>
          <table:table-cell table:style-name="ce176" office:value-type="string" calcext:value-type="string">
            <text:p>31122020071791321596001200100400001828100018281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3.83" calcext:value-type="float">
            <text:p>13.83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13.83" calcext:value-type="float">
            <text:p>13.83</text:p>
          </table:table-cell>
          <table:table-cell table:style-name="ce176" office:value-type="float" office:value="56.08" calcext:value-type="float">
            <text:p>56.0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trega ganadores ALBERTO SOLER - PTO 202012000871</text:p>
          </table:table-cell>
          <table:table-cell table:style-name="ce176" office:value-type="string" calcext:value-type="string">
            <text:p>FAC 001-001-000000676</text:p>
          </table:table-cell>
          <table:table-cell table:style-name="ce176" office:value-type="string" calcext:value-type="string">
            <text:p>181220200109923336180012001001000000676145037301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3</text:p>
          </table:table-cell>
          <table:table-cell table:style-name="ce176"/>
          <table:table-cell table:style-name="ce176" office:value-type="float" office:value="258.5" calcext:value-type="float">
            <text:p>258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258.5" calcext:value-type="float">
            <text:p>258.5</text:p>
          </table:table-cell>
          <table:table-cell table:style-name="ce176" office:value-type="float" office:value="31.02" calcext:value-type="float">
            <text:p>31.0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89.52" calcext:value-type="float">
            <text:p>289.5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1.71" calcext:value-type="float">
            <text:p>21.7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1.71" calcext:value-type="float">
            <text:p>21.71</text:p>
          </table:table-cell>
          <table:table-cell table:style-name="ce176" office:value-type="string" calcext:value-type="string">
            <text:p>18/12/2020</text:p>
          </table:table-cell>
          <table:table-cell table:style-name="ce176" office:value-type="string" calcext:value-type="string">
            <text:p>001-050-000399999</text:p>
          </table:table-cell>
          <table:table-cell table:style-name="ce176" office:value-type="string" calcext:value-type="string">
            <text:p>1812202007139001294900120010500003999991390012911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.11" calcext:value-type="float">
            <text:p>7.11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7.11" calcext:value-type="float">
            <text:p>7.11</text:p>
          </table:table-cell>
          <table:table-cell table:style-name="ce176" office:value-type="float" office:value="28.82" calcext:value-type="float">
            <text:p>28.82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12/2020</text:p>
          </table:table-cell>
          <table:table-cell table:style-name="ce176" office:value-type="string" calcext:value-type="string">
            <text:p>1791321596001</text:p>
          </table:table-cell>
          <table:table-cell table:style-name="ce176" office:value-type="string" calcext:value-type="string">
            <text:p>UNILEVER ANDINA ECUADOR S.A.</text:p>
          </table:table-cell>
          <table:table-cell table:style-name="ce176" office:value-type="string" calcext:value-type="string">
            <text:p>ARTES CONGELADOR NAVIDAD MAGNUM <text:s/>- PTO 202012000854</text:p>
          </table:table-cell>
          <table:table-cell table:style-name="ce176" office:value-type="string" calcext:value-type="string">
            <text:p>FAC 001-001-000000677</text:p>
          </table:table-cell>
          <table:table-cell table:style-name="ce176" office:value-type="string" calcext:value-type="string">
            <text:p>181220200109923336180012001001000000677145037551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4</text:p>
          </table:table-cell>
          <table:table-cell table:style-name="ce176"/>
          <table:table-cell table:style-name="ce176" office:value-type="float" office:value="346" calcext:value-type="float">
            <text:p>346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46" calcext:value-type="float">
            <text:p>346</text:p>
          </table:table-cell>
          <table:table-cell table:style-name="ce176" office:value-type="float" office:value="41.52" calcext:value-type="float">
            <text:p>41.5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87.52" calcext:value-type="float">
            <text:p>387.52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29.06" calcext:value-type="float">
            <text:p>29.06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29.06" calcext:value-type="float">
            <text:p>29.06</text:p>
          </table:table-cell>
          <table:table-cell table:style-name="ce176" office:value-type="string" calcext:value-type="string">
            <text:p>31/12/2020</text:p>
          </table:table-cell>
          <table:table-cell table:style-name="ce176" office:value-type="string" calcext:value-type="string">
            <text:p>001-004-000018281</text:p>
          </table:table-cell>
          <table:table-cell table:style-name="ce176" office:value-type="string" calcext:value-type="string">
            <text:p>311220200717913215960012001004000018281000182811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52" calcext:value-type="float">
            <text:p>9.52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9.52" calcext:value-type="float">
            <text:p>9.52</text:p>
          </table:table-cell>
          <table:table-cell table:style-name="ce176" office:value-type="float" office:value="38.58" calcext:value-type="float">
            <text:p>38.58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18/12/2020</text:p>
          </table:table-cell>
          <table:table-cell table:style-name="ce176" office:value-type="string" calcext:value-type="string">
            <text:p>1390012949001</text:p>
          </table:table-cell>
          <table:table-cell table:style-name="ce176" office:value-type="string" calcext:value-type="string">
            <text:p>LA FABRIL S.A.</text:p>
          </table:table-cell>
          <table:table-cell table:style-name="ce176" office:value-type="string" calcext:value-type="string">
            <text:p>Envio adicional ganadores navidad - PTO 202012000872</text:p>
          </table:table-cell>
          <table:table-cell table:style-name="ce176" office:value-type="string" calcext:value-type="string">
            <text:p>FAC 001-001-000000678</text:p>
          </table:table-cell>
          <table:table-cell table:style-name="ce176" office:value-type="string" calcext:value-type="string">
            <text:p>1812202001099233361800120010010000006781450587310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5</text:p>
          </table:table-cell>
          <table:table-cell table:style-name="ce176"/>
          <table:table-cell table:style-name="ce176" office:value-type="float" office:value="755.7" calcext:value-type="float">
            <text:p>755.7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755.7" calcext:value-type="float">
            <text:p>755.7</text:p>
          </table:table-cell>
          <table:table-cell table:style-name="ce176" office:value-type="float" office:value="90.68" calcext:value-type="float">
            <text:p>90.68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846.38" calcext:value-type="float">
            <text:p>846.38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style-name="ce176" office:value-type="float" office:value="63.48" calcext:value-type="float">
            <text:p>63.48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63.48" calcext:value-type="float">
            <text:p>63.48</text:p>
          </table:table-cell>
          <table:table-cell table:style-name="ce176" office:value-type="string" calcext:value-type="string">
            <text:p>30/12/2020</text:p>
          </table:table-cell>
          <table:table-cell table:style-name="ce176" office:value-type="string" calcext:value-type="string">
            <text:p>001-050-000403045</text:p>
          </table:table-cell>
          <table:table-cell table:style-name="ce176" office:value-type="string" calcext:value-type="string">
            <text:p>3012202007139001294900120010500004030451390012915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78" calcext:value-type="float">
            <text:p>20.78</text:p>
          </table:table-cell>
          <table:table-cell table:style-name="ce176" office:value-type="string" calcext:value-type="string">
            <text:p>3440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20.78" calcext:value-type="float">
            <text:p>20.78</text:p>
          </table:table-cell>
          <table:table-cell table:style-name="ce176" office:value-type="float" office:value="84.26" calcext:value-type="float">
            <text:p>84.26</text:p>
          </table:table-cell>
          <table:table-cell table:number-columns-repeated="19"/>
        </table:table-row>
        <table:table-row table:style-name="ro2">
          <table:table-cell table:style-name="ce176" office:value-type="string" calcext:value-type="string">
            <text:p>28/12/2020</text:p>
          </table:table-cell>
          <table:table-cell table:style-name="ce176" office:value-type="string" calcext:value-type="string">
            <text:p>0990800707001</text:p>
          </table:table-cell>
          <table:table-cell table:style-name="ce176" office:value-type="string" calcext:value-type="string">
            <text:p>PREDIOS BONAFIDE S.A.</text:p>
          </table:table-cell>
          <table:table-cell table:style-name="ce176" office:value-type="string" calcext:value-type="string">
            <text:p>DECORACION EVENTO NAVIDAD EMPRESA - PTO 202011000827</text:p>
          </table:table-cell>
          <table:table-cell table:style-name="ce176" office:value-type="string" calcext:value-type="string">
            <text:p>FAC 001-001-000000679</text:p>
          </table:table-cell>
          <table:table-cell table:style-name="ce176"/>
          <table:table-cell table:style-name="ce176" office:value-type="string" calcext:value-type="string">
            <text:p>-</text:p>
          </table:table-cell>
          <table:table-cell table:style-name="ce176" office:value-type="string" calcext:value-type="string">
            <text:p>VTA 202012000026</text:p>
          </table:table-cell>
          <table:table-cell table:style-name="ce176"/>
          <table:table-cell table:style-name="ce176" office:value-type="float" office:value="343.5" calcext:value-type="float">
            <text:p>343.5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float" office:value="343.5" calcext:value-type="float">
            <text:p>343.5</text:p>
          </table:table-cell>
          <table:table-cell table:style-name="ce176" office:value-type="float" office:value="41.22" calcext:value-type="float">
            <text:p>41.22</text:p>
          </table:table-cell>
          <table:table-cell table:style-name="ce176" office:value-type="string" calcext:value-type="string">
            <text:p>-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384.72" calcext:value-type="float">
            <text:p>384.72</text:p>
          </table:table-cell>
          <table:table-cell table:number-columns-repeated="7"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string" calcext:value-type="string">
            <text:p>999-999-999999999</text:p>
          </table:table-cell>
          <table:table-cell table:style-name="ce176" office:value-type="string" calcext:value-type="string">
            <text:p>9999999999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332</text:p>
          </table:table-cell>
          <table:table-cell table:style-name="ce176" office:value-type="float" office:value="0" calcext:value-type="float">
            <text:p>0</text:p>
          </table:table-cell>
          <table:table-cell table:style-name="ce176"/>
          <table:table-cell table:number-columns-repeated="2" table:style-name="ce176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2"/>
          <table:table-cell table:formula="of:=SUM([.M2:.M31])" office:value-type="float" office:value="64887.21" calcext:value-type="float">
            <text:p>64887.21</text:p>
          </table:table-cell>
          <table:table-cell table:formula="of:=SUM([.N2:.N31])" office:value-type="float" office:value="7786.46" calcext:value-type="float">
            <text:p>7786.46</text:p>
          </table:table-cell>
          <table:table-cell table:number-columns-repeated="2"/>
          <table:table-cell table:formula="of:=SUM([.Q2:.Q31])" office:value-type="float" office:value="72673.67" calcext:value-type="float">
            <text:p>72673.67</text:p>
          </table:table-cell>
          <table:table-cell table:number-columns-repeated="6"/>
          <table:table-cell table:formula="of:=SUM([.X2:.X31])" office:value-type="float" office:value="15494.41" calcext:value-type="float">
            <text:p>15494.41</text:p>
          </table:table-cell>
          <table:table-cell table:number-columns-repeated="19"/>
          <table:table-cell table:formula="of:=SUM([.AR2:.AR31])" office:value-type="float" office:value="4999.77" calcext:value-type="float">
            <text:p>4999.77</text:p>
          </table:table-cell>
          <table:table-cell table:formula="of:=SUM([.AS2:.AS31])" office:value-type="float" office:value="20494.18" calcext:value-type="float">
            <text:p>20494.18</text:p>
          </table:table-cell>
          <table:table-cell table:number-columns-repeated="19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alibri Light" svg:font-family="'Calibri Light'"/>
    <style:font-face style:name="Century Gothic" svg:font-family="'Century Gothic'"/>
    <style:font-face style:name="Liberation Sans1" svg:font-family="'Liberation Sans1'"/>
    <style:font-face style:name="Arial" svg:font-family="Arial" style:font-family-generic="swiss"/>
    <style:font-face style:name="Century Gothic1" svg:font-family="'Century Gothic'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2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7"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</number:number-style>
    <number:number-style style:name="N111">
      <number:text>-</number:text>
      <number:number number:decimal-places="0" loext:min-decimal-places="0" number:min-integer-digits="0"/>
      <number:text> </number:text>
    </number:number-style>
    <number:number-style style:name="N113">
      <number:number number:decimal-places="0" loext:min-decimal-places="0" number:min-integer-digits="1"/>
      <number:text> </number:text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P1" style:volatile="true">
      <number:text>(</number:text>
      <number:number number:decimal-places="0" loext:min-decimal-places="0" number:min-integer-digits="1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 </number:text>
      <number:number number:decimal-places="0" loext:min-decimal-places="0" number:min-integer-digits="1"/>
      <number:text> </number:text>
    </number:number-style>
    <number:number-style style:name="N117">
      <number:text>-</number:text>
      <number:number number:decimal-places="0" loext:min-decimal-places="0" number:min-integer-digits="1"/>
      <number:text> </number:text>
    </number:number-style>
    <number:number-style style:name="N118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number:text> </number:text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</number:text>
      <number:number number:decimal-places="0" loext:min-decimal-places="0" number:min-integer-digits="2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 </number:text>
      <number:number number:decimal-places="2" loext:min-decimal-places="2" number:min-integer-digits="1" number:grouping="true"/>
      <number:text> </number:text>
    </number:number-style>
    <number:number-style style:name="N121">
      <number:text>-</number:text>
      <number:number number:decimal-places="2" loext:min-decimal-places="2" number:min-integer-digits="1" number:grouping="true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mma" style:family="table-cell" style:parent-style-name="Default" style:data-style-name="N122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23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Excel_20_Built-in_20_Comma_20_10" style:display-name="Excel Built-in Comma 10" style:family="table-cell" style:parent-style-name="Default" style:data-style-name="N112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illares" style:family="table-cell" style:parent-style-name="Default" style:data-style-name="N122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2" fo:font-family="Arial2" fo:font-size="10pt" style:font-name-asian="Arial2" style:font-family-asian="Arial2" style:font-size-asian="10pt" style:font-name-complex="Arial2" style:font-family-complex="Arial2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11-18T12:40:37Z</meta:creation-date>
    <dc:date>2021-03-23T11:57:54.667252881</dc:date>
    <meta:editing-cycles>15</meta:editing-cycles>
    <meta:editing-duration>PT3H7M17S</meta:editing-duration>
    <meta:document-statistic meta:table-count="16" meta:cell-count="10265" meta:object-count="0"/>
  </office:meta>
</office:document-meta>
</file>